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標楷體" fo:font-size="17pt" fo:font-weight="bold" officeooo:rsid="0a7edee9" officeooo:paragraph-rsid="0a7edee9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officeooo:paragraph-rsid="0c413e4f"/>
    </style:style>
    <style:style style:name="P3" style:family="paragraph" style:parent-style-name="Standard" style:list-style-name="L1">
      <style:text-properties officeooo:paragraph-rsid="0c7877bd"/>
    </style:style>
    <style:style style:name="P4" style:family="paragraph" style:parent-style-name="Standard" style:list-style-name="L1">
      <style:text-properties officeooo:paragraph-rsid="13c2b8f5"/>
    </style:style>
    <style:style style:name="P5" style:family="paragraph" style:parent-style-name="Standard" style:list-style-name="L1">
      <style:text-properties style:use-window-font-color="true" style:font-name="標楷體" fo:font-size="17pt" fo:font-weight="bold" officeooo:rsid="0a6128ae" officeooo:paragraph-rsid="0b02dd6e" style:font-name-asian="標楷體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style:use-window-font-color="true" style:font-name="標楷體" fo:font-size="17pt" fo:font-weight="bold" officeooo:rsid="0a6128ae" officeooo:paragraph-rsid="0aac4164" style:font-name-asian="標楷體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style:use-window-font-color="true" style:font-name="標楷體" fo:font-size="17pt" fo:font-weight="bold" officeooo:rsid="0a6128ae" officeooo:paragraph-rsid="0b226265" style:font-name-asian="標楷體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style:use-window-font-color="true" style:font-name="標楷體" fo:font-size="17pt" fo:font-weight="bold" officeooo:rsid="0a6128ae" officeooo:paragraph-rsid="0a6128ae" style:font-name-asian="標楷體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style:use-window-font-color="true" style:font-name="標楷體" fo:font-size="17pt" fo:font-weight="bold" officeooo:rsid="0a6c7ab1" officeooo:paragraph-rsid="0aac4164" style:font-name-asian="標楷體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style:use-window-font-color="true" style:font-name="標楷體" fo:font-size="17pt" fo:font-weight="bold" officeooo:rsid="0a6c7ab1" officeooo:paragraph-rsid="0b43eb4d" style:font-name-asian="標楷體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style:use-window-font-color="true" style:font-name="標楷體" fo:font-size="17pt" fo:font-weight="bold" officeooo:rsid="0a6c7ab1" officeooo:paragraph-rsid="0b528325" style:font-name-asian="標楷體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style:use-window-font-color="true" style:font-name="標楷體" fo:font-size="17pt" fo:font-weight="bold" officeooo:rsid="0a6c7ab1" officeooo:paragraph-rsid="0be07552" style:font-name-asian="標楷體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style:use-window-font-color="true" style:font-name="標楷體" fo:font-size="17pt" fo:font-weight="bold" officeooo:rsid="0a7edee9" officeooo:paragraph-rsid="0be07552" style:font-name-asian="標楷體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style:use-window-font-color="true" style:font-name="標楷體" fo:font-size="17pt" fo:font-weight="bold" officeooo:rsid="0a7edee9" officeooo:paragraph-rsid="0a9e3ec8" style:font-name-asian="標楷體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style:use-window-font-color="true" style:font-name="標楷體" fo:font-size="17pt" fo:font-weight="bold" officeooo:rsid="0a7edee9" officeooo:paragraph-rsid="0a8d2968" style:font-name-asian="標楷體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style:use-window-font-color="true" style:font-name="標楷體" fo:font-size="17pt" fo:font-weight="bold" officeooo:rsid="0a7edee9" officeooo:paragraph-rsid="0a8e0fd1" style:font-name-asian="標楷體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style:use-window-font-color="true" style:font-name="標楷體" fo:font-size="17pt" fo:font-weight="bold" officeooo:rsid="0a7edee9" officeooo:paragraph-rsid="0aa2db9f" style:font-name-asian="標楷體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style:use-window-font-color="true" style:font-name="標楷體" fo:font-size="17pt" fo:font-weight="bold" officeooo:rsid="0a7edee9" officeooo:paragraph-rsid="0aa49379" style:font-name-asian="標楷體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style:use-window-font-color="true" style:font-name="標楷體" fo:font-size="17pt" fo:font-weight="bold" officeooo:rsid="0a7edee9" officeooo:paragraph-rsid="0bf8f87e" style:font-name-asian="標楷體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style:use-window-font-color="true" style:font-name="標楷體" fo:font-size="17pt" fo:font-weight="bold" officeooo:rsid="0a7edee9" officeooo:paragraph-rsid="0aa4b7e3" style:font-name-asian="標楷體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style:use-window-font-color="true" style:font-name="標楷體" fo:font-size="17pt" fo:font-weight="bold" officeooo:rsid="0a7edee9" officeooo:paragraph-rsid="0a8e60c4" style:font-name-asian="標楷體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style:use-window-font-color="true" style:font-name="標楷體" fo:font-size="17pt" fo:font-weight="bold" officeooo:rsid="0a7edee9" officeooo:paragraph-rsid="0a7edee9" style:font-name-asian="標楷體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style:use-window-font-color="true" style:font-name="標楷體" fo:font-size="17pt" fo:font-weight="bold" officeooo:rsid="0a7edee9" officeooo:paragraph-rsid="0d6b2a1c" style:font-name-asian="標楷體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style:use-window-font-color="true" style:font-name="標楷體" fo:font-size="17pt" fo:font-weight="bold" officeooo:rsid="0a7edee9" officeooo:paragraph-rsid="0fe4018f" style:font-name-asian="標楷體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style:use-window-font-color="true" style:font-name="標楷體" fo:font-size="17pt" fo:font-weight="bold" officeooo:rsid="0a7edee9" officeooo:paragraph-rsid="0e1b24ca" style:font-name-asian="標楷體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style:use-window-font-color="true" style:font-name="標楷體" fo:font-size="17pt" fo:font-weight="bold" officeooo:rsid="09c45869" officeooo:paragraph-rsid="0a894419" style:font-name-asian="標楷體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style:use-window-font-color="true" style:font-name="標楷體" fo:font-size="17pt" fo:font-weight="bold" officeooo:rsid="09ab3c06" officeooo:paragraph-rsid="0c55f9f5" style:font-name-asian="標楷體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style:use-window-font-color="true" style:font-name="標楷體" fo:font-size="17pt" fo:font-weight="bold" officeooo:rsid="09ab3c06" officeooo:paragraph-rsid="0c5bdc51" style:font-name-asian="標楷體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style:use-window-font-color="true" style:font-name="標楷體" fo:font-size="17pt" fo:font-weight="bold" officeooo:rsid="09ab3c06" officeooo:paragraph-rsid="0c5b3f7e" style:font-name-asian="標楷體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style:use-window-font-color="true" style:font-name="標楷體" fo:font-size="17pt" fo:font-weight="bold" officeooo:rsid="09ab3c06" officeooo:paragraph-rsid="0c7da40a" style:font-name-asian="標楷體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style:use-window-font-color="true" style:font-name="標楷體" fo:font-size="17pt" fo:font-weight="bold" officeooo:rsid="0e6e4ba1" officeooo:paragraph-rsid="1366f96c" style:font-name-asian="標楷體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style:use-window-font-color="true" style:font-name="標楷體" fo:font-size="17pt" fo:font-weight="bold" officeooo:rsid="0e6e4ba1" officeooo:paragraph-rsid="13698c5b" style:font-name-asian="標楷體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style:use-window-font-color="true" style:font-name="Liberation Serif" fo:font-size="17pt" fo:font-weight="bold" officeooo:rsid="0a6c7ab1" officeooo:paragraph-rsid="0aac4164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style:use-window-font-color="true" style:font-name="Liberation Serif" fo:font-size="17pt" fo:font-weight="bold" officeooo:rsid="0b86c44e" officeooo:paragraph-rsid="1110df31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style:use-window-font-color="true" style:font-name="Liberation Serif" fo:font-size="17pt" fo:font-weight="bold" officeooo:rsid="0b86c44e" officeooo:paragraph-rsid="0be07552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style:use-window-font-color="true" style:font-name="Liberation Serif" fo:font-size="17pt" fo:font-weight="bold" officeooo:rsid="0a7edee9" officeooo:paragraph-rsid="0ac64fe5" style:font-name-asian="Liberation Serif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style:use-window-font-color="true" style:font-name="Liberation Serif" fo:font-size="17pt" fo:font-weight="bold" officeooo:rsid="0a7edee9" officeooo:paragraph-rsid="0d6d8029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style:use-window-font-color="true" style:font-name="Liberation Serif" fo:font-size="17pt" fo:font-weight="bold" officeooo:rsid="0a7edee9" officeooo:paragraph-rsid="0f348ee1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style:use-window-font-color="true" style:font-name="Liberation Serif" fo:font-size="17pt" fo:font-weight="bold" officeooo:rsid="0a7edee9" officeooo:paragraph-rsid="0f357db3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style:use-window-font-color="true" style:font-name="Liberation Serif" fo:font-size="17pt" fo:font-weight="bold" officeooo:rsid="0a7edee9" officeooo:paragraph-rsid="0f33f124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style:use-window-font-color="true" style:font-name="Liberation Serif" fo:font-size="17pt" fo:font-weight="bold" officeooo:rsid="0a7edee9" officeooo:paragraph-rsid="0f94372c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style:use-window-font-color="true" style:font-name="Liberation Serif" fo:font-size="17pt" fo:font-weight="bold" officeooo:rsid="09ab3c06" officeooo:paragraph-rsid="0c5b3f7e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style:use-window-font-color="true" style:font-name="Liberation Serif" fo:font-size="17pt" fo:font-weight="bold" officeooo:rsid="0e6e4ba1" officeooo:paragraph-rsid="13bffe70" style:font-name-asian="Liberation Serif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style:use-window-font-color="true" style:font-name="Liberation Serif" fo:font-size="17pt" fo:font-weight="bold" officeooo:rsid="0e6e4ba1" officeooo:paragraph-rsid="149e32e1" style:font-name-asian="Liberation Serif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style:use-window-font-color="true" style:font-name="Liberation Serif" fo:font-size="17pt" fo:font-weight="bold" officeooo:rsid="0e6e4ba1" officeooo:paragraph-rsid="14835a37" style:font-name-asian="Liberation Serif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style:use-window-font-color="true" style:font-name="Liberation Serif" fo:font-size="17pt" fo:font-weight="bold" officeooo:rsid="0e6e4ba1" officeooo:paragraph-rsid="1385a1ac" style:font-name-asian="Liberation Serif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style:use-window-font-color="true" style:font-name="Liberation Serif" fo:font-size="17pt" fo:font-weight="bold" officeooo:rsid="0e6e4ba1" officeooo:paragraph-rsid="14a4d6e1" style:font-name-asian="Liberation Serif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style:use-window-font-color="true" style:font-name="Liberation Serif" fo:font-size="17pt" fo:font-weight="bold" officeooo:rsid="0e6e4ba1" officeooo:paragraph-rsid="13cd4f91" style:font-name-asian="Liberation Serif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style:use-window-font-color="true" style:font-name="Liberation Serif" fo:font-size="17pt" fo:font-weight="bold" officeooo:rsid="0e9f5f17" officeooo:paragraph-rsid="0ec6dfbc" style:font-name-asian="標楷體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style:use-window-font-color="true" style:font-name="Liberation Serif" fo:font-size="17pt" fo:font-weight="bold" officeooo:rsid="0e9f5f17" officeooo:paragraph-rsid="0fe74f5f" style:font-name-asian="標楷體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style:use-window-font-color="true" style:font-name="Liberation Serif" fo:font-size="17pt" fo:font-weight="bold" officeooo:rsid="0e9f5f17" officeooo:paragraph-rsid="0fed8f76" style:font-name-asian="標楷體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style:use-window-font-color="true" style:font-name="Liberation Serif" fo:font-size="17pt" fo:font-weight="bold" officeooo:rsid="0e9f5f17" officeooo:paragraph-rsid="0feec314" style:font-name-asian="標楷體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style:use-window-font-color="true" style:font-name="Liberation Serif" fo:font-size="17pt" fo:font-weight="bold" officeooo:rsid="0fc0ef6f" officeooo:paragraph-rsid="105b7880" style:font-name-asian="標楷體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style:use-window-font-color="true" officeooo:paragraph-rsid="0c9c4706"/>
    </style:style>
    <style:style style:name="P55" style:family="paragraph" style:parent-style-name="Standard" style:list-style-name="L1">
      <style:text-properties style:use-window-font-color="true" officeooo:paragraph-rsid="0ca60a8d"/>
    </style:style>
    <style:style style:name="P56" style:family="paragraph" style:parent-style-name="Standard" style:list-style-name="L1">
      <style:text-properties style:use-window-font-color="true" officeooo:paragraph-rsid="0cc0ba48"/>
    </style:style>
    <style:style style:name="P57" style:family="paragraph" style:parent-style-name="Standard" style:list-style-name="L1">
      <style:text-properties style:use-window-font-color="true" officeooo:paragraph-rsid="0d1d8e29"/>
    </style:style>
    <style:style style:name="P58" style:family="paragraph" style:parent-style-name="Standard" style:list-style-name="L1">
      <style:text-properties style:use-window-font-color="true" officeooo:paragraph-rsid="0ca27154"/>
    </style:style>
    <style:style style:name="P59" style:family="paragraph" style:parent-style-name="Standard" style:list-style-name="L1">
      <style:text-properties style:use-window-font-color="true" officeooo:paragraph-rsid="0ef44590"/>
    </style:style>
    <style:style style:name="P60" style:family="paragraph" style:parent-style-name="Standard" style:list-style-name="L1">
      <style:text-properties style:use-window-font-color="true" officeooo:rsid="0d39236c" officeooo:paragraph-rsid="0d3de110"/>
    </style:style>
    <style:style style:name="P61" style:family="paragraph" style:parent-style-name="Standard" style:list-style-name="L1">
      <style:text-properties style:use-window-font-color="true" officeooo:rsid="0d39236c" officeooo:paragraph-rsid="1864d13d"/>
    </style:style>
    <style:style style:name="P62" style:family="paragraph" style:parent-style-name="Standard" style:list-style-name="L1">
      <style:text-properties style:use-window-font-color="true" officeooo:rsid="0d39236c" officeooo:paragraph-rsid="1869fc86"/>
    </style:style>
    <style:style style:name="P63" style:family="paragraph" style:parent-style-name="Standard" style:list-style-name="L1">
      <style:text-properties style:use-window-font-color="true" officeooo:rsid="0d39236c" officeooo:paragraph-rsid="186764f7"/>
    </style:style>
    <style:style style:name="P64" style:family="paragraph" style:parent-style-name="Standard" style:list-style-name="L1">
      <style:text-properties style:use-window-font-color="true" officeooo:rsid="0e08f952" officeooo:paragraph-rsid="0e08f952"/>
    </style:style>
    <style:style style:name="P65" style:family="paragraph" style:parent-style-name="Standard" style:list-style-name="L1">
      <style:text-properties style:use-window-font-color="true" officeooo:rsid="0d9ff017" officeooo:paragraph-rsid="0f48686b"/>
    </style:style>
    <style:style style:name="P66" style:family="paragraph" style:parent-style-name="Standard" style:list-style-name="L1">
      <style:text-properties style:use-window-font-color="true" officeooo:rsid="0d9ff017" officeooo:paragraph-rsid="102ac9cc"/>
    </style:style>
    <style:style style:name="P67" style:family="paragraph" style:parent-style-name="Standard" style:list-style-name="L1">
      <style:text-properties style:use-window-font-color="true" officeooo:rsid="0ef5b7ca" officeooo:paragraph-rsid="1075914e"/>
    </style:style>
    <style:style style:name="P68" style:family="paragraph" style:parent-style-name="Standard" style:list-style-name="L1">
      <style:text-properties style:use-window-font-color="true" officeooo:rsid="0ef5b7ca" officeooo:paragraph-rsid="10456ef1"/>
    </style:style>
    <style:style style:name="P69" style:family="paragraph" style:parent-style-name="Standard" style:list-style-name="L1">
      <style:text-properties style:use-window-font-color="true" officeooo:rsid="0ef5b7ca" officeooo:paragraph-rsid="0fc675ca"/>
    </style:style>
    <style:style style:name="P70" style:family="paragraph" style:parent-style-name="Standard" style:list-style-name="L1">
      <style:text-properties fo:color="#333333" style:font-name="標楷體" fo:font-size="17pt" fo:font-weight="bold" officeooo:rsid="0a6128ae" officeooo:paragraph-rsid="0abe518d" style:font-name-asian="標楷體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標楷體" fo:font-size="17pt" fo:font-weight="bold" officeooo:rsid="0a6128ae" officeooo:paragraph-rsid="0ad4fc85" style:font-name-asian="標楷體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標楷體" fo:font-size="17pt" fo:font-weight="bold" officeooo:rsid="0a6128ae" officeooo:paragraph-rsid="0ad669cd" style:font-name-asian="標楷體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標楷體" fo:font-size="17pt" fo:font-weight="bold" officeooo:rsid="0a6128ae" officeooo:paragraph-rsid="0af82851" style:font-name-asian="標楷體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標楷體" fo:font-size="17pt" fo:font-weight="bold" officeooo:rsid="0a6128ae" officeooo:paragraph-rsid="0af99977" style:font-name-asian="標楷體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標楷體" fo:font-size="17pt" fo:font-weight="bold" officeooo:rsid="0a6128ae" officeooo:paragraph-rsid="0aff35d9" style:font-name-asian="標楷體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標楷體" fo:font-size="17pt" fo:font-weight="bold" officeooo:rsid="0a6128ae" officeooo:paragraph-rsid="0aecaadd" style:font-name-asian="標楷體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標楷體" fo:font-size="17pt" fo:font-weight="bold" officeooo:rsid="0a6128ae" officeooo:paragraph-rsid="0afc85da" style:font-name-asian="標楷體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標楷體" fo:font-size="17pt" fo:font-weight="bold" officeooo:rsid="0a6128ae" officeooo:paragraph-rsid="0aac4164" style:font-name-asian="標楷體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標楷體" fo:font-size="17pt" fo:font-weight="bold" officeooo:rsid="0a6128ae" officeooo:paragraph-rsid="0ab77ff2" style:font-name-asian="標楷體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標楷體" fo:font-size="17pt" fo:font-weight="bold" officeooo:rsid="0a6128ae" officeooo:paragraph-rsid="0b16e198" style:font-name-asian="標楷體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" fo:font-size="17pt" fo:font-weight="bold" officeooo:rsid="0a6128ae" officeooo:paragraph-rsid="0b17ef13" style:font-name-asian="標楷體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標楷體" fo:font-size="17pt" fo:font-weight="bold" officeooo:rsid="0a6128ae" officeooo:paragraph-rsid="0ad1704b" style:font-name-asian="標楷體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標楷體" fo:font-size="17pt" fo:font-weight="bold" officeooo:rsid="0a6128ae" officeooo:paragraph-rsid="0b06ccbd" style:font-name-asian="標楷體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標楷體" fo:font-size="17pt" fo:font-weight="bold" officeooo:rsid="0a6128ae" officeooo:paragraph-rsid="0b0123ef" style:font-name-asian="標楷體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標楷體" fo:font-size="17pt" fo:font-weight="bold" officeooo:rsid="0a6128ae" officeooo:paragraph-rsid="0b09cfa9" style:font-name-asian="標楷體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標楷體" fo:font-size="17pt" fo:font-weight="bold" officeooo:rsid="0a6128ae" officeooo:paragraph-rsid="0b137ea2" style:font-name-asian="標楷體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標楷體" fo:font-size="17pt" fo:font-weight="bold" officeooo:rsid="0a6128ae" officeooo:paragraph-rsid="0b346e50" style:font-name-asian="標楷體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" fo:font-size="17pt" fo:font-weight="bold" officeooo:rsid="0a629a09" officeooo:paragraph-rsid="0addf460" style:font-name-asian="標楷體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" fo:font-size="17pt" fo:font-weight="bold" officeooo:rsid="0a629a09" officeooo:paragraph-rsid="0ad84fbd" style:font-name-asian="標楷體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標楷體" fo:font-size="17pt" fo:font-weight="bold" officeooo:rsid="0a629a09" officeooo:paragraph-rsid="0ad89946" style:font-name-asian="標楷體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標楷體" fo:font-size="17pt" fo:font-weight="bold" officeooo:rsid="0a629a09" officeooo:paragraph-rsid="0ae7f4aa" style:font-name-asian="標楷體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標楷體" fo:font-size="17pt" fo:font-weight="bold" officeooo:rsid="0a629a09" officeooo:paragraph-rsid="0aea8135" style:font-name-asian="標楷體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標楷體" fo:font-size="17pt" fo:font-weight="bold" officeooo:rsid="0a629a09" officeooo:paragraph-rsid="0b137ea2" style:font-name-asian="標楷體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標楷體" fo:font-size="17pt" fo:font-weight="bold" officeooo:rsid="0a629a09" officeooo:paragraph-rsid="0c4f84f0" style:font-name-asian="標楷體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標楷體" fo:font-size="17pt" fo:font-weight="bold" officeooo:rsid="0a6a4001" officeooo:paragraph-rsid="0b20723f" style:font-name-asian="標楷體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標楷體" fo:font-size="17pt" fo:font-weight="bold" officeooo:rsid="0a6a4001" officeooo:paragraph-rsid="0aac4164" style:font-name-asian="標楷體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標楷體" fo:font-size="17pt" fo:font-weight="bold" officeooo:rsid="0a6c7ab1" officeooo:paragraph-rsid="0b346e50" style:font-name-asian="標楷體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標楷體" fo:font-size="17pt" fo:font-weight="bold" officeooo:rsid="0a6c7ab1" officeooo:paragraph-rsid="0b43eb4d" style:font-name-asian="標楷體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標楷體" fo:font-size="17pt" fo:font-weight="bold" officeooo:rsid="0a6c7ab1" officeooo:paragraph-rsid="0be07552" style:font-name-asian="標楷體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標楷體" fo:font-size="17pt" fo:font-weight="bold" officeooo:rsid="0b94bfbd" officeooo:paragraph-rsid="0be07552" style:font-name-asian="標楷體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標楷體" fo:font-size="17pt" fo:font-weight="bold" officeooo:rsid="0a711f42" officeooo:paragraph-rsid="0be07552" style:font-name-asian="標楷體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標楷體" fo:font-size="17pt" fo:font-weight="bold" officeooo:rsid="0a7edee9" officeooo:paragraph-rsid="0a8aad05" style:font-name-asian="標楷體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標楷體" fo:font-size="17pt" fo:font-weight="bold" officeooo:rsid="0a7edee9" officeooo:paragraph-rsid="0a7edee9" style:font-name-asian="標楷體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標楷體" fo:font-size="17pt" fo:font-weight="bold" officeooo:rsid="0a7edee9" officeooo:paragraph-rsid="0a842ec1" style:font-name-asian="標楷體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標楷體" fo:font-size="17pt" fo:font-weight="bold" officeooo:rsid="0a7edee9" officeooo:paragraph-rsid="0a8d2968" style:font-name-asian="標楷體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text-properties fo:color="#333333" style:font-name="標楷體" fo:font-size="17pt" fo:font-weight="bold" officeooo:rsid="0a7edee9" officeooo:paragraph-rsid="0a8e0fd1" style:font-name-asian="標楷體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標楷體" fo:font-size="17pt" fo:font-weight="bold" officeooo:rsid="0a7edee9" officeooo:paragraph-rsid="0aa2db9f" style:font-name-asian="標楷體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標楷體" fo:font-size="17pt" fo:font-weight="bold" officeooo:rsid="0a7edee9" officeooo:paragraph-rsid="0bf8f87e" style:font-name-asian="標楷體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標楷體" fo:font-size="17pt" fo:font-weight="bold" officeooo:rsid="0a7edee9" officeooo:paragraph-rsid="0bfed621" style:font-name-asian="標楷體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標楷體" fo:font-size="17pt" fo:font-weight="bold" officeooo:rsid="0a7edee9" officeooo:paragraph-rsid="0aa4b7e3" style:font-name-asian="標楷體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標楷體" fo:font-size="17pt" fo:font-weight="bold" officeooo:rsid="0a7edee9" officeooo:paragraph-rsid="0aa935a4" style:font-name-asian="標楷體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標楷體" fo:font-size="17pt" fo:font-weight="bold" officeooo:rsid="0a7edee9" officeooo:paragraph-rsid="0acf479f" style:font-name-asian="標楷體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 style:list-style-name="L1">
      <style:text-properties fo:color="#333333" style:font-name="標楷體" fo:font-size="17pt" fo:font-weight="bold" officeooo:rsid="0a7edee9" officeooo:paragraph-rsid="0c1d2529" style:font-name-asian="標楷體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 style:list-style-name="L1">
      <style:text-properties fo:color="#333333" style:font-name="標楷體" fo:font-size="17pt" fo:font-weight="bold" officeooo:rsid="0a7edee9" officeooo:paragraph-rsid="0c207992" style:font-name-asian="標楷體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標楷體" fo:font-size="17pt" fo:font-weight="bold" officeooo:rsid="0a7edee9" officeooo:paragraph-rsid="0c289db1" style:font-name-asian="標楷體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標楷體" fo:font-size="17pt" fo:font-weight="bold" officeooo:rsid="0a7edee9" officeooo:paragraph-rsid="0a8e60c4" style:font-name-asian="標楷體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標楷體" fo:font-size="17pt" fo:font-weight="bold" officeooo:rsid="0a7edee9" officeooo:paragraph-rsid="0c32f71f" style:font-name-asian="標楷體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333333" style:font-name="標楷體" fo:font-size="17pt" fo:font-weight="bold" officeooo:rsid="0a7edee9" officeooo:paragraph-rsid="10343963" style:font-name-asian="標楷體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333333" style:font-name="標楷體" fo:font-size="17pt" fo:font-weight="bold" officeooo:rsid="0a7edee9" officeooo:paragraph-rsid="1034792a" style:font-name-asian="標楷體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 style:list-style-name="L1">
      <style:text-properties fo:color="#333333" style:font-name="標楷體" fo:font-size="17pt" fo:font-weight="bold" officeooo:rsid="0a7edee9" officeooo:paragraph-rsid="1030dd93" style:font-name-asian="標楷體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333333" style:font-name="標楷體" fo:font-size="17pt" fo:font-weight="bold" officeooo:rsid="0a7edee9" officeooo:paragraph-rsid="0d736fdf" style:font-name-asian="標楷體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333333" style:font-name="標楷體" fo:font-size="17pt" fo:font-weight="bold" officeooo:rsid="0a7edee9" officeooo:paragraph-rsid="0d7f96f7" style:font-name-asian="標楷體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333333" style:font-name="標楷體" fo:font-size="17pt" fo:font-weight="bold" officeooo:rsid="0a7edee9" officeooo:paragraph-rsid="102ac9cc" style:font-name-asian="標楷體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 style:list-style-name="L1">
      <style:text-properties fo:color="#333333" style:font-name="標楷體" fo:font-size="17pt" fo:font-weight="bold" officeooo:rsid="0a7edee9" officeooo:paragraph-rsid="103c4f3a" style:font-name-asian="標楷體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 style:list-style-name="L1">
      <style:text-properties fo:color="#333333" style:font-name="標楷體" fo:font-size="17pt" fo:font-weight="bold" officeooo:rsid="0a7edee9" officeooo:paragraph-rsid="0d672643" style:font-name-asian="標楷體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 style:list-style-name="L1">
      <style:text-properties fo:color="#333333" style:font-name="標楷體" fo:font-size="17pt" fo:font-weight="bold" officeooo:rsid="0a7edee9" officeooo:paragraph-rsid="0d68c673" style:font-name-asian="標楷體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 style:list-style-name="L1">
      <style:text-properties fo:color="#333333" style:font-name="標楷體" fo:font-size="17pt" fo:font-weight="bold" officeooo:rsid="0a7edee9" officeooo:paragraph-rsid="0d6b2a1c" style:font-name-asian="標楷體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 style:list-style-name="L1">
      <style:text-properties fo:color="#333333" style:font-name="標楷體" fo:font-size="17pt" fo:font-weight="bold" officeooo:rsid="0a7edee9" officeooo:paragraph-rsid="0da4da6f" style:font-name-asian="標楷體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 style:list-style-name="L1">
      <style:text-properties fo:color="#333333" style:font-name="標楷體" fo:font-size="17pt" fo:font-weight="bold" officeooo:rsid="0a7edee9" officeooo:paragraph-rsid="0d7036ae" style:font-name-asian="標楷體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 style:list-style-name="L1">
      <style:text-properties fo:color="#333333" style:font-name="標楷體" fo:font-size="17pt" fo:font-weight="bold" officeooo:rsid="0a7edee9" officeooo:paragraph-rsid="0da9534c" style:font-name-asian="標楷體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 style:list-style-name="L1">
      <style:text-properties fo:color="#333333" style:font-name="標楷體" fo:font-size="17pt" fo:font-weight="bold" officeooo:rsid="0a7edee9" officeooo:paragraph-rsid="0d6d8029" style:font-name-asian="標楷體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 style:list-style-name="L1">
      <style:text-properties fo:color="#333333" style:font-name="標楷體" fo:font-size="17pt" fo:font-weight="bold" officeooo:rsid="0a7edee9" officeooo:paragraph-rsid="0f12bbf7" style:font-name-asian="標楷體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 style:list-style-name="L1">
      <style:text-properties fo:color="#333333" style:font-name="標楷體" fo:font-size="17pt" fo:font-weight="bold" officeooo:rsid="0a7edee9" officeooo:paragraph-rsid="0f0def1c" style:font-name-asian="標楷體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 style:list-style-name="L1">
      <style:text-properties fo:color="#333333" style:font-name="標楷體" fo:font-size="17pt" fo:font-weight="bold" officeooo:rsid="0a7edee9" officeooo:paragraph-rsid="0f12dc47" style:font-name-asian="標楷體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 style:list-style-name="L1">
      <style:text-properties fo:color="#333333" style:font-name="標楷體" fo:font-size="17pt" fo:font-weight="bold" officeooo:rsid="0a7edee9" officeooo:paragraph-rsid="0fdd7c62" style:font-name-asian="標楷體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 style:list-style-name="L1">
      <style:text-properties fo:color="#333333" style:font-name="標楷體" fo:font-size="17pt" fo:font-weight="bold" officeooo:rsid="0a7edee9" officeooo:paragraph-rsid="0fa6f6cb" style:font-name-asian="標楷體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 style:list-style-name="L1">
      <style:text-properties fo:color="#333333" style:font-name="標楷體" fo:font-size="17pt" fo:font-weight="bold" officeooo:rsid="0a7edee9" officeooo:paragraph-rsid="0fac5418" style:font-name-asian="標楷體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 style:list-style-name="L1">
      <style:text-properties fo:color="#333333" style:font-name="標楷體" fo:font-size="17pt" fo:font-weight="bold" officeooo:rsid="0a7edee9" officeooo:paragraph-rsid="0faef22e" style:font-name-asian="標楷體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 style:list-style-name="L1">
      <style:text-properties fo:color="#333333" style:font-name="標楷體" fo:font-size="17pt" fo:font-weight="bold" officeooo:rsid="0a7edee9" officeooo:paragraph-rsid="0faf57a6" style:font-name-asian="標楷體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 style:list-style-name="L1">
      <style:text-properties fo:color="#333333" style:font-name="標楷體" fo:font-size="17pt" fo:font-weight="bold" officeooo:rsid="0a7edee9" officeooo:paragraph-rsid="0fcee25e" style:font-name-asian="標楷體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 style:list-style-name="L1">
      <style:text-properties fo:color="#333333" style:font-name="標楷體" fo:font-size="17pt" fo:font-weight="bold" officeooo:rsid="09ab3c06" officeooo:paragraph-rsid="0c6bb7ff" style:font-name-asian="標楷體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 style:list-style-name="L1">
      <style:text-properties fo:color="#333333" style:font-name="標楷體" fo:font-size="17pt" fo:font-weight="bold" officeooo:rsid="09ab3c06" officeooo:paragraph-rsid="0c5bdc51" style:font-name-asian="標楷體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 style:list-style-name="L1">
      <style:text-properties fo:color="#333333" style:font-name="標楷體" fo:font-size="17pt" fo:font-weight="bold" officeooo:rsid="09ab3c06" officeooo:paragraph-rsid="0c7da40a" style:font-name-asian="標楷體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 style:list-style-name="L1">
      <style:text-properties fo:color="#333333" style:font-name="標楷體" fo:font-size="17pt" fo:font-weight="bold" officeooo:rsid="09ab3c06" officeooo:paragraph-rsid="0c7877bd" style:font-name-asian="標楷體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 style:list-style-name="L1">
      <style:text-properties fo:color="#333333" style:font-name="標楷體" fo:font-size="17pt" fo:font-weight="bold" officeooo:rsid="09ab3c06" officeooo:paragraph-rsid="0c9c4706" style:font-name-asian="標楷體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 style:list-style-name="L1">
      <style:text-properties fo:color="#333333" style:font-name="標楷體" fo:font-size="17pt" fo:font-weight="bold" officeooo:rsid="0ca60a8d" officeooo:paragraph-rsid="0cb15a36" style:font-name-asian="標楷體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 style:list-style-name="L1">
      <style:text-properties fo:color="#333333" style:font-name="標楷體" fo:font-size="17pt" fo:font-weight="bold" officeooo:rsid="0ca60a8d" officeooo:paragraph-rsid="0cbd4870" style:font-name-asian="標楷體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 style:list-style-name="L1">
      <style:text-properties fo:color="#333333" style:font-name="標楷體" fo:font-size="17pt" fo:font-weight="bold" officeooo:rsid="0ca60a8d" officeooo:paragraph-rsid="0cbde1ae" style:font-name-asian="標楷體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 style:list-style-name="L1">
      <style:text-properties fo:color="#333333" style:font-name="標楷體" fo:font-size="17pt" fo:font-weight="bold" officeooo:rsid="0ca60a8d" officeooo:paragraph-rsid="0cb46150" style:font-name-asian="標楷體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 style:list-style-name="L1">
      <style:text-properties fo:color="#333333" style:font-name="標楷體" fo:font-size="17pt" fo:font-weight="bold" officeooo:rsid="0ca60a8d" officeooo:paragraph-rsid="0cbd8f85" style:font-name-asian="標楷體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標楷體" fo:font-size="17pt" fo:font-weight="bold" officeooo:rsid="0ca60a8d" officeooo:paragraph-rsid="0ca63ddb" style:font-name-asian="標楷體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標楷體" fo:font-size="17pt" fo:font-weight="bold" officeooo:rsid="0caafbee" officeooo:paragraph-rsid="0caf65e2" style:font-name-asian="標楷體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標楷體" fo:font-size="17pt" fo:font-weight="bold" officeooo:rsid="0caafbee" officeooo:paragraph-rsid="0cad2c77" style:font-name-asian="標楷體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標楷體" fo:font-size="17pt" fo:font-weight="bold" officeooo:rsid="0cc27eb4" officeooo:paragraph-rsid="0cc0ba48" style:font-name-asian="標楷體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標楷體" fo:font-size="17pt" fo:font-weight="bold" officeooo:rsid="0cc27eb4" officeooo:paragraph-rsid="0cd6cec6" style:font-name-asian="標楷體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標楷體" fo:font-size="17pt" fo:font-weight="bold" officeooo:rsid="0cc3b7ec" officeooo:paragraph-rsid="0cc0ba48" style:font-name-asian="標楷體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標楷體" fo:font-size="17pt" fo:font-weight="bold" officeooo:rsid="0cc3b7ec" officeooo:paragraph-rsid="0cdadd29" style:font-name-asian="標楷體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標楷體" fo:font-size="17pt" fo:font-weight="bold" officeooo:rsid="0cc3b7ec" officeooo:paragraph-rsid="0cdc41d6" style:font-name-asian="標楷體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標楷體" fo:font-size="17pt" fo:font-weight="bold" officeooo:rsid="0cc3b7ec" officeooo:paragraph-rsid="0ce39e3d" style:font-name-asian="標楷體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標楷體" fo:font-size="17pt" fo:font-weight="bold" officeooo:rsid="0cc3b7ec" officeooo:paragraph-rsid="0ce18f0d" style:font-name-asian="標楷體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標楷體" fo:font-size="17pt" fo:font-weight="bold" officeooo:rsid="0cd82979" officeooo:paragraph-rsid="0cd82979" style:font-name-asian="標楷體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標楷體" fo:font-size="17pt" fo:font-weight="bold" officeooo:rsid="0cd82979" officeooo:paragraph-rsid="0cd92ea2" style:font-name-asian="標楷體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標楷體" fo:font-size="17pt" fo:font-weight="bold" officeooo:rsid="0cd82979" officeooo:paragraph-rsid="0d007165" style:font-name-asian="標楷體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標楷體" fo:font-size="17pt" fo:font-weight="bold" officeooo:rsid="0cd82979" officeooo:paragraph-rsid="0d1d8e29" style:font-name-asian="標楷體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標楷體" fo:font-size="17pt" fo:font-weight="bold" officeooo:rsid="0cd82979" officeooo:paragraph-rsid="0d263a0f" style:font-name-asian="標楷體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標楷體" fo:font-size="17pt" fo:font-weight="bold" officeooo:rsid="0cd82979" officeooo:paragraph-rsid="0d250d4a" style:font-name-asian="標楷體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標楷體" fo:font-size="17pt" fo:font-weight="bold" officeooo:rsid="0cf9f1c4" officeooo:paragraph-rsid="0d025bb3" style:font-name-asian="標楷體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標楷體" fo:font-size="17pt" fo:font-weight="bold" officeooo:rsid="0d6637af" officeooo:paragraph-rsid="1034792a" style:font-name-asian="標楷體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標楷體" fo:font-size="17pt" fo:font-weight="bold" officeooo:rsid="0d6637af" officeooo:paragraph-rsid="10343963" style:font-name-asian="標楷體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標楷體" fo:font-size="17pt" fo:font-weight="bold" officeooo:rsid="0d6637af" officeooo:paragraph-rsid="1030dd93" style:font-name-asian="標楷體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標楷體" fo:font-size="17pt" fo:font-weight="bold" officeooo:rsid="0d6637af" officeooo:paragraph-rsid="0d74f256" style:font-name-asian="標楷體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標楷體" fo:font-size="17pt" fo:font-weight="bold" officeooo:rsid="0d6637af" officeooo:paragraph-rsid="0e0e4a2c" style:font-name-asian="標楷體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標楷體" fo:font-size="17pt" fo:font-weight="bold" officeooo:rsid="0d6637af" officeooo:paragraph-rsid="0da28c79" style:font-name-asian="標楷體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標楷體" fo:font-size="17pt" fo:font-weight="bold" officeooo:rsid="0d6637af" officeooo:paragraph-rsid="102ac9cc" style:font-name-asian="標楷體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標楷體" fo:font-size="17pt" fo:font-weight="bold" officeooo:rsid="0d9eecaf" officeooo:paragraph-rsid="0da28c79" style:font-name-asian="標楷體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標楷體" fo:font-size="17pt" fo:font-weight="bold" officeooo:rsid="0d9ff017" officeooo:paragraph-rsid="0d9ff017" style:font-name-asian="標楷體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標楷體" fo:font-size="17pt" fo:font-weight="bold" officeooo:rsid="0d9ff017" officeooo:paragraph-rsid="0f530aa7" style:font-name-asian="標楷體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標楷體" fo:font-size="17pt" fo:font-weight="bold" officeooo:rsid="0ded09d4" officeooo:paragraph-rsid="0ded09d4" style:font-name-asian="標楷體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標楷體" fo:font-size="17pt" fo:font-weight="bold" officeooo:rsid="0ded09d4" officeooo:paragraph-rsid="0a7edee9" style:font-name-asian="標楷體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標楷體" fo:font-size="17pt" fo:font-weight="bold" officeooo:rsid="0ded09d4" officeooo:paragraph-rsid="0e6ce67d" style:font-name-asian="標楷體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標楷體" fo:font-size="17pt" fo:font-weight="bold" officeooo:rsid="0ded09d4" officeooo:paragraph-rsid="0e6ca3bc" style:font-name-asian="標楷體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標楷體" fo:font-size="17pt" fo:font-weight="bold" officeooo:rsid="0ded09d4" officeooo:paragraph-rsid="0e24e57d" style:font-name-asian="標楷體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標楷體" fo:font-size="17pt" fo:font-weight="bold" officeooo:rsid="0ded09d4" officeooo:paragraph-rsid="0e50ae0c" style:font-name-asian="標楷體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標楷體" fo:font-size="17pt" fo:font-weight="bold" officeooo:rsid="0ded09d4" officeooo:paragraph-rsid="0e554012" style:font-name-asian="標楷體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標楷體" fo:font-size="17pt" fo:font-weight="bold" officeooo:rsid="0ded09d4" officeooo:paragraph-rsid="0e581a37" style:font-name-asian="標楷體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標楷體" fo:font-size="17pt" fo:font-weight="bold" officeooo:rsid="0ded09d4" officeooo:paragraph-rsid="0e654762" style:font-name-asian="標楷體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標楷體" fo:font-size="17pt" fo:font-weight="bold" officeooo:rsid="0ded09d4" officeooo:paragraph-rsid="0e5f25c0" style:font-name-asian="標楷體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標楷體" fo:font-size="17pt" fo:font-weight="bold" officeooo:rsid="0ded09d4" officeooo:paragraph-rsid="0e5e6b4c" style:font-name-asian="標楷體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標楷體" fo:font-size="17pt" fo:font-weight="bold" officeooo:rsid="0ded09d4" officeooo:paragraph-rsid="0e5bc1e8" style:font-name-asian="標楷體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標楷體" fo:font-size="17pt" fo:font-weight="bold" officeooo:rsid="0ded09d4" officeooo:paragraph-rsid="0e9d6621" style:font-name-asian="標楷體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標楷體" fo:font-size="17pt" fo:font-weight="bold" officeooo:rsid="0ea64017" officeooo:paragraph-rsid="0ec810ff" style:font-name-asian="標楷體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標楷體" fo:font-size="17pt" fo:font-weight="bold" officeooo:rsid="0ea64017" officeooo:paragraph-rsid="0ec82e93" style:font-name-asian="標楷體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標楷體" fo:font-size="17pt" fo:font-weight="bold" officeooo:rsid="0ea64017" officeooo:paragraph-rsid="0ed3e66a" style:font-name-asian="標楷體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標楷體" fo:font-size="17pt" fo:font-weight="bold" officeooo:rsid="0ed6587c" officeooo:paragraph-rsid="0edfc356" style:font-name-asian="標楷體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標楷體" fo:font-size="17pt" fo:font-weight="bold" officeooo:rsid="1086625c" officeooo:paragraph-rsid="1096a786" style:font-name-asian="標楷體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標楷體" fo:font-size="17pt" fo:font-weight="bold" officeooo:rsid="1086625c" officeooo:paragraph-rsid="10c03cea" style:font-name-asian="標楷體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標楷體" fo:font-size="17pt" fo:font-weight="bold" officeooo:rsid="1086625c" officeooo:paragraph-rsid="10a672f0" style:font-name-asian="標楷體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標楷體" fo:font-size="17pt" fo:font-weight="bold" officeooo:rsid="1086625c" officeooo:paragraph-rsid="10ac0e34" style:font-name-asian="標楷體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標楷體" fo:font-size="17pt" fo:font-weight="bold" officeooo:rsid="1086625c" officeooo:paragraph-rsid="10c5fd7a" style:font-name-asian="標楷體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標楷體" fo:font-size="17pt" fo:font-weight="bold" officeooo:rsid="1086625c" officeooo:paragraph-rsid="10c528cc" style:font-name-asian="標楷體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標楷體" fo:font-size="17pt" fo:font-weight="bold" officeooo:rsid="1086625c" officeooo:paragraph-rsid="10c952bc" style:font-name-asian="標楷體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標楷體" fo:font-size="17pt" fo:font-weight="bold" officeooo:rsid="1086625c" officeooo:paragraph-rsid="10ca0974" style:font-name-asian="標楷體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標楷體" fo:font-size="17pt" fo:font-weight="bold" officeooo:rsid="1086625c" officeooo:paragraph-rsid="10c79ad2" style:font-name-asian="標楷體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標楷體" fo:font-size="17pt" fo:font-weight="bold" officeooo:rsid="1086625c" officeooo:paragraph-rsid="10c8ffa9" style:font-name-asian="標楷體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標楷體" fo:font-size="17pt" fo:font-weight="bold" officeooo:rsid="1086625c" officeooo:paragraph-rsid="10c29160" style:font-name-asian="標楷體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標楷體" fo:font-size="17pt" fo:font-weight="bold" officeooo:rsid="1086625c" officeooo:paragraph-rsid="10a9029d" style:font-name-asian="標楷體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標楷體" fo:font-size="17pt" fo:font-weight="bold" officeooo:rsid="0fc0ef6f" officeooo:paragraph-rsid="10523b38" style:font-name-asian="標楷體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標楷體" fo:font-size="17pt" fo:font-weight="bold" officeooo:rsid="0fc0ef6f" officeooo:paragraph-rsid="107633a2" style:font-name-asian="標楷體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標楷體" fo:font-size="17pt" fo:font-weight="bold" officeooo:rsid="0fc0ef6f" officeooo:paragraph-rsid="10543998" style:font-name-asian="標楷體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標楷體" fo:font-size="17pt" fo:font-weight="bold" officeooo:rsid="0fc0ef6f" officeooo:paragraph-rsid="10666a85" style:font-name-asian="標楷體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標楷體" fo:font-size="17pt" fo:font-weight="bold" officeooo:rsid="0fc0ef6f" officeooo:paragraph-rsid="104c8a22" style:font-name-asian="標楷體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標楷體" fo:font-size="17pt" fo:font-weight="bold" officeooo:rsid="10456ef1" officeooo:paragraph-rsid="10456ef1" style:font-name-asian="標楷體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標楷體" fo:font-size="17pt" fo:font-weight="bold" officeooo:rsid="10456ef1" officeooo:paragraph-rsid="1046294a" style:font-name-asian="標楷體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標楷體" fo:font-size="17pt" fo:font-weight="bold" officeooo:rsid="0f14335a" officeooo:paragraph-rsid="0f12dc47" style:font-name-asian="標楷體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標楷體" fo:font-size="17pt" fo:font-weight="bold" officeooo:rsid="0f357db3" officeooo:paragraph-rsid="0f357db3" style:font-name-asian="標楷體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標楷體" fo:font-size="17pt" fo:font-weight="bold" officeooo:rsid="0f3214b8" officeooo:paragraph-rsid="0f33f124" style:font-name-asian="標楷體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標楷體" fo:font-size="17pt" fo:font-weight="bold" officeooo:rsid="0f3214b8" officeooo:paragraph-rsid="0f820e58" style:font-name-asian="標楷體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標楷體" fo:font-size="17pt" fo:font-weight="bold" officeooo:rsid="0e73ccec" officeooo:paragraph-rsid="0e73ccec" style:font-name-asian="標楷體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標楷體" fo:font-size="17pt" fo:font-weight="bold" officeooo:rsid="115de3e8" officeooo:paragraph-rsid="116157ff" style:font-name-asian="標楷體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標楷體" fo:font-size="17pt" fo:font-weight="bold" officeooo:rsid="115de3e8" officeooo:paragraph-rsid="11c9fa25" style:font-name-asian="標楷體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標楷體" fo:font-size="17pt" fo:font-weight="bold" officeooo:rsid="115de3e8" officeooo:paragraph-rsid="11e960bc" style:font-name-asian="標楷體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標楷體" fo:font-size="17pt" fo:font-weight="bold" officeooo:rsid="115de3e8" officeooo:paragraph-rsid="11f4068d" style:font-name-asian="標楷體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標楷體" fo:font-size="17pt" fo:font-weight="bold" officeooo:rsid="115de3e8" officeooo:paragraph-rsid="11f6d926" style:font-name-asian="標楷體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標楷體" fo:font-size="17pt" fo:font-weight="bold" officeooo:rsid="115de3e8" officeooo:paragraph-rsid="11ece3ce" style:font-name-asian="標楷體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標楷體" fo:font-size="17pt" fo:font-weight="bold" officeooo:rsid="115de3e8" officeooo:paragraph-rsid="11e9ba85" style:font-name-asian="標楷體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標楷體" fo:font-size="17pt" fo:font-weight="bold" officeooo:rsid="115de3e8" officeooo:paragraph-rsid="11efa528" style:font-name-asian="標楷體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標楷體" fo:font-size="17pt" fo:font-weight="bold" officeooo:rsid="115de3e8" officeooo:paragraph-rsid="11ede586" style:font-name-asian="標楷體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標楷體" fo:font-size="17pt" fo:font-weight="bold" officeooo:rsid="115de3e8" officeooo:paragraph-rsid="11f20a0c" style:font-name-asian="標楷體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標楷體" fo:font-size="17pt" fo:font-weight="bold" officeooo:rsid="115de3e8" officeooo:paragraph-rsid="11f64de4" style:font-name-asian="標楷體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標楷體" fo:font-size="17pt" fo:font-weight="bold" officeooo:rsid="115de3e8" officeooo:paragraph-rsid="11c804c6" style:font-name-asian="標楷體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標楷體" fo:font-size="17pt" fo:font-weight="bold" officeooo:rsid="11aeac85" officeooo:paragraph-rsid="11aeac85" style:font-name-asian="標楷體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標楷體" fo:font-size="17pt" fo:font-weight="bold" officeooo:rsid="11ac329a" officeooo:paragraph-rsid="11e48674" style:font-name-asian="標楷體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標楷體" fo:font-size="17pt" fo:font-weight="bold" officeooo:rsid="11ac329a" officeooo:paragraph-rsid="11d0a822" style:font-name-asian="標楷體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標楷體" fo:font-size="17pt" fo:font-weight="bold" officeooo:rsid="11ac329a" officeooo:paragraph-rsid="11d0c21a" style:font-name-asian="標楷體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標楷體" fo:font-size="17pt" fo:font-weight="bold" officeooo:rsid="11ac329a" officeooo:paragraph-rsid="11fe3f12" style:font-name-asian="標楷體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標楷體" fo:font-size="17pt" fo:font-weight="bold" officeooo:rsid="11ac329a" officeooo:paragraph-rsid="11c228e3" style:font-name-asian="標楷體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標楷體" fo:font-size="17pt" fo:font-weight="bold" officeooo:rsid="11ac329a" officeooo:paragraph-rsid="121aa54a" style:font-name-asian="標楷體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標楷體" fo:font-size="17pt" fo:font-weight="bold" officeooo:rsid="11ac329a" officeooo:paragraph-rsid="1269241a" style:font-name-asian="標楷體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標楷體" fo:font-size="17pt" fo:font-weight="bold" officeooo:rsid="11ac329a" officeooo:paragraph-rsid="12095808" style:font-name-asian="標楷體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標楷體" fo:font-size="17pt" fo:font-weight="bold" officeooo:rsid="11ac329a" officeooo:paragraph-rsid="1221d4f0" style:font-name-asian="標楷體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標楷體" fo:font-size="17pt" fo:font-weight="bold" officeooo:rsid="126c38aa" officeooo:paragraph-rsid="126c38aa" style:font-name-asian="標楷體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標楷體" fo:font-size="17pt" fo:font-weight="bold" officeooo:rsid="126c38aa" officeooo:paragraph-rsid="12726619" style:font-name-asian="標楷體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標楷體" fo:font-size="17pt" fo:font-weight="bold" officeooo:rsid="126c38aa" officeooo:paragraph-rsid="12756066" style:font-name-asian="標楷體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標楷體" fo:font-size="17pt" fo:font-weight="bold" officeooo:rsid="126c38aa" officeooo:paragraph-rsid="12738c35" style:font-name-asian="標楷體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標楷體" fo:font-size="17pt" fo:font-weight="bold" officeooo:rsid="126c38aa" officeooo:paragraph-rsid="127bed31" style:font-name-asian="標楷體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標楷體" fo:font-size="17pt" fo:font-weight="bold" officeooo:rsid="126c38aa" officeooo:paragraph-rsid="12782b02" style:font-name-asian="標楷體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標楷體" fo:font-size="17pt" fo:font-weight="bold" officeooo:rsid="126c38aa" officeooo:paragraph-rsid="1293b220" style:font-name-asian="標楷體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標楷體" fo:font-size="17pt" fo:font-weight="bold" officeooo:rsid="128cf081" officeooo:paragraph-rsid="129f478e" style:font-name-asian="標楷體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標楷體" fo:font-size="17pt" fo:font-weight="bold" officeooo:rsid="128cf081" officeooo:paragraph-rsid="12b1c8d7" style:font-name-asian="標楷體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標楷體" fo:font-size="17pt" fo:font-weight="bold" officeooo:rsid="128cf081" officeooo:paragraph-rsid="1307ea59" style:font-name-asian="標楷體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標楷體" fo:font-size="17pt" fo:font-weight="bold" officeooo:rsid="128cf081" officeooo:paragraph-rsid="13095d39" style:font-name-asian="標楷體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標楷體" fo:font-size="17pt" fo:font-weight="bold" officeooo:rsid="128cf081" officeooo:paragraph-rsid="130b2726" style:font-name-asian="標楷體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標楷體" fo:font-size="17pt" fo:font-weight="bold" officeooo:rsid="128cf081" officeooo:paragraph-rsid="12f52478" style:font-name-asian="標楷體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標楷體" fo:font-size="17pt" fo:font-weight="bold" officeooo:rsid="128cf081" officeooo:paragraph-rsid="13138a90" style:font-name-asian="標楷體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標楷體" fo:font-size="17pt" fo:font-weight="bold" officeooo:rsid="128cf081" officeooo:paragraph-rsid="13158e4e" style:font-name-asian="標楷體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標楷體" fo:font-size="17pt" fo:font-weight="bold" officeooo:rsid="128cf081" officeooo:paragraph-rsid="131514ff" style:font-name-asian="標楷體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標楷體" fo:font-size="17pt" fo:font-weight="bold" officeooo:rsid="128cf081" officeooo:paragraph-rsid="130ba1ea" style:font-name-asian="標楷體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標楷體" fo:font-size="17pt" fo:font-weight="bold" officeooo:rsid="128cf081" officeooo:paragraph-rsid="1314a2c1" style:font-name-asian="標楷體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標楷體" fo:font-size="17pt" fo:font-weight="bold" officeooo:rsid="128cf081" officeooo:paragraph-rsid="130c79ed" style:font-name-asian="標楷體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標楷體" fo:font-size="17pt" fo:font-weight="bold" officeooo:rsid="128cf081" officeooo:paragraph-rsid="12b366d6" style:font-name-asian="標楷體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標楷體" fo:font-size="17pt" fo:font-weight="bold" officeooo:rsid="128cf081" officeooo:paragraph-rsid="12ec671a" style:font-name-asian="標楷體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標楷體" fo:font-size="17pt" fo:font-weight="bold" officeooo:rsid="128cf081" officeooo:paragraph-rsid="12e318df" style:font-name-asian="標楷體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標楷體" fo:font-size="17pt" fo:font-weight="bold" officeooo:rsid="128cf081" officeooo:paragraph-rsid="12e6986e" style:font-name-asian="標楷體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標楷體" fo:font-size="17pt" fo:font-weight="bold" officeooo:rsid="128cf081" officeooo:paragraph-rsid="12eb814a" style:font-name-asian="標楷體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標楷體" fo:font-size="17pt" fo:font-weight="bold" officeooo:rsid="128cf081" officeooo:paragraph-rsid="12b90da4" style:font-name-asian="標楷體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標楷體" fo:font-size="17pt" fo:font-weight="bold" officeooo:rsid="128cf081" officeooo:paragraph-rsid="12bdde52" style:font-name-asian="標楷體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標楷體" fo:font-size="17pt" fo:font-weight="bold" officeooo:rsid="128cf081" officeooo:paragraph-rsid="12c5ebaa" style:font-name-asian="標楷體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標楷體" fo:font-size="17pt" fo:font-weight="bold" officeooo:rsid="128cf081" officeooo:paragraph-rsid="12c8e5f3" style:font-name-asian="標楷體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標楷體" fo:font-size="17pt" fo:font-weight="bold" officeooo:rsid="12eeafdc" officeooo:paragraph-rsid="1307ea59" style:font-name-asian="標楷體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標楷體" fo:font-size="17pt" fo:font-weight="bold" officeooo:rsid="12cb619d" officeooo:paragraph-rsid="12c9e75a" style:font-name-asian="標楷體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標楷體" fo:font-size="17pt" fo:font-weight="bold" officeooo:rsid="12cb619d" officeooo:paragraph-rsid="12cbfbd3" style:font-name-asian="標楷體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標楷體" fo:font-size="17pt" fo:font-weight="bold" officeooo:rsid="12cb619d" officeooo:paragraph-rsid="12d524ce" style:font-name-asian="標楷體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標楷體" fo:font-size="17pt" fo:font-weight="bold" officeooo:rsid="12cb619d" officeooo:paragraph-rsid="12d8e5c4" style:font-name-asian="標楷體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標楷體" fo:font-size="17pt" fo:font-weight="bold" officeooo:rsid="12c9e75a" officeooo:paragraph-rsid="12e144ce" style:font-name-asian="標楷體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標楷體" fo:font-size="17pt" fo:font-weight="bold" officeooo:rsid="131b33a3" officeooo:paragraph-rsid="131d08d8" style:font-name-asian="標楷體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標楷體" fo:font-size="17pt" fo:font-weight="bold" officeooo:rsid="131b33a3" officeooo:paragraph-rsid="131e7262" style:font-name-asian="標楷體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標楷體" fo:font-size="17pt" fo:font-weight="bold" officeooo:rsid="131b33a3" officeooo:paragraph-rsid="13203c5b" style:font-name-asian="標楷體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 style:list-style-name="L1">
      <style:text-properties fo:color="#333333" style:font-name="標楷體" fo:font-size="17pt" fo:font-weight="bold" officeooo:rsid="131b33a3" officeooo:paragraph-rsid="1329ef47" style:font-name-asian="標楷體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 style:list-style-name="L1">
      <style:text-properties fo:color="#333333" style:font-name="標楷體" fo:font-size="17pt" fo:font-weight="bold" officeooo:rsid="131b33a3" officeooo:paragraph-rsid="133af09d" style:font-name-asian="標楷體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 style:list-style-name="L1">
      <style:text-properties fo:color="#333333" style:font-name="標楷體" fo:font-size="17pt" fo:font-weight="bold" officeooo:rsid="131b33a3" officeooo:paragraph-rsid="1341beb1" style:font-name-asian="標楷體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 style:list-style-name="L1">
      <style:text-properties fo:color="#333333" style:font-name="標楷體" fo:font-size="17pt" fo:font-weight="bold" officeooo:rsid="131b33a3" officeooo:paragraph-rsid="132c9253" style:font-name-asian="標楷體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 style:list-style-name="L1">
      <style:text-properties fo:color="#333333" style:font-name="標楷體" fo:font-size="17pt" fo:font-weight="bold" officeooo:rsid="1318e843" officeooo:paragraph-rsid="131a4a33" style:font-name-asian="標楷體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 style:list-style-name="L1">
      <style:text-properties fo:color="#333333" style:font-name="標楷體" fo:font-size="17pt" fo:font-weight="bold" officeooo:rsid="12206e57" officeooo:paragraph-rsid="122c6cbc" style:font-name-asian="標楷體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標楷體" fo:font-size="17pt" fo:font-weight="bold" officeooo:rsid="1245618e" officeooo:paragraph-rsid="1247cb52" style:font-name-asian="標楷體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 style:list-style-name="L1">
      <style:text-properties fo:color="#333333" style:font-name="標楷體" fo:font-size="17pt" fo:font-weight="bold" officeooo:rsid="1167e360" officeooo:paragraph-rsid="116ebec3" style:font-name-asian="標楷體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 style:list-style-name="L1">
      <style:text-properties fo:color="#333333" style:font-name="標楷體" fo:font-size="17pt" fo:font-weight="bold" officeooo:rsid="0e6e4ba1" officeooo:paragraph-rsid="118c15c2" style:font-name-asian="標楷體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 style:list-style-name="L1">
      <style:text-properties fo:color="#333333" style:font-name="標楷體" fo:font-size="17pt" fo:font-weight="bold" officeooo:rsid="0e6e4ba1" officeooo:paragraph-rsid="117b98c5" style:font-name-asian="標楷體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fo:color="#333333" style:font-name="標楷體" fo:font-size="17pt" fo:font-weight="bold" officeooo:rsid="0e6e4ba1" officeooo:paragraph-rsid="1181a3b9" style:font-name-asian="標楷體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fo:color="#333333" style:font-name="標楷體" fo:font-size="17pt" fo:font-weight="bold" officeooo:rsid="0e6e4ba1" officeooo:paragraph-rsid="11827610" style:font-name-asian="標楷體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fo:color="#333333" style:font-name="標楷體" fo:font-size="17pt" fo:font-weight="bold" officeooo:rsid="0e6e4ba1" officeooo:paragraph-rsid="11830e2b" style:font-name-asian="標楷體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 style:list-style-name="L1">
      <style:text-properties fo:color="#333333" style:font-name="標楷體" fo:font-size="17pt" fo:font-weight="bold" officeooo:rsid="0e6e4ba1" officeooo:paragraph-rsid="126390eb" style:font-name-asian="標楷體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 style:list-style-name="L1">
      <style:text-properties fo:color="#333333" style:font-name="標楷體" fo:font-size="17pt" fo:font-weight="bold" officeooo:rsid="0e6e4ba1" officeooo:paragraph-rsid="118ab1ec" style:font-name-asian="標楷體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 style:list-style-name="L1">
      <style:text-properties fo:color="#333333" style:font-name="標楷體" fo:font-size="17pt" fo:font-weight="bold" officeooo:rsid="0e6e4ba1" officeooo:paragraph-rsid="125bde6c" style:font-name-asian="標楷體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 style:list-style-name="L1">
      <style:text-properties fo:color="#333333" style:font-name="標楷體" fo:font-size="17pt" fo:font-weight="bold" officeooo:rsid="0e6e4ba1" officeooo:paragraph-rsid="1260639a" style:font-name-asian="標楷體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333333" style:font-name="標楷體" fo:font-size="17pt" fo:font-weight="bold" officeooo:rsid="0e6e4ba1" officeooo:paragraph-rsid="126105e7" style:font-name-asian="標楷體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 style:list-style-name="L1">
      <style:text-properties fo:color="#333333" style:font-name="標楷體" fo:font-size="17pt" fo:font-weight="bold" officeooo:rsid="0e6e4ba1" officeooo:paragraph-rsid="13509c02" style:font-name-asian="標楷體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 style:list-style-name="L1">
      <style:text-properties fo:color="#333333" style:font-name="標楷體" fo:font-size="17pt" fo:font-weight="bold" officeooo:rsid="0e6e4ba1" officeooo:paragraph-rsid="135202a9" style:font-name-asian="標楷體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 style:list-style-name="L1">
      <style:text-properties fo:color="#333333" style:font-name="標楷體" fo:font-size="17pt" fo:font-weight="bold" officeooo:rsid="0e6e4ba1" officeooo:paragraph-rsid="135390e7" style:font-name-asian="標楷體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 style:list-style-name="L1">
      <style:text-properties fo:color="#333333" style:font-name="標楷體" fo:font-size="17pt" fo:font-weight="bold" officeooo:rsid="0e6e4ba1" officeooo:paragraph-rsid="13542db4" style:font-name-asian="標楷體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 style:list-style-name="L1">
      <style:text-properties fo:color="#333333" style:font-name="標楷體" fo:font-size="17pt" fo:font-weight="bold" officeooo:rsid="0e6e4ba1" officeooo:paragraph-rsid="13561d0f" style:font-name-asian="標楷體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 style:list-style-name="L1">
      <style:text-properties fo:color="#333333" style:font-name="標楷體" fo:font-size="17pt" fo:font-weight="bold" officeooo:rsid="0e6e4ba1" officeooo:paragraph-rsid="1357f8ab" style:font-name-asian="標楷體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 style:list-style-name="L1">
      <style:text-properties fo:color="#333333" style:font-name="標楷體" fo:font-size="17pt" fo:font-weight="bold" officeooo:rsid="0e6e4ba1" officeooo:paragraph-rsid="13582086" style:font-name-asian="標楷體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 style:list-style-name="L1">
      <style:text-properties fo:color="#333333" style:font-name="標楷體" fo:font-size="17pt" fo:font-weight="bold" officeooo:rsid="0e6e4ba1" officeooo:paragraph-rsid="1358b838" style:font-name-asian="標楷體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 style:list-style-name="L1">
      <style:text-properties fo:color="#333333" style:font-name="標楷體" fo:font-size="17pt" fo:font-weight="bold" officeooo:rsid="0e6e4ba1" officeooo:paragraph-rsid="135a0fe3" style:font-name-asian="標楷體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 style:list-style-name="L1">
      <style:text-properties fo:color="#333333" style:font-name="標楷體" fo:font-size="17pt" fo:font-weight="bold" officeooo:rsid="0e6e4ba1" officeooo:paragraph-rsid="135deacd" style:font-name-asian="標楷體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 style:list-style-name="L1">
      <style:text-properties fo:color="#333333" style:font-name="標楷體" fo:font-size="17pt" fo:font-weight="bold" officeooo:rsid="0e6e4ba1" officeooo:paragraph-rsid="135ec0b2" style:font-name-asian="標楷體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 style:list-style-name="L1">
      <style:text-properties fo:color="#333333" style:font-name="標楷體" fo:font-size="17pt" fo:font-weight="bold" officeooo:rsid="0e6e4ba1" officeooo:paragraph-rsid="136057af" style:font-name-asian="標楷體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333333" style:font-name="標楷體" fo:font-size="17pt" fo:font-weight="bold" officeooo:rsid="0e6e4ba1" officeooo:paragraph-rsid="13623f0c" style:font-name-asian="標楷體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333333" style:font-name="標楷體" fo:font-size="17pt" fo:font-weight="bold" officeooo:rsid="0e6e4ba1" officeooo:paragraph-rsid="13646186" style:font-name-asian="標楷體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 style:list-style-name="L1">
      <style:text-properties fo:color="#333333" style:font-name="標楷體" fo:font-size="17pt" fo:font-weight="bold" officeooo:rsid="0e6e4ba1" officeooo:paragraph-rsid="136fd8fb" style:font-name-asian="標楷體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 style:list-style-name="L1">
      <style:text-properties fo:color="#333333" style:font-name="標楷體" fo:font-size="17pt" fo:font-weight="bold" officeooo:rsid="0e6e4ba1" officeooo:paragraph-rsid="1380ea90" style:font-name-asian="標楷體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333333" style:font-name="標楷體" fo:font-size="17pt" fo:font-weight="bold" officeooo:rsid="0e6e4ba1" officeooo:paragraph-rsid="1385a1ac" style:font-name-asian="標楷體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333333" style:font-name="標楷體" fo:font-size="17pt" fo:font-weight="bold" officeooo:rsid="1156c1be" officeooo:paragraph-rsid="119460e7" style:font-name-asian="標楷體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333333" style:font-name="標楷體" fo:font-size="17pt" fo:font-weight="bold" officeooo:rsid="1156c1be" officeooo:paragraph-rsid="119b22ff" style:font-name-asian="標楷體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 style:list-style-name="L1">
      <style:text-properties fo:color="#333333" style:font-name="標楷體" fo:font-size="17pt" fo:font-weight="bold" officeooo:rsid="1156c1be" officeooo:paragraph-rsid="1196c28e" style:font-name-asian="標楷體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 style:list-style-name="L1">
      <style:text-properties fo:color="#333333" style:font-name="標楷體" fo:font-size="17pt" fo:font-weight="bold" officeooo:rsid="1366f96c" officeooo:paragraph-rsid="136b7820" style:font-name-asian="標楷體" style:font-size-asian="17pt" style:language-asian="zh" style:country-asian="TW" style:font-weight-asian="bold" style:font-size-complex="17pt" style:font-weight-complex="bold"/>
    </style:style>
    <style:style style:name="P317" style:family="paragraph" style:parent-style-name="Standard" style:list-style-name="L1">
      <style:text-properties fo:color="#333333" style:font-name="標楷體" fo:font-size="17pt" fo:font-weight="bold" officeooo:rsid="1366f96c" officeooo:paragraph-rsid="137028e1" style:font-name-asian="標楷體" style:font-size-asian="17pt" style:language-asian="zh" style:country-asian="TW" style:font-weight-asian="bold" style:font-size-complex="17pt" style:font-weight-complex="bold"/>
    </style:style>
    <style:style style:name="P318" style:family="paragraph" style:parent-style-name="Standard" style:list-style-name="L1">
      <style:text-properties fo:color="#333333" style:font-name="標楷體" fo:font-size="17pt" fo:font-weight="bold" officeooo:rsid="1366f96c" officeooo:paragraph-rsid="13704cad" style:font-name-asian="標楷體" style:font-size-asian="17pt" style:language-asian="zh" style:country-asian="TW" style:font-weight-asian="bold" style:font-size-complex="17pt" style:font-weight-complex="bold"/>
    </style:style>
    <style:style style:name="P319" style:family="paragraph" style:parent-style-name="Standard" style:list-style-name="L1">
      <style:text-properties fo:color="#333333" style:font-name="標楷體" fo:font-size="17pt" fo:font-weight="bold" officeooo:rsid="1366f96c" officeooo:paragraph-rsid="13763016" style:font-name-asian="標楷體" style:font-size-asian="17pt" style:language-asian="zh" style:country-asian="TW" style:font-weight-asian="bold" style:font-size-complex="17pt" style:font-weight-complex="bold"/>
    </style:style>
    <style:style style:name="P320" style:family="paragraph" style:parent-style-name="Standard" style:list-style-name="L1">
      <style:text-properties fo:color="#333333" style:font-name="標楷體" fo:font-size="17pt" fo:font-weight="bold" officeooo:rsid="1366f96c" officeooo:paragraph-rsid="137a2974" style:font-name-asian="標楷體" style:font-size-asian="17pt" style:language-asian="zh" style:country-asian="TW" style:font-weight-asian="bold" style:font-size-complex="17pt" style:font-weight-complex="bold"/>
    </style:style>
    <style:style style:name="P321" style:family="paragraph" style:parent-style-name="Standard" style:list-style-name="L1">
      <style:text-properties fo:color="#333333" style:font-name="標楷體" fo:font-size="17pt" fo:font-weight="bold" officeooo:rsid="14835a37" officeooo:paragraph-rsid="14835a37" style:font-name-asian="標楷體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 style:list-style-name="L1">
      <style:text-properties fo:color="#333333" style:font-name="標楷體" fo:font-size="17pt" fo:font-weight="bold" officeooo:rsid="14835a37" officeooo:paragraph-rsid="14c08ee0" style:font-name-asian="標楷體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 style:list-style-name="L1">
      <style:text-properties fo:color="#333333" style:font-name="標楷體" fo:font-size="17pt" fo:font-weight="bold" officeooo:rsid="16dd5d8d" officeooo:paragraph-rsid="16de7388" style:font-name-asian="標楷體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333333" style:font-name="標楷體" fo:font-size="17pt" fo:font-weight="bold" officeooo:rsid="16dd5d8d" officeooo:paragraph-rsid="16e57229" style:font-name-asian="標楷體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 style:list-style-name="L1">
      <style:text-properties fo:color="#333333" style:font-name="標楷體" fo:font-size="17pt" fo:font-weight="bold" officeooo:rsid="14666cb8" officeooo:paragraph-rsid="1476f087" style:font-name-asian="標楷體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 style:list-style-name="L1">
      <style:text-properties fo:color="#333333" style:font-name="標楷體" fo:font-size="17pt" fo:font-weight="bold" officeooo:rsid="138eac89" officeooo:paragraph-rsid="13db6451" style:font-name-asian="標楷體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 style:list-style-name="L1">
      <style:text-properties fo:color="#333333" style:font-name="標楷體" fo:font-size="17pt" fo:font-weight="bold" officeooo:rsid="0e6e4ba1" officeooo:paragraph-rsid="13f6c425" style:font-name-asian="Liberation Serif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 style:list-style-name="L1">
      <style:text-properties fo:color="#333333" style:font-name="標楷體" fo:font-size="17pt" fo:font-weight="bold" officeooo:rsid="0e6e4ba1" officeooo:paragraph-rsid="140c5abe" style:font-name-asian="Liberation Serif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 style:list-style-name="L1">
      <style:text-properties fo:color="#333333" style:font-name="標楷體" fo:font-size="17pt" fo:font-weight="bold" officeooo:rsid="0e6e4ba1" officeooo:paragraph-rsid="140d19be" style:font-name-asian="Liberation Serif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 style:list-style-name="L1">
      <style:text-properties fo:color="#333333" style:font-name="標楷體" fo:font-size="17pt" fo:font-weight="bold" officeooo:rsid="0e6e4ba1" officeooo:paragraph-rsid="14164278" style:font-name-asian="Liberation Serif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 style:list-style-name="L1">
      <style:text-properties fo:color="#333333" style:font-name="標楷體" fo:font-size="17pt" fo:font-weight="bold" officeooo:rsid="0e6e4ba1" officeooo:paragraph-rsid="14106244" style:font-name-asian="Liberation Serif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 style:list-style-name="L1">
      <style:text-properties fo:color="#333333" style:font-name="標楷體" fo:font-size="17pt" fo:font-weight="bold" officeooo:rsid="0e6e4ba1" officeooo:paragraph-rsid="14199b1c" style:font-name-asian="Liberation Serif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 style:list-style-name="L1">
      <style:text-properties fo:color="#333333" style:font-name="標楷體" fo:font-size="17pt" fo:font-weight="bold" officeooo:rsid="0e6e4ba1" officeooo:paragraph-rsid="1453d9c7" style:font-name-asian="Liberation Serif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 style:list-style-name="L1">
      <style:text-properties fo:color="#333333" style:font-name="標楷體" fo:font-size="17pt" fo:font-weight="bold" officeooo:rsid="0e6e4ba1" officeooo:paragraph-rsid="144558cf" style:font-name-asian="Liberation Serif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 style:list-style-name="L1">
      <style:text-properties fo:color="#333333" style:font-name="標楷體" fo:font-size="17pt" fo:font-weight="bold" officeooo:rsid="0e6e4ba1" officeooo:paragraph-rsid="144718ba" style:font-name-asian="Liberation Serif" style:font-size-asian="17pt" style:language-asian="zh" style:country-asian="TW" style:font-weight-asian="bold" style:font-size-complex="17pt" style:font-weight-complex="bold"/>
    </style:style>
    <style:style style:name="P336" style:family="paragraph" style:parent-style-name="Standard" style:list-style-name="L1">
      <style:text-properties fo:color="#333333" style:font-name="標楷體" fo:font-size="17pt" fo:font-weight="bold" officeooo:rsid="0e6e4ba1" officeooo:paragraph-rsid="144d9e0a" style:font-name-asian="Liberation Serif" style:font-size-asian="17pt" style:language-asian="zh" style:country-asian="TW" style:font-weight-asian="bold" style:font-size-complex="17pt" style:font-weight-complex="bold"/>
    </style:style>
    <style:style style:name="P337" style:family="paragraph" style:parent-style-name="Standard" style:list-style-name="L1">
      <style:text-properties fo:color="#333333" style:font-name="標楷體" fo:font-size="17pt" fo:font-weight="bold" officeooo:rsid="0e6e4ba1" officeooo:paragraph-rsid="144ac8c8" style:font-name-asian="Liberation Serif" style:font-size-asian="17pt" style:language-asian="zh" style:country-asian="TW" style:font-weight-asian="bold" style:font-size-complex="17pt" style:font-weight-complex="bold"/>
    </style:style>
    <style:style style:name="P338" style:family="paragraph" style:parent-style-name="Standard" style:list-style-name="L1">
      <style:text-properties fo:color="#333333" style:font-name="標楷體" fo:font-size="17pt" fo:font-weight="bold" officeooo:rsid="0e6e4ba1" officeooo:paragraph-rsid="144897b6" style:font-name-asian="Liberation Serif" style:font-size-asian="17pt" style:language-asian="zh" style:country-asian="TW" style:font-weight-asian="bold" style:font-size-complex="17pt" style:font-weight-complex="bold"/>
    </style:style>
    <style:style style:name="P339" style:family="paragraph" style:parent-style-name="Standard" style:list-style-name="L1">
      <style:text-properties fo:color="#333333" style:font-name="標楷體" fo:font-size="17pt" fo:font-weight="bold" officeooo:rsid="0e6e4ba1" officeooo:paragraph-rsid="143099c1" style:font-name-asian="Liberation Serif" style:font-size-asian="17pt" style:language-asian="zh" style:country-asian="TW" style:font-weight-asian="bold" style:font-size-complex="17pt" style:font-weight-complex="bold"/>
    </style:style>
    <style:style style:name="P340" style:family="paragraph" style:parent-style-name="Standard" style:list-style-name="L1">
      <style:text-properties fo:color="#333333" style:font-name="標楷體" fo:font-size="17pt" fo:font-weight="bold" officeooo:rsid="0e6e4ba1" officeooo:paragraph-rsid="1431baad" style:font-name-asian="Liberation Serif" style:font-size-asian="17pt" style:language-asian="zh" style:country-asian="TW" style:font-weight-asian="bold" style:font-size-complex="17pt" style:font-weight-complex="bold"/>
    </style:style>
    <style:style style:name="P341" style:family="paragraph" style:parent-style-name="Standard" style:list-style-name="L1">
      <style:text-properties fo:color="#333333" style:font-name="標楷體" fo:font-size="17pt" fo:font-weight="bold" officeooo:rsid="0e6e4ba1" officeooo:paragraph-rsid="1459f232" style:font-name-asian="Liberation Serif" style:font-size-asian="17pt" style:language-asian="zh" style:country-asian="TW" style:font-weight-asian="bold" style:font-size-complex="17pt" style:font-weight-complex="bold"/>
    </style:style>
    <style:style style:name="P342" style:family="paragraph" style:parent-style-name="Standard" style:list-style-name="L1">
      <style:text-properties fo:color="#333333" style:font-name="標楷體" fo:font-size="17pt" fo:font-weight="bold" officeooo:rsid="0e6e4ba1" officeooo:paragraph-rsid="1454fa13" style:font-name-asian="Liberation Serif" style:font-size-asian="17pt" style:language-asian="zh" style:country-asian="TW" style:font-weight-asian="bold" style:font-size-complex="17pt" style:font-weight-complex="bold"/>
    </style:style>
    <style:style style:name="P343" style:family="paragraph" style:parent-style-name="Standard" style:list-style-name="L1">
      <style:text-properties fo:color="#333333" style:font-name="標楷體" fo:font-size="17pt" fo:font-weight="bold" officeooo:rsid="0e6e4ba1" officeooo:paragraph-rsid="1456acb1" style:font-name-asian="Liberation Serif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 style:list-style-name="L1">
      <style:text-properties fo:color="#333333" style:font-name="標楷體" fo:font-size="17pt" fo:font-weight="bold" officeooo:rsid="0e6e4ba1" officeooo:paragraph-rsid="145af3d5" style:font-name-asian="Liberation Serif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 style:list-style-name="L1">
      <style:text-properties fo:color="#333333" style:font-name="標楷體" fo:font-size="17pt" fo:font-weight="bold" officeooo:rsid="0e6e4ba1" officeooo:paragraph-rsid="145e4668" style:font-name-asian="Liberation Serif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 style:list-style-name="L1">
      <style:text-properties fo:color="#333333" style:font-name="標楷體" fo:font-size="17pt" fo:font-weight="bold" officeooo:rsid="0e6e4ba1" officeooo:paragraph-rsid="145ff2ee" style:font-name-asian="Liberation Serif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 style:list-style-name="L1">
      <style:text-properties fo:color="#333333" style:font-name="標楷體" fo:font-size="17pt" fo:font-weight="bold" officeooo:rsid="0e6e4ba1" officeooo:paragraph-rsid="14063209" style:font-name-asian="Liberation Serif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 style:list-style-name="L1">
      <style:text-properties fo:color="#333333" style:font-name="標楷體" fo:font-size="17pt" fo:font-weight="bold" officeooo:rsid="0e6e4ba1" officeooo:paragraph-rsid="145c3cbf" style:font-name-asian="Liberation Serif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 style:list-style-name="L1">
      <style:text-properties fo:color="#333333" style:font-name="標楷體" fo:font-size="17pt" fo:font-weight="bold" officeooo:rsid="143823bc" officeooo:paragraph-rsid="1438c147" style:font-name-asian="Liberation Serif" style:font-size-asian="17pt" style:language-asian="zh" style:country-asian="TW" style:font-weight-asian="bold" style:font-size-complex="17pt" style:font-weight-complex="bold"/>
    </style:style>
    <style:style style:name="P350" style:family="paragraph" style:parent-style-name="Standard" style:list-style-name="L1">
      <style:text-properties fo:color="#333333" style:font-name="標楷體" fo:font-size="17pt" style:text-underline-style="none" fo:font-weight="bold" officeooo:rsid="1d97db25" officeooo:paragraph-rsid="13c44856" style:font-name-asian="標楷體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" fo:font-size="17pt" style:text-underline-style="none" fo:font-weight="bold" officeooo:rsid="1c8c53d2" officeooo:paragraph-rsid="13c44856" style:font-name-asian="標楷體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" fo:font-size="17pt" style:text-underline-style="none" fo:font-weight="bold" officeooo:rsid="14d04609" officeooo:paragraph-rsid="18453064" style:font-name-asian="標楷體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font-name="標楷體" fo:font-size="17pt" style:text-underline-style="none" fo:font-weight="bold" officeooo:rsid="0a7edee9" officeooo:paragraph-rsid="18453064" style:font-name-asian="標楷體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333333" officeooo:paragraph-rsid="0b0fb57d"/>
    </style:style>
    <style:style style:name="P355" style:family="paragraph" style:parent-style-name="Standard" style:list-style-name="L1">
      <style:text-properties fo:color="#333333" officeooo:paragraph-rsid="0cb692bc"/>
    </style:style>
    <style:style style:name="P356" style:family="paragraph" style:parent-style-name="Standard" style:list-style-name="L1">
      <style:text-properties fo:color="#333333" officeooo:paragraph-rsid="0cc0ba48"/>
    </style:style>
    <style:style style:name="P357" style:family="paragraph" style:parent-style-name="Standard" style:list-style-name="L1">
      <style:text-properties fo:color="#333333" officeooo:paragraph-rsid="0cd6cec6"/>
    </style:style>
    <style:style style:name="P358" style:family="paragraph" style:parent-style-name="Standard" style:list-style-name="L1">
      <style:text-properties fo:color="#333333" officeooo:paragraph-rsid="0cd8a4b9"/>
    </style:style>
    <style:style style:name="P359" style:family="paragraph" style:parent-style-name="Standard" style:list-style-name="L1">
      <style:text-properties fo:color="#333333" officeooo:paragraph-rsid="0ceaefe1"/>
    </style:style>
    <style:style style:name="P360" style:family="paragraph" style:parent-style-name="Standard" style:list-style-name="L1">
      <style:text-properties fo:color="#333333" officeooo:paragraph-rsid="0cebcc97"/>
    </style:style>
    <style:style style:name="P361" style:family="paragraph" style:parent-style-name="Standard" style:list-style-name="L1">
      <style:text-properties fo:color="#333333" officeooo:paragraph-rsid="0cdadd29"/>
    </style:style>
    <style:style style:name="P362" style:family="paragraph" style:parent-style-name="Standard" style:list-style-name="L1">
      <style:text-properties fo:color="#333333" officeooo:paragraph-rsid="0cd92ea2"/>
    </style:style>
    <style:style style:name="P363" style:family="paragraph" style:parent-style-name="Standard" style:list-style-name="L1">
      <style:text-properties fo:color="#333333" officeooo:paragraph-rsid="0d007165"/>
    </style:style>
    <style:style style:name="P364" style:family="paragraph" style:parent-style-name="Standard" style:list-style-name="L1">
      <style:text-properties fo:color="#333333" officeooo:paragraph-rsid="103def1e"/>
    </style:style>
    <style:style style:name="P365" style:family="paragraph" style:parent-style-name="Standard" style:list-style-name="L1">
      <style:text-properties fo:color="#333333" officeooo:paragraph-rsid="102ac9cc"/>
    </style:style>
    <style:style style:name="P366" style:family="paragraph" style:parent-style-name="Standard" style:list-style-name="L1">
      <style:text-properties fo:color="#333333" officeooo:paragraph-rsid="0ec6dfbc"/>
    </style:style>
    <style:style style:name="P367" style:family="paragraph" style:parent-style-name="Standard" style:list-style-name="L1">
      <style:text-properties fo:color="#333333" officeooo:paragraph-rsid="0ec82e93"/>
    </style:style>
    <style:style style:name="P368" style:family="paragraph" style:parent-style-name="Standard" style:list-style-name="L1">
      <style:text-properties fo:color="#333333" officeooo:paragraph-rsid="0ecacd98"/>
    </style:style>
    <style:style style:name="P369" style:family="paragraph" style:parent-style-name="Standard" style:list-style-name="L1">
      <style:text-properties fo:color="#333333" officeooo:paragraph-rsid="0ed3e66a"/>
    </style:style>
    <style:style style:name="P370" style:family="paragraph" style:parent-style-name="Standard" style:list-style-name="L1">
      <style:text-properties fo:color="#333333" officeooo:paragraph-rsid="0ee569ba"/>
    </style:style>
    <style:style style:name="P371" style:family="paragraph" style:parent-style-name="Standard" style:list-style-name="L1">
      <style:text-properties fo:color="#333333" officeooo:paragraph-rsid="105b7880"/>
    </style:style>
    <style:style style:name="P372" style:family="paragraph" style:parent-style-name="Standard" style:list-style-name="L1">
      <style:text-properties fo:color="#333333" officeooo:paragraph-rsid="10c5fd7a"/>
    </style:style>
    <style:style style:name="P373" style:family="paragraph" style:parent-style-name="Standard" style:list-style-name="L1">
      <style:text-properties fo:color="#333333" officeooo:paragraph-rsid="1017f7c3"/>
    </style:style>
    <style:style style:name="P374" style:family="paragraph" style:parent-style-name="Standard" style:list-style-name="L1">
      <style:text-properties fo:color="#333333" officeooo:paragraph-rsid="0fd9cc7b"/>
    </style:style>
    <style:style style:name="P375" style:family="paragraph" style:parent-style-name="Standard" style:list-style-name="L1">
      <style:text-properties fo:color="#333333" officeooo:paragraph-rsid="0fdaa880"/>
    </style:style>
    <style:style style:name="P376" style:family="paragraph" style:parent-style-name="Standard" style:list-style-name="L1">
      <style:text-properties fo:color="#333333" officeooo:paragraph-rsid="0e4fe2ce"/>
    </style:style>
    <style:style style:name="P377" style:family="paragraph" style:parent-style-name="Standard" style:list-style-name="L1">
      <style:text-properties fo:color="#333333" officeooo:paragraph-rsid="0e71be11"/>
    </style:style>
    <style:style style:name="P378" style:family="paragraph" style:parent-style-name="Standard" style:list-style-name="L1">
      <style:text-properties fo:color="#333333" officeooo:paragraph-rsid="0e73ccec"/>
    </style:style>
    <style:style style:name="P379" style:family="paragraph" style:parent-style-name="Standard" style:list-style-name="L1">
      <style:text-properties fo:color="#333333" officeooo:paragraph-rsid="0e8d3a6a"/>
    </style:style>
    <style:style style:name="P380" style:family="paragraph" style:parent-style-name="Standard" style:list-style-name="L1">
      <style:text-properties fo:color="#333333" officeooo:paragraph-rsid="0e880375"/>
    </style:style>
    <style:style style:name="P381" style:family="paragraph" style:parent-style-name="Standard" style:list-style-name="L1">
      <style:text-properties fo:color="#333333" officeooo:paragraph-rsid="115f855b"/>
    </style:style>
    <style:style style:name="P382" style:family="paragraph" style:parent-style-name="Standard" style:list-style-name="L1">
      <style:text-properties fo:color="#333333" officeooo:paragraph-rsid="116157ff"/>
    </style:style>
    <style:style style:name="P383" style:family="paragraph" style:parent-style-name="Standard" style:list-style-name="L1">
      <style:text-properties fo:color="#333333" officeooo:paragraph-rsid="11aeac85"/>
    </style:style>
    <style:style style:name="P384" style:family="paragraph" style:parent-style-name="Standard" style:list-style-name="L1">
      <style:text-properties fo:color="#333333" officeooo:paragraph-rsid="11b833be"/>
    </style:style>
    <style:style style:name="P385" style:family="paragraph" style:parent-style-name="Standard" style:list-style-name="L1">
      <style:text-properties fo:color="#333333" officeooo:paragraph-rsid="11c804c6"/>
    </style:style>
    <style:style style:name="P386" style:family="paragraph" style:parent-style-name="Standard" style:list-style-name="L1">
      <style:text-properties fo:color="#333333" officeooo:paragraph-rsid="11cb8301"/>
    </style:style>
    <style:style style:name="P387" style:family="paragraph" style:parent-style-name="Standard" style:list-style-name="L1">
      <style:text-properties fo:color="#333333" officeooo:paragraph-rsid="11e320b7"/>
    </style:style>
    <style:style style:name="P388" style:family="paragraph" style:parent-style-name="Standard" style:list-style-name="L1">
      <style:text-properties fo:color="#333333" officeooo:paragraph-rsid="11e4d81c"/>
    </style:style>
    <style:style style:name="P389" style:family="paragraph" style:parent-style-name="Standard" style:list-style-name="L1">
      <style:text-properties fo:color="#333333" officeooo:paragraph-rsid="11e6285e"/>
    </style:style>
    <style:style style:name="P390" style:family="paragraph" style:parent-style-name="Standard" style:list-style-name="L1">
      <style:text-properties fo:color="#333333" officeooo:paragraph-rsid="11cf87b3"/>
    </style:style>
    <style:style style:name="P391" style:family="paragraph" style:parent-style-name="Standard" style:list-style-name="L1">
      <style:text-properties fo:color="#333333" officeooo:paragraph-rsid="11d0a822"/>
    </style:style>
    <style:style style:name="P392" style:family="paragraph" style:parent-style-name="Standard" style:list-style-name="L1">
      <style:text-properties fo:color="#333333" officeooo:paragraph-rsid="11b3fd74"/>
    </style:style>
    <style:style style:name="P393" style:family="paragraph" style:parent-style-name="Standard" style:list-style-name="L1">
      <style:text-properties fo:color="#333333" officeooo:paragraph-rsid="11ba2845"/>
    </style:style>
    <style:style style:name="P394" style:family="paragraph" style:parent-style-name="Standard" style:list-style-name="L1">
      <style:text-properties fo:color="#333333" officeooo:paragraph-rsid="11fe3f12"/>
    </style:style>
    <style:style style:name="P395" style:family="paragraph" style:parent-style-name="Standard" style:list-style-name="L1">
      <style:text-properties fo:color="#333333" officeooo:paragraph-rsid="12063dc5"/>
    </style:style>
    <style:style style:name="P396" style:family="paragraph" style:parent-style-name="Standard" style:list-style-name="L1">
      <style:text-properties fo:color="#333333" officeooo:paragraph-rsid="11c41b80"/>
    </style:style>
    <style:style style:name="P397" style:family="paragraph" style:parent-style-name="Standard" style:list-style-name="L1">
      <style:text-properties fo:color="#333333" officeooo:paragraph-rsid="11c708d4"/>
    </style:style>
    <style:style style:name="P398" style:family="paragraph" style:parent-style-name="Standard" style:list-style-name="L1">
      <style:text-properties fo:color="#333333" officeooo:paragraph-rsid="11c79a9a"/>
    </style:style>
    <style:style style:name="P399" style:family="paragraph" style:parent-style-name="Standard" style:list-style-name="L1">
      <style:text-properties fo:color="#333333" officeooo:paragraph-rsid="11c228e3"/>
    </style:style>
    <style:style style:name="P400" style:family="paragraph" style:parent-style-name="Standard" style:list-style-name="L1">
      <style:text-properties fo:color="#333333" officeooo:paragraph-rsid="1209350d"/>
    </style:style>
    <style:style style:name="P401" style:family="paragraph" style:parent-style-name="Standard" style:list-style-name="L1">
      <style:text-properties fo:color="#333333" officeooo:paragraph-rsid="11fcc9b7"/>
    </style:style>
    <style:style style:name="P402" style:family="paragraph" style:parent-style-name="Standard" style:list-style-name="L1">
      <style:text-properties fo:color="#333333" officeooo:paragraph-rsid="11fd235d"/>
    </style:style>
    <style:style style:name="P403" style:family="paragraph" style:parent-style-name="Standard" style:list-style-name="L1">
      <style:text-properties fo:color="#333333" officeooo:paragraph-rsid="11c5c54f"/>
    </style:style>
    <style:style style:name="P404" style:family="paragraph" style:parent-style-name="Standard" style:list-style-name="L1">
      <style:text-properties fo:color="#333333" officeooo:paragraph-rsid="120b4c07"/>
    </style:style>
    <style:style style:name="P405" style:family="paragraph" style:parent-style-name="Standard" style:list-style-name="L1">
      <style:text-properties fo:color="#333333" officeooo:paragraph-rsid="120d21f9"/>
    </style:style>
    <style:style style:name="P406" style:family="paragraph" style:parent-style-name="Standard" style:list-style-name="L1">
      <style:text-properties fo:color="#333333" officeooo:paragraph-rsid="1269241a"/>
    </style:style>
    <style:style style:name="P407" style:family="paragraph" style:parent-style-name="Standard" style:list-style-name="L1">
      <style:text-properties fo:color="#333333" officeooo:paragraph-rsid="12cbfbd3"/>
    </style:style>
    <style:style style:name="P408" style:family="paragraph" style:parent-style-name="Standard" style:list-style-name="L1">
      <style:text-properties fo:color="#333333" officeooo:paragraph-rsid="12d25950"/>
    </style:style>
    <style:style style:name="P409" style:family="paragraph" style:parent-style-name="Standard" style:list-style-name="L1">
      <style:text-properties fo:color="#333333" officeooo:paragraph-rsid="12d368fe"/>
    </style:style>
    <style:style style:name="P410" style:family="paragraph" style:parent-style-name="Standard" style:list-style-name="L1">
      <style:text-properties fo:color="#333333" officeooo:paragraph-rsid="131e7262"/>
    </style:style>
    <style:style style:name="P411" style:family="paragraph" style:parent-style-name="Standard" style:list-style-name="L1">
      <style:text-properties fo:color="#333333" officeooo:paragraph-rsid="13493f27"/>
    </style:style>
    <style:style style:name="P412" style:family="paragraph" style:parent-style-name="Standard" style:list-style-name="L1">
      <style:text-properties fo:color="#333333" officeooo:paragraph-rsid="12e1b728"/>
    </style:style>
    <style:style style:name="P413" style:family="paragraph" style:parent-style-name="Standard" style:list-style-name="L1">
      <style:text-properties fo:color="#333333" officeooo:paragraph-rsid="12095808"/>
    </style:style>
    <style:style style:name="P414" style:family="paragraph" style:parent-style-name="Standard" style:list-style-name="L1">
      <style:text-properties fo:color="#333333" officeooo:paragraph-rsid="12248d03"/>
    </style:style>
    <style:style style:name="P415" style:family="paragraph" style:parent-style-name="Standard" style:list-style-name="L1">
      <style:text-properties fo:color="#333333" officeooo:paragraph-rsid="1228a428"/>
    </style:style>
    <style:style style:name="P416" style:family="paragraph" style:parent-style-name="Standard" style:list-style-name="L1">
      <style:text-properties fo:color="#333333" officeooo:paragraph-rsid="1221d4f0"/>
    </style:style>
    <style:style style:name="P417" style:family="paragraph" style:parent-style-name="Standard" style:list-style-name="L1">
      <style:text-properties fo:color="#333333" officeooo:paragraph-rsid="1236e187"/>
    </style:style>
    <style:style style:name="P418" style:family="paragraph" style:parent-style-name="Standard" style:list-style-name="L1">
      <style:text-properties fo:color="#333333" officeooo:paragraph-rsid="122c6cbc"/>
    </style:style>
    <style:style style:name="P419" style:family="paragraph" style:parent-style-name="Standard" style:list-style-name="L1">
      <style:text-properties fo:color="#333333" officeooo:paragraph-rsid="1239ee7b"/>
    </style:style>
    <style:style style:name="P420" style:family="paragraph" style:parent-style-name="Standard" style:list-style-name="L1">
      <style:text-properties fo:color="#333333" officeooo:paragraph-rsid="123370c7"/>
    </style:style>
    <style:style style:name="P421" style:family="paragraph" style:parent-style-name="Standard" style:list-style-name="L1">
      <style:text-properties fo:color="#333333" officeooo:paragraph-rsid="12403932"/>
    </style:style>
    <style:style style:name="P422" style:family="paragraph" style:parent-style-name="Standard" style:list-style-name="L1">
      <style:text-properties fo:color="#333333" officeooo:paragraph-rsid="119058e1"/>
    </style:style>
    <style:style style:name="P423" style:family="paragraph" style:parent-style-name="Standard" style:list-style-name="L1">
      <style:text-properties fo:color="#333333" officeooo:paragraph-rsid="118ccd0e"/>
    </style:style>
    <style:style style:name="P424" style:family="paragraph" style:parent-style-name="Standard" style:list-style-name="L1">
      <style:text-properties fo:color="#333333" officeooo:paragraph-rsid="11997f72"/>
    </style:style>
    <style:style style:name="P425" style:family="paragraph" style:parent-style-name="Standard" style:list-style-name="L1">
      <style:text-properties fo:color="#333333" officeooo:paragraph-rsid="1195b90f"/>
    </style:style>
    <style:style style:name="P426" style:family="paragraph" style:parent-style-name="Standard" style:list-style-name="L1">
      <style:text-properties fo:color="#333333" officeooo:paragraph-rsid="1197b439"/>
    </style:style>
    <style:style style:name="P427" style:family="paragraph" style:parent-style-name="Standard" style:list-style-name="L1">
      <style:text-properties fo:color="#333333" officeooo:paragraph-rsid="115de3e8"/>
    </style:style>
    <style:style style:name="P428" style:family="paragraph" style:parent-style-name="Standard" style:list-style-name="L1">
      <style:text-properties fo:color="#333333" officeooo:paragraph-rsid="12616f55"/>
    </style:style>
    <style:style style:name="P429" style:family="paragraph" style:parent-style-name="Standard" style:list-style-name="L1">
      <style:text-properties fo:color="#333333" officeooo:paragraph-rsid="136e1e1b"/>
    </style:style>
    <style:style style:name="P430" style:family="paragraph" style:parent-style-name="Standard" style:list-style-name="L1">
      <style:text-properties fo:color="#333333" officeooo:paragraph-rsid="137028e1"/>
    </style:style>
    <style:style style:name="P431" style:family="paragraph" style:parent-style-name="Standard" style:list-style-name="L1">
      <style:text-properties fo:color="#333333" officeooo:paragraph-rsid="13785551"/>
    </style:style>
    <style:style style:name="P432" style:family="paragraph" style:parent-style-name="Standard" style:list-style-name="L1">
      <style:text-properties fo:color="#333333" officeooo:paragraph-rsid="137a2974"/>
    </style:style>
    <style:style style:name="P433" style:family="paragraph" style:parent-style-name="Standard" style:list-style-name="L1">
      <style:text-properties fo:color="#333333" officeooo:paragraph-rsid="14b5c80d"/>
    </style:style>
    <style:style style:name="P434" style:family="paragraph" style:parent-style-name="Standard" style:list-style-name="L1">
      <style:text-properties fo:color="#333333" officeooo:paragraph-rsid="14b7bf22"/>
    </style:style>
    <style:style style:name="P435" style:family="paragraph" style:parent-style-name="Standard" style:list-style-name="L1">
      <style:text-properties fo:color="#333333" officeooo:paragraph-rsid="14b7e85d"/>
    </style:style>
    <style:style style:name="P436" style:family="paragraph" style:parent-style-name="Standard" style:list-style-name="L1">
      <style:text-properties fo:color="#333333" officeooo:paragraph-rsid="14bb97c4"/>
    </style:style>
    <style:style style:name="P437" style:family="paragraph" style:parent-style-name="Standard" style:list-style-name="L1">
      <style:text-properties fo:color="#333333" officeooo:paragraph-rsid="14c08ee0"/>
    </style:style>
    <style:style style:name="P438" style:family="paragraph" style:parent-style-name="Standard" style:list-style-name="L1">
      <style:text-properties fo:color="#333333" officeooo:paragraph-rsid="14c24b6c"/>
    </style:style>
    <style:style style:name="P439" style:family="paragraph" style:parent-style-name="Standard" style:list-style-name="L1">
      <style:text-properties fo:color="#333333" officeooo:paragraph-rsid="14bbc435"/>
    </style:style>
    <style:style style:name="P440" style:family="paragraph" style:parent-style-name="Standard" style:list-style-name="L1">
      <style:text-properties fo:color="#333333" officeooo:paragraph-rsid="14bbfe3b"/>
    </style:style>
    <style:style style:name="P441" style:family="paragraph" style:parent-style-name="Standard" style:list-style-name="L1">
      <style:text-properties fo:color="#333333" officeooo:paragraph-rsid="14c424ee"/>
    </style:style>
    <style:style style:name="P442" style:family="paragraph" style:parent-style-name="Standard" style:list-style-name="L1">
      <style:text-properties fo:color="#333333" officeooo:paragraph-rsid="13ad0cb3"/>
    </style:style>
    <style:style style:name="P443" style:family="paragraph" style:parent-style-name="Standard" style:list-style-name="L1">
      <style:text-properties fo:color="#333333" officeooo:paragraph-rsid="13bd7a14"/>
    </style:style>
    <style:style style:name="P444" style:family="paragraph" style:parent-style-name="Standard" style:list-style-name="L1">
      <style:text-properties fo:color="#333333" officeooo:paragraph-rsid="13aa8d7c"/>
    </style:style>
    <style:style style:name="P445" style:family="paragraph" style:parent-style-name="Standard" style:list-style-name="L1">
      <style:text-properties fo:color="#333333" officeooo:paragraph-rsid="13ac5c3a"/>
    </style:style>
    <style:style style:name="P446" style:family="paragraph" style:parent-style-name="Standard" style:list-style-name="L1">
      <style:text-properties fo:color="#333333" officeooo:paragraph-rsid="13ac60ba"/>
    </style:style>
    <style:style style:name="P447" style:family="paragraph" style:parent-style-name="Standard" style:list-style-name="L1">
      <style:text-properties fo:color="#333333" officeooo:paragraph-rsid="13e1c580"/>
    </style:style>
    <style:style style:name="P448" style:family="paragraph" style:parent-style-name="Standard" style:list-style-name="L1">
      <style:text-properties fo:color="#333333" officeooo:paragraph-rsid="14ed00b8"/>
    </style:style>
    <style:style style:name="P449" style:family="paragraph" style:parent-style-name="Standard" style:list-style-name="L1">
      <style:text-properties fo:color="#333333" officeooo:paragraph-rsid="18453064"/>
    </style:style>
    <style:style style:name="P450" style:family="paragraph" style:parent-style-name="Standard" style:list-style-name="L1">
      <style:text-properties fo:color="#333333" style:font-name="Liberation Serif" fo:font-size="17pt" fo:font-weight="bold" officeooo:rsid="0a6c7ab1" officeooo:paragraph-rsid="0aac4164" style:font-name-asian="標楷體" style:font-size-asian="17pt" style:language-asian="zh" style:country-asian="TW" style:font-weight-asian="bold" style:font-size-complex="17pt" style:font-weight-complex="bold"/>
    </style:style>
    <style:style style:name="P451" style:family="paragraph" style:parent-style-name="Standard" style:list-style-name="L1">
      <style:text-properties fo:color="#333333" style:font-name="Liberation Serif" fo:font-size="17pt" fo:font-weight="bold" officeooo:rsid="0a6c7ab1" officeooo:paragraph-rsid="0b5b6ae3" style:font-name-asian="標楷體" style:font-size-asian="17pt" style:language-asian="zh" style:country-asian="TW" style:font-weight-asian="bold" style:font-size-complex="17pt" style:font-weight-complex="bold"/>
    </style:style>
    <style:style style:name="P452" style:family="paragraph" style:parent-style-name="Standard" style:list-style-name="L1">
      <style:text-properties fo:color="#333333" style:font-name="Liberation Serif" fo:font-size="17pt" fo:font-weight="bold" officeooo:rsid="0a6c7ab1" officeooo:paragraph-rsid="0bc3a24c" style:font-name-asian="標楷體" style:font-size-asian="17pt" style:language-asian="zh" style:country-asian="TW" style:font-weight-asian="bold" style:font-size-complex="17pt" style:font-weight-complex="bold"/>
    </style:style>
    <style:style style:name="P453" style:family="paragraph" style:parent-style-name="Standard" style:list-style-name="L1">
      <style:text-properties fo:color="#333333" style:font-name="Liberation Serif" fo:font-size="17pt" fo:font-weight="bold" officeooo:rsid="0a6c7ab1" officeooo:paragraph-rsid="0bc43f1c" style:font-name-asian="標楷體" style:font-size-asian="17pt" style:language-asian="zh" style:country-asian="TW" style:font-weight-asian="bold" style:font-size-complex="17pt" style:font-weight-complex="bold"/>
    </style:style>
    <style:style style:name="P454" style:family="paragraph" style:parent-style-name="Standard" style:list-style-name="L1">
      <style:text-properties fo:color="#333333" style:font-name="Liberation Serif" fo:font-size="17pt" fo:font-weight="bold" officeooo:rsid="0b86c44e" officeooo:paragraph-rsid="1100b5fb" style:font-name-asian="標楷體" style:font-size-asian="17pt" style:language-asian="zh" style:country-asian="TW" style:font-weight-asian="bold" style:font-size-complex="17pt" style:font-weight-complex="bold"/>
    </style:style>
    <style:style style:name="P455" style:family="paragraph" style:parent-style-name="Standard" style:list-style-name="L1">
      <style:text-properties fo:color="#333333" style:font-name="Liberation Serif" fo:font-size="17pt" fo:font-weight="bold" officeooo:rsid="0b86c44e" officeooo:paragraph-rsid="17d26a36" style:font-name-asian="標楷體" style:font-size-asian="17pt" style:language-asian="zh" style:country-asian="TW" style:font-weight-asian="bold" style:font-size-complex="17pt" style:font-weight-complex="bold"/>
    </style:style>
    <style:style style:name="P456" style:family="paragraph" style:parent-style-name="Standard" style:list-style-name="L1">
      <style:text-properties fo:color="#333333" style:font-name="Liberation Serif" fo:font-size="17pt" fo:font-weight="bold" officeooo:rsid="0b86c44e" officeooo:paragraph-rsid="17d36d75" style:font-name-asian="標楷體" style:font-size-asian="17pt" style:language-asian="zh" style:country-asian="TW" style:font-weight-asian="bold" style:font-size-complex="17pt" style:font-weight-complex="bold"/>
    </style:style>
    <style:style style:name="P457" style:family="paragraph" style:parent-style-name="Standard" style:list-style-name="L1">
      <style:text-properties fo:color="#333333" style:font-name="Liberation Serif" fo:font-size="17pt" fo:font-weight="bold" officeooo:rsid="0b86c44e" officeooo:paragraph-rsid="17e002bf" style:font-name-asian="標楷體" style:font-size-asian="17pt" style:language-asian="zh" style:country-asian="TW" style:font-weight-asian="bold" style:font-size-complex="17pt" style:font-weight-complex="bold"/>
    </style:style>
    <style:style style:name="P458" style:family="paragraph" style:parent-style-name="Standard" style:list-style-name="L1">
      <style:text-properties fo:color="#333333" style:font-name="Liberation Serif" fo:font-size="17pt" fo:font-weight="bold" officeooo:rsid="0b86c44e" officeooo:paragraph-rsid="1113ca83" style:font-name-asian="標楷體" style:font-size-asian="17pt" style:language-asian="zh" style:country-asian="TW" style:font-weight-asian="bold" style:font-size-complex="17pt" style:font-weight-complex="bold"/>
    </style:style>
    <style:style style:name="P459" style:family="paragraph" style:parent-style-name="Standard" style:list-style-name="L1">
      <style:text-properties fo:color="#333333" style:font-name="Liberation Serif" fo:font-size="17pt" fo:font-weight="bold" officeooo:rsid="0b86c44e" officeooo:paragraph-rsid="110025c1" style:font-name-asian="標楷體" style:font-size-asian="17pt" style:language-asian="zh" style:country-asian="TW" style:font-weight-asian="bold" style:font-size-complex="17pt" style:font-weight-complex="bold"/>
    </style:style>
    <style:style style:name="P460" style:family="paragraph" style:parent-style-name="Standard" style:list-style-name="L1">
      <style:text-properties fo:color="#333333" style:font-name="Liberation Serif" fo:font-size="17pt" fo:font-weight="bold" officeooo:rsid="0b86c44e" officeooo:paragraph-rsid="110a5c87" style:font-name-asian="標楷體" style:font-size-asian="17pt" style:language-asian="zh" style:country-asian="TW" style:font-weight-asian="bold" style:font-size-complex="17pt" style:font-weight-complex="bold"/>
    </style:style>
    <style:style style:name="P461" style:family="paragraph" style:parent-style-name="Standard" style:list-style-name="L1">
      <style:text-properties fo:color="#333333" style:font-name="Liberation Serif" fo:font-size="17pt" fo:font-weight="bold" officeooo:rsid="0b86c44e" officeooo:paragraph-rsid="1107500e" style:font-name-asian="標楷體" style:font-size-asian="17pt" style:language-asian="zh" style:country-asian="TW" style:font-weight-asian="bold" style:font-size-complex="17pt" style:font-weight-complex="bold"/>
    </style:style>
    <style:style style:name="P462" style:family="paragraph" style:parent-style-name="Standard" style:list-style-name="L1">
      <style:text-properties fo:color="#333333" style:font-name="Liberation Serif" fo:font-size="17pt" fo:font-weight="bold" officeooo:rsid="0b86c44e" officeooo:paragraph-rsid="111eba62" style:font-name-asian="標楷體" style:font-size-asian="17pt" style:language-asian="zh" style:country-asian="TW" style:font-weight-asian="bold" style:font-size-complex="17pt" style:font-weight-complex="bold"/>
    </style:style>
    <style:style style:name="P463" style:family="paragraph" style:parent-style-name="Standard" style:list-style-name="L1">
      <style:text-properties fo:color="#333333" style:font-name="Liberation Serif" fo:font-size="17pt" fo:font-weight="bold" officeooo:rsid="0b86c44e" officeooo:paragraph-rsid="112169dd" style:font-name-asian="標楷體" style:font-size-asian="17pt" style:language-asian="zh" style:country-asian="TW" style:font-weight-asian="bold" style:font-size-complex="17pt" style:font-weight-complex="bold"/>
    </style:style>
    <style:style style:name="P464" style:family="paragraph" style:parent-style-name="Standard" style:list-style-name="L1">
      <style:text-properties fo:color="#333333" style:font-name="Liberation Serif" fo:font-size="17pt" fo:font-weight="bold" officeooo:rsid="0b86c44e" officeooo:paragraph-rsid="11236c44" style:font-name-asian="標楷體" style:font-size-asian="17pt" style:language-asian="zh" style:country-asian="TW" style:font-weight-asian="bold" style:font-size-complex="17pt" style:font-weight-complex="bold"/>
    </style:style>
    <style:style style:name="P465" style:family="paragraph" style:parent-style-name="Standard" style:list-style-name="L1">
      <style:text-properties fo:color="#333333" style:font-name="Liberation Serif" fo:font-size="17pt" fo:font-weight="bold" officeooo:rsid="0b86c44e" officeooo:paragraph-rsid="1125912d" style:font-name-asian="標楷體" style:font-size-asian="17pt" style:language-asian="zh" style:country-asian="TW" style:font-weight-asian="bold" style:font-size-complex="17pt" style:font-weight-complex="bold"/>
    </style:style>
    <style:style style:name="P466" style:family="paragraph" style:parent-style-name="Standard" style:list-style-name="L1">
      <style:text-properties fo:color="#333333" style:font-name="Liberation Serif" fo:font-size="17pt" fo:font-weight="bold" officeooo:rsid="0b86c44e" officeooo:paragraph-rsid="10fefee5" style:font-name-asian="標楷體" style:font-size-asian="17pt" style:language-asian="zh" style:country-asian="TW" style:font-weight-asian="bold" style:font-size-complex="17pt" style:font-weight-complex="bold"/>
    </style:style>
    <style:style style:name="P467" style:family="paragraph" style:parent-style-name="Standard" style:list-style-name="L1">
      <style:text-properties fo:color="#333333" style:font-name="Liberation Serif" fo:font-size="17pt" fo:font-weight="bold" officeooo:rsid="0b86c44e" officeooo:paragraph-rsid="11058284" style:font-name-asian="標楷體" style:font-size-asian="17pt" style:language-asian="zh" style:country-asian="TW" style:font-weight-asian="bold" style:font-size-complex="17pt" style:font-weight-complex="bold"/>
    </style:style>
    <style:style style:name="P468" style:family="paragraph" style:parent-style-name="Standard" style:list-style-name="L1">
      <style:text-properties fo:color="#333333" style:font-name="Liberation Serif" fo:font-size="17pt" fo:font-weight="bold" officeooo:rsid="0b86c44e" officeooo:paragraph-rsid="1141ed00" style:font-name-asian="標楷體" style:font-size-asian="17pt" style:language-asian="zh" style:country-asian="TW" style:font-weight-asian="bold" style:font-size-complex="17pt" style:font-weight-complex="bold"/>
    </style:style>
    <style:style style:name="P469" style:family="paragraph" style:parent-style-name="Standard" style:list-style-name="L1">
      <style:text-properties fo:color="#333333" style:font-name="Liberation Serif" fo:font-size="17pt" fo:font-weight="bold" officeooo:rsid="0b86c44e" officeooo:paragraph-rsid="1143ec24" style:font-name-asian="標楷體" style:font-size-asian="17pt" style:language-asian="zh" style:country-asian="TW" style:font-weight-asian="bold" style:font-size-complex="17pt" style:font-weight-complex="bold"/>
    </style:style>
    <style:style style:name="P470" style:family="paragraph" style:parent-style-name="Standard" style:list-style-name="L1">
      <style:text-properties fo:color="#333333" style:font-name="Liberation Serif" fo:font-size="17pt" fo:font-weight="bold" officeooo:rsid="0b86c44e" officeooo:paragraph-rsid="114c83b8" style:font-name-asian="標楷體" style:font-size-asian="17pt" style:language-asian="zh" style:country-asian="TW" style:font-weight-asian="bold" style:font-size-complex="17pt" style:font-weight-complex="bold"/>
    </style:style>
    <style:style style:name="P471" style:family="paragraph" style:parent-style-name="Standard" style:list-style-name="L1">
      <style:text-properties fo:color="#333333" style:font-name="Liberation Serif" fo:font-size="17pt" fo:font-weight="bold" officeooo:rsid="0b86c44e" officeooo:paragraph-rsid="11509f46" style:font-name-asian="標楷體" style:font-size-asian="17pt" style:language-asian="zh" style:country-asian="TW" style:font-weight-asian="bold" style:font-size-complex="17pt" style:font-weight-complex="bold"/>
    </style:style>
    <style:style style:name="P472" style:family="paragraph" style:parent-style-name="Standard" style:list-style-name="L1">
      <style:text-properties fo:color="#333333" style:font-name="Liberation Serif" fo:font-size="17pt" fo:font-weight="bold" officeooo:rsid="0b86c44e" officeooo:paragraph-rsid="114f38c8" style:font-name-asian="標楷體" style:font-size-asian="17pt" style:language-asian="zh" style:country-asian="TW" style:font-weight-asian="bold" style:font-size-complex="17pt" style:font-weight-complex="bold"/>
    </style:style>
    <style:style style:name="P473" style:family="paragraph" style:parent-style-name="Standard" style:list-style-name="L1">
      <style:text-properties fo:color="#333333" style:font-name="Liberation Serif" fo:font-size="17pt" fo:font-weight="bold" officeooo:rsid="0b86c44e" officeooo:paragraph-rsid="1155f755" style:font-name-asian="標楷體" style:font-size-asian="17pt" style:language-asian="zh" style:country-asian="TW" style:font-weight-asian="bold" style:font-size-complex="17pt" style:font-weight-complex="bold"/>
    </style:style>
    <style:style style:name="P474" style:family="paragraph" style:parent-style-name="Standard" style:list-style-name="L1">
      <style:text-properties fo:color="#333333" style:font-name="Liberation Serif" fo:font-size="17pt" fo:font-weight="bold" officeooo:rsid="0b86c44e" officeooo:paragraph-rsid="110ec192" style:font-name-asian="標楷體" style:font-size-asian="17pt" style:language-asian="zh" style:country-asian="TW" style:font-weight-asian="bold" style:font-size-complex="17pt" style:font-weight-complex="bold"/>
    </style:style>
    <style:style style:name="P475" style:family="paragraph" style:parent-style-name="Standard" style:list-style-name="L1">
      <style:text-properties fo:color="#333333" style:font-name="Liberation Serif" fo:font-size="17pt" fo:font-weight="bold" officeooo:rsid="0b86c44e" officeooo:paragraph-rsid="11384219" style:font-name-asian="標楷體" style:font-size-asian="17pt" style:language-asian="zh" style:country-asian="TW" style:font-weight-asian="bold" style:font-size-complex="17pt" style:font-weight-complex="bold"/>
    </style:style>
    <style:style style:name="P476" style:family="paragraph" style:parent-style-name="Standard" style:list-style-name="L1">
      <style:text-properties fo:color="#333333" style:font-name="Liberation Serif" fo:font-size="17pt" fo:font-weight="bold" officeooo:rsid="0b86c44e" officeooo:paragraph-rsid="113ada5d" style:font-name-asian="標楷體" style:font-size-asian="17pt" style:language-asian="zh" style:country-asian="TW" style:font-weight-asian="bold" style:font-size-complex="17pt" style:font-weight-complex="bold"/>
    </style:style>
    <style:style style:name="P477" style:family="paragraph" style:parent-style-name="Standard" style:list-style-name="L1">
      <style:text-properties fo:color="#333333" style:font-name="Liberation Serif" fo:font-size="17pt" fo:font-weight="bold" officeooo:rsid="0b86c44e" officeooo:paragraph-rsid="113fa2d8" style:font-name-asian="標楷體" style:font-size-asian="17pt" style:language-asian="zh" style:country-asian="TW" style:font-weight-asian="bold" style:font-size-complex="17pt" style:font-weight-complex="bold"/>
    </style:style>
    <style:style style:name="P478" style:family="paragraph" style:parent-style-name="Standard" style:list-style-name="L1">
      <style:text-properties fo:color="#333333" style:font-name="Liberation Serif" fo:font-size="17pt" fo:font-weight="bold" officeooo:rsid="0b86c44e" officeooo:paragraph-rsid="113bcb2a" style:font-name-asian="標楷體" style:font-size-asian="17pt" style:language-asian="zh" style:country-asian="TW" style:font-weight-asian="bold" style:font-size-complex="17pt" style:font-weight-complex="bold"/>
    </style:style>
    <style:style style:name="P479" style:family="paragraph" style:parent-style-name="Standard" style:list-style-name="L1">
      <style:text-properties fo:color="#333333" style:font-name="Liberation Serif" fo:font-size="17pt" fo:font-weight="bold" officeooo:rsid="0b86c44e" officeooo:paragraph-rsid="1141ad85" style:font-name-asian="標楷體" style:font-size-asian="17pt" style:language-asian="zh" style:country-asian="TW" style:font-weight-asian="bold" style:font-size-complex="17pt" style:font-weight-complex="bold"/>
    </style:style>
    <style:style style:name="P480" style:family="paragraph" style:parent-style-name="Standard" style:list-style-name="L1">
      <style:text-properties fo:color="#333333" style:font-name="Liberation Serif" fo:font-size="17pt" fo:font-weight="bold" officeooo:rsid="0b86c44e" officeooo:paragraph-rsid="1156b153" style:font-name-asian="標楷體" style:font-size-asian="17pt" style:language-asian="zh" style:country-asian="TW" style:font-weight-asian="bold" style:font-size-complex="17pt" style:font-weight-complex="bold"/>
    </style:style>
    <style:style style:name="P481" style:family="paragraph" style:parent-style-name="Standard" style:list-style-name="L1">
      <style:text-properties fo:color="#333333" style:font-name="Liberation Serif" fo:font-size="17pt" fo:font-weight="bold" officeooo:rsid="17d083f6" officeooo:paragraph-rsid="17d083f6" style:font-name-asian="標楷體" style:font-size-asian="17pt" style:language-asian="zh" style:country-asian="TW" style:font-weight-asian="bold" style:font-size-complex="17pt" style:font-weight-complex="bold"/>
    </style:style>
    <style:style style:name="P482" style:family="paragraph" style:parent-style-name="Standard" style:list-style-name="L1">
      <style:text-properties fo:color="#333333" style:font-name="Liberation Serif" fo:font-size="17pt" fo:font-weight="bold" officeooo:rsid="17d083f6" officeooo:paragraph-rsid="17e002bf" style:font-name-asian="標楷體" style:font-size-asian="17pt" style:language-asian="zh" style:country-asian="TW" style:font-weight-asian="bold" style:font-size-complex="17pt" style:font-weight-complex="bold"/>
    </style:style>
    <style:style style:name="P483" style:family="paragraph" style:parent-style-name="Standard" style:list-style-name="L1">
      <style:text-properties fo:color="#333333" style:font-name="Liberation Serif" fo:font-size="17pt" fo:font-weight="bold" officeooo:rsid="1125912d" officeooo:paragraph-rsid="112893d9" style:font-name-asian="標楷體" style:font-size-asian="17pt" style:language-asian="zh" style:country-asian="TW" style:font-weight-asian="bold" style:font-size-complex="17pt" style:font-weight-complex="bold"/>
    </style:style>
    <style:style style:name="P484" style:family="paragraph" style:parent-style-name="Standard" style:list-style-name="L1">
      <style:text-properties fo:color="#333333" style:font-name="Liberation Serif" fo:font-size="17pt" fo:font-weight="bold" officeooo:rsid="1125912d" officeooo:paragraph-rsid="112a109a" style:font-name-asian="標楷體" style:font-size-asian="17pt" style:language-asian="zh" style:country-asian="TW" style:font-weight-asian="bold" style:font-size-complex="17pt" style:font-weight-complex="bold"/>
    </style:style>
    <style:style style:name="P485" style:family="paragraph" style:parent-style-name="Standard" style:list-style-name="L1">
      <style:text-properties fo:color="#333333" style:font-name="Liberation Serif" fo:font-size="17pt" fo:font-weight="bold" officeooo:rsid="1125912d" officeooo:paragraph-rsid="1130bd43" style:font-name-asian="標楷體" style:font-size-asian="17pt" style:language-asian="zh" style:country-asian="TW" style:font-weight-asian="bold" style:font-size-complex="17pt" style:font-weight-complex="bold"/>
    </style:style>
    <style:style style:name="P486" style:family="paragraph" style:parent-style-name="Standard" style:list-style-name="L1">
      <style:text-properties fo:color="#333333" style:font-name="Liberation Serif" fo:font-size="17pt" fo:font-weight="bold" officeooo:rsid="0a7edee9" officeooo:paragraph-rsid="0ac1f67e" style:font-name-asian="標楷體" style:font-size-asian="17pt" style:language-asian="zh" style:country-asian="TW" style:font-weight-asian="bold" style:font-size-complex="17pt" style:font-weight-complex="bold"/>
    </style:style>
    <style:style style:name="P487" style:family="paragraph" style:parent-style-name="Standard" style:list-style-name="L1">
      <style:text-properties fo:color="#333333" style:font-name="Liberation Serif" fo:font-size="17pt" fo:font-weight="bold" officeooo:rsid="0a7edee9" officeooo:paragraph-rsid="0db4ee11" style:font-name-asian="標楷體" style:font-size-asian="17pt" style:language-asian="zh" style:country-asian="TW" style:font-weight-asian="bold" style:font-size-complex="17pt" style:font-weight-complex="bold"/>
    </style:style>
    <style:style style:name="P488" style:family="paragraph" style:parent-style-name="Standard" style:list-style-name="L1">
      <style:text-properties fo:color="#333333" style:font-name="Liberation Serif" fo:font-size="17pt" fo:font-weight="bold" officeooo:rsid="0a7edee9" officeooo:paragraph-rsid="0dbbe2b2" style:font-name-asian="標楷體" style:font-size-asian="17pt" style:language-asian="zh" style:country-asian="TW" style:font-weight-asian="bold" style:font-size-complex="17pt" style:font-weight-complex="bold"/>
    </style:style>
    <style:style style:name="P489" style:family="paragraph" style:parent-style-name="Standard" style:list-style-name="L1">
      <style:text-properties fo:color="#333333" style:font-name="Liberation Serif" fo:font-size="17pt" fo:font-weight="bold" officeooo:rsid="0a7edee9" officeooo:paragraph-rsid="0f12dc47" style:font-name-asian="標楷體" style:font-size-asian="17pt" style:language-asian="zh" style:country-asian="TW" style:font-weight-asian="bold" style:font-size-complex="17pt" style:font-weight-complex="bold"/>
    </style:style>
    <style:style style:name="P490" style:family="paragraph" style:parent-style-name="Standard" style:list-style-name="L1">
      <style:text-properties fo:color="#333333" style:font-name="Liberation Serif" fo:font-size="17pt" fo:font-weight="bold" officeooo:rsid="0a7edee9" officeooo:paragraph-rsid="0f21a75c" style:font-name-asian="標楷體" style:font-size-asian="17pt" style:language-asian="zh" style:country-asian="TW" style:font-weight-asian="bold" style:font-size-complex="17pt" style:font-weight-complex="bold"/>
    </style:style>
    <style:style style:name="P491" style:family="paragraph" style:parent-style-name="Standard" style:list-style-name="L1">
      <style:text-properties fo:color="#333333" style:font-name="Liberation Serif" fo:font-size="17pt" fo:font-weight="bold" officeooo:rsid="0cd82979" officeooo:paragraph-rsid="0d1d8e29" style:font-name-asian="標楷體" style:font-size-asian="17pt" style:language-asian="zh" style:country-asian="TW" style:font-weight-asian="bold" style:font-size-complex="17pt" style:font-weight-complex="bold"/>
    </style:style>
    <style:style style:name="P492" style:family="paragraph" style:parent-style-name="Standard" style:list-style-name="L1">
      <style:text-properties fo:color="#333333" style:font-name="Liberation Serif" fo:font-size="17pt" fo:font-weight="bold" officeooo:rsid="0cd82979" officeooo:paragraph-rsid="0d39236c" style:font-name-asian="標楷體" style:font-size-asian="17pt" style:language-asian="zh" style:country-asian="TW" style:font-weight-asian="bold" style:font-size-complex="17pt" style:font-weight-complex="bold"/>
    </style:style>
    <style:style style:name="P493" style:family="paragraph" style:parent-style-name="Standard" style:list-style-name="L1">
      <style:text-properties fo:color="#333333" style:font-name="Liberation Serif" fo:font-size="17pt" fo:font-weight="bold" officeooo:rsid="0cd82979" officeooo:paragraph-rsid="1864d13d" style:font-name-asian="標楷體" style:font-size-asian="17pt" style:language-asian="zh" style:country-asian="TW" style:font-weight-asian="bold" style:font-size-complex="17pt" style:font-weight-complex="bold"/>
    </style:style>
    <style:style style:name="P494" style:family="paragraph" style:parent-style-name="Standard" style:list-style-name="L1">
      <style:text-properties fo:color="#333333" style:font-name="Liberation Serif" fo:font-size="17pt" fo:font-weight="bold" officeooo:rsid="0ded09d4" officeooo:paragraph-rsid="0df0b8a8" style:font-name-asian="標楷體" style:font-size-asian="17pt" style:language-asian="zh" style:country-asian="TW" style:font-weight-asian="bold" style:font-size-complex="17pt" style:font-weight-complex="bold"/>
    </style:style>
    <style:style style:name="P495" style:family="paragraph" style:parent-style-name="Standard" style:list-style-name="L1">
      <style:text-properties fo:color="#333333" style:font-name="Liberation Serif" fo:font-size="17pt" fo:font-weight="bold" officeooo:rsid="0dd5aba2" officeooo:paragraph-rsid="0dd8cd97" style:font-name-asian="標楷體" style:font-size-asian="17pt" style:language-asian="zh" style:country-asian="TW" style:font-weight-asian="bold" style:font-size-complex="17pt" style:font-weight-complex="bold"/>
    </style:style>
    <style:style style:name="P496" style:family="paragraph" style:parent-style-name="Standard" style:list-style-name="L1">
      <style:text-properties fo:color="#333333" style:font-name="Liberation Serif" fo:font-size="17pt" fo:font-weight="bold" officeooo:rsid="0dd5aba2" officeooo:paragraph-rsid="0ddfe2a7" style:font-name-asian="標楷體" style:font-size-asian="17pt" style:language-asian="zh" style:country-asian="TW" style:font-weight-asian="bold" style:font-size-complex="17pt" style:font-weight-complex="bold"/>
    </style:style>
    <style:style style:name="P497" style:family="paragraph" style:parent-style-name="Standard" style:list-style-name="L1">
      <style:text-properties fo:color="#333333" style:font-name="Liberation Serif" fo:font-size="17pt" fo:font-weight="bold" officeooo:rsid="0dd5aba2" officeooo:paragraph-rsid="0de86a24" style:font-name-asian="標楷體" style:font-size-asian="17pt" style:language-asian="zh" style:country-asian="TW" style:font-weight-asian="bold" style:font-size-complex="17pt" style:font-weight-complex="bold"/>
    </style:style>
    <style:style style:name="P498" style:family="paragraph" style:parent-style-name="Standard" style:list-style-name="L1">
      <style:text-properties fo:color="#333333" style:font-name="Liberation Serif" fo:font-size="17pt" fo:font-weight="bold" officeooo:rsid="0dd5aba2" officeooo:paragraph-rsid="0df68c6a" style:font-name-asian="標楷體" style:font-size-asian="17pt" style:language-asian="zh" style:country-asian="TW" style:font-weight-asian="bold" style:font-size-complex="17pt" style:font-weight-complex="bold"/>
    </style:style>
    <style:style style:name="P499" style:family="paragraph" style:parent-style-name="Standard" style:list-style-name="L1">
      <style:text-properties fo:color="#333333" style:font-name="Liberation Serif" fo:font-size="17pt" fo:font-weight="bold" officeooo:rsid="0dd5aba2" officeooo:paragraph-rsid="0dfb5e50" style:font-name-asian="標楷體" style:font-size-asian="17pt" style:language-asian="zh" style:country-asian="TW" style:font-weight-asian="bold" style:font-size-complex="17pt" style:font-weight-complex="bold"/>
    </style:style>
    <style:style style:name="P500" style:family="paragraph" style:parent-style-name="Standard" style:list-style-name="L1">
      <style:text-properties fo:color="#333333" style:font-name="Liberation Serif" fo:font-size="17pt" fo:font-weight="bold" officeooo:rsid="0dd5aba2" officeooo:paragraph-rsid="0e00f7e4" style:font-name-asian="標楷體" style:font-size-asian="17pt" style:language-asian="zh" style:country-asian="TW" style:font-weight-asian="bold" style:font-size-complex="17pt" style:font-weight-complex="bold"/>
    </style:style>
    <style:style style:name="P501" style:family="paragraph" style:parent-style-name="Standard" style:list-style-name="L1">
      <style:text-properties fo:color="#333333" style:font-name="Liberation Serif" fo:font-size="17pt" fo:font-weight="bold" officeooo:rsid="0dd5aba2" officeooo:paragraph-rsid="0e07934c" style:font-name-asian="標楷體" style:font-size-asian="17pt" style:language-asian="zh" style:country-asian="TW" style:font-weight-asian="bold" style:font-size-complex="17pt" style:font-weight-complex="bold"/>
    </style:style>
    <style:style style:name="P502" style:family="paragraph" style:parent-style-name="Standard" style:list-style-name="L1">
      <style:text-properties fo:color="#333333" style:font-name="Liberation Serif" fo:font-size="17pt" fo:font-weight="bold" officeooo:rsid="0e9f5f17" officeooo:paragraph-rsid="0e9fd447" style:font-name-asian="標楷體" style:font-size-asian="17pt" style:language-asian="zh" style:country-asian="TW" style:font-weight-asian="bold" style:font-size-complex="17pt" style:font-weight-complex="bold"/>
    </style:style>
    <style:style style:name="P503" style:family="paragraph" style:parent-style-name="Standard" style:list-style-name="L1">
      <style:text-properties fo:color="#333333" style:font-name="Liberation Serif" fo:font-size="17pt" fo:font-weight="bold" officeooo:rsid="0e9f5f17" officeooo:paragraph-rsid="0e9fe65b" style:font-name-asian="標楷體" style:font-size-asian="17pt" style:language-asian="zh" style:country-asian="TW" style:font-weight-asian="bold" style:font-size-complex="17pt" style:font-weight-complex="bold"/>
    </style:style>
    <style:style style:name="P504" style:family="paragraph" style:parent-style-name="Standard" style:list-style-name="L1">
      <style:text-properties fo:color="#333333" style:font-name="Liberation Serif" fo:font-size="17pt" fo:font-weight="bold" officeooo:rsid="0e9f5f17" officeooo:paragraph-rsid="0ea2af06" style:font-name-asian="標楷體" style:font-size-asian="17pt" style:language-asian="zh" style:country-asian="TW" style:font-weight-asian="bold" style:font-size-complex="17pt" style:font-weight-complex="bold"/>
    </style:style>
    <style:style style:name="P505" style:family="paragraph" style:parent-style-name="Standard" style:list-style-name="L1">
      <style:text-properties fo:color="#333333" style:font-name="Liberation Serif" fo:font-size="17pt" fo:font-weight="bold" officeooo:rsid="0e9f5f17" officeooo:paragraph-rsid="0ee6e1b3" style:font-name-asian="標楷體" style:font-size-asian="17pt" style:language-asian="zh" style:country-asian="TW" style:font-weight-asian="bold" style:font-size-complex="17pt" style:font-weight-complex="bold"/>
    </style:style>
    <style:style style:name="P506" style:family="paragraph" style:parent-style-name="Standard" style:list-style-name="L1">
      <style:text-properties fo:color="#333333" style:font-name="Liberation Serif" fo:font-size="17pt" fo:font-weight="bold" officeooo:rsid="0e9f5f17" officeooo:paragraph-rsid="0e9f5f17" style:font-name-asian="標楷體" style:font-size-asian="17pt" style:language-asian="zh" style:country-asian="TW" style:font-weight-asian="bold" style:font-size-complex="17pt" style:font-weight-complex="bold"/>
    </style:style>
    <style:style style:name="P507" style:family="paragraph" style:parent-style-name="Standard" style:list-style-name="L1">
      <style:text-properties fo:color="#333333" style:font-name="Liberation Serif" fo:font-size="17pt" fo:font-weight="bold" officeooo:rsid="0e9f5f17" officeooo:paragraph-rsid="0ec64e99" style:font-name-asian="標楷體" style:font-size-asian="17pt" style:language-asian="zh" style:country-asian="TW" style:font-weight-asian="bold" style:font-size-complex="17pt" style:font-weight-complex="bold"/>
    </style:style>
    <style:style style:name="P508" style:family="paragraph" style:parent-style-name="Standard" style:list-style-name="L1">
      <style:text-properties fo:color="#333333" style:font-name="Liberation Serif" fo:font-size="17pt" fo:font-weight="bold" officeooo:rsid="0e9f5f17" officeooo:paragraph-rsid="0efaf1c2" style:font-name-asian="標楷體" style:font-size-asian="17pt" style:language-asian="zh" style:country-asian="TW" style:font-weight-asian="bold" style:font-size-complex="17pt" style:font-weight-complex="bold"/>
    </style:style>
    <style:style style:name="P509" style:family="paragraph" style:parent-style-name="Standard" style:list-style-name="L1">
      <style:text-properties fo:color="#333333" style:font-name="Liberation Serif" fo:font-size="17pt" fo:font-weight="bold" officeooo:rsid="0e9f5f17" officeooo:paragraph-rsid="0ee569ba" style:font-name-asian="標楷體" style:font-size-asian="17pt" style:language-asian="zh" style:country-asian="TW" style:font-weight-asian="bold" style:font-size-complex="17pt" style:font-weight-complex="bold"/>
    </style:style>
    <style:style style:name="P510" style:family="paragraph" style:parent-style-name="Standard" style:list-style-name="L1">
      <style:text-properties fo:color="#333333" style:font-name="Liberation Serif" fo:font-size="17pt" fo:font-weight="bold" officeooo:rsid="0e9f5f17" officeooo:paragraph-rsid="0f3d234b" style:font-name-asian="標楷體" style:font-size-asian="17pt" style:language-asian="zh" style:country-asian="TW" style:font-weight-asian="bold" style:font-size-complex="17pt" style:font-weight-complex="bold"/>
    </style:style>
    <style:style style:name="P511" style:family="paragraph" style:parent-style-name="Standard" style:list-style-name="L1">
      <style:text-properties fo:color="#333333" style:font-name="Liberation Serif" fo:font-size="17pt" fo:font-weight="bold" officeooo:rsid="0e9f5f17" officeooo:paragraph-rsid="0fc8bccc" style:font-name-asian="標楷體" style:font-size-asian="17pt" style:language-asian="zh" style:country-asian="TW" style:font-weight-asian="bold" style:font-size-complex="17pt" style:font-weight-complex="bold"/>
    </style:style>
    <style:style style:name="P512" style:family="paragraph" style:parent-style-name="Standard" style:list-style-name="L1">
      <style:text-properties fo:color="#333333" style:font-name="Liberation Serif" fo:font-size="17pt" fo:font-weight="bold" officeooo:rsid="0e9f5f17" officeooo:paragraph-rsid="0fffbcb7" style:font-name-asian="標楷體" style:font-size-asian="17pt" style:language-asian="zh" style:country-asian="TW" style:font-weight-asian="bold" style:font-size-complex="17pt" style:font-weight-complex="bold"/>
    </style:style>
    <style:style style:name="P513" style:family="paragraph" style:parent-style-name="Standard" style:list-style-name="L1">
      <style:text-properties fo:color="#333333" style:font-name="Liberation Serif" fo:font-size="17pt" fo:font-weight="bold" officeooo:rsid="0e9f5f17" officeooo:paragraph-rsid="1013afd0" style:font-name-asian="標楷體" style:font-size-asian="17pt" style:language-asian="zh" style:country-asian="TW" style:font-weight-asian="bold" style:font-size-complex="17pt" style:font-weight-complex="bold"/>
    </style:style>
    <style:style style:name="P514" style:family="paragraph" style:parent-style-name="Standard" style:list-style-name="L1">
      <style:text-properties fo:color="#333333" style:font-name="Liberation Serif" fo:font-size="17pt" fo:font-weight="bold" officeooo:rsid="0e9f5f17" officeooo:paragraph-rsid="10008caa" style:font-name-asian="標楷體" style:font-size-asian="17pt" style:language-asian="zh" style:country-asian="TW" style:font-weight-asian="bold" style:font-size-complex="17pt" style:font-weight-complex="bold"/>
    </style:style>
    <style:style style:name="P515" style:family="paragraph" style:parent-style-name="Standard" style:list-style-name="L1">
      <style:text-properties fo:color="#333333" style:font-name="Liberation Serif" fo:font-size="17pt" fo:font-weight="bold" officeooo:rsid="0e9f5f17" officeooo:paragraph-rsid="1002960f" style:font-name-asian="標楷體" style:font-size-asian="17pt" style:language-asian="zh" style:country-asian="TW" style:font-weight-asian="bold" style:font-size-complex="17pt" style:font-weight-complex="bold"/>
    </style:style>
    <style:style style:name="P516" style:family="paragraph" style:parent-style-name="Standard" style:list-style-name="L1">
      <style:text-properties fo:color="#333333" style:font-name="Liberation Serif" fo:font-size="17pt" fo:font-weight="bold" officeooo:rsid="0e9f5f17" officeooo:paragraph-rsid="0ff2c349" style:font-name-asian="標楷體" style:font-size-asian="17pt" style:language-asian="zh" style:country-asian="TW" style:font-weight-asian="bold" style:font-size-complex="17pt" style:font-weight-complex="bold"/>
    </style:style>
    <style:style style:name="P517" style:family="paragraph" style:parent-style-name="Standard" style:list-style-name="L1">
      <style:text-properties fo:color="#333333" style:font-name="Liberation Serif" fo:font-size="17pt" fo:font-weight="bold" officeooo:rsid="0e9f5f17" officeooo:paragraph-rsid="0ff57c7d" style:font-name-asian="標楷體" style:font-size-asian="17pt" style:language-asian="zh" style:country-asian="TW" style:font-weight-asian="bold" style:font-size-complex="17pt" style:font-weight-complex="bold"/>
    </style:style>
    <style:style style:name="P518" style:family="paragraph" style:parent-style-name="Standard" style:list-style-name="L1">
      <style:text-properties fo:color="#333333" style:font-name="Liberation Serif" fo:font-size="17pt" fo:font-weight="bold" officeooo:rsid="0e9f5f17" officeooo:paragraph-rsid="0fe74f5f" style:font-name-asian="標楷體" style:font-size-asian="17pt" style:language-asian="zh" style:country-asian="TW" style:font-weight-asian="bold" style:font-size-complex="17pt" style:font-weight-complex="bold"/>
    </style:style>
    <style:style style:name="P519" style:family="paragraph" style:parent-style-name="Standard" style:list-style-name="L1">
      <style:text-properties fo:color="#333333" style:font-name="Liberation Serif" fo:font-size="17pt" fo:font-weight="bold" officeooo:rsid="0e9f5f17" officeooo:paragraph-rsid="0ef89102" style:font-name-asian="標楷體" style:font-size-asian="17pt" style:language-asian="zh" style:country-asian="TW" style:font-weight-asian="bold" style:font-size-complex="17pt" style:font-weight-complex="bold"/>
    </style:style>
    <style:style style:name="P520" style:family="paragraph" style:parent-style-name="Standard" style:list-style-name="L1">
      <style:text-properties fo:color="#333333" style:font-name="Liberation Serif" fo:font-size="17pt" fo:font-weight="bold" officeooo:rsid="0ea64017" officeooo:paragraph-rsid="0ea64017" style:font-name-asian="標楷體" style:font-size-asian="17pt" style:language-asian="zh" style:country-asian="TW" style:font-weight-asian="bold" style:font-size-complex="17pt" style:font-weight-complex="bold"/>
    </style:style>
    <style:style style:name="P521" style:family="paragraph" style:parent-style-name="Standard" style:list-style-name="L1">
      <style:text-properties fo:color="#333333" style:font-name="Liberation Serif" fo:font-size="17pt" fo:font-weight="bold" officeooo:rsid="0ea64017" officeooo:paragraph-rsid="0ec378de" style:font-name-asian="標楷體" style:font-size-asian="17pt" style:language-asian="zh" style:country-asian="TW" style:font-weight-asian="bold" style:font-size-complex="17pt" style:font-weight-complex="bold"/>
    </style:style>
    <style:style style:name="P522" style:family="paragraph" style:parent-style-name="Standard" style:list-style-name="L1">
      <style:text-properties fo:color="#333333" style:font-name="Liberation Serif" fo:font-size="17pt" fo:font-weight="bold" officeooo:rsid="0fc0ef6f" officeooo:paragraph-rsid="10e4c3fb" style:font-name-asian="標楷體" style:font-size-asian="17pt" style:language-asian="zh" style:country-asian="TW" style:font-weight-asian="bold" style:font-size-complex="17pt" style:font-weight-complex="bold"/>
    </style:style>
    <style:style style:name="P523" style:family="paragraph" style:parent-style-name="Standard" style:list-style-name="L1">
      <style:text-properties fo:color="#333333" style:font-name="Liberation Serif" fo:font-size="17pt" fo:font-weight="bold" officeooo:rsid="0fc0ef6f" officeooo:paragraph-rsid="105b7880" style:font-name-asian="標楷體" style:font-size-asian="17pt" style:language-asian="zh" style:country-asian="TW" style:font-weight-asian="bold" style:font-size-complex="17pt" style:font-weight-complex="bold"/>
    </style:style>
    <style:style style:name="P524" style:family="paragraph" style:parent-style-name="Standard" style:list-style-name="L1">
      <style:text-properties fo:color="#333333" style:font-name="Liberation Serif" fo:font-size="17pt" fo:font-weight="bold" officeooo:rsid="0fc0ef6f" officeooo:paragraph-rsid="1083e539" style:font-name-asian="標楷體" style:font-size-asian="17pt" style:language-asian="zh" style:country-asian="TW" style:font-weight-asian="bold" style:font-size-complex="17pt" style:font-weight-complex="bold"/>
    </style:style>
    <style:style style:name="P525" style:family="paragraph" style:parent-style-name="Standard" style:list-style-name="L1">
      <style:text-properties fo:color="#333333" style:font-name="Liberation Serif" fo:font-size="17pt" fo:font-weight="bold" officeooo:rsid="0fc0ef6f" officeooo:paragraph-rsid="103e2d39" style:font-name-asian="標楷體" style:font-size-asian="17pt" style:language-asian="zh" style:country-asian="TW" style:font-weight-asian="bold" style:font-size-complex="17pt" style:font-weight-complex="bold"/>
    </style:style>
    <style:style style:name="P526" style:family="paragraph" style:parent-style-name="Standard" style:list-style-name="L1">
      <style:text-properties fo:color="#333333" style:font-name="Liberation Serif" fo:font-size="17pt" fo:font-weight="bold" officeooo:rsid="0fc0ef6f" officeooo:paragraph-rsid="10499596" style:font-name-asian="標楷體" style:font-size-asian="17pt" style:language-asian="zh" style:country-asian="TW" style:font-weight-asian="bold" style:font-size-complex="17pt" style:font-weight-complex="bold"/>
    </style:style>
    <style:style style:name="P527" style:family="paragraph" style:parent-style-name="Standard" style:list-style-name="L1">
      <style:text-properties fo:color="#333333" style:font-name="Liberation Serif" fo:font-size="17pt" fo:font-weight="bold" officeooo:rsid="1086625c" officeooo:paragraph-rsid="10f3611e" style:font-name-asian="標楷體" style:font-size-asian="17pt" style:language-asian="zh" style:country-asian="TW" style:font-weight-asian="bold" style:font-size-complex="17pt" style:font-weight-complex="bold"/>
    </style:style>
    <style:style style:name="P528" style:family="paragraph" style:parent-style-name="Standard" style:list-style-name="L1">
      <style:text-properties fo:color="#333333" style:font-name="Liberation Serif" fo:font-size="17pt" fo:font-weight="bold" officeooo:rsid="1086625c" officeooo:paragraph-rsid="10c317b8" style:font-name-asian="標楷體" style:font-size-asian="17pt" style:language-asian="zh" style:country-asian="TW" style:font-weight-asian="bold" style:font-size-complex="17pt" style:font-weight-complex="bold"/>
    </style:style>
    <style:style style:name="P529" style:family="paragraph" style:parent-style-name="Standard" style:list-style-name="L1">
      <style:text-properties fo:color="#333333" style:font-name="Liberation Serif" fo:font-size="17pt" fo:font-weight="bold" officeooo:rsid="1086625c" officeooo:paragraph-rsid="10c4dbce" style:font-name-asian="標楷體" style:font-size-asian="17pt" style:language-asian="zh" style:country-asian="TW" style:font-weight-asian="bold" style:font-size-complex="17pt" style:font-weight-complex="bold"/>
    </style:style>
    <style:style style:name="P530" style:family="paragraph" style:parent-style-name="Standard" style:list-style-name="L1">
      <style:text-properties fo:color="#333333" style:font-name="Liberation Serif" fo:font-size="17pt" fo:font-weight="bold" officeooo:rsid="1086625c" officeooo:paragraph-rsid="10bac263" style:font-name-asian="標楷體" style:font-size-asian="17pt" style:language-asian="zh" style:country-asian="TW" style:font-weight-asian="bold" style:font-size-complex="17pt" style:font-weight-complex="bold"/>
    </style:style>
    <style:style style:name="P531" style:family="paragraph" style:parent-style-name="Standard" style:list-style-name="L1">
      <style:text-properties fo:color="#333333" style:font-name="Liberation Serif" fo:font-size="17pt" fo:font-weight="bold" officeooo:rsid="1086625c" officeooo:paragraph-rsid="10bc4d23" style:font-name-asian="標楷體" style:font-size-asian="17pt" style:language-asian="zh" style:country-asian="TW" style:font-weight-asian="bold" style:font-size-complex="17pt" style:font-weight-complex="bold"/>
    </style:style>
    <style:style style:name="P532" style:family="paragraph" style:parent-style-name="Standard" style:list-style-name="L1">
      <style:text-properties fo:color="#333333" style:font-name="Liberation Serif" fo:font-size="17pt" fo:font-weight="bold" officeooo:rsid="1086625c" officeooo:paragraph-rsid="10bd3ab5" style:font-name-asian="標楷體" style:font-size-asian="17pt" style:language-asian="zh" style:country-asian="TW" style:font-weight-asian="bold" style:font-size-complex="17pt" style:font-weight-complex="bold"/>
    </style:style>
    <style:style style:name="P533" style:family="paragraph" style:parent-style-name="Standard" style:list-style-name="L1">
      <style:text-properties fo:color="#333333" style:font-name="Liberation Serif" fo:font-size="17pt" fo:font-weight="bold" officeooo:rsid="1086625c" officeooo:paragraph-rsid="10cf8782" style:font-name-asian="標楷體" style:font-size-asian="17pt" style:language-asian="zh" style:country-asian="TW" style:font-weight-asian="bold" style:font-size-complex="17pt" style:font-weight-complex="bold"/>
    </style:style>
    <style:style style:name="P534" style:family="paragraph" style:parent-style-name="Standard" style:list-style-name="L1">
      <style:text-properties fo:color="#333333" style:font-name="Liberation Serif" fo:font-size="17pt" fo:font-weight="bold" officeooo:rsid="1086625c" officeooo:paragraph-rsid="10b2dc2b" style:font-name-asian="標楷體" style:font-size-asian="17pt" style:language-asian="zh" style:country-asian="TW" style:font-weight-asian="bold" style:font-size-complex="17pt" style:font-weight-complex="bold"/>
    </style:style>
    <style:style style:name="P535" style:family="paragraph" style:parent-style-name="Standard" style:list-style-name="L1">
      <style:text-properties fo:color="#333333" style:font-name="Liberation Serif" fo:font-size="17pt" fo:font-weight="bold" officeooo:rsid="1086625c" officeooo:paragraph-rsid="10da0b96" style:font-name-asian="標楷體" style:font-size-asian="17pt" style:language-asian="zh" style:country-asian="TW" style:font-weight-asian="bold" style:font-size-complex="17pt" style:font-weight-complex="bold"/>
    </style:style>
    <style:style style:name="P536" style:family="paragraph" style:parent-style-name="Standard" style:list-style-name="L1">
      <style:text-properties fo:color="#333333" style:font-name="Liberation Serif" fo:font-size="17pt" fo:font-weight="bold" officeooo:rsid="1086625c" officeooo:paragraph-rsid="10ae0367" style:font-name-asian="標楷體" style:font-size-asian="17pt" style:language-asian="zh" style:country-asian="TW" style:font-weight-asian="bold" style:font-size-complex="17pt" style:font-weight-complex="bold"/>
    </style:style>
    <style:style style:name="P537" style:family="paragraph" style:parent-style-name="Standard" style:list-style-name="L1">
      <style:text-properties fo:color="#333333" style:font-name="Liberation Serif" fo:font-size="17pt" fo:font-weight="bold" officeooo:rsid="1086625c" officeooo:paragraph-rsid="10d2b5f4" style:font-name-asian="標楷體" style:font-size-asian="17pt" style:language-asian="zh" style:country-asian="TW" style:font-weight-asian="bold" style:font-size-complex="17pt" style:font-weight-complex="bold"/>
    </style:style>
    <style:style style:name="P538" style:family="paragraph" style:parent-style-name="Standard" style:list-style-name="L1">
      <style:text-properties fo:color="#333333" style:font-name="Liberation Serif" fo:font-size="17pt" fo:font-weight="bold" officeooo:rsid="0e6e4ba1" officeooo:paragraph-rsid="13bffe70" style:font-name-asian="標楷體" style:font-size-asian="17pt" style:language-asian="zh" style:country-asian="TW" style:font-weight-asian="bold" style:font-size-complex="17pt" style:font-weight-complex="bold"/>
    </style:style>
    <style:style style:name="P539" style:family="paragraph" style:parent-style-name="Standard" style:list-style-name="L1">
      <style:text-properties fo:color="#333333" style:font-name="Liberation Serif" fo:font-size="17pt" fo:font-weight="bold" officeooo:rsid="0e6e4ba1" officeooo:paragraph-rsid="1494888c" style:font-name-asian="標楷體" style:font-size-asian="17pt" style:language-asian="zh" style:country-asian="TW" style:font-weight-asian="bold" style:font-size-complex="17pt" style:font-weight-complex="bold"/>
    </style:style>
    <style:style style:name="P540" style:family="paragraph" style:parent-style-name="Standard" style:list-style-name="L1">
      <style:text-properties fo:color="#333333" style:font-name="Liberation Serif" fo:font-size="17pt" fo:font-weight="bold" officeooo:rsid="0e6e4ba1" officeooo:paragraph-rsid="1385a1ac" style:font-name-asian="標楷體" style:font-size-asian="17pt" style:language-asian="zh" style:country-asian="TW" style:font-weight-asian="bold" style:font-size-complex="17pt" style:font-weight-complex="bold"/>
    </style:style>
    <style:style style:name="P541" style:family="paragraph" style:parent-style-name="Standard" style:list-style-name="L1">
      <style:text-properties fo:color="#333333" style:font-name="Liberation Serif" fo:font-size="17pt" fo:font-weight="bold" officeooo:rsid="0e6e4ba1" officeooo:paragraph-rsid="1389e8ac" style:font-name-asian="標楷體" style:font-size-asian="17pt" style:language-asian="zh" style:country-asian="TW" style:font-weight-asian="bold" style:font-size-complex="17pt" style:font-weight-complex="bold"/>
    </style:style>
    <style:style style:name="P542" style:family="paragraph" style:parent-style-name="Standard" style:list-style-name="L1">
      <style:text-properties fo:color="#333333" style:font-name="Liberation Serif" fo:font-size="17pt" fo:font-weight="bold" officeooo:rsid="0e6e4ba1" officeooo:paragraph-rsid="138bc83c" style:font-name-asian="標楷體" style:font-size-asian="17pt" style:language-asian="zh" style:country-asian="TW" style:font-weight-asian="bold" style:font-size-complex="17pt" style:font-weight-complex="bold"/>
    </style:style>
    <style:style style:name="P543" style:family="paragraph" style:parent-style-name="Standard" style:list-style-name="L1">
      <style:text-properties fo:color="#333333" style:font-name="Liberation Serif" fo:font-size="17pt" fo:font-weight="bold" officeooo:rsid="0e6e4ba1" officeooo:paragraph-rsid="169b52e6" style:font-name-asian="標楷體" style:font-size-asian="17pt" style:language-asian="zh" style:country-asian="TW" style:font-weight-asian="bold" style:font-size-complex="17pt" style:font-weight-complex="bold"/>
    </style:style>
    <style:style style:name="P544" style:family="paragraph" style:parent-style-name="Standard" style:list-style-name="L1">
      <style:text-properties fo:color="#333333" style:font-name="Liberation Serif" fo:font-size="17pt" fo:font-weight="bold" officeooo:rsid="0e6e4ba1" officeooo:paragraph-rsid="169ef3f8" style:font-name-asian="標楷體" style:font-size-asian="17pt" style:language-asian="zh" style:country-asian="TW" style:font-weight-asian="bold" style:font-size-complex="17pt" style:font-weight-complex="bold"/>
    </style:style>
    <style:style style:name="P545" style:family="paragraph" style:parent-style-name="Standard" style:list-style-name="L1">
      <style:text-properties fo:color="#333333" style:font-name="Liberation Serif" fo:font-size="17pt" fo:font-weight="bold" officeooo:rsid="0e6e4ba1" officeooo:paragraph-rsid="169d90f3" style:font-name-asian="標楷體" style:font-size-asian="17pt" style:language-asian="zh" style:country-asian="TW" style:font-weight-asian="bold" style:font-size-complex="17pt" style:font-weight-complex="bold"/>
    </style:style>
    <style:style style:name="P546" style:family="paragraph" style:parent-style-name="Standard" style:list-style-name="L1">
      <style:text-properties fo:color="#333333" style:font-name="Liberation Serif" fo:font-size="17pt" fo:font-weight="bold" officeooo:rsid="0e6e4ba1" officeooo:paragraph-rsid="16a2da94" style:font-name-asian="標楷體" style:font-size-asian="17pt" style:language-asian="zh" style:country-asian="TW" style:font-weight-asian="bold" style:font-size-complex="17pt" style:font-weight-complex="bold"/>
    </style:style>
    <style:style style:name="P547" style:family="paragraph" style:parent-style-name="Standard" style:list-style-name="L1">
      <style:text-properties fo:color="#333333" style:font-name="Liberation Serif" fo:font-size="17pt" fo:font-weight="bold" officeooo:rsid="0e6e4ba1" officeooo:paragraph-rsid="16a7f7f0" style:font-name-asian="標楷體" style:font-size-asian="17pt" style:language-asian="zh" style:country-asian="TW" style:font-weight-asian="bold" style:font-size-complex="17pt" style:font-weight-complex="bold"/>
    </style:style>
    <style:style style:name="P548" style:family="paragraph" style:parent-style-name="Standard" style:list-style-name="L1">
      <style:text-properties fo:color="#333333" style:font-name="Liberation Serif" fo:font-size="17pt" fo:font-weight="bold" officeooo:rsid="0e6e4ba1" officeooo:paragraph-rsid="16a14d0a" style:font-name-asian="標楷體" style:font-size-asian="17pt" style:language-asian="zh" style:country-asian="TW" style:font-weight-asian="bold" style:font-size-complex="17pt" style:font-weight-complex="bold"/>
    </style:style>
    <style:style style:name="P549" style:family="paragraph" style:parent-style-name="Standard" style:list-style-name="L1">
      <style:text-properties fo:color="#333333" style:font-name="Liberation Serif" fo:font-size="17pt" fo:font-weight="bold" officeooo:rsid="0e6e4ba1" officeooo:paragraph-rsid="16ac8f94" style:font-name-asian="標楷體" style:font-size-asian="17pt" style:language-asian="zh" style:country-asian="TW" style:font-weight-asian="bold" style:font-size-complex="17pt" style:font-weight-complex="bold"/>
    </style:style>
    <style:style style:name="P550" style:family="paragraph" style:parent-style-name="Standard" style:list-style-name="L1">
      <style:text-properties fo:color="#333333" style:font-name="Liberation Serif" fo:font-size="17pt" fo:font-weight="bold" officeooo:rsid="0e6e4ba1" officeooo:paragraph-rsid="16acc3c7" style:font-name-asian="標楷體" style:font-size-asian="17pt" style:language-asian="zh" style:country-asian="TW" style:font-weight-asian="bold" style:font-size-complex="17pt" style:font-weight-complex="bold"/>
    </style:style>
    <style:style style:name="P551" style:family="paragraph" style:parent-style-name="Standard" style:list-style-name="L1">
      <style:text-properties fo:color="#333333" style:font-name="Liberation Serif" fo:font-size="17pt" fo:font-weight="bold" officeooo:rsid="0e6e4ba1" officeooo:paragraph-rsid="16b8dce8" style:font-name-asian="標楷體" style:font-size-asian="17pt" style:language-asian="zh" style:country-asian="TW" style:font-weight-asian="bold" style:font-size-complex="17pt" style:font-weight-complex="bold"/>
    </style:style>
    <style:style style:name="P552" style:family="paragraph" style:parent-style-name="Standard" style:list-style-name="L1">
      <style:text-properties fo:color="#333333" style:font-name="Liberation Serif" fo:font-size="17pt" fo:font-weight="bold" officeooo:rsid="0e6e4ba1" officeooo:paragraph-rsid="16dab571" style:font-name-asian="標楷體" style:font-size-asian="17pt" style:language-asian="zh" style:country-asian="TW" style:font-weight-asian="bold" style:font-size-complex="17pt" style:font-weight-complex="bold"/>
    </style:style>
    <style:style style:name="P553" style:family="paragraph" style:parent-style-name="Standard" style:list-style-name="L1">
      <style:text-properties fo:color="#333333" style:font-name="Liberation Serif" fo:font-size="17pt" fo:font-weight="bold" officeooo:rsid="0e6e4ba1" officeooo:paragraph-rsid="16dbe548" style:font-name-asian="標楷體" style:font-size-asian="17pt" style:language-asian="zh" style:country-asian="TW" style:font-weight-asian="bold" style:font-size-complex="17pt" style:font-weight-complex="bold"/>
    </style:style>
    <style:style style:name="P554" style:family="paragraph" style:parent-style-name="Standard" style:list-style-name="L1">
      <style:text-properties fo:color="#333333" style:font-name="Liberation Serif" fo:font-size="17pt" fo:font-weight="bold" officeooo:rsid="0e6e4ba1" officeooo:paragraph-rsid="16dd5d8d" style:font-name-asian="標楷體" style:font-size-asian="17pt" style:language-asian="zh" style:country-asian="TW" style:font-weight-asian="bold" style:font-size-complex="17pt" style:font-weight-complex="bold"/>
    </style:style>
    <style:style style:name="P555" style:family="paragraph" style:parent-style-name="Standard" style:list-style-name="L1">
      <style:text-properties fo:color="#333333" style:font-name="Liberation Serif" fo:font-size="17pt" fo:font-weight="bold" officeooo:rsid="0e6e4ba1" officeooo:paragraph-rsid="16de7388" style:font-name-asian="標楷體" style:font-size-asian="17pt" style:language-asian="zh" style:country-asian="TW" style:font-weight-asian="bold" style:font-size-complex="17pt" style:font-weight-complex="bold"/>
    </style:style>
    <style:style style:name="P556" style:family="paragraph" style:parent-style-name="Standard" style:list-style-name="L1">
      <style:text-properties fo:color="#333333" style:font-name="Liberation Serif" fo:font-size="17pt" fo:font-weight="bold" officeooo:rsid="0e6e4ba1" officeooo:paragraph-rsid="16d70e89" style:font-name-asian="標楷體" style:font-size-asian="17pt" style:language-asian="zh" style:country-asian="TW" style:font-weight-asian="bold" style:font-size-complex="17pt" style:font-weight-complex="bold"/>
    </style:style>
    <style:style style:name="P557" style:family="paragraph" style:parent-style-name="Standard" style:list-style-name="L1">
      <style:text-properties fo:color="#333333" style:font-name="Liberation Serif" fo:font-size="17pt" fo:font-weight="bold" officeooo:rsid="0e6e4ba1" officeooo:paragraph-rsid="16d9b2e2" style:font-name-asian="標楷體" style:font-size-asian="17pt" style:language-asian="zh" style:country-asian="TW" style:font-weight-asian="bold" style:font-size-complex="17pt" style:font-weight-complex="bold"/>
    </style:style>
    <style:style style:name="P558" style:family="paragraph" style:parent-style-name="Standard" style:list-style-name="L1">
      <style:text-properties fo:color="#333333" style:font-name="Liberation Serif" fo:font-size="17pt" fo:font-weight="bold" officeooo:rsid="0e6e4ba1" officeooo:paragraph-rsid="16d8d1f1" style:font-name-asian="標楷體" style:font-size-asian="17pt" style:language-asian="zh" style:country-asian="TW" style:font-weight-asian="bold" style:font-size-complex="17pt" style:font-weight-complex="bold"/>
    </style:style>
    <style:style style:name="P559" style:family="paragraph" style:parent-style-name="Standard" style:list-style-name="L1">
      <style:text-properties fo:color="#333333" style:font-name="Liberation Serif" fo:font-size="17pt" fo:font-weight="bold" officeooo:rsid="0e6e4ba1" officeooo:paragraph-rsid="16e90150" style:font-name-asian="標楷體" style:font-size-asian="17pt" style:language-asian="zh" style:country-asian="TW" style:font-weight-asian="bold" style:font-size-complex="17pt" style:font-weight-complex="bold"/>
    </style:style>
    <style:style style:name="P560" style:family="paragraph" style:parent-style-name="Standard" style:list-style-name="L1">
      <style:text-properties fo:color="#333333" style:font-name="Liberation Serif" fo:font-size="17pt" fo:font-weight="bold" officeooo:rsid="0e6e4ba1" officeooo:paragraph-rsid="16ec539e" style:font-name-asian="標楷體" style:font-size-asian="17pt" style:language-asian="zh" style:country-asian="TW" style:font-weight-asian="bold" style:font-size-complex="17pt" style:font-weight-complex="bold"/>
    </style:style>
    <style:style style:name="P561" style:family="paragraph" style:parent-style-name="Standard" style:list-style-name="L1">
      <style:text-properties fo:color="#333333" style:font-name="Liberation Serif" fo:font-size="17pt" fo:font-weight="bold" officeooo:rsid="0e6e4ba1" officeooo:paragraph-rsid="16c8b33b" style:font-name-asian="標楷體" style:font-size-asian="17pt" style:language-asian="zh" style:country-asian="TW" style:font-weight-asian="bold" style:font-size-complex="17pt" style:font-weight-complex="bold"/>
    </style:style>
    <style:style style:name="P562" style:family="paragraph" style:parent-style-name="Standard" style:list-style-name="L1">
      <style:text-properties fo:color="#333333" style:font-name="Liberation Serif" fo:font-size="17pt" fo:font-weight="bold" officeooo:rsid="0e6e4ba1" officeooo:paragraph-rsid="16efdd6f" style:font-name-asian="標楷體" style:font-size-asian="17pt" style:language-asian="zh" style:country-asian="TW" style:font-weight-asian="bold" style:font-size-complex="17pt" style:font-weight-complex="bold"/>
    </style:style>
    <style:style style:name="P563" style:family="paragraph" style:parent-style-name="Standard" style:list-style-name="L1">
      <style:text-properties fo:color="#333333" style:font-name="Liberation Serif" fo:font-size="17pt" fo:font-weight="bold" officeooo:rsid="0e6e4ba1" officeooo:paragraph-rsid="1860e0fb" style:font-name-asian="標楷體" style:font-size-asian="17pt" style:language-asian="zh" style:country-asian="TW" style:font-weight-asian="bold" style:font-size-complex="17pt" style:font-weight-complex="bold"/>
    </style:style>
    <style:style style:name="P564" style:family="paragraph" style:parent-style-name="Standard" style:list-style-name="L1">
      <style:text-properties fo:color="#333333" style:font-name="Liberation Serif" fo:font-size="17pt" fo:font-weight="bold" officeooo:rsid="0e6e4ba1" officeooo:paragraph-rsid="17073b19" style:font-name-asian="標楷體" style:font-size-asian="17pt" style:language-asian="zh" style:country-asian="TW" style:font-weight-asian="bold" style:font-size-complex="17pt" style:font-weight-complex="bold"/>
    </style:style>
    <style:style style:name="P565" style:family="paragraph" style:parent-style-name="Standard" style:list-style-name="L1">
      <style:text-properties fo:color="#333333" style:font-name="Liberation Serif" fo:font-size="17pt" fo:font-weight="bold" officeooo:rsid="0e6e4ba1" officeooo:paragraph-rsid="17248ed9" style:font-name-asian="標楷體" style:font-size-asian="17pt" style:language-asian="zh" style:country-asian="TW" style:font-weight-asian="bold" style:font-size-complex="17pt" style:font-weight-complex="bold"/>
    </style:style>
    <style:style style:name="P566" style:family="paragraph" style:parent-style-name="Standard" style:list-style-name="L1">
      <style:text-properties fo:color="#333333" style:font-name="Liberation Serif" fo:font-size="17pt" fo:font-weight="bold" officeooo:rsid="0e6e4ba1" officeooo:paragraph-rsid="172882da" style:font-name-asian="標楷體" style:font-size-asian="17pt" style:language-asian="zh" style:country-asian="TW" style:font-weight-asian="bold" style:font-size-complex="17pt" style:font-weight-complex="bold"/>
    </style:style>
    <style:style style:name="P567" style:family="paragraph" style:parent-style-name="Standard" style:list-style-name="L1">
      <style:text-properties fo:color="#333333" style:font-name="Liberation Serif" fo:font-size="17pt" fo:font-weight="bold" officeooo:rsid="0e6e4ba1" officeooo:paragraph-rsid="1726ae23" style:font-name-asian="標楷體" style:font-size-asian="17pt" style:language-asian="zh" style:country-asian="TW" style:font-weight-asian="bold" style:font-size-complex="17pt" style:font-weight-complex="bold"/>
    </style:style>
    <style:style style:name="P568" style:family="paragraph" style:parent-style-name="Standard" style:list-style-name="L1">
      <style:text-properties fo:color="#333333" style:font-name="Liberation Serif" fo:font-size="17pt" fo:font-weight="bold" officeooo:rsid="0e6e4ba1" officeooo:paragraph-rsid="17263a2b" style:font-name-asian="標楷體" style:font-size-asian="17pt" style:language-asian="zh" style:country-asian="TW" style:font-weight-asian="bold" style:font-size-complex="17pt" style:font-weight-complex="bold"/>
    </style:style>
    <style:style style:name="P569" style:family="paragraph" style:parent-style-name="Standard" style:list-style-name="L1">
      <style:text-properties fo:color="#333333" style:font-name="Liberation Serif" fo:font-size="17pt" fo:font-weight="bold" officeooo:rsid="0e6e4ba1" officeooo:paragraph-rsid="1714dbcf" style:font-name-asian="標楷體" style:font-size-asian="17pt" style:language-asian="zh" style:country-asian="TW" style:font-weight-asian="bold" style:font-size-complex="17pt" style:font-weight-complex="bold"/>
    </style:style>
    <style:style style:name="P570" style:family="paragraph" style:parent-style-name="Standard" style:list-style-name="L1">
      <style:text-properties fo:color="#333333" style:font-name="Liberation Serif" fo:font-size="17pt" fo:font-weight="bold" officeooo:rsid="0e6e4ba1" officeooo:paragraph-rsid="1714b0a2" style:font-name-asian="標楷體" style:font-size-asian="17pt" style:language-asian="zh" style:country-asian="TW" style:font-weight-asian="bold" style:font-size-complex="17pt" style:font-weight-complex="bold"/>
    </style:style>
    <style:style style:name="P571" style:family="paragraph" style:parent-style-name="Standard" style:list-style-name="L1">
      <style:text-properties fo:color="#333333" style:font-name="Liberation Serif" fo:font-size="17pt" fo:font-weight="bold" officeooo:rsid="0e6e4ba1" officeooo:paragraph-rsid="172af5ca" style:font-name-asian="標楷體" style:font-size-asian="17pt" style:language-asian="zh" style:country-asian="TW" style:font-weight-asian="bold" style:font-size-complex="17pt" style:font-weight-complex="bold"/>
    </style:style>
    <style:style style:name="P572" style:family="paragraph" style:parent-style-name="Standard" style:list-style-name="L1">
      <style:text-properties fo:color="#333333" style:font-name="Liberation Serif" fo:font-size="17pt" fo:font-weight="bold" officeooo:rsid="0e6e4ba1" officeooo:paragraph-rsid="172c9854" style:font-name-asian="標楷體" style:font-size-asian="17pt" style:language-asian="zh" style:country-asian="TW" style:font-weight-asian="bold" style:font-size-complex="17pt" style:font-weight-complex="bold"/>
    </style:style>
    <style:style style:name="P573" style:family="paragraph" style:parent-style-name="Standard" style:list-style-name="L1">
      <style:text-properties fo:color="#333333" style:font-name="Liberation Serif" fo:font-size="17pt" fo:font-weight="bold" officeooo:rsid="0e6e4ba1" officeooo:paragraph-rsid="17313d96" style:font-name-asian="標楷體" style:font-size-asian="17pt" style:language-asian="zh" style:country-asian="TW" style:font-weight-asian="bold" style:font-size-complex="17pt" style:font-weight-complex="bold"/>
    </style:style>
    <style:style style:name="P574" style:family="paragraph" style:parent-style-name="Standard" style:list-style-name="L1">
      <style:text-properties fo:color="#333333" style:font-name="Liberation Serif" fo:font-size="17pt" fo:font-weight="bold" officeooo:rsid="0e6e4ba1" officeooo:paragraph-rsid="17328b22" style:font-name-asian="標楷體" style:font-size-asian="17pt" style:language-asian="zh" style:country-asian="TW" style:font-weight-asian="bold" style:font-size-complex="17pt" style:font-weight-complex="bold"/>
    </style:style>
    <style:style style:name="P575" style:family="paragraph" style:parent-style-name="Standard" style:list-style-name="L1">
      <style:text-properties fo:color="#333333" style:font-name="Liberation Serif" fo:font-size="17pt" fo:font-weight="bold" officeooo:rsid="0e6e4ba1" officeooo:paragraph-rsid="17365831" style:font-name-asian="標楷體" style:font-size-asian="17pt" style:language-asian="zh" style:country-asian="TW" style:font-weight-asian="bold" style:font-size-complex="17pt" style:font-weight-complex="bold"/>
    </style:style>
    <style:style style:name="P576" style:family="paragraph" style:parent-style-name="Standard" style:list-style-name="L1">
      <style:text-properties fo:color="#333333" style:font-name="Liberation Serif" fo:font-size="17pt" fo:font-weight="bold" officeooo:rsid="0e6e4ba1" officeooo:paragraph-rsid="173a9ef7" style:font-name-asian="標楷體" style:font-size-asian="17pt" style:language-asian="zh" style:country-asian="TW" style:font-weight-asian="bold" style:font-size-complex="17pt" style:font-weight-complex="bold"/>
    </style:style>
    <style:style style:name="P577" style:family="paragraph" style:parent-style-name="Standard" style:list-style-name="L1">
      <style:text-properties fo:color="#333333" style:font-name="Liberation Serif" fo:font-size="17pt" fo:font-weight="bold" officeooo:rsid="0e6e4ba1" officeooo:paragraph-rsid="174b3e7f" style:font-name-asian="標楷體" style:font-size-asian="17pt" style:language-asian="zh" style:country-asian="TW" style:font-weight-asian="bold" style:font-size-complex="17pt" style:font-weight-complex="bold"/>
    </style:style>
    <style:style style:name="P578" style:family="paragraph" style:parent-style-name="Standard" style:list-style-name="L1">
      <style:text-properties fo:color="#333333" style:font-name="Liberation Serif" fo:font-size="17pt" fo:font-weight="bold" officeooo:rsid="0e6e4ba1" officeooo:paragraph-rsid="17068442" style:font-name-asian="標楷體" style:font-size-asian="17pt" style:language-asian="zh" style:country-asian="TW" style:font-weight-asian="bold" style:font-size-complex="17pt" style:font-weight-complex="bold"/>
    </style:style>
    <style:style style:name="P579" style:family="paragraph" style:parent-style-name="Standard" style:list-style-name="L1">
      <style:text-properties fo:color="#333333" style:font-name="Liberation Serif" fo:font-size="17pt" fo:font-weight="bold" officeooo:rsid="0e6e4ba1" officeooo:paragraph-rsid="16f20e84" style:font-name-asian="標楷體" style:font-size-asian="17pt" style:language-asian="zh" style:country-asian="TW" style:font-weight-asian="bold" style:font-size-complex="17pt" style:font-weight-complex="bold"/>
    </style:style>
    <style:style style:name="P580" style:family="paragraph" style:parent-style-name="Standard" style:list-style-name="L1">
      <style:text-properties fo:color="#333333" style:font-name="Liberation Serif" fo:font-size="17pt" fo:font-weight="bold" officeooo:rsid="0e6e4ba1" officeooo:paragraph-rsid="16f92262" style:font-name-asian="標楷體" style:font-size-asian="17pt" style:language-asian="zh" style:country-asian="TW" style:font-weight-asian="bold" style:font-size-complex="17pt" style:font-weight-complex="bold"/>
    </style:style>
    <style:style style:name="P581" style:family="paragraph" style:parent-style-name="Standard" style:list-style-name="L1">
      <style:text-properties fo:color="#333333" style:font-name="Liberation Serif" fo:font-size="17pt" fo:font-weight="bold" officeooo:rsid="0e6e4ba1" officeooo:paragraph-rsid="16ffda68" style:font-name-asian="標楷體" style:font-size-asian="17pt" style:language-asian="zh" style:country-asian="TW" style:font-weight-asian="bold" style:font-size-complex="17pt" style:font-weight-complex="bold"/>
    </style:style>
    <style:style style:name="P582" style:family="paragraph" style:parent-style-name="Standard" style:list-style-name="L1">
      <style:text-properties fo:color="#333333" style:font-name="Liberation Serif" fo:font-size="17pt" fo:font-weight="bold" officeooo:rsid="0e6e4ba1" officeooo:paragraph-rsid="16f6fe9f" style:font-name-asian="標楷體" style:font-size-asian="17pt" style:language-asian="zh" style:country-asian="TW" style:font-weight-asian="bold" style:font-size-complex="17pt" style:font-weight-complex="bold"/>
    </style:style>
    <style:style style:name="P583" style:family="paragraph" style:parent-style-name="Standard" style:list-style-name="L1">
      <style:text-properties fo:color="#333333" style:font-name="Liberation Serif" fo:font-size="17pt" fo:font-weight="bold" officeooo:rsid="0e6e4ba1" officeooo:paragraph-rsid="1702e6cc" style:font-name-asian="標楷體" style:font-size-asian="17pt" style:language-asian="zh" style:country-asian="TW" style:font-weight-asian="bold" style:font-size-complex="17pt" style:font-weight-complex="bold"/>
    </style:style>
    <style:style style:name="P584" style:family="paragraph" style:parent-style-name="Standard" style:list-style-name="L1">
      <style:text-properties fo:color="#333333" style:font-name="Liberation Serif" fo:font-size="17pt" fo:font-weight="bold" officeooo:rsid="0e6e4ba1" officeooo:paragraph-rsid="170bbf2e" style:font-name-asian="標楷體" style:font-size-asian="17pt" style:language-asian="zh" style:country-asian="TW" style:font-weight-asian="bold" style:font-size-complex="17pt" style:font-weight-complex="bold"/>
    </style:style>
    <style:style style:name="P585" style:family="paragraph" style:parent-style-name="Standard" style:list-style-name="L1">
      <style:text-properties fo:color="#333333" style:font-name="Liberation Serif" fo:font-size="17pt" fo:font-weight="bold" officeooo:rsid="0e6e4ba1" officeooo:paragraph-rsid="1708588f" style:font-name-asian="標楷體" style:font-size-asian="17pt" style:language-asian="zh" style:country-asian="TW" style:font-weight-asian="bold" style:font-size-complex="17pt" style:font-weight-complex="bold"/>
    </style:style>
    <style:style style:name="P586" style:family="paragraph" style:parent-style-name="Standard" style:list-style-name="L1">
      <style:text-properties fo:color="#333333" style:font-name="Liberation Serif" fo:font-size="17pt" fo:font-weight="bold" officeooo:rsid="0e6e4ba1" officeooo:paragraph-rsid="170e827b" style:font-name-asian="標楷體" style:font-size-asian="17pt" style:language-asian="zh" style:country-asian="TW" style:font-weight-asian="bold" style:font-size-complex="17pt" style:font-weight-complex="bold"/>
    </style:style>
    <style:style style:name="P587" style:family="paragraph" style:parent-style-name="Standard" style:list-style-name="L1">
      <style:text-properties fo:color="#333333" style:font-name="Liberation Serif" fo:font-size="17pt" fo:font-weight="bold" officeooo:rsid="0e6e4ba1" officeooo:paragraph-rsid="1528bd0f" style:font-name-asian="標楷體" style:font-size-asian="17pt" style:language-asian="zh" style:country-asian="TW" style:font-weight-asian="bold" style:font-size-complex="17pt" style:font-weight-complex="bold"/>
    </style:style>
    <style:style style:name="P588" style:family="paragraph" style:parent-style-name="Standard" style:list-style-name="L1">
      <style:text-properties fo:color="#333333" style:font-name="Liberation Serif" fo:font-size="17pt" fo:font-weight="bold" officeooo:rsid="0e6e4ba1" officeooo:paragraph-rsid="152df377" style:font-name-asian="標楷體" style:font-size-asian="17pt" style:language-asian="zh" style:country-asian="TW" style:font-weight-asian="bold" style:font-size-complex="17pt" style:font-weight-complex="bold"/>
    </style:style>
    <style:style style:name="P589" style:family="paragraph" style:parent-style-name="Standard" style:list-style-name="L1">
      <style:text-properties fo:color="#333333" style:font-name="Liberation Serif" fo:font-size="17pt" fo:font-weight="bold" officeooo:rsid="138eac89" officeooo:paragraph-rsid="14b7e85d" style:font-name-asian="標楷體" style:font-size-asian="17pt" style:language-asian="zh" style:country-asian="TW" style:font-weight-asian="bold" style:font-size-complex="17pt" style:font-weight-complex="bold"/>
    </style:style>
    <style:style style:name="P590" style:family="paragraph" style:parent-style-name="Standard" style:list-style-name="L1">
      <style:text-properties fo:color="#333333" style:font-name="Liberation Serif" fo:font-size="17pt" fo:font-weight="bold" officeooo:rsid="138eac89" officeooo:paragraph-rsid="148a07a2" style:font-name-asian="標楷體" style:font-size-asian="17pt" style:language-asian="zh" style:country-asian="TW" style:font-weight-asian="bold" style:font-size-complex="17pt" style:font-weight-complex="bold"/>
    </style:style>
    <style:style style:name="P591" style:family="paragraph" style:parent-style-name="Standard" style:list-style-name="L1">
      <style:text-properties fo:color="#333333" style:font-name="Liberation Serif" fo:font-size="17pt" fo:font-weight="bold" officeooo:rsid="138eac89" officeooo:paragraph-rsid="148dfd05" style:font-name-asian="標楷體" style:font-size-asian="17pt" style:language-asian="zh" style:country-asian="TW" style:font-weight-asian="bold" style:font-size-complex="17pt" style:font-weight-complex="bold"/>
    </style:style>
    <style:style style:name="P592" style:family="paragraph" style:parent-style-name="Standard" style:list-style-name="L1">
      <style:text-properties fo:color="#333333" style:font-name="Liberation Serif" fo:font-size="17pt" fo:font-weight="bold" officeooo:rsid="138eac89" officeooo:paragraph-rsid="148f0f7d" style:font-name-asian="標楷體" style:font-size-asian="17pt" style:language-asian="zh" style:country-asian="TW" style:font-weight-asian="bold" style:font-size-complex="17pt" style:font-weight-complex="bold"/>
    </style:style>
    <style:style style:name="P593" style:family="paragraph" style:parent-style-name="Standard" style:list-style-name="L1">
      <style:text-properties fo:color="#333333" style:font-name="Liberation Serif" fo:font-size="17pt" fo:font-weight="bold" officeooo:rsid="138eac89" officeooo:paragraph-rsid="1494888c" style:font-name-asian="標楷體" style:font-size-asian="17pt" style:language-asian="zh" style:country-asian="TW" style:font-weight-asian="bold" style:font-size-complex="17pt" style:font-weight-complex="bold"/>
    </style:style>
    <style:style style:name="P594" style:family="paragraph" style:parent-style-name="Standard" style:list-style-name="L1">
      <style:text-properties fo:color="#333333" style:font-name="Liberation Serif" fo:font-size="17pt" fo:font-weight="bold" officeooo:rsid="138eac89" officeooo:paragraph-rsid="1494c47f" style:font-name-asian="標楷體" style:font-size-asian="17pt" style:language-asian="zh" style:country-asian="TW" style:font-weight-asian="bold" style:font-size-complex="17pt" style:font-weight-complex="bold"/>
    </style:style>
    <style:style style:name="P595" style:family="paragraph" style:parent-style-name="Standard" style:list-style-name="L1">
      <style:text-properties fo:color="#333333" style:font-name="Liberation Serif" fo:font-size="17pt" fo:font-weight="bold" officeooo:rsid="138eac89" officeooo:paragraph-rsid="1497c655" style:font-name-asian="標楷體" style:font-size-asian="17pt" style:language-asian="zh" style:country-asian="TW" style:font-weight-asian="bold" style:font-size-complex="17pt" style:font-weight-complex="bold"/>
    </style:style>
    <style:style style:name="P596" style:family="paragraph" style:parent-style-name="Standard" style:list-style-name="L1">
      <style:text-properties fo:color="#333333" style:font-name="Liberation Serif" fo:font-size="17pt" fo:font-weight="bold" officeooo:rsid="138eac89" officeooo:paragraph-rsid="1498a658" style:font-name-asian="標楷體" style:font-size-asian="17pt" style:language-asian="zh" style:country-asian="TW" style:font-weight-asian="bold" style:font-size-complex="17pt" style:font-weight-complex="bold"/>
    </style:style>
    <style:style style:name="P597" style:family="paragraph" style:parent-style-name="Standard" style:list-style-name="L1">
      <style:text-properties fo:color="#333333" style:font-name="Liberation Serif" fo:font-size="17pt" fo:font-weight="bold" officeooo:rsid="138eac89" officeooo:paragraph-rsid="149cb1be" style:font-name-asian="標楷體" style:font-size-asian="17pt" style:language-asian="zh" style:country-asian="TW" style:font-weight-asian="bold" style:font-size-complex="17pt" style:font-weight-complex="bold"/>
    </style:style>
    <style:style style:name="P598" style:family="paragraph" style:parent-style-name="Standard" style:list-style-name="L1">
      <style:text-properties fo:color="#333333" style:font-name="Liberation Serif" fo:font-size="17pt" fo:font-weight="bold" officeooo:rsid="138eac89" officeooo:paragraph-rsid="14a8200b" style:font-name-asian="標楷體" style:font-size-asian="17pt" style:language-asian="zh" style:country-asian="TW" style:font-weight-asian="bold" style:font-size-complex="17pt" style:font-weight-complex="bold"/>
    </style:style>
    <style:style style:name="P599" style:family="paragraph" style:parent-style-name="Standard" style:list-style-name="L1">
      <style:text-properties fo:color="#333333" style:font-name="Liberation Serif" fo:font-size="17pt" fo:font-weight="bold" officeooo:rsid="138eac89" officeooo:paragraph-rsid="13be5e85" style:font-name-asian="標楷體" style:font-size-asian="17pt" style:language-asian="zh" style:country-asian="TW" style:font-weight-asian="bold" style:font-size-complex="17pt" style:font-weight-complex="bold"/>
    </style:style>
    <style:style style:name="P600" style:family="paragraph" style:parent-style-name="Standard" style:list-style-name="L1">
      <style:text-properties fo:color="#333333" style:font-name="Liberation Serif" fo:font-size="17pt" fo:font-weight="bold" officeooo:rsid="138eac89" officeooo:paragraph-rsid="14f463c0" style:font-name-asian="標楷體" style:font-size-asian="17pt" style:language-asian="zh" style:country-asian="TW" style:font-weight-asian="bold" style:font-size-complex="17pt" style:font-weight-complex="bold"/>
    </style:style>
    <style:style style:name="P601" style:family="paragraph" style:parent-style-name="Standard" style:list-style-name="L1">
      <style:text-properties fo:color="#333333" style:font-name="Liberation Serif" fo:font-size="17pt" fo:font-weight="bold" officeooo:rsid="138eac89" officeooo:paragraph-rsid="14f8357a" style:font-name-asian="標楷體" style:font-size-asian="17pt" style:language-asian="zh" style:country-asian="TW" style:font-weight-asian="bold" style:font-size-complex="17pt" style:font-weight-complex="bold"/>
    </style:style>
    <style:style style:name="P602" style:family="paragraph" style:parent-style-name="Standard" style:list-style-name="L1">
      <style:text-properties fo:color="#333333" style:font-name="Liberation Serif" fo:font-size="17pt" fo:font-weight="bold" officeooo:rsid="138eac89" officeooo:paragraph-rsid="1399764b" style:font-name-asian="標楷體" style:font-size-asian="17pt" style:language-asian="zh" style:country-asian="TW" style:font-weight-asian="bold" style:font-size-complex="17pt" style:font-weight-complex="bold"/>
    </style:style>
    <style:style style:name="P603" style:family="paragraph" style:parent-style-name="Standard" style:list-style-name="L1">
      <style:text-properties fo:color="#333333" style:font-name="Liberation Serif" fo:font-size="17pt" fo:font-weight="bold" officeooo:rsid="138eac89" officeooo:paragraph-rsid="13b32a5b" style:font-name-asian="標楷體" style:font-size-asian="17pt" style:language-asian="zh" style:country-asian="TW" style:font-weight-asian="bold" style:font-size-complex="17pt" style:font-weight-complex="bold"/>
    </style:style>
    <style:style style:name="P604" style:family="paragraph" style:parent-style-name="Standard" style:list-style-name="L1">
      <style:text-properties fo:color="#333333" style:font-name="Liberation Serif" fo:font-size="17pt" fo:font-weight="bold" officeooo:rsid="138eac89" officeooo:paragraph-rsid="13c5e521" style:font-name-asian="標楷體" style:font-size-asian="17pt" style:language-asian="zh" style:country-asian="TW" style:font-weight-asian="bold" style:font-size-complex="17pt" style:font-weight-complex="bold"/>
    </style:style>
    <style:style style:name="P605" style:family="paragraph" style:parent-style-name="Standard" style:list-style-name="L1">
      <style:text-properties fo:color="#333333" style:font-name="Liberation Serif" fo:font-size="17pt" fo:font-weight="bold" officeooo:rsid="138eac89" officeooo:paragraph-rsid="13c72abf" style:font-name-asian="標楷體" style:font-size-asian="17pt" style:language-asian="zh" style:country-asian="TW" style:font-weight-asian="bold" style:font-size-complex="17pt" style:font-weight-complex="bold"/>
    </style:style>
    <style:style style:name="P606" style:family="paragraph" style:parent-style-name="Standard" style:list-style-name="L1">
      <style:text-properties fo:color="#333333" style:font-name="Liberation Serif" fo:font-size="17pt" fo:font-weight="bold" officeooo:rsid="138eac89" officeooo:paragraph-rsid="13f6c425" style:font-name-asian="標楷體" style:font-size-asian="17pt" style:language-asian="zh" style:country-asian="TW" style:font-weight-asian="bold" style:font-size-complex="17pt" style:font-weight-complex="bold"/>
    </style:style>
    <style:style style:name="P607" style:family="paragraph" style:parent-style-name="Standard" style:list-style-name="L1">
      <style:text-properties fo:color="#333333" style:font-name="Liberation Serif" fo:font-size="17pt" fo:font-weight="bold" officeooo:rsid="138eac89" officeooo:paragraph-rsid="13cd4f91" style:font-name-asian="標楷體" style:font-size-asian="17pt" style:language-asian="zh" style:country-asian="TW" style:font-weight-asian="bold" style:font-size-complex="17pt" style:font-weight-complex="bold"/>
    </style:style>
    <style:style style:name="P608" style:family="paragraph" style:parent-style-name="Standard" style:list-style-name="L1">
      <style:text-properties fo:color="#333333" style:font-name="Liberation Serif" fo:font-size="17pt" fo:font-weight="bold" officeooo:rsid="138eac89" officeooo:paragraph-rsid="13d735f2" style:font-name-asian="標楷體" style:font-size-asian="17pt" style:language-asian="zh" style:country-asian="TW" style:font-weight-asian="bold" style:font-size-complex="17pt" style:font-weight-complex="bold"/>
    </style:style>
    <style:style style:name="P609" style:family="paragraph" style:parent-style-name="Standard" style:list-style-name="L1">
      <style:text-properties fo:color="#333333" style:font-name="Liberation Serif" fo:font-size="17pt" fo:font-weight="bold" officeooo:rsid="14894166" officeooo:paragraph-rsid="14894166" style:font-name-asian="標楷體" style:font-size-asian="17pt" style:language-asian="zh" style:country-asian="TW" style:font-weight-asian="bold" style:font-size-complex="17pt" style:font-weight-complex="bold"/>
    </style:style>
    <style:style style:name="P610" style:family="paragraph" style:parent-style-name="Standard" style:list-style-name="L1">
      <style:text-properties fo:color="#333333" style:font-name="Liberation Serif" fo:font-size="17pt" fo:font-weight="bold" officeooo:rsid="13c7d716" officeooo:paragraph-rsid="13c7d716" style:font-name-asian="標楷體" style:font-size-asian="17pt" style:language-asian="zh" style:country-asian="TW" style:font-weight-asian="bold" style:font-size-complex="17pt" style:font-weight-complex="bold"/>
    </style:style>
    <style:style style:name="P611" style:family="paragraph" style:parent-style-name="Standard" style:list-style-name="L1">
      <style:text-properties fo:color="#333333" style:font-name="Liberation Serif" fo:font-size="17pt" fo:font-weight="bold" officeooo:rsid="13c7d716" officeooo:paragraph-rsid="143d5b74" style:font-name-asian="標楷體" style:font-size-asian="17pt" style:language-asian="zh" style:country-asian="TW" style:font-weight-asian="bold" style:font-size-complex="17pt" style:font-weight-complex="bold"/>
    </style:style>
    <style:style style:name="P612" style:family="paragraph" style:parent-style-name="Standard" style:list-style-name="L1">
      <style:text-properties fo:color="#333333" style:font-name="Liberation Serif" fo:font-size="17pt" fo:font-weight="bold" officeooo:rsid="13c7d716" officeooo:paragraph-rsid="1443a818" style:font-name-asian="標楷體" style:font-size-asian="17pt" style:language-asian="zh" style:country-asian="TW" style:font-weight-asian="bold" style:font-size-complex="17pt" style:font-weight-complex="bold"/>
    </style:style>
    <style:style style:name="P613" style:family="paragraph" style:parent-style-name="Standard" style:list-style-name="L1">
      <style:text-properties fo:color="#333333" style:font-name="Liberation Serif" fo:font-size="17pt" fo:font-weight="bold" officeooo:rsid="13c7d716" officeooo:paragraph-rsid="143099c1" style:font-name-asian="標楷體" style:font-size-asian="17pt" style:language-asian="zh" style:country-asian="TW" style:font-weight-asian="bold" style:font-size-complex="17pt" style:font-weight-complex="bold"/>
    </style:style>
    <style:style style:name="P614" style:family="paragraph" style:parent-style-name="Standard" style:list-style-name="L1">
      <style:text-properties fo:color="#333333" style:font-name="Liberation Serif" fo:font-size="17pt" fo:font-weight="bold" officeooo:rsid="13c7d716" officeooo:paragraph-rsid="14265f60" style:font-name-asian="標楷體" style:font-size-asian="17pt" style:language-asian="zh" style:country-asian="TW" style:font-weight-asian="bold" style:font-size-complex="17pt" style:font-weight-complex="bold"/>
    </style:style>
    <style:style style:name="P615" style:family="paragraph" style:parent-style-name="Standard" style:list-style-name="L1">
      <style:text-properties fo:color="#333333" style:font-name="Liberation Serif" fo:font-size="17pt" fo:font-weight="bold" officeooo:rsid="13c7d716" officeooo:paragraph-rsid="1454a5a1" style:font-name-asian="標楷體" style:font-size-asian="17pt" style:language-asian="zh" style:country-asian="TW" style:font-weight-asian="bold" style:font-size-complex="17pt" style:font-weight-complex="bold"/>
    </style:style>
    <style:style style:name="P616" style:family="paragraph" style:parent-style-name="Standard" style:list-style-name="L1">
      <style:text-properties fo:color="#333333" style:font-name="Liberation Serif" fo:font-size="17pt" fo:font-weight="bold" officeooo:rsid="14486d9e" officeooo:paragraph-rsid="1459f232" style:font-name-asian="標楷體" style:font-size-asian="17pt" style:language-asian="zh" style:country-asian="TW" style:font-weight-asian="bold" style:font-size-complex="17pt" style:font-weight-complex="bold"/>
    </style:style>
    <style:style style:name="P617" style:family="paragraph" style:parent-style-name="Standard" style:list-style-name="L1">
      <style:text-properties fo:color="#333333" style:font-name="Liberation Serif" fo:font-size="17pt" fo:font-weight="bold" officeooo:rsid="14486d9e" officeooo:paragraph-rsid="14621d8d" style:font-name-asian="標楷體" style:font-size-asian="17pt" style:language-asian="zh" style:country-asian="TW" style:font-weight-asian="bold" style:font-size-complex="17pt" style:font-weight-complex="bold"/>
    </style:style>
    <style:style style:name="P618" style:family="paragraph" style:parent-style-name="Standard" style:list-style-name="L1">
      <style:text-properties fo:color="#333333" style:font-name="Liberation Serif" fo:font-size="17pt" fo:font-weight="bold" officeooo:rsid="14cb3ffd" officeooo:paragraph-rsid="14e46964" style:font-name-asian="標楷體" style:font-size-asian="17pt" style:language-asian="zh" style:country-asian="TW" style:font-weight-asian="bold" style:font-size-complex="17pt" style:font-weight-complex="bold"/>
    </style:style>
    <style:style style:name="P619" style:family="paragraph" style:parent-style-name="Standard" style:list-style-name="L1">
      <style:text-properties fo:color="#333333" style:font-name="Liberation Serif" fo:font-size="17pt" fo:font-weight="bold" officeooo:rsid="14cb3ffd" officeooo:paragraph-rsid="14ce533c" style:font-name-asian="標楷體" style:font-size-asian="17pt" style:language-asian="zh" style:country-asian="TW" style:font-weight-asian="bold" style:font-size-complex="17pt" style:font-weight-complex="bold"/>
    </style:style>
    <style:style style:name="P620" style:family="paragraph" style:parent-style-name="Standard" style:list-style-name="L1">
      <style:text-properties fo:color="#333333" style:font-name="Liberation Serif" fo:font-size="17pt" fo:font-weight="bold" officeooo:rsid="14cb3ffd" officeooo:paragraph-rsid="14cd8887" style:font-name-asian="標楷體" style:font-size-asian="17pt" style:language-asian="zh" style:country-asian="TW" style:font-weight-asian="bold" style:font-size-complex="17pt" style:font-weight-complex="bold"/>
    </style:style>
    <style:style style:name="P621" style:family="paragraph" style:parent-style-name="Standard" style:list-style-name="L1">
      <style:text-properties fo:color="#333333" style:font-name="Liberation Serif" fo:font-size="17pt" fo:font-weight="bold" officeooo:rsid="14d04609" officeooo:paragraph-rsid="14cd8887" style:font-name-asian="標楷體" style:font-size-asian="17pt" style:language-asian="zh" style:country-asian="TW" style:font-weight-asian="bold" style:font-size-complex="17pt" style:font-weight-complex="bold"/>
    </style:style>
    <style:style style:name="P622" style:family="paragraph" style:parent-style-name="Standard" style:list-style-name="L1">
      <style:text-properties fo:color="#333333" style:font-name="Liberation Serif" fo:font-size="17pt" fo:font-weight="bold" officeooo:rsid="14d04609" officeooo:paragraph-rsid="17e466f5" style:font-name-asian="標楷體" style:font-size-asian="17pt" style:language-asian="zh" style:country-asian="TW" style:font-weight-asian="bold" style:font-size-complex="17pt" style:font-weight-complex="bold"/>
    </style:style>
    <style:style style:name="P623" style:family="paragraph" style:parent-style-name="Standard" style:list-style-name="L1">
      <style:text-properties fo:color="#333333" style:font-name="Liberation Serif" fo:font-size="17pt" fo:font-weight="bold" officeooo:rsid="14d04609" officeooo:paragraph-rsid="1820c19a" style:font-name-asian="標楷體" style:font-size-asian="17pt" style:language-asian="zh" style:country-asian="TW" style:font-weight-asian="bold" style:font-size-complex="17pt" style:font-weight-complex="bold"/>
    </style:style>
    <style:style style:name="P624" style:family="paragraph" style:parent-style-name="Standard" style:list-style-name="L1">
      <style:text-properties fo:color="#333333" style:font-name="Liberation Serif" fo:font-size="17pt" fo:font-weight="bold" officeooo:rsid="14d04609" officeooo:paragraph-rsid="182928e4" style:font-name-asian="標楷體" style:font-size-asian="17pt" style:language-asian="zh" style:country-asian="TW" style:font-weight-asian="bold" style:font-size-complex="17pt" style:font-weight-complex="bold"/>
    </style:style>
    <style:style style:name="P625" style:family="paragraph" style:parent-style-name="Standard" style:list-style-name="L1">
      <style:text-properties fo:color="#333333" style:font-name="Liberation Serif" fo:font-size="17pt" fo:font-weight="bold" officeooo:rsid="14d04609" officeooo:paragraph-rsid="1826c5c7" style:font-name-asian="標楷體" style:font-size-asian="17pt" style:language-asian="zh" style:country-asian="TW" style:font-weight-asian="bold" style:font-size-complex="17pt" style:font-weight-complex="bold"/>
    </style:style>
    <style:style style:name="P626" style:family="paragraph" style:parent-style-name="Standard" style:list-style-name="L1">
      <style:text-properties fo:color="#333333" style:font-name="Liberation Serif" fo:font-size="17pt" fo:font-weight="bold" officeooo:rsid="14d04609" officeooo:paragraph-rsid="18453064" style:font-name-asian="標楷體" style:font-size-asian="17pt" style:language-asian="zh" style:country-asian="TW" style:font-weight-asian="bold" style:font-size-complex="17pt" style:font-weight-complex="bold"/>
    </style:style>
    <style:style style:name="P627" style:family="paragraph" style:parent-style-name="Standard" style:list-style-name="L1">
      <style:text-properties fo:color="#333333" style:font-name="Liberation Serif" fo:font-size="17pt" fo:font-weight="bold" officeooo:rsid="17ea3a8e" officeooo:paragraph-rsid="18453064" style:font-name-asian="標楷體" style:font-size-asian="17pt" style:language-asian="zh" style:country-asian="TW" style:font-weight-asian="bold" style:font-size-complex="17pt" style:font-weight-complex="bold"/>
    </style:style>
    <style:style style:name="P628" style:family="paragraph" style:parent-style-name="Standard" style:list-style-name="L1">
      <style:text-properties fo:color="#333333" style:font-name="Liberation Serif" fo:font-size="17pt" fo:font-weight="bold" officeooo:rsid="18337735" officeooo:paragraph-rsid="18453064" style:font-name-asian="標楷體" style:font-size-asian="17pt" style:language-asian="zh" style:country-asian="TW" style:font-weight-asian="bold" style:font-size-complex="17pt" style:font-weight-complex="bold"/>
    </style:style>
    <style:style style:name="P629" style:family="paragraph" style:parent-style-name="Standard" style:list-style-name="L1">
      <style:text-properties fo:color="#333333" style:font-name="Liberation Serif" fo:font-size="17pt" fo:font-weight="bold" officeooo:rsid="17f4d9f9" officeooo:paragraph-rsid="17eb8b7e" style:font-name-asian="標楷體" style:font-size-asian="17pt" style:language-asian="zh" style:country-asian="TW" style:font-weight-asian="bold" style:font-size-complex="17pt" style:font-weight-complex="bold"/>
    </style:style>
    <style:style style:name="P630" style:family="paragraph" style:parent-style-name="Standard" style:list-style-name="L1">
      <style:text-properties fo:color="#333333" style:font-name="Liberation Serif" fo:font-size="17pt" fo:font-weight="bold" officeooo:rsid="1800f119" officeooo:paragraph-rsid="17eb8b7e" style:font-name-asian="標楷體" style:font-size-asian="17pt" style:language-asian="zh" style:country-asian="TW" style:font-weight-asian="bold" style:font-size-complex="17pt" style:font-weight-complex="bold"/>
    </style:style>
    <style:style style:name="P631" style:family="paragraph" style:parent-style-name="Standard" style:list-style-name="L1">
      <style:text-properties fo:color="#333333" style:font-name="Liberation Serif" fo:font-size="17pt" fo:font-weight="bold" officeooo:rsid="1800f119" officeooo:paragraph-rsid="1805938b" style:font-name-asian="標楷體" style:font-size-asian="17pt" style:language-asian="zh" style:country-asian="TW" style:font-weight-asian="bold" style:font-size-complex="17pt" style:font-weight-complex="bold"/>
    </style:style>
    <style:style style:name="P632" style:family="paragraph" style:parent-style-name="Standard" style:list-style-name="L1">
      <style:text-properties fo:color="#333333" style:font-name="Liberation Serif" fo:font-size="17pt" fo:font-weight="bold" officeooo:rsid="0a6c7ab1" officeooo:paragraph-rsid="0b5b6ae3" style:font-name-asian="Liberation Serif" style:font-size-asian="17pt" style:language-asian="zh" style:country-asian="TW" style:font-weight-asian="bold" style:font-size-complex="17pt" style:font-weight-complex="bold"/>
    </style:style>
    <style:style style:name="P633" style:family="paragraph" style:parent-style-name="Standard" style:list-style-name="L1">
      <style:text-properties fo:color="#333333" style:font-name="Liberation Serif" fo:font-size="17pt" fo:font-weight="bold" officeooo:rsid="0a6c7ab1" officeooo:paragraph-rsid="0c4713d8" style:font-name-asian="Liberation Serif" style:font-size-asian="17pt" style:language-asian="zh" style:country-asian="TW" style:font-weight-asian="bold" style:font-size-complex="17pt" style:font-weight-complex="bold"/>
    </style:style>
    <style:style style:name="P634" style:family="paragraph" style:parent-style-name="Standard" style:list-style-name="L1">
      <style:text-properties fo:color="#333333" style:font-name="Liberation Serif" fo:font-size="17pt" fo:font-weight="bold" officeooo:rsid="0b86c44e" officeooo:paragraph-rsid="1125912d" style:font-name-asian="Liberation Serif" style:font-size-asian="17pt" style:language-asian="zh" style:country-asian="TW" style:font-weight-asian="bold" style:font-size-complex="17pt" style:font-weight-complex="bold"/>
    </style:style>
    <style:style style:name="P635" style:family="paragraph" style:parent-style-name="Standard" style:list-style-name="L1">
      <style:text-properties fo:color="#333333" style:font-name="Liberation Serif" fo:font-size="17pt" fo:font-weight="bold" officeooo:rsid="0b86c44e" officeooo:paragraph-rsid="11264d8f" style:font-name-asian="Liberation Serif" style:font-size-asian="17pt" style:language-asian="zh" style:country-asian="TW" style:font-weight-asian="bold" style:font-size-complex="17pt" style:font-weight-complex="bold"/>
    </style:style>
    <style:style style:name="P636" style:family="paragraph" style:parent-style-name="Standard" style:list-style-name="L1">
      <style:text-properties fo:color="#333333" style:font-name="Liberation Serif" fo:font-size="17pt" fo:font-weight="bold" officeooo:rsid="0a7edee9" officeooo:paragraph-rsid="0ac1f67e" style:font-name-asian="Liberation Serif" style:font-size-asian="17pt" style:language-asian="zh" style:country-asian="TW" style:font-weight-asian="bold" style:font-size-complex="17pt" style:font-weight-complex="bold"/>
    </style:style>
    <style:style style:name="P637" style:family="paragraph" style:parent-style-name="Standard" style:list-style-name="L1">
      <style:text-properties fo:color="#333333" style:font-name="Liberation Serif" fo:font-size="17pt" fo:font-weight="bold" officeooo:rsid="0a7edee9" officeooo:paragraph-rsid="0aa935a4" style:font-name-asian="Liberation Serif" style:font-size-asian="17pt" style:language-asian="zh" style:country-asian="TW" style:font-weight-asian="bold" style:font-size-complex="17pt" style:font-weight-complex="bold"/>
    </style:style>
    <style:style style:name="P638" style:family="paragraph" style:parent-style-name="Standard" style:list-style-name="L1">
      <style:text-properties fo:color="#333333" style:font-name="Liberation Serif" fo:font-size="17pt" fo:font-weight="bold" officeooo:rsid="0a7edee9" officeooo:paragraph-rsid="0db4ee11" style:font-name-asian="Liberation Serif" style:font-size-asian="17pt" style:language-asian="zh" style:country-asian="TW" style:font-weight-asian="bold" style:font-size-complex="17pt" style:font-weight-complex="bold"/>
    </style:style>
    <style:style style:name="P639" style:family="paragraph" style:parent-style-name="Standard" style:list-style-name="L1">
      <style:text-properties fo:color="#333333" style:font-name="Liberation Serif" fo:font-size="17pt" fo:font-weight="bold" officeooo:rsid="0a7edee9" officeooo:paragraph-rsid="0dd8cd97" style:font-name-asian="Liberation Serif" style:font-size-asian="17pt" style:language-asian="zh" style:country-asian="TW" style:font-weight-asian="bold" style:font-size-complex="17pt" style:font-weight-complex="bold"/>
    </style:style>
    <style:style style:name="P640" style:family="paragraph" style:parent-style-name="Standard" style:list-style-name="L1">
      <style:text-properties fo:color="#333333" style:font-name="Liberation Serif" fo:font-size="17pt" fo:font-weight="bold" officeooo:rsid="0a7edee9" officeooo:paragraph-rsid="0f12dc47" style:font-name-asian="Liberation Serif" style:font-size-asian="17pt" style:language-asian="zh" style:country-asian="TW" style:font-weight-asian="bold" style:font-size-complex="17pt" style:font-weight-complex="bold"/>
    </style:style>
    <style:style style:name="P641" style:family="paragraph" style:parent-style-name="Standard" style:list-style-name="L1">
      <style:text-properties fo:color="#333333" style:font-name="Liberation Serif" fo:font-size="17pt" fo:font-weight="bold" officeooo:rsid="0a7edee9" officeooo:paragraph-rsid="0f21a75c" style:font-name-asian="Liberation Serif" style:font-size-asian="17pt" style:language-asian="zh" style:country-asian="TW" style:font-weight-asian="bold" style:font-size-complex="17pt" style:font-weight-complex="bold"/>
    </style:style>
    <style:style style:name="P642" style:family="paragraph" style:parent-style-name="Standard" style:list-style-name="L1">
      <style:text-properties fo:color="#333333" style:font-name="Liberation Serif" fo:font-size="17pt" fo:font-weight="bold" officeooo:rsid="0a7edee9" officeooo:paragraph-rsid="0f71e927" style:font-name-asian="Liberation Serif" style:font-size-asian="17pt" style:language-asian="zh" style:country-asian="TW" style:font-weight-asian="bold" style:font-size-complex="17pt" style:font-weight-complex="bold"/>
    </style:style>
    <style:style style:name="P643" style:family="paragraph" style:parent-style-name="Standard" style:list-style-name="L1">
      <style:text-properties fo:color="#333333" style:font-name="Liberation Serif" fo:font-size="17pt" fo:font-weight="bold" officeooo:rsid="0a7edee9" officeooo:paragraph-rsid="0f33f124" style:font-name-asian="Liberation Serif" style:font-size-asian="17pt" style:language-asian="zh" style:country-asian="TW" style:font-weight-asian="bold" style:font-size-complex="17pt" style:font-weight-complex="bold"/>
    </style:style>
    <style:style style:name="P644" style:family="paragraph" style:parent-style-name="Standard" style:list-style-name="L1">
      <style:text-properties fo:color="#333333" style:font-name="Liberation Serif" fo:font-size="17pt" fo:font-weight="bold" officeooo:rsid="0a7edee9" officeooo:paragraph-rsid="0f820e58" style:font-name-asian="Liberation Serif" style:font-size-asian="17pt" style:language-asian="zh" style:country-asian="TW" style:font-weight-asian="bold" style:font-size-complex="17pt" style:font-weight-complex="bold"/>
    </style:style>
    <style:style style:name="P645" style:family="paragraph" style:parent-style-name="Standard" style:list-style-name="L1">
      <style:text-properties fo:color="#333333" style:font-name="Liberation Serif" fo:font-size="17pt" fo:font-weight="bold" officeooo:rsid="0a7edee9" officeooo:paragraph-rsid="0f881414" style:font-name-asian="Liberation Serif" style:font-size-asian="17pt" style:language-asian="zh" style:country-asian="TW" style:font-weight-asian="bold" style:font-size-complex="17pt" style:font-weight-complex="bold"/>
    </style:style>
    <style:style style:name="P646" style:family="paragraph" style:parent-style-name="Standard" style:list-style-name="L1">
      <style:text-properties fo:color="#333333" style:font-name="Liberation Serif" fo:font-size="17pt" fo:font-weight="bold" officeooo:rsid="0a7edee9" officeooo:paragraph-rsid="0f8b5b8f" style:font-name-asian="Liberation Serif" style:font-size-asian="17pt" style:language-asian="zh" style:country-asian="TW" style:font-weight-asian="bold" style:font-size-complex="17pt" style:font-weight-complex="bold"/>
    </style:style>
    <style:style style:name="P647" style:family="paragraph" style:parent-style-name="Standard" style:list-style-name="L1">
      <style:text-properties fo:color="#333333" style:font-name="Liberation Serif" fo:font-size="17pt" fo:font-weight="bold" officeooo:rsid="0a7edee9" officeooo:paragraph-rsid="0f8e958a" style:font-name-asian="Liberation Serif" style:font-size-asian="17pt" style:language-asian="zh" style:country-asian="TW" style:font-weight-asian="bold" style:font-size-complex="17pt" style:font-weight-complex="bold"/>
    </style:style>
    <style:style style:name="P648" style:family="paragraph" style:parent-style-name="Standard" style:list-style-name="L1">
      <style:text-properties fo:color="#333333" style:font-name="Liberation Serif" fo:font-size="17pt" fo:font-weight="bold" officeooo:rsid="0a7edee9" officeooo:paragraph-rsid="186c088e" style:font-name-asian="Liberation Serif" style:font-size-asian="17pt" style:language-asian="zh" style:country-asian="TW" style:font-weight-asian="bold" style:font-size-complex="17pt" style:font-weight-complex="bold"/>
    </style:style>
    <style:style style:name="P649" style:family="paragraph" style:parent-style-name="Standard" style:list-style-name="L1">
      <style:text-properties fo:color="#333333" style:font-name="Liberation Serif" fo:font-size="17pt" fo:font-weight="bold" officeooo:rsid="0cd82979" officeooo:paragraph-rsid="1869fc86" style:font-name-asian="Liberation Serif" style:font-size-asian="17pt" style:language-asian="zh" style:country-asian="TW" style:font-weight-asian="bold" style:font-size-complex="17pt" style:font-weight-complex="bold"/>
    </style:style>
    <style:style style:name="P650" style:family="paragraph" style:parent-style-name="Standard" style:list-style-name="L1">
      <style:text-properties fo:color="#333333" style:font-name="Liberation Serif" fo:font-size="17pt" fo:font-weight="bold" officeooo:rsid="0cd82979" officeooo:paragraph-rsid="18698209" style:font-name-asian="Liberation Serif" style:font-size-asian="17pt" style:language-asian="zh" style:country-asian="TW" style:font-weight-asian="bold" style:font-size-complex="17pt" style:font-weight-complex="bold"/>
    </style:style>
    <style:style style:name="P651" style:family="paragraph" style:parent-style-name="Standard" style:list-style-name="L1">
      <style:text-properties fo:color="#333333" style:font-name="Liberation Serif" fo:font-size="17pt" fo:font-weight="bold" officeooo:rsid="128cf081" officeooo:paragraph-rsid="1316bdd6" style:font-name-asian="Liberation Serif" style:font-size-asian="17pt" style:language-asian="zh" style:country-asian="TW" style:font-weight-asian="bold" style:font-size-complex="17pt" style:font-weight-complex="bold"/>
    </style:style>
    <style:style style:name="P652" style:family="paragraph" style:parent-style-name="Standard" style:list-style-name="L1">
      <style:text-properties fo:color="#333333" style:font-name="Liberation Serif" fo:font-size="17pt" fo:font-weight="bold" officeooo:rsid="0e6e4ba1" officeooo:paragraph-rsid="14835a37" style:font-name-asian="Liberation Serif" style:font-size-asian="17pt" style:language-asian="zh" style:country-asian="TW" style:font-weight-asian="bold" style:font-size-complex="17pt" style:font-weight-complex="bold"/>
    </style:style>
    <style:style style:name="P653" style:family="paragraph" style:parent-style-name="Standard" style:list-style-name="L1">
      <style:text-properties fo:color="#333333" style:font-name="Liberation Serif" fo:font-size="17pt" fo:font-weight="bold" officeooo:rsid="0e6e4ba1" officeooo:paragraph-rsid="14c24b6c" style:font-name-asian="Liberation Serif" style:font-size-asian="17pt" style:language-asian="zh" style:country-asian="TW" style:font-weight-asian="bold" style:font-size-complex="17pt" style:font-weight-complex="bold"/>
    </style:style>
    <style:style style:name="P654" style:family="paragraph" style:parent-style-name="Standard" style:list-style-name="L1">
      <style:text-properties fo:color="#333333" style:font-name="Liberation Serif" fo:font-size="17pt" fo:font-weight="bold" officeooo:rsid="0e6e4ba1" officeooo:paragraph-rsid="1484e676" style:font-name-asian="Liberation Serif" style:font-size-asian="17pt" style:language-asian="zh" style:country-asian="TW" style:font-weight-asian="bold" style:font-size-complex="17pt" style:font-weight-complex="bold"/>
    </style:style>
    <style:style style:name="P655" style:family="paragraph" style:parent-style-name="Standard" style:list-style-name="L1">
      <style:text-properties fo:color="#333333" style:font-name="Liberation Serif" fo:font-size="17pt" fo:font-weight="bold" officeooo:rsid="0e6e4ba1" officeooo:paragraph-rsid="148a07a2" style:font-name-asian="Liberation Serif" style:font-size-asian="17pt" style:language-asian="zh" style:country-asian="TW" style:font-weight-asian="bold" style:font-size-complex="17pt" style:font-weight-complex="bold"/>
    </style:style>
    <style:style style:name="P656" style:family="paragraph" style:parent-style-name="Standard" style:list-style-name="L1">
      <style:text-properties fo:color="#333333" style:font-name="Liberation Serif" fo:font-size="17pt" fo:font-weight="bold" officeooo:rsid="0e6e4ba1" officeooo:paragraph-rsid="138ddf85" style:font-name-asian="Liberation Serif" style:font-size-asian="17pt" style:language-asian="zh" style:country-asian="TW" style:font-weight-asian="bold" style:font-size-complex="17pt" style:font-weight-complex="bold"/>
    </style:style>
    <style:style style:name="P657" style:family="paragraph" style:parent-style-name="Standard" style:list-style-name="L1">
      <style:text-properties fo:color="#333333" style:font-name="Liberation Serif" fo:font-size="17pt" fo:font-weight="bold" officeooo:rsid="0e6e4ba1" officeooo:paragraph-rsid="138eac89" style:font-name-asian="Liberation Serif" style:font-size-asian="17pt" style:language-asian="zh" style:country-asian="TW" style:font-weight-asian="bold" style:font-size-complex="17pt" style:font-weight-complex="bold"/>
    </style:style>
    <style:style style:name="P658" style:family="paragraph" style:parent-style-name="Standard" style:list-style-name="L1">
      <style:text-properties fo:color="#333333" style:font-name="Liberation Serif" fo:font-size="17pt" fo:font-weight="bold" officeooo:rsid="0e6e4ba1" officeooo:paragraph-rsid="138f8969" style:font-name-asian="Liberation Serif" style:font-size-asian="17pt" style:language-asian="zh" style:country-asian="TW" style:font-weight-asian="bold" style:font-size-complex="17pt" style:font-weight-complex="bold"/>
    </style:style>
    <style:style style:name="P659" style:family="paragraph" style:parent-style-name="Standard" style:list-style-name="L1">
      <style:text-properties fo:color="#333333" style:font-name="Liberation Serif" fo:font-size="17pt" fo:font-weight="bold" officeooo:rsid="0e6e4ba1" officeooo:paragraph-rsid="138f3a02" style:font-name-asian="Liberation Serif" style:font-size-asian="17pt" style:language-asian="zh" style:country-asian="TW" style:font-weight-asian="bold" style:font-size-complex="17pt" style:font-weight-complex="bold"/>
    </style:style>
    <style:style style:name="P660" style:family="paragraph" style:parent-style-name="Standard" style:list-style-name="L1">
      <style:text-properties fo:color="#333333" style:font-name="Liberation Serif" fo:font-size="17pt" fo:font-weight="bold" officeooo:rsid="0e6e4ba1" officeooo:paragraph-rsid="148749d9" style:font-name-asian="Liberation Serif" style:font-size-asian="17pt" style:language-asian="zh" style:country-asian="TW" style:font-weight-asian="bold" style:font-size-complex="17pt" style:font-weight-complex="bold"/>
    </style:style>
    <style:style style:name="P661" style:family="paragraph" style:parent-style-name="Standard" style:list-style-name="L1">
      <style:text-properties fo:color="#333333" style:font-name="Liberation Serif" fo:font-size="17pt" fo:font-weight="bold" officeooo:rsid="0e6e4ba1" officeooo:paragraph-rsid="13c44856" style:font-name-asian="Liberation Serif" style:font-size-asian="17pt" style:language-asian="zh" style:country-asian="TW" style:font-weight-asian="bold" style:font-size-complex="17pt" style:font-weight-complex="bold"/>
    </style:style>
    <style:style style:name="P662" style:family="paragraph" style:parent-style-name="Standard" style:list-style-name="L1">
      <style:text-properties fo:color="#333333" style:font-name="Liberation Serif" fo:font-size="17pt" fo:font-weight="bold" officeooo:rsid="0e6e4ba1" officeooo:paragraph-rsid="13969f8a" style:font-name-asian="Liberation Serif" style:font-size-asian="17pt" style:language-asian="zh" style:country-asian="TW" style:font-weight-asian="bold" style:font-size-complex="17pt" style:font-weight-complex="bold"/>
    </style:style>
    <style:style style:name="P663" style:family="paragraph" style:parent-style-name="Standard" style:list-style-name="L1">
      <style:text-properties fo:color="#333333" style:font-name="Liberation Serif" fo:font-size="17pt" fo:font-weight="bold" officeooo:rsid="0e6e4ba1" officeooo:paragraph-rsid="13aa8d7c" style:font-name-asian="Liberation Serif" style:font-size-asian="17pt" style:language-asian="zh" style:country-asian="TW" style:font-weight-asian="bold" style:font-size-complex="17pt" style:font-weight-complex="bold"/>
    </style:style>
    <style:style style:name="P664" style:family="paragraph" style:parent-style-name="Standard" style:list-style-name="L1">
      <style:text-properties fo:color="#333333" style:font-name="Liberation Serif" fo:font-size="17pt" fo:font-weight="bold" officeooo:rsid="0e6e4ba1" officeooo:paragraph-rsid="13ad0cb3" style:font-name-asian="Liberation Serif" style:font-size-asian="17pt" style:language-asian="zh" style:country-asian="TW" style:font-weight-asian="bold" style:font-size-complex="17pt" style:font-weight-complex="bold"/>
    </style:style>
    <style:style style:name="P665" style:family="paragraph" style:parent-style-name="Standard" style:list-style-name="L1">
      <style:text-properties fo:color="#333333" style:font-name="Liberation Serif" fo:font-size="17pt" fo:font-weight="bold" officeooo:rsid="0e6e4ba1" officeooo:paragraph-rsid="13b9319d" style:font-name-asian="Liberation Serif" style:font-size-asian="17pt" style:language-asian="zh" style:country-asian="TW" style:font-weight-asian="bold" style:font-size-complex="17pt" style:font-weight-complex="bold"/>
    </style:style>
    <style:style style:name="P666" style:family="paragraph" style:parent-style-name="Standard" style:list-style-name="L1">
      <style:text-properties fo:color="#333333" style:font-name="Liberation Serif" fo:font-size="17pt" fo:font-weight="bold" officeooo:rsid="0e6e4ba1" officeooo:paragraph-rsid="139c2e61" style:font-name-asian="Liberation Serif" style:font-size-asian="17pt" style:language-asian="zh" style:country-asian="TW" style:font-weight-asian="bold" style:font-size-complex="17pt" style:font-weight-complex="bold"/>
    </style:style>
    <style:style style:name="P667" style:family="paragraph" style:parent-style-name="Standard" style:list-style-name="L1">
      <style:text-properties fo:color="#333333" style:font-name="Liberation Serif" fo:font-size="17pt" fo:font-weight="bold" officeooo:rsid="0e6e4ba1" officeooo:paragraph-rsid="139c914f" style:font-name-asian="Liberation Serif" style:font-size-asian="17pt" style:language-asian="zh" style:country-asian="TW" style:font-weight-asian="bold" style:font-size-complex="17pt" style:font-weight-complex="bold"/>
    </style:style>
    <style:style style:name="P668" style:family="paragraph" style:parent-style-name="Standard" style:list-style-name="L1">
      <style:text-properties fo:color="#333333" style:font-name="Liberation Serif" fo:font-size="17pt" fo:font-weight="bold" officeooo:rsid="0e6e4ba1" officeooo:paragraph-rsid="13b1f0f4" style:font-name-asian="Liberation Serif" style:font-size-asian="17pt" style:language-asian="zh" style:country-asian="TW" style:font-weight-asian="bold" style:font-size-complex="17pt" style:font-weight-complex="bold"/>
    </style:style>
    <style:style style:name="P669" style:family="paragraph" style:parent-style-name="Standard" style:list-style-name="L1">
      <style:text-properties fo:color="#333333" style:font-name="Liberation Serif" fo:font-size="17pt" fo:font-weight="bold" officeooo:rsid="0e6e4ba1" officeooo:paragraph-rsid="139e04a6" style:font-name-asian="Liberation Serif" style:font-size-asian="17pt" style:language-asian="zh" style:country-asian="TW" style:font-weight-asian="bold" style:font-size-complex="17pt" style:font-weight-complex="bold"/>
    </style:style>
    <style:style style:name="P670" style:family="paragraph" style:parent-style-name="Standard" style:list-style-name="L1">
      <style:text-properties fo:color="#333333" style:font-name="Liberation Serif" fo:font-size="17pt" fo:font-weight="bold" officeooo:rsid="0e6e4ba1" officeooo:paragraph-rsid="139f593e" style:font-name-asian="Liberation Serif" style:font-size-asian="17pt" style:language-asian="zh" style:country-asian="TW" style:font-weight-asian="bold" style:font-size-complex="17pt" style:font-weight-complex="bold"/>
    </style:style>
    <style:style style:name="P671" style:family="paragraph" style:parent-style-name="Standard" style:list-style-name="L1">
      <style:text-properties fo:color="#333333" style:font-name="Liberation Serif" fo:font-size="17pt" fo:font-weight="bold" officeooo:rsid="0e6e4ba1" officeooo:paragraph-rsid="13c72abf" style:font-name-asian="Liberation Serif" style:font-size-asian="17pt" style:language-asian="zh" style:country-asian="TW" style:font-weight-asian="bold" style:font-size-complex="17pt" style:font-weight-complex="bold"/>
    </style:style>
    <style:style style:name="P672" style:family="paragraph" style:parent-style-name="Standard" style:list-style-name="L1">
      <style:text-properties fo:color="#333333" style:font-name="Liberation Serif" fo:font-size="17pt" fo:font-weight="bold" officeooo:rsid="0e6e4ba1" officeooo:paragraph-rsid="13c7d716" style:font-name-asian="Liberation Serif" style:font-size-asian="17pt" style:language-asian="zh" style:country-asian="TW" style:font-weight-asian="bold" style:font-size-complex="17pt" style:font-weight-complex="bold"/>
    </style:style>
    <style:style style:name="P673" style:family="paragraph" style:parent-style-name="Standard" style:list-style-name="L1">
      <style:text-properties fo:color="#333333" style:font-name="Liberation Serif" fo:font-size="17pt" fo:font-weight="bold" officeooo:rsid="0e6e4ba1" officeooo:paragraph-rsid="13e69855" style:font-name-asian="Liberation Serif" style:font-size-asian="17pt" style:language-asian="zh" style:country-asian="TW" style:font-weight-asian="bold" style:font-size-complex="17pt" style:font-weight-complex="bold"/>
    </style:style>
    <style:style style:name="P674" style:family="paragraph" style:parent-style-name="Standard" style:list-style-name="L1">
      <style:text-properties fo:color="#333333" style:font-name="Liberation Serif" fo:font-size="17pt" fo:font-weight="bold" officeooo:rsid="0e6e4ba1" officeooo:paragraph-rsid="1403ae12" style:font-name-asian="Liberation Serif" style:font-size-asian="17pt" style:language-asian="zh" style:country-asian="TW" style:font-weight-asian="bold" style:font-size-complex="17pt" style:font-weight-complex="bold"/>
    </style:style>
    <style:style style:name="P675" style:family="paragraph" style:parent-style-name="Standard" style:list-style-name="L1">
      <style:text-properties fo:color="#333333" style:font-name="Liberation Serif" fo:font-size="17pt" fo:font-weight="bold" officeooo:rsid="0e6e4ba1" officeooo:paragraph-rsid="13f6c425" style:font-name-asian="Liberation Serif" style:font-size-asian="17pt" style:language-asian="zh" style:country-asian="TW" style:font-weight-asian="bold" style:font-size-complex="17pt" style:font-weight-complex="bold"/>
    </style:style>
    <style:style style:name="P676" style:family="paragraph" style:parent-style-name="Standard" style:list-style-name="L1">
      <style:text-properties fo:color="#333333" style:font-name="Liberation Serif" fo:font-size="17pt" fo:font-weight="bold" officeooo:rsid="0e6e4ba1" officeooo:paragraph-rsid="14063209" style:font-name-asian="Liberation Serif" style:font-size-asian="17pt" style:language-asian="zh" style:country-asian="TW" style:font-weight-asian="bold" style:font-size-complex="17pt" style:font-weight-complex="bold"/>
    </style:style>
    <style:style style:name="P677" style:family="paragraph" style:parent-style-name="Standard" style:list-style-name="L1">
      <style:text-properties fo:color="#333333" style:font-name="Liberation Serif" fo:font-size="17pt" fo:font-weight="bold" officeooo:rsid="0e6e4ba1" officeooo:paragraph-rsid="1409787c" style:font-name-asian="Liberation Serif" style:font-size-asian="17pt" style:language-asian="zh" style:country-asian="TW" style:font-weight-asian="bold" style:font-size-complex="17pt" style:font-weight-complex="bold"/>
    </style:style>
    <style:style style:name="P678" style:family="paragraph" style:parent-style-name="Standard" style:list-style-name="L1">
      <style:text-properties fo:color="#333333" style:font-name="Liberation Serif" fo:font-size="17pt" fo:font-weight="bold" officeooo:rsid="0e6e4ba1" officeooo:paragraph-rsid="14322010" style:font-name-asian="Liberation Serif" style:font-size-asian="17pt" style:language-asian="zh" style:country-asian="TW" style:font-weight-asian="bold" style:font-size-complex="17pt" style:font-weight-complex="bold"/>
    </style:style>
    <style:style style:name="P679" style:family="paragraph" style:parent-style-name="Standard" style:list-style-name="L1">
      <style:text-properties fo:color="#333333" style:font-name="Liberation Serif" fo:font-size="17pt" fo:font-weight="bold" officeooo:rsid="0e6e4ba1" officeooo:paragraph-rsid="1407acaa" style:font-name-asian="Liberation Serif" style:font-size-asian="17pt" style:language-asian="zh" style:country-asian="TW" style:font-weight-asian="bold" style:font-size-complex="17pt" style:font-weight-complex="bold"/>
    </style:style>
    <style:style style:name="P680" style:family="paragraph" style:parent-style-name="Standard" style:list-style-name="L1">
      <style:text-properties fo:color="#333333" style:font-name="Liberation Serif" fo:font-size="17pt" fo:font-weight="bold" officeooo:rsid="0e6e4ba1" officeooo:paragraph-rsid="145c3cbf" style:font-name-asian="Liberation Serif" style:font-size-asian="17pt" style:language-asian="zh" style:country-asian="TW" style:font-weight-asian="bold" style:font-size-complex="17pt" style:font-weight-complex="bold"/>
    </style:style>
    <style:style style:name="P681" style:family="paragraph" style:parent-style-name="Standard" style:list-style-name="L1">
      <style:text-properties fo:color="#333333" style:font-name="Liberation Serif" fo:font-size="17pt" fo:font-weight="bold" officeooo:rsid="0e6e4ba1" officeooo:paragraph-rsid="13c8dd35" style:font-name-asian="Liberation Serif" style:font-size-asian="17pt" style:language-asian="zh" style:country-asian="TW" style:font-weight-asian="bold" style:font-size-complex="17pt" style:font-weight-complex="bold"/>
    </style:style>
    <style:style style:name="P682" style:family="paragraph" style:parent-style-name="Standard" style:list-style-name="L1">
      <style:text-properties fo:color="#333333" style:font-name="Liberation Serif" fo:font-size="17pt" fo:font-weight="bold" officeooo:rsid="0e6e4ba1" officeooo:paragraph-rsid="13d18bbb" style:font-name-asian="Liberation Serif" style:font-size-asian="17pt" style:language-asian="zh" style:country-asian="TW" style:font-weight-asian="bold" style:font-size-complex="17pt" style:font-weight-complex="bold"/>
    </style:style>
    <style:style style:name="P683" style:family="paragraph" style:parent-style-name="Standard" style:list-style-name="L1">
      <style:text-properties fo:color="#333333" style:font-name="Liberation Serif" fo:font-size="17pt" fo:font-weight="bold" officeooo:rsid="0e6e4ba1" officeooo:paragraph-rsid="146c74fc" style:font-name-asian="Liberation Serif" style:font-size-asian="17pt" style:language-asian="zh" style:country-asian="TW" style:font-weight-asian="bold" style:font-size-complex="17pt" style:font-weight-complex="bold"/>
    </style:style>
    <style:style style:name="P684" style:family="paragraph" style:parent-style-name="Standard" style:list-style-name="L1">
      <style:text-properties fo:color="#333333" style:font-name="Liberation Serif" fo:font-size="17pt" fo:font-weight="bold" officeooo:rsid="0e6e4ba1" officeooo:paragraph-rsid="147ea2f7" style:font-name-asian="Liberation Serif" style:font-size-asian="17pt" style:language-asian="zh" style:country-asian="TW" style:font-weight-asian="bold" style:font-size-complex="17pt" style:font-weight-complex="bold"/>
    </style:style>
    <style:style style:name="P685" style:family="paragraph" style:parent-style-name="Standard" style:list-style-name="L1">
      <style:text-properties fo:color="#333333" style:font-name="Liberation Serif" fo:font-size="17pt" fo:font-weight="bold" officeooo:rsid="0e6e4ba1" officeooo:paragraph-rsid="147c2ea5" style:font-name-asian="Liberation Serif" style:font-size-asian="17pt" style:language-asian="zh" style:country-asian="TW" style:font-weight-asian="bold" style:font-size-complex="17pt" style:font-weight-complex="bold"/>
    </style:style>
    <style:style style:name="P686" style:family="paragraph" style:parent-style-name="Standard" style:list-style-name="L1">
      <style:text-properties fo:color="#333333" style:font-name="Liberation Serif" fo:font-size="17pt" fo:font-weight="bold" officeooo:rsid="0e6e4ba1" officeooo:paragraph-rsid="13cfef67" style:font-name-asian="Liberation Serif" style:font-size-asian="17pt" style:language-asian="zh" style:country-asian="TW" style:font-weight-asian="bold" style:font-size-complex="17pt" style:font-weight-complex="bold"/>
    </style:style>
    <style:style style:name="P687" style:family="paragraph" style:parent-style-name="Standard" style:list-style-name="L1">
      <style:text-properties fo:color="#333333" style:font-name="Liberation Serif" fo:font-size="17pt" fo:font-weight="bold" officeooo:rsid="0e6e4ba1" officeooo:paragraph-rsid="146e85b3" style:font-name-asian="Liberation Serif" style:font-size-asian="17pt" style:language-asian="zh" style:country-asian="TW" style:font-weight-asian="bold" style:font-size-complex="17pt" style:font-weight-complex="bold"/>
    </style:style>
    <style:style style:name="P688" style:family="paragraph" style:parent-style-name="Standard" style:list-style-name="L1">
      <style:text-properties fo:color="#333333" style:font-name="Liberation Serif" fo:font-size="17pt" fo:font-weight="bold" officeooo:rsid="0e6e4ba1" officeooo:paragraph-rsid="146b79a4" style:font-name-asian="Liberation Serif" style:font-size-asian="17pt" style:language-asian="zh" style:country-asian="TW" style:font-weight-asian="bold" style:font-size-complex="17pt" style:font-weight-complex="bold"/>
    </style:style>
    <style:style style:name="P689" style:family="paragraph" style:parent-style-name="Standard" style:list-style-name="L1">
      <style:text-properties fo:color="#333333" style:font-name="Liberation Serif" fo:font-size="17pt" fo:font-weight="bold" officeooo:rsid="0e6e4ba1" officeooo:paragraph-rsid="14717c5e" style:font-name-asian="Liberation Serif" style:font-size-asian="17pt" style:language-asian="zh" style:country-asian="TW" style:font-weight-asian="bold" style:font-size-complex="17pt" style:font-weight-complex="bold"/>
    </style:style>
    <style:style style:name="P690" style:family="paragraph" style:parent-style-name="Standard" style:list-style-name="L1">
      <style:text-properties fo:color="#333333" style:font-name="Liberation Serif" fo:font-size="17pt" fo:font-weight="bold" officeooo:rsid="0e6e4ba1" officeooo:paragraph-rsid="13d7dea1" style:font-name-asian="Liberation Serif" style:font-size-asian="17pt" style:language-asian="zh" style:country-asian="TW" style:font-weight-asian="bold" style:font-size-complex="17pt" style:font-weight-complex="bold"/>
    </style:style>
    <style:style style:name="P691" style:family="paragraph" style:parent-style-name="Standard" style:list-style-name="L1">
      <style:text-properties fo:color="#333333" style:font-name="Liberation Serif" fo:font-size="17pt" fo:font-weight="bold" officeooo:rsid="0e6e4ba1" officeooo:paragraph-rsid="14da0da3" style:font-name-asian="Liberation Serif" style:font-size-asian="17pt" style:language-asian="zh" style:country-asian="TW" style:font-weight-asian="bold" style:font-size-complex="17pt" style:font-weight-complex="bold"/>
    </style:style>
    <style:style style:name="P692" style:family="paragraph" style:parent-style-name="Standard" style:list-style-name="L1">
      <style:text-properties fo:color="#333333" style:font-name="Liberation Serif" fo:font-size="17pt" fo:font-weight="bold" officeooo:rsid="1494c47f" officeooo:paragraph-rsid="1494c47f" style:font-name-asian="Liberation Serif" style:font-size-asian="17pt" style:language-asian="zh" style:country-asian="TW" style:font-weight-asian="bold" style:font-size-complex="17pt" style:font-weight-complex="bold"/>
    </style:style>
    <style:style style:name="P693" style:family="paragraph" style:parent-style-name="Standard" style:list-style-name="L1">
      <style:text-properties fo:color="#333333" style:font-name="Liberation Serif" fo:font-size="17pt" fo:font-weight="bold" officeooo:rsid="1494c47f" officeooo:paragraph-rsid="14a4d6e1" style:font-name-asian="Liberation Serif" style:font-size-asian="17pt" style:language-asian="zh" style:country-asian="TW" style:font-weight-asian="bold" style:font-size-complex="17pt" style:font-weight-complex="bold"/>
    </style:style>
    <style:style style:name="P694" style:family="paragraph" style:parent-style-name="Standard" style:list-style-name="L1">
      <style:text-properties fo:color="#333333" style:font-name="Liberation Serif" fo:font-size="17pt" fo:font-weight="bold" officeooo:rsid="1494c47f" officeooo:paragraph-rsid="14a8200b" style:font-name-asian="Liberation Serif" style:font-size-asian="17pt" style:language-asian="zh" style:country-asian="TW" style:font-weight-asian="bold" style:font-size-complex="17pt" style:font-weight-complex="bold"/>
    </style:style>
    <style:style style:name="P695" style:family="paragraph" style:parent-style-name="Standard" style:list-style-name="L1">
      <style:text-properties fo:color="#333333" style:font-name="Liberation Serif" fo:font-size="17pt" fo:font-weight="bold" officeooo:rsid="1494c47f" officeooo:paragraph-rsid="14a95fe0" style:font-name-asian="Liberation Serif" style:font-size-asian="17pt" style:language-asian="zh" style:country-asian="TW" style:font-weight-asian="bold" style:font-size-complex="17pt" style:font-weight-complex="bold"/>
    </style:style>
    <style:style style:name="P696" style:family="paragraph" style:parent-style-name="Standard" style:list-style-name="L1">
      <style:text-properties fo:color="#333333" style:font-name="Liberation Serif" fo:font-size="17pt" fo:font-weight="bold" officeooo:rsid="1494c47f" officeooo:paragraph-rsid="14a9d053" style:font-name-asian="Liberation Serif" style:font-size-asian="17pt" style:language-asian="zh" style:country-asian="TW" style:font-weight-asian="bold" style:font-size-complex="17pt" style:font-weight-complex="bold"/>
    </style:style>
    <style:style style:name="P697" style:family="paragraph" style:parent-style-name="Standard" style:list-style-name="L1">
      <style:text-properties fo:color="#333333" style:font-name="Liberation Serif" fo:font-size="17pt" fo:font-weight="bold" officeooo:rsid="1494c47f" officeooo:paragraph-rsid="14aa515f" style:font-name-asian="Liberation Serif" style:font-size-asian="17pt" style:language-asian="zh" style:country-asian="TW" style:font-weight-asian="bold" style:font-size-complex="17pt" style:font-weight-complex="bold"/>
    </style:style>
    <style:style style:name="P698" style:family="paragraph" style:parent-style-name="Standard" style:list-style-name="L1">
      <style:text-properties fo:color="#333333" style:font-name="Liberation Serif" fo:font-size="17pt" fo:font-weight="bold" officeooo:rsid="1494c47f" officeooo:paragraph-rsid="14ab83c1" style:font-name-asian="Liberation Serif" style:font-size-asian="17pt" style:language-asian="zh" style:country-asian="TW" style:font-weight-asian="bold" style:font-size-complex="17pt" style:font-weight-complex="bold"/>
    </style:style>
    <style:style style:name="P699" style:family="paragraph" style:parent-style-name="Standard" style:list-style-name="L1">
      <style:text-properties fo:color="#333333" style:font-name="Liberation Serif" fo:font-size="17pt" fo:font-weight="bold" officeooo:rsid="1494c47f" officeooo:paragraph-rsid="14a6ce6e" style:font-name-asian="Liberation Serif" style:font-size-asian="17pt" style:language-asian="zh" style:country-asian="TW" style:font-weight-asian="bold" style:font-size-complex="17pt" style:font-weight-complex="bold"/>
    </style:style>
    <style:style style:name="P700" style:family="paragraph" style:parent-style-name="Standard" style:list-style-name="L1">
      <style:text-properties fo:color="#333333" style:font-name="Liberation Serif" fo:font-size="17pt" fo:font-weight="bold" officeooo:rsid="1494c47f" officeooo:paragraph-rsid="14b02da3" style:font-name-asian="Liberation Serif" style:font-size-asian="17pt" style:language-asian="zh" style:country-asian="TW" style:font-weight-asian="bold" style:font-size-complex="17pt" style:font-weight-complex="bold"/>
    </style:style>
    <style:style style:name="P701" style:family="paragraph" style:parent-style-name="Standard" style:list-style-name="L1">
      <style:text-properties fo:color="#333333" style:font-name="Liberation Serif" fo:font-size="17pt" fo:font-weight="bold" officeooo:rsid="14717c5e" officeooo:paragraph-rsid="14717c5e" style:font-name-asian="Liberation Serif" style:font-size-asian="17pt" style:language-asian="zh" style:country-asian="TW" style:font-weight-asian="bold" style:font-size-complex="17pt" style:font-weight-complex="bold"/>
    </style:style>
    <style:style style:name="P702" style:family="paragraph" style:parent-style-name="Standard" style:list-style-name="L1">
      <style:text-properties fo:color="#333333" style:font-name="Liberation Serif" fo:font-size="17pt" fo:font-weight="bold" officeooo:rsid="138eac89" officeooo:paragraph-rsid="152d72e0" style:font-name-asian="Liberation Serif" style:font-size-asian="17pt" style:language-asian="zh" style:country-asian="TW" style:font-weight-asian="bold" style:font-size-complex="17pt" style:font-weight-complex="bold"/>
    </style:style>
    <style:style style:name="P703" style:family="paragraph" style:parent-style-name="Standard" style:list-style-name="L1">
      <style:text-properties fo:color="#333333" style:font-name="Liberation Serif" fo:font-size="17pt" fo:font-weight="bold" officeooo:rsid="138eac89" officeooo:paragraph-rsid="14cb3ffd" style:font-name-asian="Liberation Serif" style:font-size-asian="17pt" style:language-asian="zh" style:country-asian="TW" style:font-weight-asian="bold" style:font-size-complex="17pt" style:font-weight-complex="bold"/>
    </style:style>
    <style:style style:name="P704" style:family="paragraph" style:parent-style-name="Standard" style:list-style-name="L1">
      <style:text-properties fo:color="#333333" style:font-name="Liberation Serif" fo:font-size="17pt" fo:font-weight="bold" officeooo:rsid="138eac89" officeooo:paragraph-rsid="14cd8887" style:font-name-asian="Liberation Serif" style:font-size-asian="17pt" style:language-asian="zh" style:country-asian="TW" style:font-weight-asian="bold" style:font-size-complex="17pt" style:font-weight-complex="bold"/>
    </style:style>
    <style:style style:name="P705" style:family="paragraph" style:parent-style-name="Standard" style:list-style-name="L1">
      <style:text-properties fo:color="#333333" style:font-name="Liberation Serif" fo:font-size="17pt" fo:font-weight="bold" officeooo:rsid="138eac89" officeooo:paragraph-rsid="17e466f5" style:font-name-asian="Liberation Serif" style:font-size-asian="17pt" style:language-asian="zh" style:country-asian="TW" style:font-weight-asian="bold" style:font-size-complex="17pt" style:font-weight-complex="bold"/>
    </style:style>
    <style:style style:name="P706" style:family="paragraph" style:parent-style-name="Standard" style:list-style-name="L1">
      <style:text-properties fo:color="#333333" style:font-name="Liberation Serif" fo:font-size="17pt" fo:font-weight="bold" officeooo:rsid="138eac89" officeooo:paragraph-rsid="17eb8b7e" style:font-name-asian="Liberation Serif" style:font-size-asian="17pt" style:language-asian="zh" style:country-asian="TW" style:font-weight-asian="bold" style:font-size-complex="17pt" style:font-weight-complex="bold"/>
    </style:style>
    <style:style style:name="P707" style:family="paragraph" style:parent-style-name="Standard" style:list-style-name="L1">
      <style:text-properties fo:color="#333333" style:font-name="Liberation Serif" fo:font-size="17pt" fo:font-weight="bold" officeooo:rsid="138eac89" officeooo:paragraph-rsid="182928e4" style:font-name-asian="Liberation Serif" style:font-size-asian="17pt" style:language-asian="zh" style:country-asian="TW" style:font-weight-asian="bold" style:font-size-complex="17pt" style:font-weight-complex="bold"/>
    </style:style>
    <style:style style:name="P708" style:family="paragraph" style:parent-style-name="Standard" style:list-style-name="L1">
      <style:text-properties fo:color="#333333" style:font-name="Liberation Serif" fo:font-size="17pt" fo:font-weight="bold" officeooo:rsid="138eac89" officeooo:paragraph-rsid="1814d553" style:font-name-asian="Liberation Serif" style:font-size-asian="17pt" style:language-asian="zh" style:country-asian="TW" style:font-weight-asian="bold" style:font-size-complex="17pt" style:font-weight-complex="bold"/>
    </style:style>
    <style:style style:name="P709" style:family="paragraph" style:parent-style-name="Standard" style:list-style-name="L1">
      <style:text-properties fo:color="#333333" style:font-name="Liberation Serif" fo:font-size="17pt" fo:font-weight="bold" officeooo:rsid="138eac89" officeooo:paragraph-rsid="17fd046d" style:font-name-asian="Liberation Serif" style:font-size-asian="17pt" style:language-asian="zh" style:country-asian="TW" style:font-weight-asian="bold" style:font-size-complex="17pt" style:font-weight-complex="bold"/>
    </style:style>
    <style:style style:name="P710" style:family="paragraph" style:parent-style-name="Standard" style:list-style-name="L1">
      <style:text-properties fo:color="#333333" style:font-name="Liberation Serif" fo:font-size="17pt" fo:font-weight="bold" officeooo:rsid="17eb8b7e" officeooo:paragraph-rsid="17eb8b7e" style:font-name-asian="Liberation Serif" style:font-size-asian="17pt" style:language-asian="zh" style:country-asian="TW" style:font-weight-asian="bold" style:font-size-complex="17pt" style:font-weight-complex="bold"/>
    </style:style>
    <style:style style:name="P711" style:family="paragraph" style:parent-style-name="Standard" style:list-style-name="L1">
      <style:text-properties fo:color="#333333" officeooo:rsid="0d9ff017" officeooo:paragraph-rsid="0d9ff017"/>
    </style:style>
    <style:style style:name="P712" style:family="paragraph" style:parent-style-name="Standard" style:list-style-name="L1">
      <style:text-properties fo:color="#333333" officeooo:rsid="0ef5b7ca" officeooo:paragraph-rsid="0f3d234b"/>
    </style:style>
    <style:style style:name="P713" style:family="paragraph" style:parent-style-name="Standard" style:list-style-name="L1">
      <style:text-properties fo:color="#333333" officeooo:rsid="0ef5b7ca" officeooo:paragraph-rsid="1043f085"/>
    </style:style>
    <style:style style:name="P714" style:family="paragraph" style:parent-style-name="Standard" style:list-style-name="L1">
      <style:text-properties fo:color="#333333" officeooo:rsid="0ef5b7ca" officeooo:paragraph-rsid="103f0e1b"/>
    </style:style>
    <style:style style:name="P715" style:family="paragraph" style:parent-style-name="Standard" style:list-style-name="L1">
      <style:text-properties fo:color="#333333" officeooo:rsid="0ef5b7ca" officeooo:paragraph-rsid="10462c38"/>
    </style:style>
    <style:style style:name="P716" style:family="paragraph" style:parent-style-name="Standard" style:list-style-name="L1">
      <style:text-properties fo:color="#333333" officeooo:rsid="0ef5b7ca" officeooo:paragraph-rsid="10456ef1"/>
    </style:style>
    <style:style style:name="P717" style:family="paragraph" style:parent-style-name="Standard" style:list-style-name="L1">
      <style:text-properties fo:color="#333333" officeooo:rsid="120d21f9" officeooo:paragraph-rsid="1211a096"/>
    </style:style>
    <style:style style:name="P718" style:family="paragraph" style:parent-style-name="Standard" style:list-style-name="L1">
      <style:text-properties fo:color="#333333" officeooo:rsid="120d21f9" officeooo:paragraph-rsid="120d21f9"/>
    </style:style>
    <style:style style:name="P719" style:family="paragraph" style:parent-style-name="Standard" style:list-style-name="L1">
      <style:text-properties fo:color="#333333" officeooo:rsid="120d21f9" officeooo:paragraph-rsid="12106c29"/>
    </style:style>
    <style:style style:name="P720" style:family="paragraph" style:parent-style-name="Standard" style:list-style-name="L1">
      <style:text-properties fo:color="#333333" officeooo:rsid="120d21f9" officeooo:paragraph-rsid="1269241a"/>
    </style:style>
    <style:style style:name="P721" style:family="paragraph" style:parent-style-name="Standard" style:list-style-name="L1">
      <style:text-properties fo:color="#333333" officeooo:rsid="120d21f9" officeooo:paragraph-rsid="126c38aa"/>
    </style:style>
    <style:style style:name="P722" style:family="paragraph" style:parent-style-name="Standard" style:list-style-name="L1">
      <style:text-properties fo:color="#333333" officeooo:rsid="120d21f9" officeooo:paragraph-rsid="128b8238"/>
    </style:style>
    <style:style style:name="P723" style:family="paragraph" style:parent-style-name="Standard" style:list-style-name="L1">
      <style:text-properties fo:color="#333333" officeooo:rsid="120d21f9" officeooo:paragraph-rsid="129d9f31"/>
    </style:style>
    <style:style style:name="P724" style:family="paragraph" style:parent-style-name="Standard" style:list-style-name="L1">
      <style:text-properties fo:color="#333333" officeooo:rsid="120d21f9" officeooo:paragraph-rsid="12a33741"/>
    </style:style>
    <style:style style:name="P725" style:family="paragraph" style:parent-style-name="Standard" style:list-style-name="L1">
      <style:text-properties fo:color="#333333" officeooo:rsid="120d21f9" officeooo:paragraph-rsid="1293b220"/>
    </style:style>
    <style:style style:name="P726" style:family="paragraph" style:parent-style-name="Standard" style:list-style-name="L1">
      <style:text-properties fo:color="#333333" officeooo:rsid="120d21f9" officeooo:paragraph-rsid="1297b365"/>
    </style:style>
    <style:style style:name="P727" style:family="paragraph" style:parent-style-name="Standard" style:list-style-name="L1">
      <style:text-properties fo:color="#333333" officeooo:rsid="120d21f9" officeooo:paragraph-rsid="129a6931"/>
    </style:style>
    <style:style style:name="P728" style:family="paragraph" style:parent-style-name="Standard" style:list-style-name="L1">
      <style:text-properties fo:color="#333333" officeooo:rsid="120d21f9" officeooo:paragraph-rsid="12b4d8e4"/>
    </style:style>
    <style:style style:name="P729" style:family="paragraph" style:parent-style-name="Standard" style:list-style-name="L1">
      <style:text-properties fo:color="#333333" officeooo:rsid="120d21f9" officeooo:paragraph-rsid="12bc82b5"/>
    </style:style>
    <style:style style:name="P730" style:family="paragraph" style:parent-style-name="Standard" style:list-style-name="L1">
      <style:text-properties fo:color="#333333" officeooo:rsid="120d21f9" officeooo:paragraph-rsid="12c9e75a"/>
    </style:style>
    <style:style style:name="P731" style:family="paragraph" style:parent-style-name="Standard" style:list-style-name="L1">
      <style:text-properties fo:color="#333333" officeooo:rsid="120d21f9" officeooo:paragraph-rsid="12dc3d30"/>
    </style:style>
    <style:style style:name="P732" style:family="paragraph" style:parent-style-name="Standard" style:list-style-name="L1">
      <style:text-properties fo:color="#333333" officeooo:rsid="12de7e9d" officeooo:paragraph-rsid="12de80c4"/>
    </style:style>
    <style:style style:name="P733" style:family="paragraph" style:parent-style-name="Standard" style:list-style-name="L1">
      <style:text-properties fo:color="#333333" officeooo:rsid="12de7e9d" officeooo:paragraph-rsid="131b33a3"/>
    </style:style>
    <style:style style:name="P734" style:family="paragraph" style:parent-style-name="Standard" style:list-style-name="L1">
      <style:text-properties fo:color="#333333" officeooo:rsid="12de7e9d" officeooo:paragraph-rsid="131be66c"/>
    </style:style>
    <style:style style:name="P735" style:family="paragraph" style:parent-style-name="Standard" style:list-style-name="L1">
      <style:text-properties fo:color="#333333" officeooo:rsid="12de7e9d" officeooo:paragraph-rsid="131e7262"/>
    </style:style>
    <style:style style:name="P736" style:family="paragraph" style:parent-style-name="Standard" style:list-style-name="L1">
      <style:text-properties fo:color="#333333" officeooo:rsid="12de7e9d" officeooo:paragraph-rsid="13242bfe"/>
    </style:style>
    <style:style style:name="P737" style:family="paragraph" style:parent-style-name="Standard" style:list-style-name="L1">
      <style:text-properties fo:color="#333333" officeooo:rsid="12de7e9d" officeooo:paragraph-rsid="1333e167"/>
    </style:style>
    <style:style style:name="P738" style:family="paragraph" style:parent-style-name="Standard" style:list-style-name="L1">
      <style:text-properties fo:color="#333333" officeooo:rsid="12de7e9d" officeooo:paragraph-rsid="1338e575"/>
    </style:style>
    <style:style style:name="P739" style:family="paragraph" style:parent-style-name="Standard" style:list-style-name="L1">
      <style:text-properties fo:color="#333333" officeooo:rsid="12de7e9d" officeooo:paragraph-rsid="1347a9d3"/>
    </style:style>
    <style:style style:name="P740" style:family="paragraph" style:parent-style-name="Standard" style:list-style-name="L1">
      <style:text-properties fo:color="#333333" officeooo:rsid="12de7e9d" officeooo:paragraph-rsid="134e223d"/>
    </style:style>
    <style:style style:name="P741" style:family="paragraph" style:parent-style-name="Standard" style:list-style-name="L1">
      <style:text-properties fo:color="#333333" officeooo:rsid="12de7e9d" officeooo:paragraph-rsid="1318e843"/>
    </style:style>
    <style:style style:name="P742" style:family="paragraph" style:parent-style-name="Standard" style:list-style-name="L1">
      <style:text-properties fo:color="#333333" officeooo:rsid="12240f48" officeooo:paragraph-rsid="12248d03"/>
    </style:style>
    <style:style style:name="P743" style:family="paragraph" style:parent-style-name="Standard" style:list-style-name="L1">
      <style:text-properties fo:color="#333333" officeooo:rsid="1225371c" officeooo:paragraph-rsid="123db90a"/>
    </style:style>
    <style:style style:name="P744" style:family="paragraph" style:parent-style-name="Standard" style:list-style-name="L1">
      <style:text-properties fo:color="#333333" officeooo:rsid="1225371c" officeooo:paragraph-rsid="1245618e"/>
    </style:style>
    <style:style style:name="P745" style:family="paragraph" style:parent-style-name="Standard" style:list-style-name="L1">
      <style:text-properties fo:color="#333333" officeooo:rsid="1225371c" officeooo:paragraph-rsid="12482e8d"/>
    </style:style>
    <style:style style:name="P746" style:family="paragraph" style:parent-style-name="Standard" style:list-style-name="L1">
      <style:text-properties fo:color="#333333" officeooo:rsid="119b2621" officeooo:paragraph-rsid="11a10e1e"/>
    </style:style>
    <style:style style:name="P747" style:family="paragraph" style:parent-style-name="Standard" style:list-style-name="L1">
      <style:text-properties fo:color="#333333" officeooo:rsid="119b2621" officeooo:paragraph-rsid="119fe258"/>
    </style:style>
    <style:style style:name="P748" style:family="paragraph" style:parent-style-name="Standard" style:list-style-name="L1">
      <style:text-properties fo:color="#333333" officeooo:rsid="13e2cfed" officeooo:paragraph-rsid="13e9cfef"/>
    </style:style>
    <style:style style:name="P749" style:family="paragraph" style:parent-style-name="Standard" style:list-style-name="L1">
      <style:text-properties fo:color="#333333" officeooo:rsid="13e2cfed" officeooo:paragraph-rsid="13e2cfed"/>
    </style:style>
    <style:style style:name="P750" style:family="paragraph" style:parent-style-name="Standard" style:list-style-name="L1">
      <style:text-properties fo:color="#333333" officeooo:rsid="13e2cfed" officeooo:paragraph-rsid="13e5e3ec"/>
    </style:style>
    <style:style style:name="P751" style:family="paragraph" style:parent-style-name="Standard" style:list-style-name="L1">
      <style:text-properties fo:color="#1c1c1c" style:font-name="標楷體" fo:font-size="17pt" fo:font-weight="bold" officeooo:rsid="0ded09d4" officeooo:paragraph-rsid="17e15aec" style:font-name-asian="標楷體" style:font-size-asian="17pt" style:language-asian="zh" style:country-asian="TW" style:font-weight-asian="bold" style:font-size-complex="17pt" style:font-weight-complex="bold"/>
    </style:style>
    <style:style style:name="P752" style:family="paragraph" style:parent-style-name="Standard" style:list-style-name="L1">
      <style:paragraph-properties fo:break-before="page"/>
      <style:text-properties fo:color="#333333" style:font-name="Liberation Serif" fo:font-size="17pt" fo:font-weight="bold" officeooo:rsid="0e6e4ba1" officeooo:paragraph-rsid="14063209" style:font-name-asian="Liberation Serif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標楷體"/>
    </style:style>
    <style:style style:name="T3" style:family="text">
      <style:text-properties style:use-window-font-color="true" style:font-name="標楷體" fo:font-size="17pt" fo:font-weight="bold" officeooo:rsid="0a7edee9" style:font-name-asian="標楷體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use-window-font-color="true" style:font-name="標楷體" fo:font-size="17pt" fo:font-weight="bold" officeooo:rsid="0a8d2968" style:font-name-asian="標楷體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use-window-font-color="true" style:font-name="標楷體" fo:font-size="17pt" fo:font-weight="bold" officeooo:rsid="0c38d04d" style:font-name-asian="標楷體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use-window-font-color="true" style:font-name="標楷體" fo:font-size="17pt" fo:font-weight="bold" officeooo:rsid="0c41ce2f" style:font-name-asian="標楷體" style:font-size-asian="17pt" style:language-asian="zh" style:country-asian="TW" style:font-weight-asian="bold" style:font-size-complex="17pt" style:font-weight-complex="bold"/>
    </style:style>
    <style:style style:name="T7" style:family="text">
      <style:text-properties style:use-window-font-color="true" style:font-name="標楷體" fo:font-size="17pt" fo:font-weight="bold" officeooo:rsid="09ab3c06" style:font-name-asian="標楷體" style:font-size-asian="17pt" style:language-asian="zh" style:country-asian="TW" style:font-weight-asian="bold" style:font-size-complex="17pt" style:font-weight-complex="bold"/>
    </style:style>
    <style:style style:name="T8" style:family="text">
      <style:text-properties style:use-window-font-color="true" style:font-name="標楷體" style:font-name-asian="標楷體"/>
    </style:style>
    <style:style style:name="T9" style:family="text">
      <style:text-properties style:use-window-font-color="true" style:font-name="標楷體" officeooo:rsid="0f314b48" style:font-name-asian="標楷體"/>
    </style:style>
    <style:style style:name="T10" style:family="text">
      <style:text-properties style:use-window-font-color="true" style:font-name="標楷體" officeooo:rsid="0fc0ef6f"/>
    </style:style>
    <style:style style:name="T11" style:family="text">
      <style:text-properties style:use-window-font-color="true" officeooo:rsid="0a629a09"/>
    </style:style>
    <style:style style:name="T12" style:family="text">
      <style:text-properties style:use-window-font-color="true" officeooo:rsid="0ad1704b"/>
    </style:style>
    <style:style style:name="T13" style:family="text">
      <style:text-properties style:use-window-font-color="true" style:font-name-asian="標楷體"/>
    </style:style>
    <style:style style:name="T14" style:family="text">
      <style:text-properties style:use-window-font-color="true" style:font-name="Liberation Serif" fo:font-size="17pt" fo:font-weight="bold" officeooo:rsid="0e6e4ba1" style:font-name-asian="標楷體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use-window-font-color="true" style:font-name="Liberation Serif" fo:font-size="17pt" fo:font-weight="bold" officeooo:rsid="138eac89" style:font-name-asian="標楷體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use-window-font-color="true" officeooo:rsid="186414d4" style:font-name-asian="Arial"/>
    </style:style>
    <style:style style:name="T17" style:family="text">
      <style:text-properties officeooo:rsid="0a629a09"/>
    </style:style>
    <style:style style:name="T18" style:family="text">
      <style:text-properties fo:color="#333333"/>
    </style:style>
    <style:style style:name="T19" style:family="text">
      <style:text-properties fo:color="#333333" officeooo:rsid="0a629a09"/>
    </style:style>
    <style:style style:name="T20" style:family="text">
      <style:text-properties fo:color="#333333" officeooo:rsid="0a842ec1"/>
    </style:style>
    <style:style style:name="T21" style:family="text">
      <style:text-properties fo:color="#333333" officeooo:rsid="0a7edee9"/>
    </style:style>
    <style:style style:name="T22" style:family="text">
      <style:text-properties fo:color="#333333" officeooo:rsid="0aa2db9f"/>
    </style:style>
    <style:style style:name="T23" style:family="text">
      <style:text-properties fo:color="#333333" style:font-name="標楷體" fo:font-size="17pt" fo:font-weight="bold" style:font-name-asian="標楷體" style:font-size-asian="17pt" style:language-asian="zh" style:country-asian="TW" style:font-weight-asian="bold" style:font-size-complex="17pt" style:font-weight-complex="bold"/>
    </style:style>
    <style:style style:name="T24" style:family="text">
      <style:text-properties fo:color="#333333" style:font-name="標楷體" fo:font-size="17pt" fo:font-weight="bold" officeooo:rsid="0a8d2968" style:font-name-asian="標楷體" style:font-size-asian="17pt" style:language-asian="zh" style:country-asian="TW" style:font-weight-asian="bold" style:font-size-complex="17pt" style:font-weight-complex="bold"/>
    </style:style>
    <style:style style:name="T25" style:family="text">
      <style:text-properties fo:color="#333333" style:font-name="標楷體" fo:font-size="17pt" fo:font-weight="bold" officeooo:rsid="0c38d04d" style:font-name-asian="標楷體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fo:color="#333333" style:font-name="標楷體" fo:font-size="17pt" fo:font-weight="bold" officeooo:rsid="09ab3c06" style:font-name-asian="標楷體" style:font-size-asian="17pt" style:language-asian="zh" style:country-asian="TW" style:font-weight-asian="bold" style:font-size-complex="17pt" style:font-weight-complex="bold"/>
    </style:style>
    <style:style style:name="T27" style:family="text">
      <style:text-properties fo:color="#333333" style:font-name="標楷體" fo:font-size="17pt" fo:font-weight="bold" officeooo:rsid="0ca43ce7" style:font-name-asian="標楷體" style:font-size-asian="17pt" style:language-asian="zh" style:country-asian="TW" style:font-weight-asian="bold" style:font-size-complex="17pt" style:font-weight-complex="bold"/>
    </style:style>
    <style:style style:name="T28" style:family="text">
      <style:text-properties fo:color="#333333" style:font-name="標楷體" fo:font-size="17pt" fo:font-weight="bold" officeooo:rsid="0ca60a8d" style:font-name-asian="標楷體" style:font-size-asian="17pt" style:language-asian="zh" style:country-asian="TW" style:font-weight-asian="bold" style:font-size-complex="17pt" style:font-weight-complex="bold"/>
    </style:style>
    <style:style style:name="T29" style:family="text">
      <style:text-properties fo:color="#333333" style:font-name="標楷體" fo:font-size="17pt" fo:font-weight="bold" officeooo:rsid="0cc27eb4" style:font-name-asian="標楷體" style:font-size-asian="17pt" style:language-asian="zh" style:country-asian="TW" style:font-weight-asian="bold" style:font-size-complex="17pt" style:font-weight-complex="bold"/>
    </style:style>
    <style:style style:name="T30" style:family="text">
      <style:text-properties fo:color="#333333" style:font-name="標楷體" fo:font-size="17pt" fo:font-weight="bold" officeooo:rsid="0cd82979" style:font-name-asian="標楷體" style:font-size-asian="17pt" style:language-asian="zh" style:country-asian="TW" style:font-weight-asian="bold" style:font-size-complex="17pt" style:font-weight-complex="bold"/>
    </style:style>
    <style:style style:name="T31" style:family="text">
      <style:text-properties fo:color="#333333" style:font-name="標楷體" fo:font-size="17pt" fo:font-weight="bold" officeooo:rsid="0fc0ef6f" style:font-name-asian="標楷體" style:font-size-asian="17pt" style:language-asian="zh" style:country-asian="TW" style:font-weight-asian="bold" style:font-size-complex="17pt" style:font-weight-complex="bold"/>
    </style:style>
    <style:style style:name="T32" style:family="text">
      <style:text-properties fo:color="#333333" style:font-name="標楷體" fo:font-size="17pt" fo:font-weight="bold" officeooo:rsid="138eac89" style:font-name-asian="標楷體" style:font-size-asian="17pt" style:language-asian="zh" style:country-asian="TW" style:font-weight-asian="bold" style:font-size-complex="17pt" style:font-weight-complex="bold"/>
    </style:style>
    <style:style style:name="T33" style:family="text">
      <style:text-properties fo:color="#333333" style:font-name="標楷體" fo:font-size="17pt" fo:font-weight="bold" officeooo:rsid="0e6e4ba1" style:font-name-asian="標楷體" style:font-size-asian="17pt" style:language-asian="zh" style:country-asian="TW" style:font-weight-asian="bold" style:font-size-complex="17pt" style:font-weight-complex="bold"/>
    </style:style>
    <style:style style:name="T34" style:family="text">
      <style:text-properties fo:color="#333333" style:font-name="標楷體" style:font-name-asian="標楷體"/>
    </style:style>
    <style:style style:name="T35" style:family="text">
      <style:text-properties fo:color="#333333" style:font-name="標楷體" officeooo:rsid="0aa2db9f" style:font-name-asian="標楷體"/>
    </style:style>
    <style:style style:name="T36" style:family="text">
      <style:text-properties fo:color="#333333" style:font-name="標楷體" officeooo:rsid="0f3214b8" style:font-name-asian="標楷體"/>
    </style:style>
    <style:style style:name="T37" style:family="text">
      <style:text-properties fo:color="#333333" style:font-name="標楷體" officeooo:rsid="0f357db3" style:font-name-asian="標楷體"/>
    </style:style>
    <style:style style:name="T38" style:family="text">
      <style:text-properties fo:color="#333333" style:font-name="標楷體" officeooo:rsid="0f7e6628" style:font-name-asian="標楷體"/>
    </style:style>
    <style:style style:name="T39" style:family="text">
      <style:text-properties fo:color="#333333" style:font-name="標楷體" officeooo:rsid="0f9d1fef" style:font-name-asian="標楷體"/>
    </style:style>
    <style:style style:name="T40" style:family="text">
      <style:text-properties fo:color="#333333" style:font-name="標楷體" officeooo:rsid="138eac89" style:font-name-asian="標楷體"/>
    </style:style>
    <style:style style:name="T41" style:family="text">
      <style:text-properties fo:color="#333333" style:font-name="標楷體" officeooo:rsid="14835a37" style:font-name-asian="標楷體"/>
    </style:style>
    <style:style style:name="T42" style:family="text">
      <style:text-properties fo:color="#333333" style:font-name="標楷體" officeooo:rsid="0fc0ef6f"/>
    </style:style>
    <style:style style:name="T43" style:family="text">
      <style:text-properties fo:color="#333333" style:font-name-asian="標楷體"/>
    </style:style>
    <style:style style:name="T44" style:family="text">
      <style:text-properties fo:color="#333333" officeooo:rsid="0f33f124" style:font-name-asian="標楷體"/>
    </style:style>
    <style:style style:name="T45" style:family="text">
      <style:text-properties fo:color="#333333" officeooo:rsid="0f3214b8" style:font-name-asian="標楷體"/>
    </style:style>
    <style:style style:name="T46" style:family="text">
      <style:text-properties fo:color="#333333" officeooo:rsid="138eac89" style:font-name-asian="標楷體"/>
    </style:style>
    <style:style style:name="T47" style:family="text">
      <style:text-properties fo:color="#333333" officeooo:rsid="14894166" style:font-name-asian="標楷體"/>
    </style:style>
    <style:style style:name="T48" style:family="text">
      <style:text-properties fo:color="#333333" officeooo:rsid="0b7e774a"/>
    </style:style>
    <style:style style:name="T49" style:family="text">
      <style:text-properties fo:color="#333333" officeooo:rsid="0b80dcaa"/>
    </style:style>
    <style:style style:name="T50" style:family="text">
      <style:text-properties fo:color="#333333" officeooo:rsid="0a8b304b"/>
    </style:style>
    <style:style style:name="T51" style:family="text">
      <style:text-properties fo:color="#333333" style:font-name="Liberation Serif" fo:font-size="17pt" fo:font-weight="bold" officeooo:rsid="0e9f5f17" style:font-name-asian="標楷體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fo:color="#333333" style:font-name="Liberation Serif" fo:font-size="17pt" fo:font-weight="bold" officeooo:rsid="0fc0ef6f" style:font-name-asian="標楷體" style:font-size-asian="17pt" style:language-asian="zh" style:country-asian="TW" style:font-weight-asian="bold" style:font-size-complex="17pt" style:font-weight-complex="bold"/>
    </style:style>
    <style:style style:name="T53" style:family="text">
      <style:text-properties fo:color="#333333" style:font-name="Liberation Serif" fo:font-size="17pt" fo:font-weight="bold" officeooo:rsid="138eac89" style:font-name-asian="標楷體" style:font-size-asian="17pt" style:language-asian="zh" style:country-asian="TW" style:font-weight-asian="bold" style:font-size-complex="17pt" style:font-weight-complex="bold"/>
    </style:style>
    <style:style style:name="T54" style:family="text">
      <style:text-properties fo:color="#333333" style:font-name="Liberation Serif" fo:font-size="17pt" fo:font-weight="bold" officeooo:rsid="0e6e4ba1" style:font-name-asian="標楷體" style:font-size-asian="17pt" style:language-asian="zh" style:country-asian="TW" style:font-weight-asian="bold" style:font-size-complex="17pt" style:font-weight-complex="bold"/>
    </style:style>
    <style:style style:name="T55" style:family="text">
      <style:text-properties fo:color="#333333" style:font-name="Liberation Serif" fo:font-size="17pt" fo:font-weight="bold" officeooo:rsid="0cd82979" style:font-name-asian="標楷體" style:font-size-asian="17pt" style:language-asian="zh" style:country-asian="TW" style:font-weight-asian="bold" style:font-size-complex="17pt" style:font-weight-complex="bold"/>
    </style:style>
    <style:style style:name="T56" style:family="text">
      <style:text-properties fo:color="#333333" officeooo:rsid="0cfbc8ab"/>
    </style:style>
    <style:style style:name="T57" style:family="text">
      <style:text-properties fo:color="#333333" officeooo:rsid="1213a81c"/>
    </style:style>
    <style:style style:name="T58" style:family="text">
      <style:text-properties fo:color="#333333" officeooo:rsid="1366f96c"/>
    </style:style>
    <style:style style:name="T59" style:family="text">
      <style:text-properties officeooo:rsid="0a6a4001"/>
    </style:style>
    <style:style style:name="T60" style:family="text">
      <style:text-properties officeooo:rsid="0a7edee9"/>
    </style:style>
    <style:style style:name="T61" style:family="text">
      <style:text-properties officeooo:rsid="0a842ec1"/>
    </style:style>
    <style:style style:name="T62" style:family="text">
      <style:text-properties officeooo:rsid="0a8b304b"/>
    </style:style>
    <style:style style:name="T63" style:family="text">
      <style:text-properties officeooo:rsid="0a8d2968"/>
    </style:style>
    <style:style style:name="T64" style:family="text">
      <style:text-properties officeooo:rsid="0aa2db9f"/>
    </style:style>
    <style:style style:name="T65" style:family="text">
      <style:text-properties style:font-name="標楷體"/>
    </style:style>
    <style:style style:name="T66" style:family="text">
      <style:text-properties style:font-name="標楷體" fo:font-size="17pt" fo:font-weight="bold" style:font-name-asian="標楷體" style:font-size-asian="17pt" style:language-asian="zh" style:country-asian="TW" style:font-weight-asian="bold" style:font-size-complex="17pt" style:font-weight-complex="bold"/>
    </style:style>
    <style:style style:name="T67" style:family="text">
      <style:text-properties style:font-name="標楷體" fo:font-size="17pt" fo:font-weight="bold" officeooo:rsid="0a6128ae" style:font-name-asian="標楷體" style:font-size-asian="17pt" style:language-asian="zh" style:country-asian="TW" style:font-weight-asian="bold" style:font-size-complex="17pt" style:font-weight-complex="bold"/>
    </style:style>
    <style:style style:name="T68" style:family="text">
      <style:text-properties style:font-name="標楷體" fo:font-size="17pt" fo:font-weight="bold" officeooo:rsid="0a629a09" style:font-name-asian="標楷體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style:font-name="標楷體" fo:font-size="17pt" fo:font-weight="bold" officeooo:rsid="0ad1704b" style:font-name-asian="標楷體" style:font-size-asian="17pt" style:language-asian="zh" style:country-asian="TW" style:font-weight-asian="bold" style:font-size-complex="17pt" style:font-weight-complex="bold"/>
    </style:style>
    <style:style style:name="T70" style:family="text">
      <style:text-properties style:font-name="標楷體" fo:font-size="17pt" fo:font-weight="bold" officeooo:rsid="0a7edee9" style:font-name-asian="標楷體" style:font-size-asian="17pt" style:language-asian="zh" style:country-asian="TW" style:font-weight-asian="bold" style:font-size-complex="17pt" style:font-weight-complex="bold"/>
    </style:style>
    <style:style style:name="T71" style:family="text">
      <style:text-properties style:font-name="標楷體" fo:font-size="17pt" fo:font-weight="bold" officeooo:rsid="09ab3c06" style:font-name-asian="標楷體" style:font-size-asian="17pt" style:language-asian="zh" style:country-asian="TW" style:font-weight-asian="bold" style:font-size-complex="17pt" style:font-weight-complex="bold"/>
    </style:style>
    <style:style style:name="T72" style:family="text">
      <style:text-properties style:font-name="標楷體" fo:font-size="17pt" fo:font-weight="bold" officeooo:rsid="0ca43ce7" style:font-name-asian="標楷體" style:font-size-asian="17pt" style:language-asian="zh" style:country-asian="TW" style:font-weight-asian="bold" style:font-size-complex="17pt" style:font-weight-complex="bold"/>
    </style:style>
    <style:style style:name="T73" style:family="text">
      <style:text-properties style:font-name="標楷體" fo:font-size="17pt" fo:font-weight="bold" officeooo:rsid="0ca60a8d" style:font-name-asian="標楷體" style:font-size-asian="17pt" style:language-asian="zh" style:country-asian="TW" style:font-weight-asian="bold" style:font-size-complex="17pt" style:font-weight-complex="bold"/>
    </style:style>
    <style:style style:name="T74" style:family="text">
      <style:text-properties style:font-name="標楷體" fo:font-size="17pt" fo:font-weight="bold" officeooo:rsid="0cb89006" style:font-name-asian="標楷體" style:font-size-asian="17pt" style:language-asian="zh" style:country-asian="TW" style:font-weight-asian="bold" style:font-size-complex="17pt" style:font-weight-complex="bold"/>
    </style:style>
    <style:style style:name="T75" style:family="text">
      <style:text-properties style:font-name="標楷體" fo:font-size="17pt" fo:font-weight="bold" officeooo:rsid="0cc27eb4" style:font-name-asian="標楷體" style:font-size-asian="17pt" style:language-asian="zh" style:country-asian="TW" style:font-weight-asian="bold" style:font-size-complex="17pt" style:font-weight-complex="bold"/>
    </style:style>
    <style:style style:name="T76" style:family="text">
      <style:text-properties style:font-name="標楷體" fo:font-size="17pt" fo:font-weight="bold" officeooo:rsid="0cc3b7ec" style:font-name-asian="標楷體" style:font-size-asian="17pt" style:language-asian="zh" style:country-asian="TW" style:font-weight-asian="bold" style:font-size-complex="17pt" style:font-weight-complex="bold"/>
    </style:style>
    <style:style style:name="T77" style:family="text">
      <style:text-properties style:font-name="標楷體" fo:font-size="17pt" fo:font-weight="bold" officeooo:rsid="0cd82979" style:font-name-asian="標楷體" style:font-size-asian="17pt" style:language-asian="zh" style:country-asian="TW" style:font-weight-asian="bold" style:font-size-complex="17pt" style:font-weight-complex="bold"/>
    </style:style>
    <style:style style:name="T78" style:family="text">
      <style:text-properties style:font-name="標楷體" fo:font-size="17pt" fo:font-weight="bold" officeooo:rsid="0cd8a4b9" style:font-name-asian="標楷體" style:font-size-asian="17pt" style:language-asian="zh" style:country-asian="TW" style:font-weight-asian="bold" style:font-size-complex="17pt" style:font-weight-complex="bold"/>
    </style:style>
    <style:style style:name="T79" style:family="text">
      <style:text-properties style:font-name="標楷體" fo:font-size="17pt" fo:font-weight="bold" officeooo:rsid="0ceaefe1" style:font-name-asian="標楷體" style:font-size-asian="17pt" style:language-asian="zh" style:country-asian="TW" style:font-weight-asian="bold" style:font-size-complex="17pt" style:font-weight-complex="bold"/>
    </style:style>
    <style:style style:name="T80" style:family="text">
      <style:text-properties style:font-name="標楷體" fo:font-size="17pt" fo:font-weight="bold" officeooo:rsid="0cf927bc" style:font-name-asian="標楷體" style:font-size-asian="17pt" style:language-asian="zh" style:country-asian="TW" style:font-weight-asian="bold" style:font-size-complex="17pt" style:font-weight-complex="bold"/>
    </style:style>
    <style:style style:name="T81" style:family="text">
      <style:text-properties style:font-name="標楷體" fo:font-size="17pt" fo:font-weight="bold" officeooo:rsid="0cf9f1c4" style:font-name-asian="標楷體" style:font-size-asian="17pt" style:language-asian="zh" style:country-asian="TW" style:font-weight-asian="bold" style:font-size-complex="17pt" style:font-weight-complex="bold"/>
    </style:style>
    <style:style style:name="T82" style:family="text">
      <style:text-properties style:font-name="標楷體" fo:font-size="17pt" fo:font-weight="bold" officeooo:rsid="0d6637af" style:font-name-asian="標楷體" style:font-size-asian="17pt" style:language-asian="zh" style:country-asian="TW" style:font-weight-asian="bold" style:font-size-complex="17pt" style:font-weight-complex="bold"/>
    </style:style>
    <style:style style:name="T83" style:family="text">
      <style:text-properties style:font-name="標楷體" fo:font-size="17pt" fo:font-weight="bold" officeooo:rsid="0d7f96f7" style:font-name-asian="標楷體" style:font-size-asian="17pt" style:language-asian="zh" style:country-asian="TW" style:font-weight-asian="bold" style:font-size-complex="17pt" style:font-weight-complex="bold"/>
    </style:style>
    <style:style style:name="T84" style:family="text">
      <style:text-properties style:font-name="標楷體" fo:font-size="17pt" fo:font-weight="bold" officeooo:rsid="0d7ef814" style:font-name-asian="標楷體" style:font-size-asian="17pt" style:language-asian="zh" style:country-asian="TW" style:font-weight-asian="bold" style:font-size-complex="17pt" style:font-weight-complex="bold"/>
    </style:style>
    <style:style style:name="T85" style:family="text">
      <style:text-properties style:font-name="標楷體" fo:font-size="17pt" fo:font-weight="bold" officeooo:rsid="0d80aa47" style:font-name-asian="標楷體" style:font-size-asian="17pt" style:language-asian="zh" style:country-asian="TW" style:font-weight-asian="bold" style:font-size-complex="17pt" style:font-weight-complex="bold"/>
    </style:style>
    <style:style style:name="T86" style:family="text">
      <style:text-properties style:font-name="標楷體" fo:font-size="17pt" fo:font-weight="bold" officeooo:rsid="0d9ca526" style:font-name-asian="標楷體" style:font-size-asian="17pt" style:language-asian="zh" style:country-asian="TW" style:font-weight-asian="bold" style:font-size-complex="17pt" style:font-weight-complex="bold"/>
    </style:style>
    <style:style style:name="T87" style:family="text">
      <style:text-properties style:font-name="標楷體" fo:font-size="17pt" fo:font-weight="bold" officeooo:rsid="0ded09d4" style:font-name-asian="標楷體" style:font-size-asian="17pt" style:language-asian="zh" style:country-asian="TW" style:font-weight-asian="bold" style:font-size-complex="17pt" style:font-weight-complex="bold"/>
    </style:style>
    <style:style style:name="T88" style:family="text">
      <style:text-properties style:font-name="標楷體" fo:font-size="17pt" fo:font-weight="bold" officeooo:rsid="0e4fe2ce" style:font-name-asian="標楷體" style:font-size-asian="17pt" style:language-asian="zh" style:country-asian="TW" style:font-weight-asian="bold" style:font-size-complex="17pt" style:font-weight-complex="bold"/>
    </style:style>
    <style:style style:name="T89" style:family="text">
      <style:text-properties style:font-name="標楷體" fo:font-size="17pt" fo:font-weight="bold" officeooo:rsid="0e6e4ba1" style:font-name-asian="標楷體" style:font-size-asian="17pt" style:language-asian="zh" style:country-asian="TW" style:font-weight-asian="bold" style:font-size-complex="17pt" style:font-weight-complex="bold"/>
    </style:style>
    <style:style style:name="T90" style:family="text">
      <style:text-properties style:font-name="標楷體" fo:font-size="17pt" fo:font-weight="bold" officeooo:rsid="0e73ccec" style:font-name-asian="標楷體" style:font-size-asian="17pt" style:language-asian="zh" style:country-asian="TW" style:font-weight-asian="bold" style:font-size-complex="17pt" style:font-weight-complex="bold"/>
    </style:style>
    <style:style style:name="T91" style:family="text">
      <style:text-properties style:font-name="標楷體" fo:font-size="17pt" fo:font-weight="bold" officeooo:rsid="0fd9cc7b" style:font-name-asian="標楷體" style:font-size-asian="17pt" style:language-asian="zh" style:country-asian="TW" style:font-weight-asian="bold" style:font-size-complex="17pt" style:font-weight-complex="bold"/>
    </style:style>
    <style:style style:name="T92" style:family="text">
      <style:text-properties style:font-name="標楷體" fo:font-size="17pt" fo:font-weight="bold" officeooo:rsid="0ea64017" style:font-name-asian="標楷體" style:font-size-asian="17pt" style:language-asian="zh" style:country-asian="TW" style:font-weight-asian="bold" style:font-size-complex="17pt" style:font-weight-complex="bold"/>
    </style:style>
    <style:style style:name="T93" style:family="text">
      <style:text-properties style:font-name="標楷體" fo:font-size="17pt" fo:font-weight="bold" officeooo:rsid="0ebda175" style:font-name-asian="標楷體" style:font-size-asian="17pt" style:language-asian="zh" style:country-asian="TW" style:font-weight-asian="bold" style:font-size-complex="17pt" style:font-weight-complex="bold"/>
    </style:style>
    <style:style style:name="T94" style:family="text">
      <style:text-properties style:font-name="標楷體" fo:font-size="17pt" fo:font-weight="bold" officeooo:rsid="0ec9fe9a" style:font-name-asian="標楷體" style:font-size-asian="17pt" style:language-asian="zh" style:country-asian="TW" style:font-weight-asian="bold" style:font-size-complex="17pt" style:font-weight-complex="bold"/>
    </style:style>
    <style:style style:name="T95" style:family="text">
      <style:text-properties style:font-name="標楷體" fo:font-size="17pt" fo:font-weight="bold" officeooo:rsid="0ecd617c" style:font-name-asian="標楷體" style:font-size-asian="17pt" style:language-asian="zh" style:country-asian="TW" style:font-weight-asian="bold" style:font-size-complex="17pt" style:font-weight-complex="bold"/>
    </style:style>
    <style:style style:name="T96" style:family="text">
      <style:text-properties style:font-name="標楷體" fo:font-size="17pt" fo:font-weight="bold" officeooo:rsid="0e9f5f17" style:font-name-asian="標楷體" style:font-size-asian="17pt" style:language-asian="zh" style:country-asian="TW" style:font-weight-asian="bold" style:font-size-complex="17pt" style:font-weight-complex="bold"/>
    </style:style>
    <style:style style:name="T97" style:family="text">
      <style:text-properties style:font-name="標楷體" fo:font-size="17pt" fo:font-weight="bold" officeooo:rsid="0fc0ef6f" style:font-name-asian="標楷體" style:font-size-asian="17pt" style:language-asian="zh" style:country-asian="TW" style:font-weight-asian="bold" style:font-size-complex="17pt" style:font-weight-complex="bold"/>
    </style:style>
    <style:style style:name="T98" style:family="text">
      <style:text-properties style:font-name="標楷體" fo:font-size="17pt" fo:font-weight="bold" officeooo:rsid="1014fa76" style:font-name-asian="標楷體" style:font-size-asian="17pt" style:language-asian="zh" style:country-asian="TW" style:font-weight-asian="bold" style:font-size-complex="17pt" style:font-weight-complex="bold"/>
    </style:style>
    <style:style style:name="T99" style:family="text">
      <style:text-properties style:font-name="標楷體" fo:font-size="17pt" fo:font-weight="bold" officeooo:rsid="10190a8b" style:font-name-asian="標楷體" style:font-size-asian="17pt" style:language-asian="zh" style:country-asian="TW" style:font-weight-asian="bold" style:font-size-complex="17pt" style:font-weight-complex="bold"/>
    </style:style>
    <style:style style:name="T100" style:family="text">
      <style:text-properties style:font-name="標楷體" fo:font-size="17pt" fo:font-weight="bold" officeooo:rsid="10456ef1" style:font-name-asian="標楷體" style:font-size-asian="17pt" style:language-asian="zh" style:country-asian="TW" style:font-weight-asian="bold" style:font-size-complex="17pt" style:font-weight-complex="bold"/>
    </style:style>
    <style:style style:name="T101" style:family="text">
      <style:text-properties style:font-name="標楷體" fo:font-size="17pt" fo:font-weight="bold" officeooo:rsid="114556d7" style:font-name-asian="標楷體" style:font-size-asian="17pt" style:language-asian="zh" style:country-asian="TW" style:font-weight-asian="bold" style:font-size-complex="17pt" style:font-weight-complex="bold"/>
    </style:style>
    <style:style style:name="T102" style:family="text">
      <style:text-properties style:font-name="標楷體" fo:font-size="17pt" fo:font-weight="bold" officeooo:rsid="1086625c" style:font-name-asian="標楷體" style:font-size-asian="17pt" style:language-asian="zh" style:country-asian="TW" style:font-weight-asian="bold" style:font-size-complex="17pt" style:font-weight-complex="bold"/>
    </style:style>
    <style:style style:name="T103" style:family="text">
      <style:text-properties style:font-name="標楷體" fo:font-size="17pt" fo:font-weight="bold" officeooo:rsid="10ea43d1" style:font-name-asian="標楷體" style:font-size-asian="17pt" style:language-asian="zh" style:country-asian="TW" style:font-weight-asian="bold" style:font-size-complex="17pt" style:font-weight-complex="bold"/>
    </style:style>
    <style:style style:name="T104" style:family="text">
      <style:text-properties style:font-name="標楷體" fo:font-size="17pt" fo:font-weight="bold" officeooo:rsid="1156c1be" style:font-name-asian="標楷體" style:font-size-asian="17pt" style:language-asian="zh" style:country-asian="TW" style:font-weight-asian="bold" style:font-size-complex="17pt" style:font-weight-complex="bold"/>
    </style:style>
    <style:style style:name="T105" style:family="text">
      <style:text-properties style:font-name="標楷體" fo:font-size="17pt" fo:font-weight="bold" officeooo:rsid="115de3e8" style:font-name-asian="標楷體" style:font-size-asian="17pt" style:language-asian="zh" style:country-asian="TW" style:font-weight-asian="bold" style:font-size-complex="17pt" style:font-weight-complex="bold"/>
    </style:style>
    <style:style style:name="T106" style:family="text">
      <style:text-properties style:font-name="標楷體" fo:font-size="17pt" fo:font-weight="bold" officeooo:rsid="1197fce3" style:font-name-asian="標楷體" style:font-size-asian="17pt" style:language-asian="zh" style:country-asian="TW" style:font-weight-asian="bold" style:font-size-complex="17pt" style:font-weight-complex="bold"/>
    </style:style>
    <style:style style:name="T107" style:family="text">
      <style:text-properties style:font-name="標楷體" fo:font-size="17pt" fo:font-weight="bold" officeooo:rsid="11a10e1e" style:font-name-asian="標楷體" style:font-size-asian="17pt" style:language-asian="zh" style:country-asian="TW" style:font-weight-asian="bold" style:font-size-complex="17pt" style:font-weight-complex="bold"/>
    </style:style>
    <style:style style:name="T108" style:family="text">
      <style:text-properties style:font-name="標楷體" fo:font-size="17pt" fo:font-weight="bold" officeooo:rsid="11ac329a" style:font-name-asian="標楷體" style:font-size-asian="17pt" style:language-asian="zh" style:country-asian="TW" style:font-weight-asian="bold" style:font-size-complex="17pt" style:font-weight-complex="bold"/>
    </style:style>
    <style:style style:name="T109" style:family="text">
      <style:text-properties style:font-name="標楷體" fo:font-size="17pt" fo:font-weight="bold" officeooo:rsid="11aeac85" style:font-name-asian="標楷體" style:font-size-asian="17pt" style:language-asian="zh" style:country-asian="TW" style:font-weight-asian="bold" style:font-size-complex="17pt" style:font-weight-complex="bold"/>
    </style:style>
    <style:style style:name="T110" style:family="text">
      <style:text-properties style:font-name="標楷體" fo:font-size="17pt" fo:font-weight="bold" officeooo:rsid="11c79a9a" style:font-name-asian="標楷體" style:font-size-asian="17pt" style:language-asian="zh" style:country-asian="TW" style:font-weight-asian="bold" style:font-size-complex="17pt" style:font-weight-complex="bold"/>
    </style:style>
    <style:style style:name="T111" style:family="text">
      <style:text-properties style:font-name="標楷體" fo:font-size="17pt" fo:font-weight="bold" officeooo:rsid="11fad38a" style:font-name-asian="標楷體" style:font-size-asian="17pt" style:language-asian="zh" style:country-asian="TW" style:font-weight-asian="bold" style:font-size-complex="17pt" style:font-weight-complex="bold"/>
    </style:style>
    <style:style style:name="T112" style:family="text">
      <style:text-properties style:font-name="標楷體" fo:font-size="17pt" fo:font-weight="bold" officeooo:rsid="12206e57" style:font-name-asian="標楷體" style:font-size-asian="17pt" style:language-asian="zh" style:country-asian="TW" style:font-weight-asian="bold" style:font-size-complex="17pt" style:font-weight-complex="bold"/>
    </style:style>
    <style:style style:name="T113" style:family="text">
      <style:text-properties style:font-name="標楷體" fo:font-size="17pt" fo:font-weight="bold" officeooo:rsid="12229419" style:font-name-asian="標楷體" style:font-size-asian="17pt" style:language-asian="zh" style:country-asian="TW" style:font-weight-asian="bold" style:font-size-complex="17pt" style:font-weight-complex="bold"/>
    </style:style>
    <style:style style:name="T114" style:family="text">
      <style:text-properties style:font-name="標楷體" fo:font-size="17pt" fo:font-weight="bold" officeooo:rsid="12240f48" style:font-name-asian="標楷體" style:font-size-asian="17pt" style:language-asian="zh" style:country-asian="TW" style:font-weight-asian="bold" style:font-size-complex="17pt" style:font-weight-complex="bold"/>
    </style:style>
    <style:style style:name="T115" style:family="text">
      <style:text-properties style:font-name="標楷體" fo:font-size="17pt" fo:font-weight="bold" officeooo:rsid="12248d03" style:font-name-asian="標楷體" style:font-size-asian="17pt" style:language-asian="zh" style:country-asian="TW" style:font-weight-asian="bold" style:font-size-complex="17pt" style:font-weight-complex="bold"/>
    </style:style>
    <style:style style:name="T116" style:family="text">
      <style:text-properties style:font-name="標楷體" fo:font-size="17pt" fo:font-weight="bold" officeooo:rsid="1227d87e" style:font-name-asian="標楷體" style:font-size-asian="17pt" style:language-asian="zh" style:country-asian="TW" style:font-weight-asian="bold" style:font-size-complex="17pt" style:font-weight-complex="bold"/>
    </style:style>
    <style:style style:name="T117" style:family="text">
      <style:text-properties style:font-name="標楷體" fo:font-size="17pt" fo:font-weight="bold" officeooo:rsid="1228a428" style:font-name-asian="標楷體" style:font-size-asian="17pt" style:language-asian="zh" style:country-asian="TW" style:font-weight-asian="bold" style:font-size-complex="17pt" style:font-weight-complex="bold"/>
    </style:style>
    <style:style style:name="T118" style:family="text">
      <style:text-properties style:font-name="標楷體" fo:font-size="17pt" fo:font-weight="bold" officeooo:rsid="1228c89a" style:font-name-asian="標楷體" style:font-size-asian="17pt" style:language-asian="zh" style:country-asian="TW" style:font-weight-asian="bold" style:font-size-complex="17pt" style:font-weight-complex="bold"/>
    </style:style>
    <style:style style:name="T119" style:family="text">
      <style:text-properties style:font-name="標楷體" fo:font-size="17pt" fo:font-weight="bold" officeooo:rsid="1245618e" style:font-name-asian="標楷體" style:font-size-asian="17pt" style:language-asian="zh" style:country-asian="TW" style:font-weight-asian="bold" style:font-size-complex="17pt" style:font-weight-complex="bold"/>
    </style:style>
    <style:style style:name="T120" style:family="text">
      <style:text-properties style:font-name="標楷體" fo:font-size="17pt" fo:font-weight="bold" officeooo:rsid="126c38aa" style:font-name-asian="標楷體" style:font-size-asian="17pt" style:language-asian="zh" style:country-asian="TW" style:font-weight-asian="bold" style:font-size-complex="17pt" style:font-weight-complex="bold"/>
    </style:style>
    <style:style style:name="T121" style:family="text">
      <style:text-properties style:font-name="標楷體" fo:font-size="17pt" fo:font-weight="bold" officeooo:rsid="128cf081" style:font-name-asian="標楷體" style:font-size-asian="17pt" style:language-asian="zh" style:country-asian="TW" style:font-weight-asian="bold" style:font-size-complex="17pt" style:font-weight-complex="bold"/>
    </style:style>
    <style:style style:name="T122" style:family="text">
      <style:text-properties style:font-name="標楷體" fo:font-size="17pt" fo:font-weight="bold" officeooo:rsid="1293b220" style:font-name-asian="標楷體" style:font-size-asian="17pt" style:language-asian="zh" style:country-asian="TW" style:font-weight-asian="bold" style:font-size-complex="17pt" style:font-weight-complex="bold"/>
    </style:style>
    <style:style style:name="T123" style:family="text">
      <style:text-properties style:font-name="標楷體" fo:font-size="17pt" fo:font-weight="bold" officeooo:rsid="12abf863" style:font-name-asian="標楷體" style:font-size-asian="17pt" style:language-asian="zh" style:country-asian="TW" style:font-weight-asian="bold" style:font-size-complex="17pt" style:font-weight-complex="bold"/>
    </style:style>
    <style:style style:name="T124" style:family="text">
      <style:text-properties style:font-name="標楷體" fo:font-size="17pt" fo:font-weight="bold" officeooo:rsid="12b57f36" style:font-name-asian="標楷體" style:font-size-asian="17pt" style:language-asian="zh" style:country-asian="TW" style:font-weight-asian="bold" style:font-size-complex="17pt" style:font-weight-complex="bold"/>
    </style:style>
    <style:style style:name="T125" style:family="text">
      <style:text-properties style:font-name="標楷體" fo:font-size="17pt" fo:font-weight="bold" officeooo:rsid="12b83da6" style:font-name-asian="標楷體" style:font-size-asian="17pt" style:language-asian="zh" style:country-asian="TW" style:font-weight-asian="bold" style:font-size-complex="17pt" style:font-weight-complex="bold"/>
    </style:style>
    <style:style style:name="T126" style:family="text">
      <style:text-properties style:font-name="標楷體" fo:font-size="17pt" fo:font-weight="bold" officeooo:rsid="12c9e75a" style:font-name-asian="標楷體" style:font-size-asian="17pt" style:language-asian="zh" style:country-asian="TW" style:font-weight-asian="bold" style:font-size-complex="17pt" style:font-weight-complex="bold"/>
    </style:style>
    <style:style style:name="T127" style:family="text">
      <style:text-properties style:font-name="標楷體" fo:font-size="17pt" fo:font-weight="bold" officeooo:rsid="12cb619d" style:font-name-asian="標楷體" style:font-size-asian="17pt" style:language-asian="zh" style:country-asian="TW" style:font-weight-asian="bold" style:font-size-complex="17pt" style:font-weight-complex="bold"/>
    </style:style>
    <style:style style:name="T128" style:family="text">
      <style:text-properties style:font-name="標楷體" fo:font-size="17pt" fo:font-weight="bold" officeooo:rsid="1318e843" style:font-name-asian="標楷體" style:font-size-asian="17pt" style:language-asian="zh" style:country-asian="TW" style:font-weight-asian="bold" style:font-size-complex="17pt" style:font-weight-complex="bold"/>
    </style:style>
    <style:style style:name="T129" style:family="text">
      <style:text-properties style:font-name="標楷體" fo:font-size="17pt" fo:font-weight="bold" officeooo:rsid="131b33a3" style:font-name-asian="標楷體" style:font-size-asian="17pt" style:language-asian="zh" style:country-asian="TW" style:font-weight-asian="bold" style:font-size-complex="17pt" style:font-weight-complex="bold"/>
    </style:style>
    <style:style style:name="T130" style:family="text">
      <style:text-properties style:font-name="標楷體" fo:font-size="17pt" fo:font-weight="bold" officeooo:rsid="131e7262" style:font-name-asian="標楷體" style:font-size-asian="17pt" style:language-asian="zh" style:country-asian="TW" style:font-weight-asian="bold" style:font-size-complex="17pt" style:font-weight-complex="bold"/>
    </style:style>
    <style:style style:name="T131" style:family="text">
      <style:text-properties style:font-name="標楷體" fo:font-size="17pt" fo:font-weight="bold" officeooo:rsid="1322afc1" style:font-name-asian="標楷體" style:font-size-asian="17pt" style:language-asian="zh" style:country-asian="TW" style:font-weight-asian="bold" style:font-size-complex="17pt" style:font-weight-complex="bold"/>
    </style:style>
    <style:style style:name="T132" style:family="text">
      <style:text-properties style:font-name="標楷體" fo:font-size="17pt" fo:font-weight="bold" officeooo:rsid="13493f27" style:font-name-asian="標楷體" style:font-size-asian="17pt" style:language-asian="zh" style:country-asian="TW" style:font-weight-asian="bold" style:font-size-complex="17pt" style:font-weight-complex="bold"/>
    </style:style>
    <style:style style:name="T133" style:family="text">
      <style:text-properties style:font-name="標楷體" fo:font-size="17pt" fo:font-weight="bold" officeooo:rsid="1366f96c" style:font-name-asian="標楷體" style:font-size-asian="17pt" style:language-asian="zh" style:country-asian="TW" style:font-weight-asian="bold" style:font-size-complex="17pt" style:font-weight-complex="bold"/>
    </style:style>
    <style:style style:name="T134" style:family="text">
      <style:text-properties style:font-name="標楷體" fo:font-size="17pt" fo:font-weight="bold" officeooo:rsid="13714847" style:font-name-asian="標楷體" style:font-size-asian="17pt" style:language-asian="zh" style:country-asian="TW" style:font-weight-asian="bold" style:font-size-complex="17pt" style:font-weight-complex="bold"/>
    </style:style>
    <style:style style:name="T135" style:family="text">
      <style:text-properties style:font-name="標楷體" fo:font-size="17pt" fo:font-weight="bold" officeooo:rsid="13726890" style:font-name-asian="標楷體" style:font-size-asian="17pt" style:language-asian="zh" style:country-asian="TW" style:font-weight-asian="bold" style:font-size-complex="17pt" style:font-weight-complex="bold"/>
    </style:style>
    <style:style style:name="T136" style:family="text">
      <style:text-properties style:font-name="標楷體" fo:font-size="17pt" fo:font-weight="bold" officeooo:rsid="138eac89" style:font-name-asian="標楷體" style:font-size-asian="17pt" style:language-asian="zh" style:country-asian="TW" style:font-weight-asian="bold" style:font-size-complex="17pt" style:font-weight-complex="bold"/>
    </style:style>
    <style:style style:name="T137" style:family="text">
      <style:text-properties style:font-name="標楷體" fo:font-size="17pt" fo:font-weight="bold" officeooo:rsid="139f593e" style:font-name-asian="標楷體" style:font-size-asian="17pt" style:language-asian="zh" style:country-asian="TW" style:font-weight-asian="bold" style:font-size-complex="17pt" style:font-weight-complex="bold"/>
    </style:style>
    <style:style style:name="T138" style:family="text">
      <style:text-properties style:font-name="標楷體" fo:font-size="17pt" fo:font-weight="bold" officeooo:rsid="13a4019b" style:font-name-asian="標楷體" style:font-size-asian="17pt" style:language-asian="zh" style:country-asian="TW" style:font-weight-asian="bold" style:font-size-complex="17pt" style:font-weight-complex="bold"/>
    </style:style>
    <style:style style:name="T139" style:family="text">
      <style:text-properties style:font-name="標楷體" fo:font-size="17pt" fo:font-weight="bold" officeooo:rsid="13c7d716" style:font-name-asian="標楷體" style:font-size-asian="17pt" style:language-asian="zh" style:country-asian="TW" style:font-weight-asian="bold" style:font-size-complex="17pt" style:font-weight-complex="bold"/>
    </style:style>
    <style:style style:name="T140" style:family="text">
      <style:text-properties style:font-name="標楷體" fo:font-size="17pt" fo:font-weight="bold" officeooo:rsid="13cd2972" style:font-name-asian="標楷體" style:font-size-asian="17pt" style:language-asian="zh" style:country-asian="TW" style:font-weight-asian="bold" style:font-size-complex="17pt" style:font-weight-complex="bold"/>
    </style:style>
    <style:style style:name="T141" style:family="text">
      <style:text-properties style:font-name="標楷體" fo:font-size="17pt" fo:font-weight="bold" officeooo:rsid="13e69855" style:font-name-asian="標楷體" style:font-size-asian="17pt" style:language-asian="zh" style:country-asian="TW" style:font-weight-asian="bold" style:font-size-complex="17pt" style:font-weight-complex="bold"/>
    </style:style>
    <style:style style:name="T142" style:family="text">
      <style:text-properties style:font-name="標楷體" fo:font-size="17pt" fo:font-weight="bold" officeooo:rsid="13e9cfef" style:font-name-asian="標楷體" style:font-size-asian="17pt" style:language-asian="zh" style:country-asian="TW" style:font-weight-asian="bold" style:font-size-complex="17pt" style:font-weight-complex="bold"/>
    </style:style>
    <style:style style:name="T143" style:family="text">
      <style:text-properties style:font-name="標楷體" fo:font-size="17pt" fo:font-weight="bold" officeooo:rsid="13ebbae4" style:font-name-asian="標楷體" style:font-size-asian="17pt" style:language-asian="zh" style:country-asian="TW" style:font-weight-asian="bold" style:font-size-complex="17pt" style:font-weight-complex="bold"/>
    </style:style>
    <style:style style:name="T144" style:family="text">
      <style:text-properties style:font-name="標楷體" fo:font-size="17pt" fo:font-weight="bold" officeooo:rsid="14835a37" style:font-name-asian="標楷體" style:font-size-asian="17pt" style:language-asian="zh" style:country-asian="TW" style:font-weight-asian="bold" style:font-size-complex="17pt" style:font-weight-complex="bold"/>
    </style:style>
    <style:style style:name="T145" style:family="text">
      <style:text-properties style:font-name="標楷體" fo:font-size="17pt" style:text-underline-style="solid" style:text-underline-width="auto" style:text-underline-color="font-color" fo:font-weight="bold" style:font-name-asian="標楷體" style:font-size-asian="17pt" style:language-asian="zh" style:country-asian="TW" style:font-weight-asian="bold" style:font-size-complex="17pt" style:font-weight-complex="bold"/>
    </style:style>
    <style:style style:name="T146" style:family="text">
      <style:text-properties style:font-name="標楷體" fo:font-size="17pt" style:text-underline-style="none" fo:font-weight="bold" officeooo:rsid="14d04609" style:font-name-asian="標楷體" style:font-size-asian="17pt" style:language-asian="zh" style:country-asian="TW" style:font-weight-asian="bold" style:font-size-complex="17pt" style:font-weight-complex="bold"/>
    </style:style>
    <style:style style:name="T147" style:family="text">
      <style:text-properties style:font-name="標楷體" fo:font-size="17pt" style:text-underline-style="none" fo:font-weight="bold" officeooo:rsid="183886d7" style:font-name-asian="標楷體" style:font-size-asian="17pt" style:language-asian="zh" style:country-asian="TW" style:font-weight-asian="bold" style:font-size-complex="17pt" style:font-weight-complex="bold"/>
    </style:style>
    <style:style style:name="T148" style:family="text">
      <style:text-properties style:font-name="標楷體" style:font-name-asian="標楷體"/>
    </style:style>
    <style:style style:name="T149" style:family="text">
      <style:text-properties style:font-name="標楷體" officeooo:rsid="0aa2db9f" style:font-name-asian="標楷體"/>
    </style:style>
    <style:style style:name="T150" style:family="text">
      <style:text-properties style:font-name="標楷體" officeooo:rsid="0dd5aba2" style:font-name-asian="標楷體"/>
    </style:style>
    <style:style style:name="T151" style:family="text">
      <style:text-properties style:font-name="標楷體" officeooo:rsid="0ebda175" style:font-name-asian="標楷體"/>
    </style:style>
    <style:style style:name="T152" style:family="text">
      <style:text-properties style:font-name="標楷體" officeooo:rsid="0ea64017" style:font-name-asian="標楷體"/>
    </style:style>
    <style:style style:name="T153" style:family="text">
      <style:text-properties style:font-name="標楷體" officeooo:rsid="0f29fa72" style:font-name-asian="標楷體"/>
    </style:style>
    <style:style style:name="T154" style:family="text">
      <style:text-properties style:font-name="標楷體" officeooo:rsid="0f2a3e4d" style:font-name-asian="標楷體"/>
    </style:style>
    <style:style style:name="T155" style:family="text">
      <style:text-properties style:font-name="標楷體" officeooo:rsid="0f314b48" style:font-name-asian="標楷體"/>
    </style:style>
    <style:style style:name="T156" style:family="text">
      <style:text-properties style:font-name="標楷體" officeooo:rsid="0f3214b8" style:font-name-asian="標楷體"/>
    </style:style>
    <style:style style:name="T157" style:family="text">
      <style:text-properties style:font-name="標楷體" officeooo:rsid="0f33f124" style:font-name-asian="標楷體"/>
    </style:style>
    <style:style style:name="T158" style:family="text">
      <style:text-properties style:font-name="標楷體" officeooo:rsid="0f357db3" style:font-name-asian="標楷體"/>
    </style:style>
    <style:style style:name="T159" style:family="text">
      <style:text-properties style:font-name="標楷體" officeooo:rsid="0f7e6628" style:font-name-asian="標楷體"/>
    </style:style>
    <style:style style:name="T160" style:family="text">
      <style:text-properties style:font-name="標楷體" officeooo:rsid="0f804791" style:font-name-asian="標楷體"/>
    </style:style>
    <style:style style:name="T161" style:family="text">
      <style:text-properties style:font-name="標楷體" officeooo:rsid="0f86ccf4" style:font-name-asian="標楷體"/>
    </style:style>
    <style:style style:name="T162" style:family="text">
      <style:text-properties style:font-name="標楷體" officeooo:rsid="0f8743eb" style:font-name-asian="標楷體"/>
    </style:style>
    <style:style style:name="T163" style:family="text">
      <style:text-properties style:font-name="標楷體" officeooo:rsid="0f89cbed" style:font-name-asian="標楷體"/>
    </style:style>
    <style:style style:name="T164" style:family="text">
      <style:text-properties style:font-name="標楷體" officeooo:rsid="0f8b5b8f" style:font-name-asian="標楷體"/>
    </style:style>
    <style:style style:name="T165" style:family="text">
      <style:text-properties style:font-name="標楷體" officeooo:rsid="0f9d1fef" style:font-name-asian="標楷體"/>
    </style:style>
    <style:style style:name="T166" style:family="text">
      <style:text-properties style:font-name="標楷體" officeooo:rsid="0ff8e31d" style:font-name-asian="標楷體"/>
    </style:style>
    <style:style style:name="T167" style:family="text">
      <style:text-properties style:font-name="標楷體" officeooo:rsid="100d8bb5" style:font-name-asian="標楷體"/>
    </style:style>
    <style:style style:name="T168" style:family="text">
      <style:text-properties style:font-name="標楷體" officeooo:rsid="1014fa76" style:font-name-asian="標楷體"/>
    </style:style>
    <style:style style:name="T169" style:family="text">
      <style:text-properties style:font-name="標楷體" officeooo:rsid="10151585" style:font-name-asian="標楷體"/>
    </style:style>
    <style:style style:name="T170" style:family="text">
      <style:text-properties style:font-name="標楷體" officeooo:rsid="1125912d" style:font-name-asian="標楷體"/>
    </style:style>
    <style:style style:name="T171" style:family="text">
      <style:text-properties style:font-name="標楷體" officeooo:rsid="12eeafdc" style:font-name-asian="標楷體"/>
    </style:style>
    <style:style style:name="T172" style:family="text">
      <style:text-properties style:font-name="標楷體" officeooo:rsid="138eac89" style:font-name-asian="標楷體"/>
    </style:style>
    <style:style style:name="T173" style:family="text">
      <style:text-properties style:font-name="標楷體" officeooo:rsid="13a4019b" style:font-name-asian="標楷體"/>
    </style:style>
    <style:style style:name="T174" style:family="text">
      <style:text-properties style:font-name="標楷體" officeooo:rsid="13c7d716" style:font-name-asian="標楷體"/>
    </style:style>
    <style:style style:name="T175" style:family="text">
      <style:text-properties style:font-name="標楷體" officeooo:rsid="13cd2972" style:font-name-asian="標楷體"/>
    </style:style>
    <style:style style:name="T176" style:family="text">
      <style:text-properties style:font-name="標楷體" officeooo:rsid="13d7dea1" style:font-name-asian="標楷體"/>
    </style:style>
    <style:style style:name="T177" style:family="text">
      <style:text-properties style:font-name="標楷體" officeooo:rsid="13d888d8" style:font-name-asian="標楷體"/>
    </style:style>
    <style:style style:name="T178" style:family="text">
      <style:text-properties style:font-name="標楷體" officeooo:rsid="13e9cfef" style:font-name-asian="標楷體"/>
    </style:style>
    <style:style style:name="T179" style:family="text">
      <style:text-properties style:font-name="標楷體" officeooo:rsid="1400afce" style:font-name-asian="標楷體"/>
    </style:style>
    <style:style style:name="T180" style:family="text">
      <style:text-properties style:font-name="標楷體" officeooo:rsid="14063209" style:font-name-asian="標楷體"/>
    </style:style>
    <style:style style:name="T181" style:family="text">
      <style:text-properties style:font-name="標楷體" officeooo:rsid="1409787c" style:font-name-asian="標楷體"/>
    </style:style>
    <style:style style:name="T182" style:family="text">
      <style:text-properties style:font-name="標楷體" officeooo:rsid="14666cb8" style:font-name-asian="標楷體"/>
    </style:style>
    <style:style style:name="T183" style:family="text">
      <style:text-properties style:font-name="標楷體" officeooo:rsid="147a2d5c" style:font-name-asian="標楷體"/>
    </style:style>
    <style:style style:name="T184" style:family="text">
      <style:text-properties style:font-name="標楷體" officeooo:rsid="14835a37" style:font-name-asian="標楷體"/>
    </style:style>
    <style:style style:name="T185" style:family="text">
      <style:text-properties style:font-name="標楷體" officeooo:rsid="14995bb7" style:font-name-asian="標楷體"/>
    </style:style>
    <style:style style:name="T186" style:family="text">
      <style:text-properties style:font-name="標楷體" officeooo:rsid="14a4d6e1" style:font-name-asian="標楷體"/>
    </style:style>
    <style:style style:name="T187" style:family="text">
      <style:text-properties style:font-name="標楷體" officeooo:rsid="14cc1833" style:font-name-asian="標楷體"/>
    </style:style>
    <style:style style:name="T188" style:family="text">
      <style:text-properties style:font-name="標楷體" officeooo:rsid="14cd773f" style:font-name-asian="標楷體"/>
    </style:style>
    <style:style style:name="T189" style:family="text">
      <style:text-properties style:font-name="標楷體" officeooo:rsid="14f463c0" style:font-name-asian="標楷體"/>
    </style:style>
    <style:style style:name="T190" style:family="text">
      <style:text-properties style:font-name="標楷體" officeooo:rsid="09ab3c06" style:font-name-asian="標楷體"/>
    </style:style>
    <style:style style:name="T191" style:family="text">
      <style:text-properties style:font-name="標楷體" officeooo:rsid="14d04609" style:font-name-asian="標楷體"/>
    </style:style>
    <style:style style:name="T192" style:family="text">
      <style:text-properties style:font-name="標楷體" officeooo:rsid="16d69655" style:font-name-asian="標楷體"/>
    </style:style>
    <style:style style:name="T193" style:family="text">
      <style:text-properties style:font-name="標楷體" officeooo:rsid="16db6d67" style:font-name-asian="標楷體"/>
    </style:style>
    <style:style style:name="T194" style:family="text">
      <style:text-properties style:font-name="標楷體" officeooo:rsid="16dbe548" style:font-name-asian="標楷體"/>
    </style:style>
    <style:style style:name="T195" style:family="text">
      <style:text-properties style:font-name="標楷體" officeooo:rsid="16dd5d8d" style:font-name-asian="標楷體"/>
    </style:style>
    <style:style style:name="T196" style:family="text">
      <style:text-properties style:font-name="標楷體" officeooo:rsid="16ef0817" style:font-name-asian="標楷體"/>
    </style:style>
    <style:style style:name="T197" style:family="text">
      <style:text-properties style:font-name="標楷體" officeooo:rsid="16efb6b4" style:font-name-asian="標楷體"/>
    </style:style>
    <style:style style:name="T198" style:family="text">
      <style:text-properties style:font-name="標楷體" officeooo:rsid="16f20e84" style:font-name-asian="標楷體"/>
    </style:style>
    <style:style style:name="T199" style:family="text">
      <style:text-properties style:font-name="標楷體" officeooo:rsid="16f5417a" style:font-name-asian="標楷體"/>
    </style:style>
    <style:style style:name="T200" style:family="text">
      <style:text-properties style:font-name="標楷體" officeooo:rsid="170a0851" style:font-name-asian="標楷體"/>
    </style:style>
    <style:style style:name="T201" style:family="text">
      <style:text-properties style:font-name="標楷體" officeooo:rsid="170bbf2e" style:font-name-asian="標楷體"/>
    </style:style>
    <style:style style:name="T202" style:family="text">
      <style:text-properties style:font-name="標楷體" officeooo:rsid="17cec4ca" style:font-name-asian="標楷體"/>
    </style:style>
    <style:style style:name="T203" style:family="text">
      <style:text-properties style:font-name="標楷體" officeooo:rsid="17d4b135" style:font-name-asian="標楷體"/>
    </style:style>
    <style:style style:name="T204" style:family="text">
      <style:text-properties style:font-name="標楷體" officeooo:rsid="17eb8b7e" style:font-name-asian="標楷體"/>
    </style:style>
    <style:style style:name="T205" style:family="text">
      <style:text-properties style:font-name="標楷體" officeooo:rsid="18095b21" style:font-name-asian="標楷體"/>
    </style:style>
    <style:style style:name="T206" style:family="text">
      <style:text-properties style:font-name="標楷體" officeooo:rsid="17ea3a8e" style:font-name-asian="標楷體"/>
    </style:style>
    <style:style style:name="T207" style:family="text">
      <style:text-properties style:font-name="標楷體" officeooo:rsid="17f0e626" style:font-name-asian="標楷體"/>
    </style:style>
    <style:style style:name="T208" style:family="text">
      <style:text-properties style:font-name="標楷體" officeooo:rsid="17f15d0c" style:font-name-asian="標楷體"/>
    </style:style>
    <style:style style:name="T209" style:family="text">
      <style:text-properties style:font-name="標楷體" officeooo:rsid="17f4d9f9" style:font-name-asian="標楷體"/>
    </style:style>
    <style:style style:name="T210" style:family="text">
      <style:text-properties style:font-name="標楷體" officeooo:rsid="18009642" style:font-name-asian="標楷體"/>
    </style:style>
    <style:style style:name="T211" style:family="text">
      <style:text-properties style:font-name="標楷體" officeooo:rsid="1800f119" style:font-name-asian="標楷體"/>
    </style:style>
    <style:style style:name="T212" style:family="text">
      <style:text-properties style:font-name="標楷體" officeooo:rsid="18112573" style:font-name-asian="標楷體"/>
    </style:style>
    <style:style style:name="T213" style:family="text">
      <style:text-properties style:font-name="標楷體" officeooo:rsid="1814d553" style:font-name-asian="標楷體"/>
    </style:style>
    <style:style style:name="T214" style:family="text">
      <style:text-properties style:font-name="標楷體" officeooo:rsid="183886d7" style:font-name-asian="標楷體"/>
    </style:style>
    <style:style style:name="T215" style:family="text">
      <style:text-properties style:font-name="標楷體" officeooo:rsid="0ec199f0"/>
    </style:style>
    <style:style style:name="T216" style:family="text">
      <style:text-properties style:font-name="標楷體" officeooo:rsid="0ee7f91c"/>
    </style:style>
    <style:style style:name="T217" style:family="text">
      <style:text-properties style:font-name="標楷體" officeooo:rsid="0eebc275"/>
    </style:style>
    <style:style style:name="T218" style:family="text">
      <style:text-properties style:font-name="標楷體" officeooo:rsid="0fc0ef6f"/>
    </style:style>
    <style:style style:name="T219" style:family="text">
      <style:text-properties style:font-name="標楷體" officeooo:rsid="10008caa"/>
    </style:style>
    <style:style style:name="T220" style:family="text">
      <style:text-properties style:font-name="標楷體" officeooo:rsid="10dcffeb"/>
    </style:style>
    <style:style style:name="T221" style:family="text">
      <style:text-properties style:font-name="標楷體" style:text-underline-style="none" officeooo:rsid="18800940" style:font-name-asian="標楷體"/>
    </style:style>
    <style:style style:name="T222" style:family="text">
      <style:text-properties style:font-name="標楷體" style:text-underline-style="none" officeooo:rsid="1c8c53d2" style:font-name-asian="標楷體"/>
    </style:style>
    <style:style style:name="T223" style:family="text">
      <style:text-properties style:font-name="標楷體" style:text-underline-style="none" officeooo:rsid="1cabb6ed" style:font-name-asian="標楷體"/>
    </style:style>
    <style:style style:name="T224" style:family="text">
      <style:text-properties style:font-name="標楷體" style:text-underline-style="none" officeooo:rsid="1c9fb9ca" style:font-name-asian="標楷體"/>
    </style:style>
    <style:style style:name="T225" style:family="text">
      <style:text-properties style:font-name="標楷體" officeooo:rsid="16f5417a"/>
    </style:style>
    <style:style style:name="T226" style:family="text">
      <style:text-properties style:font-name="標楷體" officeooo:rsid="17d4b135"/>
    </style:style>
    <style:style style:name="T227" style:family="text">
      <style:text-properties style:font-name="標楷體" officeooo:rsid="17d77167"/>
    </style:style>
    <style:style style:name="T228" style:family="text">
      <style:text-properties style:font-name-asian="標楷體"/>
    </style:style>
    <style:style style:name="T229" style:family="text">
      <style:text-properties officeooo:rsid="0b5b6ae3" style:font-name-asian="標楷體"/>
    </style:style>
    <style:style style:name="T230" style:family="text">
      <style:text-properties officeooo:rsid="0dd5aba2" style:font-name-asian="標楷體"/>
    </style:style>
    <style:style style:name="T231" style:family="text">
      <style:text-properties officeooo:rsid="0f29fa72" style:font-name-asian="標楷體"/>
    </style:style>
    <style:style style:name="T232" style:family="text">
      <style:text-properties officeooo:rsid="0f314b48" style:font-name-asian="標楷體"/>
    </style:style>
    <style:style style:name="T233" style:family="text">
      <style:text-properties officeooo:rsid="0f3214b8" style:font-name-asian="標楷體"/>
    </style:style>
    <style:style style:name="T234" style:family="text">
      <style:text-properties officeooo:rsid="1125912d" style:font-name-asian="標楷體"/>
    </style:style>
    <style:style style:name="T235" style:family="text">
      <style:text-properties officeooo:rsid="12eeafdc" style:font-name-asian="標楷體"/>
    </style:style>
    <style:style style:name="T236" style:family="text">
      <style:text-properties officeooo:rsid="138ddf85" style:font-name-asian="標楷體"/>
    </style:style>
    <style:style style:name="T237" style:family="text">
      <style:text-properties officeooo:rsid="138eac89" style:font-name-asian="標楷體"/>
    </style:style>
    <style:style style:name="T238" style:family="text">
      <style:text-properties officeooo:rsid="13a4019b" style:font-name-asian="標楷體"/>
    </style:style>
    <style:style style:name="T239" style:family="text">
      <style:text-properties officeooo:rsid="13a85fa0" style:font-name-asian="標楷體"/>
    </style:style>
    <style:style style:name="T240" style:family="text">
      <style:text-properties officeooo:rsid="13c7d716" style:font-name-asian="標楷體"/>
    </style:style>
    <style:style style:name="T241" style:family="text">
      <style:text-properties officeooo:rsid="13e9cfef" style:font-name-asian="標楷體"/>
    </style:style>
    <style:style style:name="T242" style:family="text">
      <style:text-properties officeooo:rsid="1400afce" style:font-name-asian="標楷體"/>
    </style:style>
    <style:style style:name="T243" style:family="text">
      <style:text-properties officeooo:rsid="14063209" style:font-name-asian="標楷體"/>
    </style:style>
    <style:style style:name="T244" style:family="text">
      <style:text-properties officeooo:rsid="1409787c" style:font-name-asian="標楷體"/>
    </style:style>
    <style:style style:name="T245" style:family="text">
      <style:text-properties officeooo:rsid="14106244" style:font-name-asian="標楷體"/>
    </style:style>
    <style:style style:name="T246" style:family="text">
      <style:text-properties officeooo:rsid="141c1fc9" style:font-name-asian="標楷體"/>
    </style:style>
    <style:style style:name="T247" style:family="text">
      <style:text-properties officeooo:rsid="1431baad" style:font-name-asian="標楷體"/>
    </style:style>
    <style:style style:name="T248" style:family="text">
      <style:text-properties officeooo:rsid="144558cf" style:font-name-asian="標楷體"/>
    </style:style>
    <style:style style:name="T249" style:family="text">
      <style:text-properties officeooo:rsid="14486d9e" style:font-name-asian="標楷體"/>
    </style:style>
    <style:style style:name="T250" style:family="text">
      <style:text-properties officeooo:rsid="14666cb8" style:font-name-asian="標楷體"/>
    </style:style>
    <style:style style:name="T251" style:family="text">
      <style:text-properties officeooo:rsid="147a2d5c" style:font-name-asian="標楷體"/>
    </style:style>
    <style:style style:name="T252" style:family="text">
      <style:text-properties officeooo:rsid="14894166" style:font-name-asian="標楷體"/>
    </style:style>
    <style:style style:name="T253" style:family="text">
      <style:text-properties officeooo:rsid="14a4d6e1" style:font-name-asian="標楷體"/>
    </style:style>
    <style:style style:name="T254" style:family="text">
      <style:text-properties officeooo:rsid="14cc1833" style:font-name-asian="標楷體"/>
    </style:style>
    <style:style style:name="T255" style:family="text">
      <style:text-properties officeooo:rsid="14cd773f" style:font-name-asian="標楷體"/>
    </style:style>
    <style:style style:name="T256" style:family="text">
      <style:text-properties officeooo:rsid="0e6e4ba1" style:font-name-asian="標楷體"/>
    </style:style>
    <style:style style:name="T257" style:family="text">
      <style:text-properties officeooo:rsid="14cb3ffd" style:font-name-asian="標楷體"/>
    </style:style>
    <style:style style:name="T258" style:family="text">
      <style:text-properties officeooo:rsid="14d04609" style:font-name-asian="標楷體"/>
    </style:style>
    <style:style style:name="T259" style:family="text">
      <style:text-properties officeooo:rsid="17ea3a8e" style:font-name-asian="標楷體"/>
    </style:style>
    <style:style style:name="T260" style:family="text">
      <style:text-properties officeooo:rsid="17f0e626" style:font-name-asian="標楷體"/>
    </style:style>
    <style:style style:name="T261" style:family="text">
      <style:text-properties officeooo:rsid="17f15d0c" style:font-name-asian="標楷體"/>
    </style:style>
    <style:style style:name="T262" style:family="text">
      <style:text-properties officeooo:rsid="17f4d9f9" style:font-name-asian="標楷體"/>
    </style:style>
    <style:style style:name="T263" style:family="text">
      <style:text-properties officeooo:rsid="18009642" style:font-name-asian="標楷體"/>
    </style:style>
    <style:style style:name="T264" style:family="text">
      <style:text-properties officeooo:rsid="1800f119" style:font-name-asian="標楷體"/>
    </style:style>
    <style:style style:name="T265" style:family="text">
      <style:text-properties officeooo:rsid="180466a9" style:font-name-asian="標楷體"/>
    </style:style>
    <style:style style:name="T266" style:family="text">
      <style:text-properties officeooo:rsid="1804bdcd" style:font-name-asian="標楷體"/>
    </style:style>
    <style:style style:name="T267" style:family="text">
      <style:text-properties officeooo:rsid="18095b21" style:font-name-asian="標楷體"/>
    </style:style>
    <style:style style:name="T268" style:family="text">
      <style:text-properties officeooo:rsid="18112573" style:font-name-asian="標楷體"/>
    </style:style>
    <style:style style:name="T269" style:family="text">
      <style:text-properties officeooo:rsid="1814d553" style:font-name-asian="標楷體"/>
    </style:style>
    <style:style style:name="T270" style:family="text">
      <style:text-properties officeooo:rsid="17cec4ca" style:font-name-asian="標楷體"/>
    </style:style>
    <style:style style:name="T271" style:family="text">
      <style:text-properties fo:color="#ffbf00" officeooo:rsid="0aa2db9f"/>
    </style:style>
    <style:style style:name="T272" style:family="text">
      <style:text-properties fo:color="#ffbf00" style:font-name="標楷體" officeooo:rsid="0f9d1fef" style:font-name-asian="標楷體"/>
    </style:style>
    <style:style style:name="T273" style:family="text">
      <style:text-properties fo:color="#ffbf00" officeooo:rsid="0fcee25e"/>
    </style:style>
    <style:style style:name="T274" style:family="text">
      <style:text-properties officeooo:rsid="0ad1704b"/>
    </style:style>
    <style:style style:name="T275" style:family="text">
      <style:text-properties fo:color="#050505"/>
    </style:style>
    <style:style style:name="T276" style:family="text">
      <style:text-properties fo:color="#050505" officeooo:rsid="0b02dd6e"/>
    </style:style>
    <style:style style:name="T277" style:family="text">
      <style:text-properties fo:color="#050505" officeooo:rsid="14cd773f" style:font-name-asian="標楷體"/>
    </style:style>
    <style:style style:name="T278" style:family="text">
      <style:text-properties fo:color="#050505" officeooo:rsid="14cc1833" style:font-name-asian="標楷體"/>
    </style:style>
    <style:style style:name="T279" style:family="text">
      <style:text-properties fo:color="#050505" style:font-name="標楷體" fo:font-size="17pt" fo:font-weight="bold" officeooo:rsid="11ac329a" style:font-name-asian="標楷體" style:font-size-asian="17pt" style:language-asian="zh" style:country-asian="TW" style:font-weight-asian="bold" style:font-size-complex="17pt" style:font-weight-complex="bold"/>
    </style:style>
    <style:style style:name="T280" style:family="text">
      <style:text-properties fo:color="#050505" style:font-name="標楷體" fo:font-size="17pt" fo:font-weight="bold" officeooo:rsid="11c79a9a" style:font-name-asian="標楷體" style:font-size-asian="17pt" style:language-asian="zh" style:country-asian="TW" style:font-weight-asian="bold" style:font-size-complex="17pt" style:font-weight-complex="bold"/>
    </style:style>
    <style:style style:name="T281" style:family="text">
      <style:text-properties fo:color="#050505" style:font-name="標楷體" fo:font-size="17pt" fo:font-weight="bold" officeooo:rsid="1366f96c" style:font-name-asian="標楷體" style:font-size-asian="17pt" style:language-asian="zh" style:country-asian="TW" style:font-weight-asian="bold" style:font-size-complex="17pt" style:font-weight-complex="bold"/>
    </style:style>
    <style:style style:name="T282" style:family="text">
      <style:text-properties fo:color="#050505" style:font-name="標楷體" fo:font-size="17pt" fo:font-weight="bold" officeooo:rsid="13720f02" style:font-name-asian="標楷體" style:font-size-asian="17pt" style:language-asian="zh" style:country-asian="TW" style:font-weight-asian="bold" style:font-size-complex="17pt" style:font-weight-complex="bold"/>
    </style:style>
    <style:style style:name="T283" style:family="text">
      <style:text-properties fo:color="#050505" style:font-name="標楷體" fo:font-size="17pt" fo:font-weight="bold" officeooo:rsid="13714847" style:font-name-asian="標楷體" style:font-size-asian="17pt" style:language-asian="zh" style:country-asian="TW" style:font-weight-asian="bold" style:font-size-complex="17pt" style:font-weight-complex="bold"/>
    </style:style>
    <style:style style:name="T284" style:family="text">
      <style:text-properties fo:color="#050505" style:font-name="標楷體" fo:font-size="17pt" fo:font-weight="bold" officeooo:rsid="13e5e3ec" style:font-name-asian="標楷體" style:font-size-asian="17pt" style:language-asian="zh" style:country-asian="TW" style:font-weight-asian="bold" style:font-size-complex="17pt" style:font-weight-complex="bold"/>
    </style:style>
    <style:style style:name="T285" style:family="text">
      <style:text-properties fo:color="#050505" style:font-name="標楷體" fo:font-size="17pt" fo:font-weight="bold" officeooo:rsid="14ce533c" style:font-name-asian="標楷體" style:font-size-asian="17pt" style:language-asian="zh" style:country-asian="TW" style:font-weight-asian="bold" style:font-size-complex="17pt" style:font-weight-complex="bold"/>
    </style:style>
    <style:style style:name="T286" style:family="text">
      <style:text-properties fo:color="#050505" style:font-name="標楷體" fo:font-size="17pt" fo:font-weight="bold" officeooo:rsid="14e8d044" style:font-name-asian="標楷體" style:font-size-asian="17pt" style:language-asian="zh" style:country-asian="TW" style:font-weight-asian="bold" style:font-size-complex="17pt" style:font-weight-complex="bold"/>
    </style:style>
    <style:style style:name="T287" style:family="text">
      <style:text-properties fo:color="#050505" style:font-name="標楷體" fo:font-size="17pt" style:text-underline-style="none" fo:font-weight="bold" officeooo:rsid="1d97db25" style:font-name-asian="標楷體" style:font-size-asian="17pt" style:language-asian="zh" style:country-asian="TW" style:font-weight-asian="bold" style:font-size-complex="17pt" style:font-weight-complex="bold"/>
    </style:style>
    <style:style style:name="T288" style:family="text">
      <style:text-properties fo:color="#050505" style:font-name="標楷體" fo:font-size="17pt" style:text-underline-style="none" fo:font-weight="bold" officeooo:rsid="1c8c53d2" style:font-name-asian="標楷體" style:font-size-asian="17pt" style:language-asian="zh" style:country-asian="TW" style:font-weight-asian="bold" style:font-size-complex="17pt" style:font-weight-complex="bold"/>
    </style:style>
    <style:style style:name="T289" style:family="text">
      <style:text-properties fo:color="#050505" style:font-name="標楷體" style:font-name-asian="標楷體"/>
    </style:style>
    <style:style style:name="T290" style:family="text">
      <style:text-properties fo:color="#050505" style:font-name="標楷體" officeooo:rsid="16b8dce8" style:font-name-asian="標楷體"/>
    </style:style>
    <style:style style:name="T291" style:family="text">
      <style:text-properties fo:color="#050505" style:font-name="Liberation Serif" fo:font-size="17pt" fo:font-weight="bold" officeooo:rsid="14ce533c" style:font-name-asian="標楷體" style:font-size-asian="17pt" style:language-asian="zh" style:country-asian="TW" style:font-weight-asian="bold" style:font-size-complex="17pt" style:font-weight-complex="bold"/>
    </style:style>
    <style:style style:name="T292" style:family="text">
      <style:text-properties fo:color="#050505" style:font-name="Liberation Serif" fo:font-size="17pt" fo:font-weight="bold" officeooo:rsid="14cb3ffd" style:font-name-asian="標楷體" style:font-size-asian="17pt" style:language-asian="zh" style:country-asian="TW" style:font-weight-asian="bold" style:font-size-complex="17pt" style:font-weight-complex="bold"/>
    </style:style>
    <style:style style:name="T293" style:family="text">
      <style:text-properties fo:color="#050505" officeooo:rsid="16b8dce8"/>
    </style:style>
    <style:style style:name="T294" style:family="text">
      <style:text-properties fo:color="#050505" officeooo:rsid="16ef0817"/>
    </style:style>
    <style:style style:name="T295" style:family="text">
      <style:text-properties fo:color="#050505" style:font-name="Arial" fo:font-size="17pt" fo:font-weight="bold" officeooo:rsid="14ce533c" style:font-name-asian="Arial" style:font-size-asian="17pt" style:language-asian="zh" style:country-asian="TW" style:font-weight-asian="bold" style:font-size-complex="17pt" style:font-weight-complex="bold"/>
    </style:style>
    <style:style style:name="T296" style:family="text">
      <style:text-properties officeooo:rsid="0b7e774a"/>
    </style:style>
    <style:style style:name="T297" style:family="text">
      <style:text-properties officeooo:rsid="0b80dcaa"/>
    </style:style>
    <style:style style:name="T298" style:family="text">
      <style:text-properties officeooo:rsid="0b94bfbd"/>
    </style:style>
    <style:style style:name="T299" style:family="text">
      <style:text-properties officeooo:rsid="0befb6e6"/>
    </style:style>
    <style:style style:name="T300" style:family="text">
      <style:text-properties fo:color="#ffff00" style:font-name="標楷體" style:font-name-asian="標楷體"/>
    </style:style>
    <style:style style:name="T301" style:family="text">
      <style:text-properties officeooo:rsid="0c0c3c22"/>
    </style:style>
    <style:style style:name="T302" style:family="text">
      <style:text-properties officeooo:rsid="0c0c7a4f"/>
    </style:style>
    <style:style style:name="T303" style:family="text">
      <style:text-properties officeooo:rsid="0c1ad820"/>
    </style:style>
    <style:style style:name="T304" style:family="text">
      <style:text-properties officeooo:rsid="0c23ea0e"/>
    </style:style>
    <style:style style:name="T305" style:family="text">
      <style:text-properties officeooo:rsid="0c590af1"/>
    </style:style>
    <style:style style:name="T306" style:family="text">
      <style:text-properties officeooo:rsid="0c5a88ba"/>
    </style:style>
    <style:style style:name="T307" style:family="text">
      <style:text-properties officeooo:rsid="0c5bdc51"/>
    </style:style>
    <style:style style:name="T308" style:family="text">
      <style:text-properties officeooo:rsid="0d6637af"/>
    </style:style>
    <style:style style:name="T309" style:family="text">
      <style:text-properties officeooo:rsid="0d7ef814"/>
    </style:style>
    <style:style style:name="T310" style:family="text">
      <style:text-properties officeooo:rsid="0e394d7c"/>
    </style:style>
    <style:style style:name="T311" style:family="text">
      <style:text-properties officeooo:rsid="0e468cac"/>
    </style:style>
    <style:style style:name="T312" style:family="text">
      <style:text-properties officeooo:rsid="0e622c29"/>
    </style:style>
    <style:style style:name="T313" style:family="text">
      <style:text-properties officeooo:rsid="0e6e4ba1"/>
    </style:style>
    <style:style style:name="T314" style:family="text">
      <style:text-properties style:text-underline-style="none"/>
    </style:style>
    <style:style style:name="T315" style:family="text">
      <style:text-properties officeooo:rsid="0ebda175"/>
    </style:style>
    <style:style style:name="T316" style:family="text">
      <style:text-properties style:font-name="Liberation Serif" fo:font-size="17pt" fo:font-weight="bold" officeooo:rsid="0e9f5f17" style:font-name-asian="標楷體" style:font-size-asian="17pt" style:language-asian="zh" style:country-asian="TW" style:font-weight-asian="bold" style:font-size-complex="17pt" style:font-weight-complex="bold"/>
    </style:style>
    <style:style style:name="T317" style:family="text">
      <style:text-properties style:font-name="Liberation Serif" fo:font-size="17pt" fo:font-weight="bold" officeooo:rsid="0fc0ef6f" style:font-name-asian="標楷體" style:font-size-asian="17pt" style:language-asian="zh" style:country-asian="TW" style:font-weight-asian="bold" style:font-size-complex="17pt" style:font-weight-complex="bold"/>
    </style:style>
    <style:style style:name="T318" style:family="text">
      <style:text-properties style:font-name="Liberation Serif" fo:font-size="17pt" fo:font-weight="bold" officeooo:rsid="10ea43d1" style:font-name-asian="標楷體" style:font-size-asian="17pt" style:language-asian="zh" style:country-asian="TW" style:font-weight-asian="bold" style:font-size-complex="17pt" style:font-weight-complex="bold"/>
    </style:style>
    <style:style style:name="T319" style:family="text">
      <style:text-properties style:font-name="Liberation Serif" fo:font-size="17pt" fo:font-weight="bold" officeooo:rsid="138eac89" style:font-name-asian="標楷體" style:font-size-asian="17pt" style:language-asian="zh" style:country-asian="TW" style:font-weight-asian="bold" style:font-size-complex="17pt" style:font-weight-complex="bold"/>
    </style:style>
    <style:style style:name="T320" style:family="text">
      <style:text-properties style:font-name="Liberation Serif" fo:font-size="17pt" fo:font-weight="bold" officeooo:rsid="13a4019b" style:font-name-asian="標楷體" style:font-size-asian="17pt" style:language-asian="zh" style:country-asian="TW" style:font-weight-asian="bold" style:font-size-complex="17pt" style:font-weight-complex="bold"/>
    </style:style>
    <style:style style:name="T321" style:family="text">
      <style:text-properties style:font-name="Liberation Serif" fo:font-size="17pt" fo:font-weight="bold" officeooo:rsid="13c7d716" style:font-name-asian="標楷體" style:font-size-asian="17pt" style:language-asian="zh" style:country-asian="TW" style:font-weight-asian="bold" style:font-size-complex="17pt" style:font-weight-complex="bold"/>
    </style:style>
    <style:style style:name="T322" style:family="text">
      <style:text-properties style:font-name="Liberation Serif" fo:font-size="17pt" fo:font-weight="bold" officeooo:rsid="14cb3ffd" style:font-name-asian="標楷體" style:font-size-asian="17pt" style:language-asian="zh" style:country-asian="TW" style:font-weight-asian="bold" style:font-size-complex="17pt" style:font-weight-complex="bold"/>
    </style:style>
    <style:style style:name="T323" style:family="text">
      <style:text-properties style:font-name="Liberation Serif" fo:font-size="17pt" fo:font-weight="bold" officeooo:rsid="14ce533c" style:font-name-asian="標楷體" style:font-size-asian="17pt" style:language-asian="zh" style:country-asian="TW" style:font-weight-asian="bold" style:font-size-complex="17pt" style:font-weight-complex="bold"/>
    </style:style>
    <style:style style:name="T324" style:family="text">
      <style:text-properties style:font-name="Liberation Serif" fo:font-size="17pt" fo:font-weight="bold" officeooo:rsid="0cd82979" style:font-name-asian="標楷體" style:font-size-asian="17pt" style:language-asian="zh" style:country-asian="TW" style:font-weight-asian="bold" style:font-size-complex="17pt" style:font-weight-complex="bold"/>
    </style:style>
    <style:style style:name="T325" style:family="text">
      <style:text-properties style:font-name="Liberation Serif" fo:font-size="17pt" fo:font-weight="bold" officeooo:rsid="186414d4" style:font-name-asian="Arial" style:font-size-asian="17pt" style:language-asian="zh" style:country-asian="TW" style:font-weight-asian="bold" style:font-size-complex="17pt" style:font-weight-complex="bold"/>
    </style:style>
    <style:style style:name="T326" style:family="text">
      <style:text-properties style:font-name="Liberation Serif" style:font-name-asian="標楷體"/>
    </style:style>
    <style:style style:name="T327" style:family="text">
      <style:text-properties style:font-name="Liberation Serif" officeooo:rsid="0e6e4ba1" style:font-name-asian="標楷體"/>
    </style:style>
    <style:style style:name="T328" style:family="text">
      <style:text-properties style:font-name="Liberation Serif" officeooo:rsid="138eac89" style:font-name-asian="標楷體"/>
    </style:style>
    <style:style style:name="T329" style:family="text">
      <style:text-properties style:font-name="Liberation Serif" officeooo:rsid="13c7d716" style:font-name-asian="標楷體"/>
    </style:style>
    <style:style style:name="T330" style:family="text">
      <style:text-properties style:font-name="Liberation Serif" officeooo:rsid="141c1fc9" style:font-name-asian="標楷體"/>
    </style:style>
    <style:style style:name="T331" style:family="text">
      <style:text-properties style:font-name="Liberation Serif" officeooo:rsid="13e9cfef" style:font-name-asian="標楷體"/>
    </style:style>
    <style:style style:name="T332" style:family="text">
      <style:text-properties style:font-name="Liberation Serif" officeooo:rsid="1409787c" style:font-name-asian="標楷體"/>
    </style:style>
    <style:style style:name="T333" style:family="text">
      <style:text-properties style:font-name="Liberation Serif" officeooo:rsid="1431baad" style:font-name-asian="標楷體"/>
    </style:style>
    <style:style style:name="T334" style:family="text">
      <style:text-properties style:font-name="Liberation Serif" officeooo:rsid="144558cf" style:font-name-asian="標楷體"/>
    </style:style>
    <style:style style:name="T335" style:family="text">
      <style:text-properties style:font-name="Liberation Serif" officeooo:rsid="14486d9e" style:font-name-asian="標楷體"/>
    </style:style>
    <style:style style:name="T336" style:family="text">
      <style:text-properties style:font-name="Liberation Serif" officeooo:rsid="14cb3ffd" style:font-name-asian="標楷體"/>
    </style:style>
    <style:style style:name="T337" style:family="text">
      <style:text-properties style:font-name="Liberation Serif" officeooo:rsid="14cc1833" style:font-name-asian="標楷體"/>
    </style:style>
    <style:style style:name="T338" style:family="text">
      <style:text-properties style:font-name="Liberation Serif" officeooo:rsid="186414d4" style:font-name-asian="Arial"/>
    </style:style>
    <style:style style:name="T339" style:family="text">
      <style:text-properties officeooo:rsid="0f14335a"/>
    </style:style>
    <style:style style:name="T340" style:family="text">
      <style:text-properties officeooo:rsid="0f1515df"/>
    </style:style>
    <style:style style:name="T341" style:family="text">
      <style:text-properties officeooo:rsid="0fa41de8"/>
    </style:style>
    <style:style style:name="T342" style:family="text">
      <style:text-properties officeooo:rsid="0fa6f6cb"/>
    </style:style>
    <style:style style:name="T343" style:family="text">
      <style:text-properties officeooo:rsid="0faf57a6"/>
    </style:style>
    <style:style style:name="T344" style:family="text">
      <style:text-properties officeooo:rsid="0fcee25e"/>
    </style:style>
    <style:style style:name="T345" style:family="text">
      <style:text-properties officeooo:rsid="0fd9cc7b"/>
    </style:style>
    <style:style style:name="T346" style:family="text">
      <style:text-properties officeooo:rsid="0cfbc8ab"/>
    </style:style>
    <style:style style:name="T347" style:family="text">
      <style:text-properties officeooo:rsid="0ff2c349"/>
    </style:style>
    <style:style style:name="T348" style:family="text">
      <style:text-properties officeooo:rsid="0ff8e31d"/>
    </style:style>
    <style:style style:name="T349" style:family="text">
      <style:text-properties officeooo:rsid="100792e3"/>
    </style:style>
    <style:style style:name="T350" style:family="text">
      <style:text-properties officeooo:rsid="12ea2d01"/>
    </style:style>
    <style:style style:name="T351" style:family="text">
      <style:text-properties officeooo:rsid="12eeafdc"/>
    </style:style>
    <style:style style:name="T352" style:family="text">
      <style:text-properties officeooo:rsid="12f527c8"/>
    </style:style>
    <style:style style:name="T353" style:family="text">
      <style:text-properties officeooo:rsid="13509c02"/>
    </style:style>
    <style:style style:name="T354" style:family="text">
      <style:text-properties officeooo:rsid="115de3e8"/>
    </style:style>
    <style:style style:name="T355" style:family="text">
      <style:text-properties officeooo:rsid="13561d0f"/>
    </style:style>
    <style:style style:name="T356" style:family="text">
      <style:text-properties officeooo:rsid="1366f96c"/>
    </style:style>
    <style:style style:name="T357" style:family="text">
      <style:text-properties officeooo:rsid="14f463c0"/>
    </style:style>
    <style:style style:name="T358" style:family="text">
      <style:text-properties fo:color="#010101"/>
    </style:style>
    <style:style style:name="T359" style:family="text">
      <style:text-properties officeooo:rsid="16d69655"/>
    </style:style>
    <style:style style:name="T360" style:family="text">
      <style:text-properties officeooo:rsid="16dbe548"/>
    </style:style>
    <style:style style:name="T361" style:family="text">
      <style:text-properties officeooo:rsid="16dd5d8d"/>
    </style:style>
    <style:style style:name="T362" style:family="text">
      <style:text-properties officeooo:rsid="16ef0817"/>
    </style:style>
    <style:style style:name="T363" style:family="text">
      <style:text-properties officeooo:rsid="16efb6b4"/>
    </style:style>
    <style:style style:name="T364" style:family="text">
      <style:text-properties style:font-name="標楷體1" officeooo:rsid="174e337c"/>
    </style:style>
    <style:style style:name="T365" style:family="text">
      <style:text-properties officeooo:rsid="17cec4ca"/>
    </style:style>
    <style:style style:name="T366" style:family="text">
      <style:text-properties officeooo:rsid="17d4b135"/>
    </style:style>
    <style:style style:name="T367" style:family="text">
      <style:text-properties style:text-underline-style="solid" style:text-underline-width="auto" style:text-underline-color="font-color"/>
    </style:style>
    <style:style style:name="T368" style:family="text">
      <style:text-properties style:font-name="Arial" style:font-name-asian="Arial"/>
    </style:style>
    <style:style style:name="T369" style:family="text">
      <style:text-properties style:font-name="Arial" officeooo:rsid="138ddf85" style:font-name-asian="Arial"/>
    </style:style>
    <style:style style:name="T370" style:family="text">
      <style:text-properties style:font-name="Arial" officeooo:rsid="14063209" style:font-name-asian="Arial"/>
    </style:style>
    <style:style style:name="T371" style:family="text">
      <style:text-properties style:font-name="Arial" officeooo:rsid="0e6e4ba1" style:font-name-asian="Arial"/>
    </style:style>
    <style:style style:name="T372" style:family="text">
      <style:text-properties style:font-name="Arial" officeooo:rsid="14cc1833" style:font-name-asian="Arial"/>
    </style:style>
    <style:style style:name="T373" style:family="text">
      <style:text-properties style:font-name="Arial" officeooo:rsid="14cb3ffd" style:font-name-asian="Arial"/>
    </style:style>
    <style:style style:name="T374" style:family="text">
      <style:text-properties style:font-name="Arial" officeooo:rsid="14d04609" style:font-name-asian="Arial"/>
    </style:style>
    <style:style style:name="T375" style:family="text">
      <style:text-properties style:font-name="Arial" fo:font-size="17pt" fo:font-weight="bold" officeooo:rsid="14ce533c" style:font-name-asian="Arial" style:font-size-asian="17pt" style:language-asian="zh" style:country-asian="TW" style:font-weight-asian="bold" style:font-size-complex="17pt" style:font-weight-complex="bold"/>
    </style:style>
    <style:style style:name="T376" style:family="text">
      <style:text-properties officeooo:rsid="186414d4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33571118" text:style-name="L1">
        <text:list-item>
          <text:p text:style-name="P5"><text:bookmark-start text:name="神"/>神<text:bookmark-end text:name="神"/> <text:span text:style-name="T275">對於 人類 來說，&lt;?</text:span><text:span text:style-name="T276">n&gt; ~ &lt;?3&gt; 個體 都是 神。</text:span></text:p>
          <text:list>
            <text:list-item>
              <text:p text:style-name="P70">對於 人類 來說，<text:span text:style-name="T11">&lt;?3&gt;個體</text:span><text:span text:style-name="T17">（群） </text:span><text:span text:style-name="T11">是</text:span><text:span text:style-name="T17"> 眾</text:span><text:span text:style-name="T11">神</text:span><text:span text:style-name="T17">。</text:span></text:p>
            </text:list-item>
            <text:list-item>
              <text:p text:style-name="P71">對於 人類 來說，<text:span text:style-name="T11">&lt;_?3_&gt;個體</text:span><text:span text:style-name="T17"> </text:span><text:span text:style-name="T11">是</text:span><text:span text:style-name="T17"> </text:span><text:span text:style-name="T11">創世神</text:span><text:span text:style-name="T17">、道。</text:span></text:p>
              <text:list>
                <text:list-item>
                  <text:p text:style-name="P88">&lt;_?3_&gt;個體 本身 就是 創世神、道。</text:p>
                </text:list-item>
                <text:list-item>
                  <text:p text:style-name="P88">&lt;_?3_&gt;個體 的 內部機制 就是 萬物法則、萬物之母。</text:p>
                </text:list-item>
                <text:list-item>
                  <text:p text:style-name="P89">創造 &lt;_?3_&gt;個體 的 &lt;?3&gt;個體 是 創世神。</text:p>
                </text:list-item>
                <text:list-item>
                  <text:p text:style-name="P90">創造 &lt;_?3_&gt;個體 的 &lt;?4&gt;個體 是 創世神。</text:p>
                </text:list-item>
              </text:list>
            </text:list-item>
            <text:list-item>
              <text:p text:style-name="P72">對於 人類 來說，<text:span text:style-name="T11">&lt;_?3_&gt;個體</text:span><text:span text:style-name="T17"> 的 </text:span><text:span text:style-name="T11">內部機制</text:span><text:span text:style-name="T17"> </text:span><text:span text:style-name="T11">是</text:span><text:span text:style-name="T17"> </text:span><text:span text:style-name="T11">造物主</text:span><text:span text:style-name="T17">。</text:span></text:p>
              <text:list>
                <text:list-item>
                  <text:p text:style-name="P91">&lt;_?3_&gt;個體 的 內部機制 本身 就是 造物主。</text:p>
                </text:list-item>
                <text:list-item>
                  <text:p text:style-name="P92">在 &lt;_?3_&gt;個體 裡面 造物 的 &lt;?3&gt;個體 是 造物主。</text:p>
                  <text:list>
                    <text:list-item>
                      <text:p text:style-name="P73">產生、引導 對 <text:span text:style-name="T17">&lt;_?3_&gt;個體 可能有益 的 存在。</text:span></text:p>
                    </text:list-item>
                    <text:list-item>
                      <text:p text:style-name="P74">為了 <text:span text:style-name="T17">&lt;_?3_&gt;個體 身強體壯。</text:span></text:p>
                    </text:list-item>
                    <text:list-item>
                      <text:p text:style-name="P75">為了 增強、優化 <text:span text:style-name="T17">&lt;_?3_&gt;個體 的 健康 狀態。</text:span></text:p>
                    </text:list-item>
                  </text:list>
                </text:list-item>
                <text:list-item>
                  <text:p text:style-name="P92">在 &lt;_?3_&gt;個體 裡面 毀物 的 &lt;?3&gt;個體 是 毀物主。</text:p>
                  <text:list>
                    <text:list-item>
                      <text:p text:style-name="P76">消滅、殲滅 對 <text:span text:style-name="T17">&lt;_?3_&gt;個體 明顯有害 的 存在。</text:span></text:p>
                    </text:list-item>
                    <text:list-item>
                      <text:p text:style-name="P77">為了 預防、制止 <text:span text:style-name="T17">&lt;_?3_&gt;個體 身弱體衰。</text:span></text:p>
                    </text:list-item>
                    <text:list-item>
                      <text:p text:style-name="P74">為了 治癒、治療 <text:span text:style-name="T17">&lt;_?3_&gt;個體 的 健康 狀態。</text:span></text:p>
                    </text:list-item>
                  </text:list>
                </text:list-item>
              </text:list>
            </text:list-item>
            <text:list-item>
              <text:p text:style-name="P78">對於 &lt;?<text:span text:style-name="T17">2&gt;個體 來說，&lt;?3&gt;個體（群） 是 眾神 的 存在。</text:span></text:p>
            </text:list-item>
            <text:list-item>
              <text:p text:style-name="P79">對於 &lt;?<text:span text:style-name="T17">2&gt;個體來說，&lt;?4&gt;個體（群）是眾神之眾神的存在。</text:span></text:p>
            </text:list-item>
            <text:list-item>
              <text:p text:style-name="P80"><text:span text:style-name="T1">善神</text:span>、<text:span text:style-name="T1">惡神</text:span>、<text:span text:style-name="T1">喜怒無常</text:span>的<text:span text:style-name="T1">神</text:span>。</text:p>
              <text:list>
                <text:list-item>
                  <text:p text:style-name="P81">對於 &lt;_?<text:span text:style-name="T17">2_&gt;個體 來說 的 </text:span>善神、守護神。</text:p>
                  <text:list>
                    <text:list-item>
                      <text:p text:style-name="P82">對 &lt;_?<text:span text:style-name="T274">3_&gt;個體 抱持 </text:span><text:span text:style-name="T12">善意</text:span><text:span text:style-name="T274">、守護 </text:span><text:span text:style-name="T12">的 神。</text:span></text:p>
                    </text:list-item>
                    <text:list-item>
                      <text:p text:style-name="P354"><text:span text:style-name="T67">對 &lt;_?</text:span><text:span text:style-name="T68">2_&gt;個體 抱持 善意</text:span><text:span text:style-name="T69">、守護</text:span><text:span text:style-name="T68"> 的 神。</text:span></text:p>
                    </text:list-item>
                  </text:list>
                </text:list-item>
                <text:list-item>
                  <text:p text:style-name="P83">對於 &lt;_?<text:span text:style-name="T17">2_&gt;個體 來說 的 </text:span>惡神、邪神。</text:p>
                  <text:list>
                    <text:list-item>
                      <text:p text:style-name="P84">對 &lt;_?<text:span text:style-name="T274">3_&gt;個體 抱持 </text:span><text:span text:style-name="T12">惡意</text:span><text:span text:style-name="T274">、邪念 </text:span><text:span text:style-name="T12">的 神。</text:span></text:p>
                    </text:list-item>
                    <text:list-item>
                      <text:p text:style-name="P85">對 &lt;_?<text:span text:style-name="T17">2_&gt;個體 抱持 惡意、邪念 的 神。</text:span></text:p>
                    </text:list-item>
                  </text:list>
                </text:list-item>
                <text:list-item>
                  <text:p text:style-name="P81">對於 &lt;_?<text:span text:style-name="T17">2_&gt;個體 來說 的 喜怒無常的</text:span>神、破壞神。</text:p>
                  <text:list>
                    <text:list-item>
                      <text:p text:style-name="P86">對 &lt;_?<text:span text:style-name="T274">3_&gt;個體 不感興趣、</text:span><text:span text:style-name="T12">不在乎</text:span><text:span text:style-name="T274">、低情商 </text:span><text:span text:style-name="T12">的 神。</text:span></text:p>
                    </text:list-item>
                    <text:list-item>
                      <text:p text:style-name="P93">對 &lt;_?2_&gt;個體 不感興趣、不在乎、低情商 的 神。</text:p>
                    </text:list-item>
                    <text:list-item>
                      <text:p text:style-name="P94">明顯例子，以 人類、動能 為例。</text:p>
                      <text:list>
                        <text:list-item>
                          <text:p text:style-name="P94">對於 對能 來說，喜怒無常的神 占大多數。</text:p>
                        </text:list-item>
                        <text:list-item>
                          <text:p text:style-name="P94">原因很明顯，人類 根本 不在乎 動能 的 生死。</text:p>
                        </text:list-item>
                        <text:list-item>
                          <text:p text:style-name="P94">人類 隨心所欲、無意識 的 產生、阻止 動能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對於 &lt;?<text:span text:style-name="T59">1&gt;個體 來說，&lt;?2&gt;個體 是 神</text:span><text:span text:style-name="T19"> 的 存在</text:span><text:span text:style-name="T17">。</text:span></text:p>
              <text:list>
                <text:list-item>
                  <text:p text:style-name="P7"><text:span text:style-name="T18">明顯例子 是 </text:span>人 能夠 <text:span text:style-name="T18">隨意 增減、</text:span>預測 <text:span text:style-name="T18">物體 的</text:span> 動能。</text:p>
                </text:list-item>
                <text:list-item>
                  <text:p text:style-name="P95">透過 物理定律 預測、預言 物體 的 動能。</text:p>
                </text:list-item>
                <text:list-item>
                  <text:p text:style-name="P95">透過 交互作用 推動、干涉、擾動、增減 動能。</text:p>
                </text:list-item>
                <text:list-item>
                  <text:p text:style-name="P97">對於 動能 來說，人 是 神。</text:p>
                  <text:list>
                    <text:list-item>
                      <text:p text:style-name="P87">動能 是 &lt;?1&gt;個體。</text:p>
                    </text:list-item>
                    <text:list-item>
                      <text:p text:style-name="P96">人 是 &lt;?2&gt;個體。</text:p>
                    </text:list-item>
                  </text:list>
                </text:list-item>
                <text:list-item>
                  <text:p text:style-name="P9">動能<text:span text:style-name="T18">的 生死、變化 </text:span>掌握在 人 <text:span text:style-name="T18">的 手中、一念之間</text:span>。</text:p>
                  <text:list>
                    <text:list-item>
                      <text:p text:style-name="P9">生<text:span text:style-name="T18">：動能 不為 零</text:span>。</text:p>
                    </text:list-item>
                    <text:list-item>
                      <text:p text:style-name="P9">死<text:span text:style-name="T18">：動能 為 零</text:span>。</text:p>
                    </text:list-item>
                    <text:list-item>
                      <text:p text:style-name="P9">永生<text:span text:style-name="T18">：動者恆動</text:span>。<text:span text:style-name="T18">（假定 沒有 摩擦力）</text:span></text:p>
                    </text:list-item>
                    <text:list-item>
                      <text:p text:style-name="P10">永死<text:span text:style-name="T18">：靜者恆靜</text:span>。<text:span text:style-name="T18">（假定 外力平衡，力總合為零）</text:span></text:p>
                      <text:list>
                        <text:list-item>
                          <text:p text:style-name="P98">實際上 不存在永生、永死，只要 道、神 在動。</text:p>
                        </text:list-item>
                      </text:list>
                    </text:list-item>
                    <text:list-item>
                      <text:p text:style-name="P9">成長期<text:span text:style-name="T18">：外力大於摩擦力。隨著 變化 成長</text:span>。</text:p>
                    </text:list-item>
                    <text:list-item>
                      <text:p text:style-name="P9">成熟期<text:span text:style-name="T18">：外力近似摩擦力。幾乎 沒有 變化</text:span>。</text:p>
                    </text:list-item>
                    <text:list-item>
                      <text:p text:style-name="P9">衰亡期<text:span text:style-name="T18">：外力小於摩擦力。隨著 變化 衰亡</text:span>。</text:p>
                    </text:list-item>
                    <text:list-item>
                      <text:p text:style-name="P9"><text:span text:style-name="T18">即便在 衰亡期 狀態，外力</text:span>推動，<text:span text:style-name="T18">又能</text:span>進入 成長期。</text:p>
                    </text:list-item>
                    <text:list-item>
                      <text:p text:style-name="P11"><text:span text:style-name="T18">即便在 成長期 狀態，外力</text:span>阻動，<text:span text:style-name="T18">直接</text:span>進入 衰亡期。</text:p>
                    </text:list-item>
                    <text:list-item>
                      <text:p text:style-name="P33"><text:span text:style-name="T228">成長期、成熟期、衰亡期</text:span><text:span text:style-name="T43">只</text:span><text:span text:style-name="T228">是 狀態轉移</text:span><text:span text:style-name="T43">的狀態節點</text:span><text:span text:style-name="T228">。</text:span></text:p>
                    </text:list-item>
                    <text:list-item>
                      <text:p text:style-name="P450">如果 沒有 外力 干涉，狀態 會依序 轉移。</text:p>
                      <text:list>
                        <text:list-item>
                          <text:p text:style-name="P451">動能 的 自然態、自然而然 狀態轉移 的 順序。</text:p>
                        </text:list-item>
                        <text:list-item>
                          <text:p text:style-name="P632"><text:span text:style-name="T228">該順序 是 成長期 →</text:span><text:span text:style-name="T229"> 成熟期</text:span><text:span text:style-name="T228"> →</text:span><text:span text:style-name="T229"> 衰亡期。</text:span></text:p>
                        </text:list-item>
                        <text:list-item>
                          <text:p text:style-name="P450">明顯例子 是 只 踩一下 腳踏車 踏板。</text:p>
                          <text:list>
                            <text:list-item>
                              <text:p text:style-name="P450">成長期：動能、速度、移動 會 快速 增加。</text:p>
                            </text:list-item>
                            <text:list-item>
                              <text:p text:style-name="P450">成熟期：滑行；速度 維持不變、幾乎沒變。</text:p>
                            </text:list-item>
                            <text:list-item>
                              <text:p text:style-name="P450">衰亡期：減速；動能、速度 一路往下掉。</text:p>
                            </text:list-item>
                            <text:list-item>
                              <text:p text:style-name="P452">進入 成長期：再 踩一下 腳踏車 踏板。</text:p>
                            </text:list-item>
                            <text:list-item>
                              <text:p text:style-name="P452">持續成熟期：不斷、穩態 踩 腳踏車 踏板。</text:p>
                            </text:list-item>
                            <text:list-item>
                              <text:p text:style-name="P453">減緩成長、加速衰亡：按一下腳特車手煞車。</text:p>
                            </text:list-item>
                            <text:list-item>
                              <text:p text:style-name="P452">進入 衰亡期：持續按住 腳特車 手煞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50">人 可以 隨時 外力 干涉 動能 的 強弱、狀態轉移。</text:p>
                </text:list-item>
                <text:list-item>
                  <text:p text:style-name="P450">人 隨時 可以 預測 動能 的 強弱、狀態轉移。</text:p>
                </text:list-item>
              </text:list>
            </text:list-item>
          </text:list>
        </text:list-item>
        <text:list-item>
          <text:p text:style-name="P8"><text:bookmark-start text:name="預言"/>預言<text:bookmark-end text:name="預言"/></text:p>
          <text:list>
            <text:list-item>
              <text:p text:style-name="P454">預言 有 兩種。</text:p>
              <text:list>
                <text:list-item>
                  <text:p text:style-name="P454">第一種預言 是 觀測 其他宇宙胞，預測 本宇宙胞。</text:p>
                  <text:list>
                    <text:list-item>
                      <text:p text:style-name="P454">該預言 是 其他宇宙胞的 歷史、過去、當下。</text:p>
                    </text:list-item>
                    <text:list-item>
                      <text:p text:style-name="P455">該預言 是 本宇宙胞的 可能性、當下、未來。</text:p>
                    </text:list-item>
                    <text:list-item>
                      <text:p text:style-name="P455">該預言 有機率 加速、減速、阻斷 實現。</text:p>
                    </text:list-item>
                    <text:list-item>
                      <text:p text:style-name="P455">明顯例子，馬前課、推背圖、啟示錄。</text:p>
                    </text:list-item>
                  </text:list>
                </text:list-item>
                <text:list-item>
                  <text:p text:style-name="P454">第二種預言 是 使用<text:span text:style-name="T148"> &lt;?</text:span><text:span text:style-name="T202">a&gt;層</text:span><text:span text:style-name="T365">級法則、</text:span>數學工具、偽數學工具，預測 本宇宙胞。</text:p>
                  <text:list>
                    <text:list-item>
                      <text:p text:style-name="P481"><text:span text:style-name="T65">n &gt;= a &gt;= u</text:span>。</text:p>
                    </text:list-item>
                    <text:list-item>
                      <text:p text:style-name="P481">該預言 是 假想宇宙胞的 歷史、過去、當下。</text:p>
                      <text:list>
                        <text:list-item>
                          <text:p text:style-name="P481">假想宇宙胞 是 不存在的 宇宙胞。</text:p>
                          <text:list>
                            <text:list-item>
                              <text:p text:style-name="P481">明顯例子，數學模型型宇宙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56">該預言 是 本宇宙胞的 可能性、當下、未來。</text:p>
                    </text:list-item>
                    <text:list-item>
                      <text:p text:style-name="P457">該預言 有機率 加速、減速、阻斷 實現。</text:p>
                    </text:list-item>
                    <text:list-item>
                      <text:p text:style-name="P481"><text:span text:style-name="T366">明顯例子，使</text:span><text:span text:style-name="T203">用 第零層級法則，</text:span><text:span text:style-name="T366">預測 某一特定個體的 運動。</text:span></text:p>
                      <text:list>
                        <text:list-item>
                          <text:p text:style-name="P482"><text:span text:style-name="T227">第零層級法則 的 明顯例子，F = m * a</text:span><text:span text:style-name="T226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54">預言者 紀載、紀錄、傳承 預言 目的 是讓 其他個體（群）有所準備。</text:p>
              <text:list>
                <text:list-item>
                  <text:p text:style-name="P34"><text:span text:style-name="T43">預言者 紀載、紀錄、傳承 </text:span><text:span text:style-name="T228">預言 是 為了 </text:span><text:span text:style-name="T43">提示、提醒、預警、警告、保護、</text:span><text:span text:style-name="T228">守護</text:span><text:span text:style-name="T43"> 其他個體</text:span><text:span text:style-name="T228">。</text:span></text:p>
                  <text:list>
                    <text:list-item>
                      <text:p text:style-name="P458">其他個體 是 預言者以外的個體、群體、子代、組織、宗教、信仰、信念、文化、文明。</text:p>
                    </text:list-item>
                  </text:list>
                </text:list-item>
                <text:list-item>
                  <text:p text:style-name="P459">預言者 紀載、紀錄、傳承 預言 目的 是讓 有能力的其他個體 守護、保護 某一特定個體。</text:p>
                  <text:list>
                    <text:list-item>
                      <text:p text:style-name="P460">提醒 有能力的其他個體 守護、保護、維護、幫助 對 文明 發展 有益 的 個體群。</text:p>
                      <text:list>
                        <text:list-item>
                          <text:p text:style-name="P461">預防、防止、反制 其他文明、敵文明 誘騙、危害、傷害、殲滅、滅絕 該個體群。</text:p>
                        </text:list-item>
                      </text:list>
                    </text:list-item>
                  </text:list>
                </text:list-item>
                <text:list-item>
                  <text:p text:style-name="P461">假預言 的 存在 會 傷害 預言 的 效果。</text:p>
                  <text:list>
                    <text:list-item>
                      <text:p text:style-name="P461">個體、群體 必須 抑制、反制、殲滅、滅絕 假預言 的 存在、發展。</text:p>
                    </text:list-item>
                    <text:list-item>
                      <text:p text:style-name="P462">假預言 是 其他文明、敵文明 浸蝕、誘騙、誤導、滅絕 某一特定文明 的 慣用手段。</text:p>
                      <text:list>
                        <text:list-item>
                          <text:p text:style-name="P463">某一特定文明 相信、堅信 某一特定假預言，會 做出 錯誤 想法、決策、行為。</text:p>
                          <text:list>
                            <text:list-item>
                              <text:p text:style-name="P464">導致 維持在某一特定文明層級、維持在某一特定文明程度、弱化、衰亡、滅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4">預言 讓 文明 突飛猛進、反脆弱性最大化、事先準備最大化、預判正確率最大化。</text:p>
                    </text:list-item>
                    <text:list-item>
                      <text:p text:style-name="P465">假預言 讓 文明 劇烈衰亡、反脆弱性最小化、事先準備最小化、預判正確率最小化。</text:p>
                    </text:list-item>
                    <text:list-item>
                      <text:p text:style-name="P634"><text:span text:style-name="T228">假預言 不</text:span><text:span text:style-name="T148">是（100%）</text:span><text:span text:style-name="T228">的錯誤預言。</text:span></text:p>
                    </text:list-item>
                    <text:list-item>
                      <text:p text:style-name="P635"><text:span text:style-name="T228">假預言 </text:span><text:span text:style-name="T148">是（</text:span><text:span text:style-name="T170">x%）的錯誤預言 +（100% - x%）的正確</text:span><text:span text:style-name="T234">預言。</text:span></text:p>
                      <text:list>
                        <text:list-item>
                          <text:p text:style-name="P483">尤其是 無關緊要、連續、近期 的 正確預言。</text:p>
                          <text:list>
                            <text:list-item>
                              <text:p text:style-name="P484">搭配 生死存亡、單一、遠期 的 錯誤預言。</text:p>
                            </text:list-item>
                          </text:list>
                        </text:list-item>
                        <text:list-item>
                          <text:p text:style-name="P484">尤其是 慣性發展、線性發展 的 正確預言。</text:p>
                          <text:list>
                            <text:list-item>
                              <text:p text:style-name="P484">搭配 轉捩點發展、曲線發展 的 錯誤預言。</text:p>
                            </text:list-item>
                            <text:list-item>
                              <text:p text:style-name="P485">慣性發展 的 明顯例子 是 不斷發展物質文明、持續性發展軍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6">意識層 的 準備 的 明顯例子 是 心理建設、預設心理、期待心理、防範心理、守護心理。</text:p>
                  <text:list>
                    <text:list-item>
                      <text:p text:style-name="P467">明顯例子 是 提醒 個體群 做好 準備，為了 某一特定個體 即將 帶來 的 衝擊。</text:p>
                      <text:list>
                        <text:list-item>
                          <text:p text:style-name="P467">文明 發展 都會 帶來 衝擊，無法承受 的 個體 會被 淘汰。</text:p>
                          <text:list>
                            <text:list-item>
                              <text:p text:style-name="P467">為了 盡可能 的 提高 個體 的 生存率，預言 是 絕對 有必要 的 存在。</text:p>
                            </text:list-item>
                            <text:list-item>
                              <text:p text:style-name="P467">明顯例子 是 工業革命。</text:p>
                              <text:list>
                                <text:list-item>
                                  <text:p text:style-name="P467">假定 有預言 事先 預警 工業革命 的 存在，則 會有 個體 相信 該預言。</text:p>
                                  <text:list>
                                    <text:list-item>
                                      <text:p text:style-name="P467">相信 該預言 的 個體 就不會 從事 工業革命 會 淘汰 的 職業。</text:p>
                                      <text:list>
                                        <text:list-item>
                                          <text:p text:style-name="P468">該個體 因為 該預言 的 存在 而 不會 因為 工業革命 被淘汰。</text:p>
                                        </text:list-item>
                                        <text:list-item>
                                          <text:p text:style-name="P468">實際上，仍有 可能 因為 工業革命 被淘汰。</text:p>
                                          <text:list>
                                            <text:list-item>
                                              <text:p text:style-name="P468">原因很明顯，產業鏈、資產鏈、骨牌效應、連鎖效應、蝴蝶效應。</text:p>
                                            </text:list-item>
                                            <text:list-item>
                                              <text:p text:style-name="P468">但是 生存率 仍會 提高。</text:p>
                                            </text:list-item>
                                            <text:list-item>
                                              <text:p text:style-name="P469">個體 不是 承受衝擊 的 個體，所以 生存率 比 原本 高。</text:p>
                                            </text:list-item>
                                            <text:list-item>
                                              <text:p text:style-name="P469">個體 有機率 是 承受餘波 的 個體。</text:p>
                                            </text:list-item>
                                            <text:list-item>
                                              <text:p text:style-name="P469">個體 的 決策 越高明，承受餘波 越小，生存率 越高。</text:p>
                                            </text:list-item>
                                            <text:list-item>
                                              <text:p text:style-name="P470">不高明 的 明顯例子 是 知道 預言，跳槽 從事 手工 紡織。</text:p>
                                            </text:list-item>
                                            <text:list-item>
                                              <text:p text:style-name="P471">手工 紡織 跟 工業革命 負相關，衝擊帶來壞處，所以 不高明。</text:p>
                                            </text:list-item>
                                            <text:list-item>
                                              <text:p text:style-name="P472">高明 的 明顯例子 是 知道 預言，跳槽 從事 餐廳服務生。</text:p>
                                            </text:list-item>
                                            <text:list-item>
                                              <text:p text:style-name="P472">餐廳服務生 跟 工業革命 無相關，衝擊趨近於零，所以 高明。</text:p>
                                            </text:list-item>
                                            <text:list-item>
                                              <text:p text:style-name="P473">更高明 的 明顯例子 是 知道 預言，跳槽 從事 設計 紡織機。</text:p>
                                            </text:list-item>
                                            <text:list-item>
                                              <text:p text:style-name="P472">設計 紡織機 跟 工業革命 正相關，衝擊帶來好處，所以 更高明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74">相信 該預言，但是 生存 條件 不允許 該個體 脫離 該職業。</text:p>
                                      <text:list>
                                        <text:list-item>
                                          <text:p text:style-name="P474">該個體 仍舊 有機率 被淘汰。</text:p>
                                        </text:list-item>
                                        <text:list-item>
                                          <text:p text:style-name="P475">明顯例子 是 該個體的經濟情況 不允許 該個體 失去 該職業的收入。</text:p>
                                          <text:list>
                                            <text:list-item>
                                              <text:p text:style-name="P476">個體 越早 得知 預言，越有機率 做好準備 漸進式脫離 該職業。</text:p>
                                            </text:list-item>
                                            <text:list-item>
                                              <text:p text:style-name="P476">明顯例子 是 個體 越早 儲蓄、學習其他技能、為跳槽做準備。</text:p>
                                            </text:list-item>
                                            <text:list-item>
                                              <text:p text:style-name="P477">在 該職業 崩塌、滅絕 之前，盡早 脫離 該職業，提高 生存率。</text:p>
                                            </text:list-item>
                                            <text:list-item>
                                              <text:p text:style-name="P478">明顯例子 是 個體 還在 成長期，輕鬆、簡單 改變 未來 志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67">不相信 該預言 的 個體 仍舊 有機率 被淘汰。</text:p>
                                      <text:list>
                                        <text:list-item>
                                          <text:p text:style-name="P479">不論 該預言 存在與否，該個體 都 有機率 被淘汰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80">不知道 該預言 的 個體 仍舊 有機率 被淘汰。</text:p>
                                      <text:list>
                                        <text:list-item>
                                          <text:p text:style-name="P480">不論 該預言 存在與否，該個體 都 有機率 被淘汰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66">肉質層 的 準備 的 明顯例子 是 準備諾雅方舟、準備房屋、準備洞穴、準備糧食。</text:p>
                </text:list-item>
              </text:list>
            </text:list-item>
            <text:list-item>
              <text:p text:style-name="P35"><text:span text:style-name="T228">人 認為</text:span><text:span text:style-name="T43">、認定、定義</text:span><text:span text:style-name="T228"> 的 預言 </text:span><text:span text:style-name="T43">實際上</text:span><text:span text:style-name="T228"> 只是 </text:span><text:span text:style-name="T43">神 的</text:span><text:span text:style-name="T228"> 預測。</text:span></text:p>
              <text:list>
                <text:list-item>
                  <text:p text:style-name="P99"><text:span text:style-name="T298">物理定律、化學反應、常數、數學恆等式 是 </text:span>人類 對 &lt;?<text:span text:style-name="T298">2&gt;法則、道 非監督式學習、分析、等效</text:span> <text:span text:style-name="T298">的 產物。</text:span></text:p>
                  <text:list>
                    <text:list-item>
                      <text:p text:style-name="P100">非監督式學習：觀察、記憶、歸納、預測、修正。</text:p>
                    </text:list-item>
                  </text:list>
                </text:list-item>
                <text:list-item>
                  <text:p text:style-name="P12"><text:span text:style-name="T18">神</text:span> 使用 <text:span text:style-name="T296">&lt;?3&gt;法則 預測 </text:span><text:span text:style-name="T48">&lt;?2&gt;個體 的 發展</text:span><text:span text:style-name="T296">。</text:span></text:p>
                  <text:list>
                    <text:list-item>
                      <text:p text:style-name="P99">人類 把 該產出、該產物 稱為 （神的）預言。</text:p>
                    </text:list-item>
                  </text:list>
                </text:list-item>
                <text:list-item>
                  <text:p text:style-name="P99"><text:span text:style-name="T296">預言家 </text:span>使用 <text:span text:style-name="T296">&lt;?3&gt;法則 預測、預言 人類 的 發展。</text:span></text:p>
                  <text:list>
                    <text:list-item>
                      <text:p text:style-name="P99">人類 把 該產出、該產物 稱為 （預言家）預言。</text:p>
                    </text:list-item>
                  </text:list>
                </text:list-item>
                <text:list-item>
                  <text:p text:style-name="P12">預言家 把 <text:span text:style-name="T18">觀測、</text:span>預測<text:span text:style-name="T18">、分析</text:span> 結果 記錄 在 預言書。</text:p>
                </text:list-item>
                <text:list-item>
                  <text:p text:style-name="P99">人 隨時 能夠 透過 道、物理法則 預測 動能。</text:p>
                  <text:list>
                    <text:list-item>
                      <text:p text:style-name="P101">該預測 就是 人類 的 預言、預知未來。</text:p>
                    </text:list-item>
                    <text:list-item>
                      <text:p text:style-name="P101">使用 &lt;?2&gt;法則 預測 &lt;?<text:span text:style-name="T296">1&gt;個體 是人類認為的 預測。</text:span></text:p>
                    </text:list-item>
                    <text:list-item>
                      <text:p text:style-name="P13"><text:span text:style-name="T296">使用 &lt;?3&gt;法則 預測 &lt;?2&gt;個體 是</text:span><text:span text:style-name="T49">人類認為的</text:span><text:span text:style-name="T297"> 預言。</text:span></text:p>
                    </text:list-item>
                  </text:list>
                </text:list-item>
              </text:list>
            </text:list-item>
            <text:list-item>
              <text:p text:style-name="P26">神<text:span text:style-name="T18">、&lt;?</text:span><text:span text:style-name="T20">3&gt;個體</text:span> 隨時 可以 <text:span text:style-name="T18">預測、</text:span>預言 <text:span text:style-name="T60">&lt;_?3_&gt;個體</text:span><text:span text:style-name="T21">的</text:span><text:span text:style-name="T60">一切</text:span>。</text:p>
              <text:list>
                <text:list-item>
                  <text:p text:style-name="P102">預測 包含 個體、群體、文明、未來發展、機率估計。</text:p>
                </text:list-item>
                <text:list-item>
                  <text:p text:style-name="P103">如同 人類 隨時 可以 預測、預言 動能、物體移動。</text:p>
                  <text:list>
                    <text:list-item>
                      <text:p text:style-name="P103">人 透過 物理法則 預測 物體 移動 的 位置、速度。</text:p>
                    </text:list-item>
                    <text:list-item>
                      <text:p text:style-name="P104">神 也能夠 透過 &lt;?<text:span text:style-name="T61">3&gt;的法則 </text:span>預測 &lt;_?<text:span text:style-name="T61">3_&gt;個體</text:span>。</text:p>
                    </text:list-item>
                  </text:list>
                </text:list-item>
              </text:list>
            </text:list-item>
            <text:list-item>
              <text:p text:style-name="P14"><text:span text:style-name="T18">眾神、</text:span>&lt;?<text:span text:style-name="T62">3&gt;個體</text:span>、<text:span text:style-name="T18">持</text:span>有預言能力的個體<text:span text:style-name="T18">（其他文明（預言家）個體群、其他高文明（成神）個體群、古今中外的預言家（人類；東方預言家、西方預言家））</text:span>極有可能 已經預測到<text:span text:style-name="T18">、正在觀測</text:span> 本書<text:span text:style-name="T18">的</text:span> 存在、<text:span text:style-name="T18">可能性、未來發展、當下的當下的發展、狀態</text:span>。</text:p>
            </text:list-item>
            <text:list-item>
              <text:p text:style-name="P15"><text:span text:style-name="T18">&lt;?</text:span><text:span text:style-name="T50">3&gt;個體 </text:span>預言 &lt;?<text:span text:style-name="T63">2&gt;個體 的</text:span> 方法 極為簡單。</text:p>
              <text:list>
                <text:list-item>
                  <text:p text:style-name="P105">只要 透過 &lt;?<text:span text:style-name="T299">3&gt;法則。</text:span></text:p>
                </text:list-item>
                <text:list-item>
                  <text:p text:style-name="P15">只要<text:span text:style-name="T18">直接</text:span>非監督式學習、分析、公式化、建立數學模型。</text:p>
                </text:list-item>
                <text:list-item>
                  <text:p text:style-name="P106">建立數學模型 之後，隨意、隨時 都能 預測。</text:p>
                </text:list-item>
                <text:list-item>
                  <text:p text:style-name="P16">實際上<text:span text:style-name="T18">、實務上</text:span> <text:span text:style-name="T18">也許</text:span> 沒有 這麼 簡單<text:span text:style-name="T18">、直覺</text:span>。</text:p>
                  <text:list>
                    <text:list-item>
                      <text:p text:style-name="P16">擾動<text:span text:style-name="T18"> 預測 是 極大問題</text:span>。</text:p>
                    </text:list-item>
                    <text:list-item>
                      <text:p text:style-name="P107">尤其是 人 的 壽命上限 極短。</text:p>
                    </text:list-item>
                    <text:list-item>
                      <text:p text:style-name="P17"><text:span text:style-name="T18">&lt;?</text:span><text:span text:style-name="T22">3&gt;個體 和 人類 之間 的</text:span><text:span text:style-name="T64"> </text:span><text:span text:style-name="T271">尺度</text:span><text:span text:style-name="T64"> 相差 </text:span><text:span text:style-name="T22">實在</text:span><text:span text:style-name="T64"> 太大。</text:span></text:p>
                    </text:list-item>
                    <text:list-item>
                      <text:p text:style-name="P107">對於 &lt;?<text:span text:style-name="T64">3&gt;個體 來說，人類 是 渺小到不行的擾動。</text:span></text:p>
                    </text:list-item>
                    <text:list-item>
                      <text:p text:style-name="P18">除非 有<text:span text:style-name="T18">（對於人類來說）</text:span>極大的大趨勢 出現，否則 &lt;?<text:span text:style-name="T64">3&gt;個體 極難 觀測、注意 到，因為 轉眼即逝。</text:span></text:p>
                    </text:list-item>
                    <text:list-item>
                      <text:p text:style-name="P19">&lt;?<text:span text:style-name="T64">3&gt;個體 </text:span>極有可能 不經意 之間 就 錯過 時機。</text:p>
                      <text:list>
                        <text:list-item>
                          <text:p text:style-name="P108">該時機 是 觀測、干涉、介入、控制 時機。</text:p>
                        </text:list-item>
                        <text:list-item>
                          <text:p text:style-name="P109">最差情況 就是 把 該&lt;_?3_&gt;個體 打掉重練。</text:p>
                        </text:list-item>
                      </text:list>
                    </text:list-item>
                    <text:list-item>
                      <text:p text:style-name="P20"><text:span text:style-name="T18">當</text:span>大趨勢出現<text:span text:style-name="T18">時</text:span>，&lt;?<text:span text:style-name="T64">3&gt;個體就會 </text:span><text:span text:style-name="T22">放大、</text:span><text:span text:style-name="T64">專注 檢測。</text:span></text:p>
                    </text:list-item>
                    <text:list-item>
                      <text:p text:style-name="P110">隨意 干涉 擾動，（對於人類來說）會 出大事。</text:p>
                    </text:list-item>
                    <text:list-item>
                      <text:p text:style-name="P111">所以 &lt;?<text:span text:style-name="T64">3&gt;個體 不會 隨意 </text:span>干涉。</text:p>
                    </text:list-item>
                    <text:list-item>
                      <text:p text:style-name="P36"><text:span text:style-name="T148">&lt;?</text:span><text:span text:style-name="T149">3&gt;個體</text:span><text:span text:style-name="T35">、</text:span><text:span text:style-name="T34">善神</text:span><text:span text:style-name="T148"> 透過 </text:span><text:span text:style-name="T300">下凡</text:span><text:span text:style-name="T148"> 來 進行 </text:span><text:span text:style-name="T34">干涉、</text:span><text:span text:style-name="T148">引導</text:span><text:span text:style-name="T228">。</text:span></text:p>
                      <text:list>
                        <text:list-item>
                          <text:p text:style-name="P112">在 &lt;?<text:span text:style-name="T64">3&gt;個體 想要 干涉、擾動、引導 的 時候。</text:span></text:p>
                        </text:list-item>
                      </text:list>
                    </text:list-item>
                    <text:list-item>
                      <text:p text:style-name="P636"><text:span text:style-name="T228">而 不會 直接 用 </text:span><text:span text:style-name="T148">&lt;?</text:span><text:span text:style-name="T149">3&gt;個體 直接 干涉</text:span><text:span text:style-name="T228">。</text:span></text:p>
                      <text:list>
                        <text:list-item>
                          <text:p text:style-name="P486">否則 會 直接（極度滅絕性）摧毀 這一切。</text:p>
                        </text:list-item>
                      </text:list>
                    </text:list-item>
                    <text:list-item>
                      <text:p text:style-name="P637"><text:span text:style-name="T228">當然 對 惡神、破壞神 來說，根本沒差，隨意干涉</text:span>。</text:p>
                    </text:list-item>
                    <text:list-item>
                      <text:p text:style-name="P633"><text:span text:style-name="T13">神 隨時 能夠 </text:span><text:span text:style-name="T228">外力 </text:span><text:span text:style-name="T13">干涉</text:span><text:span text:style-name="T228"> 狀態、狀態轉移、</text:span><text:span text:style-name="T13">一切。</text:span></text:p>
                    </text:list-item>
                  </text:list>
                </text:list-item>
              </text:list>
            </text:list-item>
            <text:list-item>
              <text:p text:style-name="P21">&lt;?<text:span text:style-name="T62">3&gt;個體 干涉</text:span> &lt;?<text:span text:style-name="T63">2&gt;個體 的</text:span> 方法 極為簡單。</text:p>
              <text:list>
                <text:list-item>
                  <text:p text:style-name="P113">以 &lt;?<text:span text:style-name="T62">2&gt;個體 干涉</text:span> &lt;?<text:span text:style-name="T303">1&gt;個體 的</text:span> 方法 為例 比較易懂。</text:p>
                  <text:list>
                    <text:list-item>
                      <text:p text:style-name="P114">可 以此類推。以 &lt;?<text:span text:style-name="T304">2&gt;、&lt;?1&gt; </text:span>類推 &lt;?<text:span text:style-name="T304">3&gt;、&lt;?2&gt;。</text:span></text:p>
                    </text:list-item>
                    <text:list-item>
                      <text:p text:style-name="P114">明顯例子，<text:span text:style-name="T70">人 要 干涉 物體 的 動能 極為簡單</text:span>。</text:p>
                      <text:list>
                        <text:list-item>
                          <text:p text:style-name="P115">人 是 &lt;?2&gt;個體。</text:p>
                        </text:list-item>
                        <text:list-item>
                          <text:p text:style-name="P115">動能 是 &lt;?1&gt;個體。</text:p>
                        </text:list-item>
                      </text:list>
                    </text:list-item>
                    <text:list-item>
                      <text:p text:style-name="P116">只要 施加 外力 即可。</text:p>
                    </text:list-item>
                    <text:list-item>
                      <text:p text:style-name="P116">問題 只在於 該人類 在不在乎 &lt;?<text:span text:style-name="T301">1&gt;個體。</text:span></text:p>
                    </text:list-item>
                    <text:list-item>
                      <text:p text:style-name="P116">如果 在乎 某一特定&lt;?<text:span text:style-name="T302">1&gt;個體，則 該人類 是 善神。</text:span></text:p>
                    </text:list-item>
                    <text:list-item>
                      <text:p text:style-name="P116">善神 必須 精密 施加、感測、預測、修正 該外力。</text:p>
                    </text:list-item>
                    <text:list-item>
                      <text:p text:style-name="P116">不能 因為 一時衝動、疏忽 殲滅 &lt;?<text:span text:style-name="T301">1&gt; 個體、文明。</text:span></text:p>
                      <text:list>
                        <text:list-item>
                          <text:p text:style-name="P116">除非 該人類 是 惡神、破壞神。</text:p>
                        </text:list-item>
                      </text:list>
                    </text:list-item>
                    <text:list-item>
                      <text:p text:style-name="P117">惡神 惡意、玩弄 推動、阻動、轉向 物體 的 動能。</text:p>
                    </text:list-item>
                    <text:list-item>
                      <text:p text:style-name="P116">破壞神 隨心所欲 推動、阻動、轉向 物體 的 動能。</text:p>
                    </text:list-item>
                  </text:list>
                </text:list-item>
              </text:list>
            </text:list-item>
            <text:list-item>
              <text:p text:style-name="P22">&lt;?<text:span text:style-name="T63">2&gt;個體 </text:span>預言 &lt;?<text:span text:style-name="T63">2&gt;個體 的</text:span> 方法<text:span text:style-name="T18"> 的 明顯例子 就是</text:span></text:p>
              <text:list>
                <text:list-item>
                  <text:p text:style-name="P2"><text:span text:style-name="T3">&lt;?</text:span><text:span text:style-name="T4">2&gt;個體 </text:span><text:span text:style-name="T24">一部分、小部分、大部分、全部 的 肉質層、意識層 </text:span><text:span text:style-name="T4">轉換</text:span><text:span text:style-name="T24">、轉變</text:span><text:span text:style-name="T4"> 成 </text:span><text:span text:style-name="T3">&lt;?</text:span><text:span text:style-name="T4">3</text:span><text:span text:style-name="T5">&gt;個體，並且 使用 &lt;?3&gt;法則 進行 </text:span><text:span text:style-name="T25">宏觀、專注、放大</text:span><text:span text:style-name="T5"> </text:span><text:span text:style-name="T25">觀測、</text:span><text:span text:style-name="T5">預測</text:span><text:span text:style-name="T25">、計算、估算、模擬、公式化、邏輯化、條件化、法則化、反應化、數學化、數學模型化</text:span><text:span text:style-name="T5">，然後 </text:span><text:span text:style-name="T25">帶著、持有、</text:span><text:span text:style-name="T5">保持 記憶</text:span><text:span text:style-name="T25">、回憶</text:span><text:span text:style-name="T5">，轉換成 </text:span><text:span text:style-name="T3">&lt;?</text:span><text:span text:style-name="T6">2</text:span><text:span text:style-name="T5">&gt;個體，並且 把 預測 結果 </text:span><text:span text:style-name="T25">記在腦中、記錄下來、</text:span><text:span text:style-name="T5">記錄在預言書。</text:span></text:p>
                </text:list-item>
              </text:list>
            </text:list-item>
          </text:list>
        </text:list-item>
        <text:list-item>
          <text:p text:style-name="P27"><text:bookmark-start text:name="時空"/>時空<text:bookmark-end text:name="時空"/></text:p>
          <text:list>
            <text:list-item>
              <text:p text:style-name="P27"><text:span text:style-name="T18">明顯例子 就是</text:span> 漩渦<text:span text:style-name="T18">、內對流、熱對流、水龍捲、龍捲風</text:span>。</text:p>
              <text:list>
                <text:list-item>
                  <text:p text:style-name="P27">漩渦 <text:span text:style-name="T18">本身</text:span> 是 &lt;_?<text:span text:style-name="T305">3_&gt;個體。</text:span></text:p>
                </text:list-item>
                <text:list-item>
                  <text:p text:style-name="P27">漩渦 <text:span text:style-name="T18">蘊含</text:span>的 動能群 是 &lt;?<text:span text:style-name="T306">2&gt;個體群。</text:span></text:p>
                </text:list-item>
                <text:list-item>
                  <text:p text:style-name="P28">漩渦 的 某一特定動能 是 某一特定&lt;?<text:span text:style-name="T307">2&gt;個體。</text:span></text:p>
                  <text:list>
                    <text:list-item>
                      <text:p text:style-name="P141">某一特定 是 <text:span text:style-name="T307">某一特定、任一特定、任何一個。</text:span></text:p>
                    </text:list-item>
                    <text:list-item>
                      <text:p text:style-name="P141">&lt;?<text:span text:style-name="T307">2&gt;個體 是 光個體。</text:span></text:p>
                    </text:list-item>
                    <text:list-item>
                      <text:p text:style-name="P141">&lt;?<text:span text:style-name="T307">2&gt;個體 是 人類個體。</text:span></text:p>
                    </text:list-item>
                    <text:list-item>
                      <text:p text:style-name="P141">&lt;?<text:span text:style-name="T307">2&gt;個體 是 距離個體。</text:span></text:p>
                    </text:list-item>
                  </text:list>
                </text:list-item>
                <text:list-item>
                  <text:p text:style-name="P142">漩渦 的 最小解析度動能 是 某一特定&lt;?<text:span text:style-name="T307">2&gt;個體。</text:span></text:p>
                </text:list-item>
                <text:list-item>
                  <text:p text:style-name="P142">漩渦 的 單位動能 是 某一特定&lt;?<text:span text:style-name="T307">2&gt;個體。</text:span></text:p>
                </text:list-item>
                <text:list-item>
                  <text:p text:style-name="P27"><text:span text:style-name="T18">漩渦 越接近 </text:span>水平面 <text:span text:style-name="T18">的 部位</text:span>，是 <text:span text:style-name="T18">越遙遠 的</text:span> 過去。</text:p>
                </text:list-item>
                <text:list-item>
                  <text:p text:style-name="P29"><text:span text:style-name="T18">漩渦 越接近 </text:span>水底 <text:span text:style-name="T18">的 部位</text:span>，是 <text:span text:style-name="T18">越遙遠 的</text:span> 未來。</text:p>
                </text:list-item>
                <text:list-item>
                  <text:p text:style-name="P30"><text:span text:style-name="T18">隨著</text:span> 漩渦 運作，<text:span text:style-name="T18">該</text:span>動能個體<text:span text:style-name="T18">會</text:span>自然而然 往水底 移動。</text:p>
                  <text:list>
                    <text:list-item>
                      <text:p text:style-name="P143">人類個體 是 該動能個體。</text:p>
                    </text:list-item>
                  </text:list>
                </text:list-item>
                <text:list-item>
                  <text:p text:style-name="P143">只要 漩渦 作用，該動能個體會毫無自覺 往水底 傳遞。</text:p>
                </text:list-item>
                <text:list-item>
                  <text:p text:style-name="P42"><text:span text:style-name="T43">該</text:span><text:span text:style-name="T228">動能個體 所在 的 </text:span><text:span text:style-name="T43">漩渦</text:span><text:span text:style-name="T228"> 部位，是 當下的當下。</text:span></text:p>
                </text:list-item>
                <text:list-item>
                  <text:p text:style-name="P3"><text:span text:style-name="T26">該</text:span><text:span text:style-name="T7">動能個體 和 水平面 之間 </text:span><text:span text:style-name="T26">的 範圍</text:span><text:span text:style-name="T7">，是 過去的當下。</text:span></text:p>
                </text:list-item>
                <text:list-item>
                  <text:p text:style-name="P3"><text:span text:style-name="T26">該</text:span><text:span text:style-name="T7">動能個體 和 水底 之間 </text:span><text:span text:style-name="T26">的 範圍</text:span><text:span text:style-name="T7">，是 未來的當下。</text:span></text:p>
                </text:list-item>
                <text:list-item>
                  <text:p text:style-name="P3"><text:span text:style-name="T7">隨著</text:span><text:span text:style-name="T26">漩渦</text:span><text:span text:style-name="T7">變化，</text:span><text:span text:style-name="T26">動能</text:span><text:span text:style-name="T7">依序</text:span><text:span text:style-name="T26">進入</text:span><text:span text:style-name="T7">成長期、成熟期、衰亡期。</text:span></text:p>
                  <text:list>
                    <text:list-item>
                      <text:p text:style-name="P144">在 該過程 當中，動能 會 繁衍、繁殖 子動能。</text:p>
                    </text:list-item>
                    <text:list-item>
                      <text:p text:style-name="P144">簡單例子 就是 人類 在 該過程 當中 繁殖 子代。</text:p>
                      <text:list>
                        <text:list-item>
                          <text:p text:style-name="P144">該過程 是 成長期、成熟期、衰亡期。</text:p>
                          <text:list>
                            <text:list-item>
                              <text:p text:style-name="P145">狀態轉移 依序是 成長期、成熟期、衰亡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4"><text:span text:style-name="T26">該動能</text:span><text:span text:style-name="T71">個體</text:span><text:span text:style-name="T26"> </text:span><text:span text:style-name="T71">能</text:span><text:span text:style-name="T26">夠 回到、觀測、</text:span><text:span text:style-name="T71">干涉</text:span><text:span text:style-name="T26">、探索 </text:span><text:span text:style-name="T71">過去。</text:span></text:p>
                  <text:list>
                    <text:list-item>
                      <text:p text:style-name="P55"><text:span text:style-name="T27">透過 質能互換</text:span><text:span text:style-name="T28"> 從 &lt;?1&gt;個體 </text:span><text:span text:style-name="T73">轉換</text:span><text:span text:style-name="T28">成 &lt;?2&gt;個體</text:span><text:span text:style-name="T73">。</text:span></text:p>
                      <text:list>
                        <text:list-item>
                          <text:p text:style-name="P146">該&lt;?2&gt;個體 必須是 純、純粹 意識層 個體。</text:p>
                          <text:list>
                            <text:list-item>
                              <text:p text:style-name="P355"><text:span text:style-name="T73">該&lt;?2&gt;個體 不能 保有、持有 &lt;?</text:span><text:span text:style-name="T74">2&gt;</text:span><text:span text:style-name="T73">肉質層。</text:span></text:p>
                            </text:list-item>
                            <text:list-item>
                              <text:p text:style-name="P146">否則 該&lt;?2&gt;個體 移動，會 破壞 過去。</text:p>
                            </text:list-item>
                            <text:list-item>
                              <text:p text:style-name="P147">否則 該&lt;?2&gt;個體 移動，會 破壞 歷史。</text:p>
                            </text:list-item>
                            <text:list-item>
                              <text:p text:style-name="P148">否則 該&lt;?2&gt;個體 移動，會 破壞 漩渦。</text:p>
                            </text:list-item>
                            <text:list-item>
                              <text:p text:style-name="P148">否則 該&lt;?2&gt;個體 移動，會 破壞 部分歷史。</text:p>
                            </text:list-item>
                            <text:list-item>
                              <text:p text:style-name="P149">否則 該&lt;?2&gt;個體 移動，會 破壞 部分漩渦。</text:p>
                            </text:list-item>
                            <text:list-item>
                              <text:p text:style-name="P150">否則 該&lt;?2&gt;個體 移動，會 破壞 整個漩渦。</text:p>
                            </text:list-item>
                            <text:list-item>
                              <text:p text:style-name="P146">否則 該&lt;?2&gt;個體 移動，會 破壞 漩渦結構。</text:p>
                            </text:list-item>
                          </text:list>
                        </text:list-item>
                        <text:list-item>
                          <text:p text:style-name="P151">該&lt;?1&gt;個體 的 科技 至少 要能做到 質能轉換。</text:p>
                        </text:list-item>
                        <text:list-item>
                          <text:p text:style-name="P152">該科技 至少要能維持 該&lt;?2&gt;個體 生存、存活。</text:p>
                        </text:list-item>
                        <text:list-item>
                          <text:p text:style-name="P153">該科技 至少要能 從 &lt;?2&gt;個體 轉回 &lt;?1&gt;個體。</text:p>
                        </text:list-item>
                      </text:list>
                    </text:list-item>
                    <text:list-item>
                      <text:p text:style-name="P56"><text:span text:style-name="T28">然後 以 &lt;?2&gt;個體 之姿，</text:span><text:span text:style-name="T27">往 水平面 游、</text:span><text:span text:style-name="T72">移動。</text:span></text:p>
                    </text:list-item>
                    <text:list-item>
                      <text:p text:style-name="P56"><text:span text:style-name="T27">移到 定點、想要回到的過去 之後，</text:span><text:span text:style-name="T72">轉回</text:span><text:span text:style-name="T27"> &lt;?</text:span><text:span text:style-name="T29">1&gt;個體</text:span><text:span text:style-name="T75">。</text:span></text:p>
                      <text:list>
                        <text:list-item>
                          <text:p text:style-name="P154">該步驟 是 想要以 肉質層 狀態 回到 過去。</text:p>
                          <text:list>
                            <text:list-item>
                              <text:p text:style-name="P154">明顯例子 就是（人 的）肉身 穿越到 過去。</text:p>
                            </text:list-item>
                            <text:list-item>
                              <text:p text:style-name="P154">相對來說，比較 複雜、微觀、個體視角。</text:p>
                            </text:list-item>
                            <text:list-item>
                              <text:p text:style-name="P154">相對來說，極易控制、控制精密度要求不高。</text:p>
                            </text:list-item>
                            <text:list-item>
                              <text:p text:style-name="P154">該個體 的 一舉一動 是 影響 該個體 周遭。</text:p>
                              <text:list>
                                <text:list-item>
                                  <text:p text:style-name="P154">當然，太誇張 的 行動 也會 破壞 漩渦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4">該步驟 是 非必要步驟。</text:p>
                        </text:list-item>
                        <text:list-item>
                          <text:p text:style-name="P356"><text:span text:style-name="T75">該&lt;?</text:span><text:span text:style-name="T76">2&gt;純意識層個體 能維持 該狀態 回到過去。</text:span></text:p>
                          <text:list>
                            <text:list-item>
                              <text:p text:style-name="P156">相對來說，比較 單純、宏觀、上帝視角。</text:p>
                            </text:list-item>
                            <text:list-item>
                              <text:p text:style-name="P156">相對來說，難以控制、控制極度講求精密度。</text:p>
                            </text:list-item>
                            <text:list-item>
                              <text:p text:style-name="P155">該個體 的 一舉一動 是 影響 很大 區域。</text:p>
                              <text:list>
                                <text:list-item>
                                  <text:p text:style-name="P155">極易 大範圍 破壞 漩渦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7"><text:span text:style-name="T75">該&lt;?</text:span><text:span text:style-name="T77">2&gt;個體 轉換成 &lt;?1&gt;純意識層個體。</text:span></text:p>
                          <text:list>
                            <text:list-item>
                              <text:p text:style-name="P161">以 &lt;?1&gt;純意識層個體 之姿 回到過去。</text:p>
                            </text:list-item>
                            <text:list-item>
                              <text:p text:style-name="P161">該作法 是 折衷、中庸 做法。</text:p>
                            </text:list-item>
                            <text:list-item>
                              <text:p text:style-name="P358"><text:span text:style-name="T75">&lt;?</text:span><text:span text:style-name="T76">2&gt;純意識層個體 的 擾動 太大。</text:span></text:p>
                              <text:list>
                                <text:list-item>
                                  <text:p text:style-name="P359"><text:span text:style-name="T76">原因很明顯，&lt;?</text:span><text:span text:style-name="T79">2&gt; 和 &lt;?1&gt; 的 尺度 相差 實在 太大。</text:span></text:p>
                                </text:list-item>
                                <text:list-item>
                                  <text:p text:style-name="P360"><text:span text:style-name="T76">&lt;?</text:span><text:span text:style-name="T79">2&gt;個體 認為 的 精密 控制，對&lt;?1&gt;個體來說是 天地異變、天崩地裂。</text:span></text:p>
                                </text:list-item>
                              </text:list>
                            </text:list-item>
                            <text:list-item>
                              <text:p text:style-name="P361"><text:span text:style-name="T75">&lt;?</text:span><text:span text:style-name="T78">1</text:span><text:span text:style-name="T76">&gt;個體 的 擾動 太大。</text:span></text:p>
                              <text:list>
                                <text:list-item>
                                  <text:p text:style-name="P157">原因很明顯，突然冒出的 動能 會 擾動。</text:p>
                                </text:list-item>
                                <text:list-item>
                                  <text:p text:style-name="P158">該擾動 會 影響 漩渦 的 進程、作用。</text:p>
                                </text:list-item>
                                <text:list-item>
                                  <text:p text:style-name="P159">該動能 越強大，漩渦 被影響程度 越大。</text:p>
                                </text:list-item>
                                <text:list-item>
                                  <text:p text:style-name="P160">該動能 冒出的位置 越關鍵，影響 越大。</text:p>
                                </text:list-item>
                                <text:list-item>
                                  <text:p text:style-name="P158">越靠近 該動能 的 部位，擾動 越明顯。</text:p>
                                </text:list-item>
                              </text:list>
                            </text:list-item>
                            <text:list-item>
                              <text:p text:style-name="P162">&lt;?1&gt;純意識層個體 的 擾動 理論上 最小。</text:p>
                              <text:list>
                                <text:list-item>
                                  <text:p text:style-name="P362"><text:span text:style-name="T77">透過 科技，&lt;?</text:span><text:span text:style-name="T80">1&gt;個體 </text:span><text:span text:style-name="T77">在 想要 交互作用 的 時候，部分 轉換成 肉質層。</text:span></text:p>
                                </text:list-item>
                                <text:list-item>
                                  <text:p text:style-name="P163">或是 用 更 簡單、直覺 的 做法，透過 科技 打造 工具。</text:p>
                                  <text:list>
                                    <text:list-item>
                                      <text:p text:style-name="P363"><text:span text:style-name="T77">該工具 能夠 把 &lt;?</text:span><text:span text:style-name="T80">1&gt;意識層 的 輸出 手動、半自動、自動 轉換、轉碼 成 &lt;?</text:span><text:span text:style-name="T81">1&gt;肉質層 來 交互作用。</text:span></text:p>
                                    </text:list-item>
                                    <text:list-item>
                                      <text:p text:style-name="P167">該工具 是 單工、半雙工、雙工。</text:p>
                                    </text:list-item>
                                    <text:list-item>
                                      <text:p text:style-name="P167">只要 科技程度 足夠，該工具 就能 雙工 運作。同時 感測、交互作用。</text:p>
                                    </text:list-item>
                                    <text:list-item>
                                      <text:p text:style-name="P167">如此一來，該個體 就能 很直覺的 跟 過去的 個體群、外在環境 感測、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2">穿越 到過去 的 個體 要注意到，過去的個體群 不是 該個體認識的個體群，即便、即使 兩個 個體群 是 一模一樣。</text:p>
                              <text:list>
                                <text:list-item>
                                  <text:p text:style-name="P162">原因很明顯，動能群 會 往 水底 移動、傳遞，該個體 認識 動能群 早就 往 水底 移動，而 該個體 往 水平面 移動 所遇到的 動能群 是 完全不同 的 動能群，只是 兩個 動能群 一模一樣 而已。</text:p>
                                </text:list-item>
                                <text:list-item>
                                  <text:p text:style-name="P162">明顯例子就是 溪水 經過 石頭 會產生 特殊、看似一成不變 的 流向、漩渦，該流向、該動能群 看似 一模一樣，該動能群 彷彿 從來沒有移動過，實際上 該動能群 早就 往海的方向 移動、傳遞。</text:p>
                                </text:list-item>
                                <text:list-item>
                                  <text:p text:style-name="P164">只要 溪水 仍在 流動，只要 石頭 還在，漩渦周而復始，動能群彷彿從未離開過，動能群彷彿從未消失過。</text:p>
                                  <text:list>
                                    <text:list-item>
                                      <text:p text:style-name="P164">過去、現在、未來 是 漩渦的結構。</text:p>
                                      <text:list>
                                        <text:list-item>
                                          <text:p text:style-name="P164">越接近 水平面，越遙遠 過去。</text:p>
                                        </text:list-item>
                                        <text:list-item>
                                          <text:p text:style-name="P165">該動能的所在 是 當下的當下。</text:p>
                                        </text:list-item>
                                        <text:list-item>
                                          <text:p text:style-name="P166">越接近 水底，越遙遠 未來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4">歷史、現狀、展望 是 漩渦的狀態。</text:p>
                                    </text:list-item>
                                    <text:list-item>
                                      <text:p text:style-name="P164">人類個體 是 該動能個體。</text:p>
                                    </text:list-item>
                                    <text:list-item>
                                      <text:p text:style-name="P164">在 同一個 所在，動能個體 好像 靜止變化，又 好像 在 變化，實際上 此動能個體，非彼動能個體，動能個體 持續不斷 往 海的方向移動。</text:p>
                                    </text:list-item>
                                    <text:list-item>
                                      <text:p text:style-name="P164">唯一 看似 不變 的 是 石頭 造成 的 擾動、流向、漩渦 從未 消失過。</text:p>
                                    </text:list-item>
                                    <text:list-item>
                                      <text:p text:style-name="P164">實際上、微觀來看，流向、漩渦 一直 在 變化，從來 沒有 不變。</text:p>
                                    </text:list-item>
                                    <text:list-item>
                                      <text:p text:style-name="P164">溪流 由上往下，動能個體無力逆天。</text:p>
                                    </text:list-item>
                                    <text:list-item>
                                      <text:p text:style-name="P164">石頭造成漩渦，動能個體 隨其擺盪。</text:p>
                                    </text:list-item>
                                    <text:list-item>
                                      <text:p text:style-name="P164">石頭造成的漩渦 是 大趨勢。</text:p>
                                    </text:list-item>
                                    <text:list-item>
                                      <text:p text:style-name="P491">石頭造成的擾動 是 小趨勢。</text:p>
                                    </text:list-item>
                                    <text:list-item>
                                      <text:p text:style-name="P57"><text:span text:style-name="T30">小</text:span><text:span text:style-name="T77">趨勢</text:span><text:span text:style-name="T30">、大趨勢</text:span><text:span text:style-name="T77">能</text:span><text:span text:style-name="T30">夠</text:span><text:span text:style-name="T77">被 </text:span><text:span text:style-name="T30">預測、</text:span><text:span text:style-name="T77">預言。</text:span></text:p>
                                    </text:list-item>
                                    <text:list-item>
                                      <text:p text:style-name="P491">動能個體 難以抵抗 大趨勢。</text:p>
                                    </text:list-item>
                                    <text:list-item>
                                      <text:p text:style-name="P492">動能個體 較易抵抗 小趨勢。</text:p>
                                    </text:list-item>
                                    <text:list-item>
                                      <text:p text:style-name="P493">預測 趨勢 <text:span text:style-name="T338">↔</text:span> 預言、預測未來。</text:p>
                                    </text:list-item>
                                    <text:list-item>
                                      <text:p text:style-name="P60"><text:span text:style-name="T30">能夠 </text:span><text:span text:style-name="T77">預測未來</text:span><text:span text:style-name="T30"> 的 個體 </text:span><text:span text:style-name="T77">是 先知。</text:span></text:p>
                                    </text:list-item>
                                    <text:list-item>
                                      <text:p text:style-name="P61"><text:span text:style-name="T77">抵抗 趨勢 </text:span><text:span text:style-name="T325">↔</text:span><text:span text:style-name="T77"> 干涉未來。</text:span></text:p>
                                    </text:list-item>
                                    <text:list-item>
                                      <text:p text:style-name="P62"><text:span text:style-name="T77">觀看 </text:span><text:span text:style-name="T30">溪流</text:span><text:span text:style-name="T55">的</text:span><text:span text:style-name="T77"> 上游 </text:span><text:span text:style-name="T325">↔</text:span><text:span text:style-name="T77"> 探索過去</text:span><text:span text:style-name="T55">的 時間、空間、</text:span><text:span text:style-name="T30">個體</text:span><text:span text:style-name="T77">。</text:span></text:p>
                                    </text:list-item>
                                    <text:list-item>
                                      <text:p text:style-name="P649"><text:span text:style-name="T228">觀看 溪流的 上游 </text:span><text:span text:style-name="T376">↔</text:span><text:span text:style-name="T228"> 觀測歷史。</text:span></text:p>
                                    </text:list-item>
                                    <text:list-item>
                                      <text:p text:style-name="P649"><text:span text:style-name="T228">觀看 溪流的 上游 </text:span><text:span text:style-name="T376">↔</text:span><text:span text:style-name="T228"> 歷史遙測。</text:span></text:p>
                                    </text:list-item>
                                    <text:list-item>
                                      <text:p text:style-name="P649"><text:span text:style-name="T228">觀看 溪流的 上游 </text:span><text:span text:style-name="T376">↔</text:span><text:span text:style-name="T228"> 預測歷史。</text:span></text:p>
                                    </text:list-item>
                                    <text:list-item>
                                      <text:p text:style-name="P649"><text:span text:style-name="T13">觀看</text:span><text:span text:style-name="T228"> 溪流的 </text:span><text:span text:style-name="T13">中游 </text:span><text:span text:style-name="T16">↔</text:span><text:span text:style-name="T13"> 遙視</text:span><text:span text:style-name="T228"> 其他</text:span><text:span text:style-name="T13">空間</text:span><text:span text:style-name="T228">。</text:span></text:p>
                                    </text:list-item>
                                    <text:list-item>
                                      <text:p text:style-name="P649"><text:span text:style-name="T13">觀看</text:span><text:span text:style-name="T228"> 溪流的 </text:span><text:span text:style-name="T13">下游 </text:span><text:span text:style-name="T16">↔</text:span><text:span text:style-name="T13"> 預測未來</text:span><text:span text:style-name="T228">的 時間、空間、</text:span><text:span text:style-name="T148">個體</text:span><text:span text:style-name="T228">。</text:span></text:p>
                                    </text:list-item>
                                    <text:list-item>
                                      <text:p text:style-name="P650"><text:span text:style-name="T228">觀看 溪流的 溪岸 </text:span><text:span text:style-name="T376">↔</text:span><text:span text:style-name="T228"> 觀看 時空之外</text:span><text:span text:style-name="T148">的 個體</text:span><text:span text:style-name="T228">。</text:span></text:p>
                                    </text:list-item>
                                    <text:list-item>
                                      <text:p text:style-name="P63"><text:span text:style-name="T30">能夠 </text:span><text:span text:style-name="T77">預測歷史、</text:span><text:span text:style-name="T324">預測未來</text:span><text:span text:style-name="T30"> 的 個體 </text:span><text:span text:style-name="T77">是 特異者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<text:span text:style-name="T30">然後 感測、感知、認知、意識、交互</text:span><text:span text:style-name="T77">作用。</text:span></text:p>
                    </text:list-item>
                  </text:list>
                </text:list-item>
                <text:list-item>
                  <text:p text:style-name="P58"><text:span text:style-name="T26">該動能</text:span><text:span text:style-name="T71">個體</text:span><text:span text:style-name="T26"> </text:span><text:span text:style-name="T71">能</text:span><text:span text:style-name="T26">夠</text:span><text:span text:style-name="T71"> 觀測、干涉、預測 未來。</text:span></text:p>
                </text:list-item>
              </text:list>
            </text:list-item>
          </text:list>
        </text:list-item>
      </text:list>
      <text:p text:style-name="P1"/>
      <text:list xml:id="list224832518501738" text:continue-numbering="true" text:style-name="L1">
        <text:list-item>
          <text:p text:style-name="P103"><text:bookmark-start text:name="為了 讓 讀者 輕鬆 閱讀。"/>為了 讓 讀者 輕鬆 閱讀。<text:bookmark-end text:name="為了 讓 讀者 輕鬆 閱讀。"/><text:span text:style-name="T275">降低 閱讀 本書 難度。闔家觀賞。</text:span></text:p>
          <text:list>
            <text:list-item>
              <text:p text:style-name="P118">部分 內容 使用 <text:span text:style-name="T308">&lt;?1&gt;、</text:span>&lt;?<text:span text:style-name="T308">2&gt; 個體 代替 &lt;?2&gt;、</text:span>&lt;?<text:span text:style-name="T308">3&gt; 個體。</text:span></text:p>
              <text:list>
                <text:list-item>
                  <text:p text:style-name="P168">&lt;?1&gt;個體 是 動能個體。</text:p>
                  <text:list>
                    <text:list-item>
                      <text:p text:style-name="P119">動能 是 造成、產生 物體 移動 的 機械能、能量。</text:p>
                    </text:list-item>
                    <text:list-item>
                      <text:p text:style-name="P119">機械能 是 &lt;?<text:span text:style-name="T349">1&gt;</text:span>能量。</text:p>
                    </text:list-item>
                  </text:list>
                </text:list-item>
                <text:list-item>
                  <text:p text:style-name="P119">&lt;?<text:span text:style-name="T308">2&gt;個體 是 人類個體。</text:span></text:p>
                </text:list-item>
                <text:list-item>
                  <text:p text:style-name="P169">&lt;?3&gt;個體 是 &lt;_?3_&gt;個體。</text:p>
                </text:list-item>
              </text:list>
            </text:list-item>
            <text:list-item>
              <text:p text:style-name="P120">對於 本書 的 初階讀者、一般讀者、第零層級讀者 來說。</text:p>
              <text:list>
                <text:list-item>
                  <text:p text:style-name="P170">&lt;?1&gt;個體 是 動能個體。</text:p>
                </text:list-item>
                <text:list-item>
                  <text:p text:style-name="P121">&lt;?<text:span text:style-name="T308">2&gt;個體 是 人類個體。</text:span></text:p>
                </text:list-item>
                <text:list-item>
                  <text:p text:style-name="P171">使用 溪流 來 對應 過去、當下、未來。</text:p>
                </text:list-item>
                <text:list-item>
                  <text:p text:style-name="P172">使用 漩渦 來 對應 過去、當下、未來。</text:p>
                </text:list-item>
              </text:list>
            </text:list-item>
            <text:list-item>
              <text:p text:style-name="P122">對於 本書 的 進階讀者、專家讀者、第一層級讀者 來說。</text:p>
              <text:list>
                <text:list-item>
                  <text:p text:style-name="P123">進階讀者。</text:p>
                  <text:list>
                    <text:list-item>
                      <text:p text:style-name="P124">請 進階讀者 自行 將 &lt;?<text:span text:style-name="T309">1&gt;個體</text:span> 轉換成 <text:span text:style-name="T308">&lt;?2&gt;個體。</text:span></text:p>
                    </text:list-item>
                    <text:list-item>
                      <text:p text:style-name="P123">請 進階讀者 自行 將 &lt;?<text:span text:style-name="T308">2&gt;個體</text:span> 轉換成 <text:span text:style-name="T308">&lt;?3&gt;個體。</text:span></text:p>
                      <text:list>
                        <text:list-item>
                          <text:p text:style-name="P119">自行 是 自己行動、自己執行。</text:p>
                          <text:list>
                            <text:list-item>
                              <text:p text:style-name="P119">自己 是 讀者。</text:p>
                            </text:list-item>
                            <text:list-item>
                              <text:p text:style-name="P119">讀者 是 閱讀 本書 的 個體。</text:p>
                            </text:list-item>
                          </text:list>
                        </text:list-item>
                        <text:list-item>
                          <text:p text:style-name="P119">&lt;?<text:span text:style-name="T308">2&gt;個體 是 人類個體。</text:span></text:p>
                        </text:list-item>
                        <text:list-item>
                          <text:p text:style-name="P168">&lt;?3&gt;個體 是 &lt;_?3_&gt;個體。</text:p>
                        </text:list-item>
                      </text:list>
                    </text:list-item>
                  </text:list>
                </text:list-item>
                <text:list-item>
                  <text:p text:style-name="P123">專家讀者。</text:p>
                  <text:list>
                    <text:list-item>
                      <text:p text:style-name="P364"><text:span text:style-name="T70">請 專家讀者 自行 將 &lt;?</text:span><text:span text:style-name="T84">1</text:span><text:span text:style-name="T83">&gt;個體</text:span><text:span text:style-name="T70"> 轉換成 </text:span><text:span text:style-name="T82">&lt;?a&gt;個體。</text:span></text:p>
                    </text:list-item>
                    <text:list-item>
                      <text:p text:style-name="P365"><text:span text:style-name="T70">請 專家讀者 自行 將 &lt;?</text:span><text:span text:style-name="T86">2</text:span><text:span text:style-name="T83">&gt;個體</text:span><text:span text:style-name="T70"> 轉換成 </text:span><text:span text:style-name="T82">&lt;?a</text:span><text:span text:style-name="T83">+</text:span><text:span text:style-name="T85">1</text:span><text:span text:style-name="T82">&gt;個體。</text:span></text:p>
                      <text:list>
                        <text:list-item>
                          <text:p text:style-name="P175">n &gt;= a &gt;= u。</text:p>
                          <text:list>
                            <text:list-item>
                              <text:p text:style-name="P173">a 為 任意數。</text:p>
                            </text:list-item>
                            <text:list-item>
                              <text:p text:style-name="P711"><text:span text:style-name="T82">n、</text:span><text:span text:style-name="T66">u 在 </text:span><text:span text:style-name="T145">能量、儲量</text:span><text:span text:style-name="T66"> 文件 裡面 有 描述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6">本書 實在不想浪費篇幅 紀載、紀錄 能夠輕易 以此類推 的內容、舉例。</text:p>
                    </text:list-item>
                    <text:list-item>
                      <text:p text:style-name="P65"><text:span text:style-name="T66">本書 的 舉例</text:span><text:span text:style-name="T23">、比喻、簡單舉例、明顯例子</text:span><text:span text:style-name="T66"> 只是 舉例 </text:span><text:span text:style-name="T23">而已</text:span><text:span text:style-name="T66">。</text:span></text:p>
                      <text:list>
                        <text:list-item>
                          <text:p text:style-name="P65"><text:span text:style-name="T23">是 </text:span><text:span text:style-name="T66">為了 </text:span><text:span text:style-name="T23">讓 </text:span><text:span text:style-name="T66">初階讀者 </text:span><text:span text:style-name="T23">輕鬆閱讀、簡單易懂、容易想像 </text:span><text:span text:style-name="T66">而 存在。</text:span></text:p>
                        </text:list-item>
                        <text:list-item>
                          <text:p text:style-name="P177">比起 深邃難懂 事實，用 地球日常 來舉例 更加 友善、親和、易懂。</text:p>
                        </text:list-item>
                        <text:list-item>
                          <text:p text:style-name="P66"><text:span text:style-name="T23">請 專家</text:span><text:span text:style-name="T66">讀者</text:span><text:span text:style-name="T23"> </text:span><text:span text:style-name="T66">不要 誤認</text:span><text:span text:style-name="T23">、認為、認定</text:span><text:span text:style-name="T66"> 是 </text:span><text:span text:style-name="T23">事實、</text:span><text:span text:style-name="T66">真實情況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4">請 讀者 自行 轉換。</text:p>
                  <text:list>
                    <text:list-item>
                      <text:p text:style-name="P123">只是 部分 內容 要 自行 轉換。</text:p>
                    </text:list-item>
                    <text:list-item>
                      <text:p text:style-name="P123">不是 全部 內容 都要 自行 轉換。</text:p>
                    </text:list-item>
                    <text:list-item>
                      <text:p text:style-name="P123">本書 不會 做 任何 提示。<text:span text:style-name="T275">否則 篇幅 極端 過長。</text:span></text:p>
                    </text:list-item>
                    <text:list-item>
                      <text:p text:style-name="P123">不是 進階、進階以上 的 讀者，不要 自行 轉換。</text:p>
                      <text:list>
                        <text:list-item>
                          <text:p text:style-name="P123">否則 讀者 有機率、反而會 看不懂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5">過去、現在、未來 是 溪流 的 上游、該動能所處、下游。</text:p>
              <text:list>
                <text:list-item>
                  <text:p text:style-name="P126">該動能所處 是 該動能個體 當下的當下 的 位置。</text:p>
                </text:list-item>
              </text:list>
            </text:list-item>
            <text:list-item>
              <text:p text:style-name="P126">過去、現在、未來 是 漩渦 的 上層、該動能所處、下層。</text:p>
              <text:list>
                <text:list-item>
                  <text:p text:style-name="P126">上層 是 靠近 水平面 的 漩渦 部分。</text:p>
                </text:list-item>
                <text:list-item>
                  <text:p text:style-name="P126">上層 是 過去。</text:p>
                </text:list-item>
                <text:list-item>
                  <text:p text:style-name="P127">下層 是 靠近 水底 的 漩渦 部分。</text:p>
                </text:list-item>
                <text:list-item>
                  <text:p text:style-name="P127">下層 是 未來。</text:p>
                </text:list-item>
                <text:list-item>
                  <text:p text:style-name="P127">上層、下層 是 以 該動能個體 所處的 位置 為 分界。</text:p>
                  <text:list>
                    <text:list-item>
                      <text:p text:style-name="P128">該動能個體 所處的 位置 以上 是 上層。</text:p>
                    </text:list-item>
                    <text:list-item>
                      <text:p text:style-name="P128">該動能個體 所處的 位置 以下 是 下層。</text:p>
                    </text:list-item>
                  </text:list>
                </text:list-item>
                <text:list-item>
                  <text:p text:style-name="P23">過去、現在、未來 同時 存在<text:span text:style-name="T18">、並存</text:span>。</text:p>
                  <text:list>
                    <text:list-item>
                      <text:p text:style-name="P127">原因很明顯，漩渦 上中下層 同時 存在、並存。</text:p>
                    </text:list-item>
                    <text:list-item>
                      <text:p text:style-name="P129">原因很明顯，漩渦 是 完整 結構、構造。</text:p>
                    </text:list-item>
                    <text:list-item>
                      <text:p text:style-name="P130">越靠近 水平面，是 越遙遠 的 過去。</text:p>
                    </text:list-item>
                    <text:list-item>
                      <text:p text:style-name="P129">越靠近 水底，是 越遙遠 的 未來。</text:p>
                    </text:list-item>
                  </text:list>
                </text:list-item>
                <text:list-item>
                  <text:p text:style-name="P131">時間 不是 錯覺。</text:p>
                </text:list-item>
                <text:list-item>
                  <text:p text:style-name="P178">時間 是 儲量。</text:p>
                  <text:list>
                    <text:list-item>
                      <text:p text:style-name="P751">（時間 的 描述 在 <text:span text:style-name="T367">能量、儲量 (第3本)</text:span> 文件的 <text:span text:style-name="T367">時間</text:span>）</text:p>
                    </text:list-item>
                  </text:list>
                </text:list-item>
                <text:list-item>
                  <text:p text:style-name="P178">某一特定動能個體 存在於 某一特定 當下、瞬間。</text:p>
                </text:list-item>
                <text:list-item>
                  <text:p text:style-name="P494">某一特定動能個體 不能 同時存在於 多個 當下、瞬間。</text:p>
                </text:list-item>
                <text:list-item>
                  <text:p text:style-name="P37"><text:span text:style-name="T43">動能</text:span><text:span text:style-name="T228">個體</text:span><text:span text:style-name="T43"> 不能、</text:span><text:span text:style-name="T228">無法 同時 存在於 過去、現在、未來。</text:span></text:p>
                </text:list-item>
                <text:list-item>
                  <text:p text:style-name="P37"><text:span text:style-name="T43">動能</text:span><text:span text:style-name="T228">個體</text:span><text:span text:style-name="T43"> 不斷 </text:span><text:span text:style-name="T228">往</text:span><text:span text:style-name="T43"> 下游、下層、</text:span><text:span text:style-name="T228">未來 移動</text:span><text:span text:style-name="T43">、傳遞</text:span><text:span text:style-name="T228">。</text:span></text:p>
                </text:list-item>
                <text:list-item>
                  <text:p text:style-name="P487">宏觀上，溪流 的一切（狀態、支流）看似 不變、穩態。</text:p>
                </text:list-item>
                <text:list-item>
                  <text:p text:style-name="P487">微觀上、實際上，溪流的一切 一直、持續 在變、暫態。</text:p>
                </text:list-item>
                <text:list-item>
                  <text:p text:style-name="P488">溪流 看似 維持 不動，實際上 不斷 在 擾動、改變。</text:p>
                  <text:list>
                    <text:list-item>
                      <text:p text:style-name="P488">隨著 溪水 的 沖刷，河底 的 石頭 會變成 鵝卵石。</text:p>
                    </text:list-item>
                    <text:list-item>
                      <text:p text:style-name="P488">隨著 石頭 的 變形，溪水 的 動能 也會產生 變化。</text:p>
                    </text:list-item>
                  </text:list>
                </text:list-item>
                <text:list-item>
                  <text:p text:style-name="P487">歷史 看似 不斷 重演，實際上 不斷 在 擾動、改變。</text:p>
                </text:list-item>
                <text:list-item>
                  <text:p text:style-name="P487">在同一個位置，極有可能 產生 一模一樣 的 動能個體。</text:p>
                  <text:list>
                    <text:list-item>
                      <text:p text:style-name="P487">即便是一模一樣的動能個體也不是 當初的動能個體。</text:p>
                    </text:list-item>
                    <text:list-item>
                      <text:p text:style-name="P487">當初的 動能個體 早已 往 下游、下層、未來 移動。</text:p>
                    </text:list-item>
                    <text:list-item>
                      <text:p text:style-name="P487">即便 回到過去，改變未來，也拯救不了該動能個體。</text:p>
                      <text:list>
                        <text:list-item>
                          <text:p text:style-name="P487">原因很明顯，改變的是 上游的動能，上游的動能 會 一路 移動、傳遞 到 下游，但是 當初的動能 早已、早就已經 流進 大海 裡面。</text:p>
                        </text:list-item>
                        <text:list-item>
                          <text:p text:style-name="P487">能夠 看到 被改變的未來，但是 那是 上游的動能個體 所 擁有 的 未來，而不是 當初的動能個體 重新獲得 的 未來。</text:p>
                        </text:list-item>
                        <text:list-item>
                          <text:p text:style-name="P487">沒有任何一個 個體 能夠拯救 當初的動能個體。</text:p>
                        </text:list-item>
                        <text:list-item>
                          <text:p text:style-name="P638"><text:span text:style-name="T228">即便 能夠 拯救，也會 有</text:span><text:span text:style-name="T148">機率 觸怒 &lt;?</text:span><text:span text:style-name="T150">3&gt;</text:span><text:span text:style-name="T230">個體。</text:span></text:p>
                        </text:list-item>
                        <text:list-item>
                          <text:p text:style-name="P639"><text:span text:style-name="T230">拯救 </text:span><text:span text:style-name="T228">當初的動能個體 是 逆天而行、逆天作為</text:span><text:span text:style-name="T230">。</text:span></text:p>
                        </text:list-item>
                      </text:list>
                    </text:list-item>
                    <text:list-item>
                      <text:p text:style-name="P495">過去一直存在，如同 當下的存在，如同未來的存在。</text:p>
                      <text:list>
                        <text:list-item>
                          <text:p text:style-name="P495">溪流 的 上游、中游、下游 同時 存在。</text:p>
                        </text:list-item>
                        <text:list-item>
                          <text:p text:style-name="P496">漩渦 的 上層、中層、下層 同時 存在。</text:p>
                        </text:list-item>
                        <text:list-item>
                          <text:p text:style-name="P496">改變的是 動能、我們 的 一切（狀態、位置）。</text:p>
                        </text:list-item>
                        <text:list-item>
                          <text:p text:style-name="P496">動能個體 只能 處在 某一特定位置。</text:p>
                        </text:list-item>
                        <text:list-item>
                          <text:p text:style-name="P496">動能個體 無法 同時 處在 多個位置。</text:p>
                          <text:list>
                            <text:list-item>
                              <text:p text:style-name="P496">除非 動能個體 的 本能、傳承 能夠 連結、鏈結、結構、網路 動能個體群 的 意識層。</text:p>
                            </text:list-item>
                            <text:list-item>
                              <text:p text:style-name="P496">即便如此，實際上 該動能個體 仍舊 處在 某一特定位置，只是 能夠 交互作用 而已。</text:p>
                            </text:list-item>
                            <text:list-item>
                              <text:p text:style-name="P497">如同 人類 可以 使用 多個帳號 登入 遊戲。</text:p>
                            </text:list-item>
                            <text:list-item>
                              <text:p text:style-name="P497">看似 可以 同時登入、同時上線、多開。</text:p>
                            </text:list-item>
                            <text:list-item>
                              <text:p text:style-name="P497">實際上，只存在 一個 人類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7">一旦 該動能個體 完整 穿越 上游、上層、過去。</text:p>
                      <text:list>
                        <text:list-item>
                          <text:p text:style-name="P497">其他動能個體群 會感測到該動能個體消失不見。</text:p>
                        </text:list-item>
                        <text:list-item>
                          <text:p text:style-name="P497">而且 該消失不見 是 永久 事實。</text:p>
                          <text:list>
                            <text:list-item>
                              <text:p text:style-name="P497">除非 該個體 定位 到 下游、下層、未來。</text:p>
                              <text:list>
                                <text:list-item>
                                  <text:p text:style-name="P497">該個體 必須 估算、計算、預測 該其他個體群 的 一切（流向、流速、位置）。</text:p>
                                </text:list-item>
                              </text:list>
                            </text:list-item>
                            <text:list-item>
                              <text:p text:style-name="P498">除非 該個體 穿越 到 下游、下層、未來。</text:p>
                              <text:list>
                                <text:list-item>
                                  <text:p text:style-name="P499">然後 依照 事先 估算，到達 該其他個體群 所在的 下游、下層、未來。</text:p>
                                </text:list-item>
                                <text:list-item>
                                  <text:p text:style-name="P498">即便如此，在 上游、上層、過去 的 改變，仍然、仍舊 不會 影響到 該下游。</text:p>
                                </text:list-item>
                                <text:list-item>
                                  <text:p text:style-name="P498">該影響 只會 順著 溪流 一路往下 影響。</text:p>
                                </text:list-item>
                                <text:list-item>
                                  <text:p text:style-name="P498">該影響 不會 到達 該其他個體群的所在。</text:p>
                                </text:list-item>
                                <text:list-item>
                                  <text:p text:style-name="P500">該影響 只會 影響 極度相似該其他個體群 的 其他個體群。</text:p>
                                </text:list-item>
                                <text:list-item>
                                  <text:p text:style-name="P501">除非 該影響 傳遞 速度（遠遠）高於 該其他個體群 的 速度。這樣才能 將 該影響 不斷 接近、逼近、到達、超越 該其他個體群 的 所在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2"><text:span text:style-name="T148">簡單舉例，一個水分子 是 整個 &lt;_?3_&gt;個體、宇宙、時空</text:span>。</text:p>
                  <text:list>
                    <text:list-item>
                      <text:p text:style-name="P520">溪流 的 每一個 水分子 是 <text:span text:style-name="T148">每一個 &lt;?</text:span><text:span text:style-name="T151">3&gt;</text:span><text:span text:style-name="T315">個體。</text:span></text:p>
                    </text:list-item>
                    <text:list-item>
                      <text:p text:style-name="P520">水分子 的 動量個體群 是 <text:span text:style-name="T65">&lt;?</text:span><text:span text:style-name="T215">2&gt;</text:span>個體群。</text:p>
                    </text:list-item>
                    <text:list-item>
                      <text:p text:style-name="P520"><text:span text:style-name="T148">宏觀，水分子動量 是 動量個體群 的 動量總合</text:span>。</text:p>
                      <text:list>
                        <text:list-item>
                          <text:p text:style-name="P521"><text:span text:style-name="T148">動量總合 是 總和 該水分子 </text:span>動量個體群 的 等效動量。</text:p>
                        </text:list-item>
                      </text:list>
                    </text:list-item>
                    <text:list-item>
                      <text:p text:style-name="P503">宏觀，溪流 的 無石頭區塊 是 穩定、穩態、永恆不變 流動。</text:p>
                      <text:list>
                        <text:list-item>
                          <text:p text:style-name="P504">微觀，即便是 同一個位置，水分子 的 動量 仍然在 改變。</text:p>
                        </text:list-item>
                        <text:list-item>
                          <text:p text:style-name="P504">在同一個位置，先通過的水分子 和 後通過的水分子 的 動量 不同。</text:p>
                        </text:list-item>
                      </text:list>
                    </text:list-item>
                    <text:list-item>
                      <text:p text:style-name="P503">宏觀，溪流 的 有石頭區塊 是 <text:span text:style-name="T314">週期性變化</text:span> 流動。</text:p>
                    </text:list-item>
                    <text:list-item>
                      <text:p text:style-name="P505">使用 <text:span text:style-name="T65">&lt;?</text:span><text:span text:style-name="T217">2</text:span><text:span text:style-name="T216">&gt;法則 的 </text:span>流場分析 預測 水分子 動量個體群 的 一切。</text:p>
                    </text:list-item>
                    <text:list-item>
                      <text:p text:style-name="P506">每一個水分子 都存在。</text:p>
                      <text:list>
                        <text:list-item>
                          <text:p text:style-name="P507">每一個 的 <text:span text:style-name="T152">&lt;?</text:span><text:span text:style-name="T151">3&gt;</text:span>個體 都存在。</text:p>
                        </text:list-item>
                        <text:list-item>
                          <text:p text:style-name="P366"><text:span text:style-name="T316">每一瞬間 的 </text:span><text:span text:style-name="T92">&lt;?</text:span><text:span text:style-name="T93">2&gt;</text:span><text:span text:style-name="T316">個體群 都存在。</text:span></text:p>
                        </text:list-item>
                        <text:list-item>
                          <text:p text:style-name="P49">過去、現在、未來 持續 存在。</text:p>
                        </text:list-item>
                      </text:list>
                    </text:list-item>
                    <text:list-item>
                      <text:p text:style-name="P191">在同一個位置，這個水分子的一切 不一定 等於 上一個水分子的一切。</text:p>
                      <text:list>
                        <text:list-item>
                          <text:p text:style-name="P194">即便是 位在 相同的 當下的當下，&lt;_?3_&gt; 不一定 等於 其他&lt;?3&gt;。</text:p>
                        </text:list-item>
                      </text:list>
                    </text:list-item>
                    <text:list-item>
                      <text:p text:style-name="P191">水分子 持續 往 下游 流動。</text:p>
                      <text:list>
                        <text:list-item>
                          <text:p text:style-name="P192">水分子 動能個體群 持續 在 變化。</text:p>
                          <text:list>
                            <text:list-item>
                              <text:p text:style-name="P367"><text:span text:style-name="T92">&lt;?</text:span><text:span text:style-name="T95">2&gt;個體群 持續 在 變化。</text:span></text:p>
                            </text:list-item>
                          </text:list>
                        </text:list-item>
                        <text:list-item>
                          <text:p text:style-name="P192">水分子 動能個體 傳遞到 其他水分子。</text:p>
                          <text:list>
                            <text:list-item>
                              <text:p text:style-name="P367"><text:span text:style-name="T92">&lt;?</text:span><text:span text:style-name="T94">2&gt;個體 從 &lt;_?3_&gt;個體 到達 其他&lt;?3&gt;個體。</text:span></text:p>
                            </text:list-item>
                            <text:list-item>
                              <text:p text:style-name="P368"><text:span text:style-name="T94">其他&lt;?3&gt;個體 的 </text:span><text:span text:style-name="T92">&lt;?</text:span><text:span text:style-name="T94">2&gt;個體 到達 &lt;_?3_&gt;個體。</text:span></text:p>
                            </text:list-item>
                          </text:list>
                        </text:list-item>
                        <text:list-item>
                          <text:p text:style-name="P193">水分子 動能個體 出現、增長、維持、減少、消失。</text:p>
                          <text:list>
                            <text:list-item>
                              <text:p text:style-name="P369"><text:span text:style-name="T92">出現：&lt;?</text:span><text:span text:style-name="T93">2&gt;</text:span><text:span text:style-name="T316">個體 孕育、邊界化。</text:span></text:p>
                            </text:list-item>
                            <text:list-item>
                              <text:p text:style-name="P370"><text:span text:style-name="T92">增長：&lt;?</text:span><text:span text:style-name="T93">2&gt;</text:span><text:span text:style-name="T316">個體 成長期。</text:span></text:p>
                            </text:list-item>
                            <text:list-item>
                              <text:p text:style-name="P370"><text:span text:style-name="T92">維持：&lt;?</text:span><text:span text:style-name="T93">2&gt;</text:span><text:span text:style-name="T316">個體 成熟期。</text:span></text:p>
                            </text:list-item>
                            <text:list-item>
                              <text:p text:style-name="P370"><text:span text:style-name="T92">減少：&lt;?</text:span><text:span text:style-name="T93">2&gt;</text:span><text:span text:style-name="T316">個體 衰亡期。</text:span></text:p>
                            </text:list-item>
                            <text:list-item>
                              <text:p text:style-name="P370"><text:span text:style-name="T92">消失：&lt;?</text:span><text:span text:style-name="T93">2&gt;</text:span><text:span text:style-name="T316">個體 反孕育、無邊界化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8">水分子 不是 只有 蘊含 能量。</text:p>
                    </text:list-item>
                    <text:list-item>
                      <text:p text:style-name="P509">水分子 不是 只有 蘊含 動能。</text:p>
                    </text:list-item>
                    <text:list-item>
                      <text:p text:style-name="P509">溪水 不是 永恆不變 的 存在。</text:p>
                    </text:list-item>
                    <text:list-item>
                      <text:p text:style-name="P510">下雨、冒出泉水 有機率 形成、氾濫 溪水。</text:p>
                    </text:list-item>
                    <text:list-item>
                      <text:p text:style-name="P510">乾旱 有機率 縮小、乾枯 溪水。</text:p>
                    </text:list-item>
                    <text:list-item>
                      <text:p text:style-name="P510">蒸發 的 水分子 變為 水蒸氣。</text:p>
                      <text:list>
                        <text:list-item>
                          <text:p text:style-name="P510">水蒸氣的特性 和 水分子的特性 不同。</text:p>
                        </text:list-item>
                        <text:list-item>
                          <text:p text:style-name="P511">簡單舉例，物理法則、化學反應、定理、定律、定數 完全崩塌。</text:p>
                        </text:list-item>
                        <text:list-item>
                          <text:p text:style-name="P712"><text:span text:style-name="T96">&lt;_?</text:span><text:span text:style-name="T97">3_&gt;個體、道 的 特性、性質 改變，&lt;?2&gt;文明 發展 要跟著修正</text:span><text:span text:style-name="T317">。</text:span></text:p>
                          <text:list>
                            <text:list-item>
                              <text:p text:style-name="P53"><text:span text:style-name="T18">意即</text:span> 萬物法則、物理定律、化學反應 要 定期 修正<text:span text:style-name="T18">、重新實驗</text:span>。</text:p>
                              <text:list>
                                <text:list-item>
                                  <text:p text:style-name="P522"><text:span text:style-name="T65">&lt;?</text:span><text:span text:style-name="T220">2&gt; 個體、群體、文明 感受到、認知到、學習到、傳承 的 </text:span>萬物法則、物理定律、化學反應 是 非監督式學習 的 產物。</text:p>
                                </text:list-item>
                                <text:list-item>
                                  <text:p text:style-name="P371"><text:span text:style-name="T317">萬物法則 是 被</text:span><text:span text:style-name="T97">&lt;?</text:span><text:span text:style-name="T103">2&gt;個體</text:span><text:span text:style-name="T318"> 認定 </text:span><text:span text:style-name="T317">天地萬物 理所當然 的 存在。</text:span></text:p>
                                </text:list-item>
                                <text:list-item>
                                  <text:p text:style-name="P523">萬物法則 是 道、世界觀、虛無、存在、結構、生態、本能。</text:p>
                                  <text:list>
                                    <text:list-item>
                                      <text:p text:style-name="P523">本能 是 個體群、外在環境 的 資源、感測、交互作用。</text:p>
                                    </text:list-item>
                                  </text:list>
                                </text:list-item>
                                <text:list-item>
                                  <text:p text:style-name="P524">物理定律 是 定律、定理、定數、常數、恆等式、數學模型。</text:p>
                                </text:list-item>
                                <text:list-item>
                                  <text:p text:style-name="P524">物理定律 是 天體運動、材料特性、常態分布、冰點、磁能。</text:p>
                                </text:list-item>
                                <text:list-item>
                                  <text:p text:style-name="P523">化學反應 是 電解過程、有機化學、化學性質、鍵能、鹵化。</text:p>
                                  <text:list>
                                    <text:list-item>
                                      <text:p text:style-name="P195">明顯例子，元素週期表</text:p>
                                      <text:list>
                                        <text:list-item>
                                          <text:p text:style-name="P196">假定 質子、電子 數量 不變，則 &lt;_?3_&gt;個體 的 導電率 越高，質子、電子 之間 的 距離 越近。</text:p>
                                          <text:list>
                                            <text:list-item>
                                              <text:p text:style-name="P197">導電率 越高，原子半徑 越小。</text:p>
                                            </text:list-item>
                                            <text:list-item>
                                              <text:p text:style-name="P197">導電率 越高，電子親和能 越低。</text:p>
                                            </text:list-item>
                                            <text:list-item>
                                              <text:p text:style-name="P197">導電率 越高，游離能、電負度 越高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8">核外電子組態 相依於 &lt;_?3_&gt;個體 的 導電率。</text:p>
                                          <text:list>
                                            <text:list-item>
                                              <text:p text:style-name="P199">&lt;_?3_&gt;個體 蘊含 &lt;?2&gt;個體。</text:p>
                                            </text:list-item>
                                            <text:list-item>
                                              <text:p text:style-name="P372"><text:span text:style-name="T102">&lt;?2&gt;個體 在 &lt;_?3_&gt;個體 </text:span><text:span text:style-name="T101">運動、作用、變化。</text:span></text:p>
                                            </text:list-item>
                                            <text:list-item>
                                              <text:p text:style-name="P200">質子、電子 是 &lt;?2&gt;個體。</text:p>
                                            </text:list-item>
                                            <text:list-item>
                                              <text:p text:style-name="P201">質子 帶 正電。</text:p>
                                            </text:list-item>
                                            <text:list-item>
                                              <text:p text:style-name="P202">電子 帶 負電。</text:p>
                                            </text:list-item>
                                            <text:list-item>
                                              <text:p text:style-name="P203">質子、電子 之間 的 作用 是 電能型作用。</text:p>
                                            </text:list-item>
                                            <text:list-item>
                                              <text:p text:style-name="P204">&lt;_?3_&gt;個體 的 導電率 越高，電能型作用 越強。</text:p>
                                            </text:list-item>
                                            <text:list-item>
                                              <text:p text:style-name="P205">&lt;_?3_&gt;個體 的 導電率 越高，電能作用力 越強。</text:p>
                                            </text:list-item>
                                            <text:list-item>
                                              <text:p text:style-name="P206">明顯例子，假定 元素 的 質子 數量 固定不變。</text:p>
                                            </text:list-item>
                                            <text:list-item>
                                              <text:p text:style-name="P527">元素 是 鉀、鈣、鈧、鈦、釩、鉻、錳、鐵、鈷。</text:p>
                                            </text:list-item>
                                            <text:list-item>
                                              <text:p text:style-name="P528">不同的導電率，元素 會有 不同的 原子半徑。</text:p>
                                            </text:list-item>
                                            <text:list-item>
                                              <text:p text:style-name="P529">不同的導電率，元素 會有 不同的 電子殼層。</text:p>
                                            </text:list-item>
                                            <text:list-item>
                                              <text:p text:style-name="P530">不同的導電率，元素 會有 不同的 電子數量。</text:p>
                                            </text:list-item>
                                            <text:list-item>
                                              <text:p text:style-name="P531">不同的導電率，元素 會有 不同的 核外電子組態。</text:p>
                                            </text:list-item>
                                            <text:list-item>
                                              <text:p text:style-name="P532">不同的導電率，元素 會有 不同的 馬德隆規則。</text:p>
                                            </text:list-item>
                                            <text:list-item>
                                              <text:p text:style-name="P533">馬德隆規則 是 能量遞增原理。</text:p>
                                            </text:list-item>
                                            <text:list-item>
                                              <text:p text:style-name="P534">馬德隆規則 改變，週期性趨勢 改變。</text:p>
                                            </text:list-item>
                                            <text:list-item>
                                              <text:p text:style-name="P535">週期性趨勢 改變，元素週期表 改變。</text:p>
                                            </text:list-item>
                                            <text:list-item>
                                              <text:p text:style-name="P536">電子數量 改變，元素性質 改變。</text:p>
                                            </text:list-item>
                                            <text:list-item>
                                              <text:p text:style-name="P537">元素性質 改變，化學反應 改變。</text:p>
                                            </text:list-item>
                                            <text:list-item>
                                              <text:p text:style-name="P537">元素性質 改變，物理作用 改變。</text:p>
                                            </text:list-item>
                                            <text:list-item>
                                              <text:p text:style-name="P537">元素性質 改變，萬物法則 改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25">由於 尺度 相差 極端 的 宏大。</text:p>
                              <text:list>
                                <text:list-item>
                                  <text:p text:style-name="P713"><text:span text:style-name="T317">對於 </text:span><text:span text:style-name="T97">&lt;?2&gt;個體、&lt;?2&gt;群體、&lt;?2&gt;文明 來說</text:span></text:p>
                                  <text:list>
                                    <text:list-item>
                                      <text:p text:style-name="P714"><text:span text:style-name="T96">&lt;_?</text:span><text:span text:style-name="T97">3_&gt;個體、道 的 變化 極端 緩慢。</text:span></text:p>
                                    </text:list-item>
                                    <text:list-item>
                                      <text:p text:style-name="P714"><text:span text:style-name="T96">&lt;_?</text:span><text:span text:style-name="T97">3_&gt;個體、道 的 變化 無限趨近於零。</text:span></text:p>
                                    </text:list-item>
                                    <text:list-item>
                                      <text:p text:style-name="P715"><text:span text:style-name="T96">&lt;_?</text:span><text:span text:style-name="T97">3_&gt;個體、道 宛如 無限趨近於 剛體 的 存在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26">因此 修正 的 時間、變化 間隔 也會 極端 的 宏大。</text:p>
                                </text:list-item>
                                <text:list-item>
                                  <text:p text:style-name="P67"><text:span text:style-name="T317">道</text:span><text:span text:style-name="T52">、系統</text:span><text:span text:style-name="T317"> 持續</text:span><text:span text:style-name="T52">在</text:span><text:span text:style-name="T317">變化</text:span><text:span text:style-name="T52">，但是 該變化</text:span><text:span text:style-name="T31"> 極有可能 極端低於</text:span><text:span text:style-name="T52"> </text:span><text:span text:style-name="T31">&lt;?2&gt; 個體、文明 能夠 量測 的 最小解析度，因此 難以發現</text:span><text:span text:style-name="T97">。</text:span></text:p>
                                </text:list-item>
                                <text:list-item>
                                  <text:p text:style-name="P68"><text:span text:style-name="T31">該</text:span><text:span text:style-name="T97">修正 </text:span><text:span text:style-name="T31">必須 用</text:span><text:span text:style-name="T97"> 間隔 </text:span><text:span text:style-name="T31">繞過 解析度問題</text:span><text:span text:style-name="T97">。</text:span></text:p>
                                  <text:list>
                                    <text:list-item>
                                      <text:p text:style-name="P207">解析度 強烈相依於 該個體 的 本能、傳承 層級、程度。</text:p>
                                      <text:list>
                                        <text:list-item>
                                          <text:p text:style-name="P208">解析度 是&lt;?2&gt;個體 能夠 量測、判讀 的最小解析度。</text:p>
                                        </text:list-item>
                                        <text:list-item>
                                          <text:p text:style-name="P209">傳承 是 科學、科學應用、科技 的 傳承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0">間隔 越小，頻率 越高，解析度 要求 越高，誤差 越小。。</text:p>
                                      <text:list>
                                        <text:list-item>
                                          <text:p text:style-name="P211">頻率 是 量測、統計、歸納、修正、實驗 頻率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10">間隔 越大，頻率 越低，解析度 要求 越低，誤差 越大。</text:p>
                                    </text:list-item>
                                  </text:list>
                                </text:list-item>
                                <text:list-item>
                                  <text:p text:style-name="P716"><text:span text:style-name="T97">參數、變數、常數、定數、定律</text:span><text:span text:style-name="T100"> 的 修正 無限趨近於 零。</text:span></text:p>
                                </text:list-item>
                                <text:list-item>
                                  <text:p text:style-name="P212">公式、恆等式、統計、歸納、模型 的 修正 無限趨近於 零。</text:p>
                                </text:list-item>
                                <text:list-item>
                                  <text:p text:style-name="P213">萬物法則、物理定律、化學反應 的 修正 無限趨近於 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9"><text:span text:style-name="T51">萬物</text:span><text:span text:style-name="T316">法則</text:span><text:span text:style-name="T51">、定理、定律、定數、常數 強烈</text:span><text:span text:style-name="T316">相依於 </text:span><text:span text:style-name="T96">&lt;_?</text:span><text:span text:style-name="T97">3_&gt;個體</text:span><text:span text:style-name="T31">、道</text:span><text:span text:style-name="T97">。</text:span></text:p>
                        </text:list-item>
                        <text:list-item>
                          <text:p text:style-name="P50"><text:span text:style-name="T65">&lt;_?</text:span><text:span text:style-name="T218">3_&gt;個體</text:span><text:span text:style-name="T42">、道</text:span><text:span text:style-name="T218"> 不是 剛體。</text:span></text:p>
                        </text:list-item>
                        <text:list-item>
                          <text:p text:style-name="P51"><text:span text:style-name="T18">萬物</text:span>法則<text:span text:style-name="T18">、定理、定律 </text:span>隨著<text:span text:style-name="T18"> </text:span><text:span text:style-name="T65">&lt;_?</text:span><text:span text:style-name="T218">3_&gt;個體 </text:span><text:span text:style-name="T18">特性</text:span> 變化 而 <text:span text:style-name="T18">根本性</text:span>變化。</text:p>
                          <text:list>
                            <text:list-item>
                              <text:p text:style-name="P512">根本性改變 是 質變、量變、異變、突變、極度超乎想像的巨變。</text:p>
                            </text:list-item>
                            <text:list-item>
                              <text:p text:style-name="P513">簡單舉例：絕對零<text:span text:style-name="T148">度 以&lt;?</text:span><text:span text:style-name="T169">2&gt;文明</text:span><text:span text:style-name="T148">難以察覺的變化 上升100</text:span><text:span text:style-name="T167">00</text:span><text:span text:style-name="T148">度</text:span>。</text:p>
                              <text:list>
                                <text:list-item>
                                  <text:p text:style-name="P513">在 該溫度 之下，<text:span text:style-name="T148">&lt;?</text:span><text:span text:style-name="T168">2&gt;個體</text:span><text:span text:style-name="T148"> 都會 失去 活性、力、震動。</text:span></text:p>
                                </text:list-item>
                                <text:list-item>
                                  <text:p text:style-name="P373"><text:span text:style-name="T96">簡單舉例：&lt;_?</text:span><text:span text:style-name="T98">3_&gt;個體</text:span><text:span text:style-name="T96"> 發燒（內部</text:span><text:span text:style-name="T99">機制</text:span><text:span text:style-name="T96">）、到達炎熱環境。</text:span></text:p>
                                </text:list-item>
                              </text:list>
                            </text:list-item>
                            <text:list-item>
                              <text:p text:style-name="P514"><text:span text:style-name="T65">&lt;?</text:span><text:span text:style-name="T219">2</text:span><text:span text:style-name="T218">&gt; 個體、文明 跟 </text:span><text:span text:style-name="T65">&lt;_?</text:span><text:span text:style-name="T218">3_&gt;個體 尺度 相差越大，影響越深遠。</text:span></text:p>
                            </text:list-item>
                            <text:list-item>
                              <text:p text:style-name="P515"><text:span text:style-name="T218">即便 對於 </text:span><text:span text:style-name="T65">&lt;_?</text:span><text:span text:style-name="T218">3_&gt;個體 來說，該變化 是 突波型變化。</text:span></text:p>
                              <text:list>
                                <text:list-item>
                                  <text:p text:style-name="P515"><text:span text:style-name="T218">對於 </text:span><text:span text:style-name="T65">&lt;?</text:span><text:span text:style-name="T219">2</text:span><text:span text:style-name="T218">&gt; 個體、文明 是 夾角 趨近於零 的 三角波型變化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2"><text:span text:style-name="T65">&lt;_?</text:span><text:span text:style-name="T218">3_&gt;個體 </text:span>的 <text:span text:style-name="T18">特性</text:span> 變化，<text:span text:style-name="T18">極端直接 改變、</text:span>撼動 <text:span text:style-name="T18">萬物法則、</text:span>一切。</text:p>
                        </text:list-item>
                        <text:list-item>
                          <text:p text:style-name="P516"><text:span text:style-name="T65">&lt;_?</text:span><text:span text:style-name="T218">3_&gt;個體 </text:span>任何 變化，都會 影響 <text:span text:style-name="T65">&lt;_?</text:span><text:span text:style-name="T218">3_&gt;個體 一切</text:span><text:span text:style-name="T347">的</text:span>一切。</text:p>
                          <text:list>
                            <text:list-item>
                              <text:p text:style-name="P517">一切的一切 是 物理法則、化學反應、定理、定律 的 一切。</text:p>
                            </text:list-item>
                            <text:list-item>
                              <text:p text:style-name="P517">由於 尺度 的 關係<text:span text:style-name="T148">，&lt;?</text:span><text:span text:style-name="T166">2&gt;個體 難</text:span><text:span text:style-name="T348">以、無從 認知到 該變化。</text:span></text:p>
                            </text:list-item>
                          </text:list>
                        </text:list-item>
                        <text:list-item>
                          <text:p text:style-name="P518">實際上，<text:span text:style-name="T2">&lt;_?</text:span><text:span text:style-name="T10">3_&gt;個體</text:span><text:span text:style-name="T218"> </text:span>的 特性 <text:span text:style-name="T1">一直在</text:span> 改變、<text:span text:style-name="T1">變化</text:span>、區間震盪、突破<text:span text:style-name="T1">。</text:span></text:p>
                        </text:list-item>
                        <text:list-item>
                          <text:p text:style-name="P510">動能個體群 必須 重新 非監督式學習、分析、預測、繁衍、發展。</text:p>
                          <text:list>
                            <text:list-item>
                              <text:p text:style-name="P510">前提是 該動能個體群 有殘存個體、能夠生存在新特性、能傳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<text:span text:style-name="T316">無極、太極 與 </text:span><text:span text:style-name="T94">&lt;_?3_&gt;個體。</text:span></text:p>
                  <text:list>
                    <text:list-item>
                      <text:p text:style-name="P519">簡單舉例，極端穩定 的 水分子 是 無極。</text:p>
                      <text:list>
                        <text:list-item>
                          <text:p text:style-name="P519">湖泊、水平面 的 水分子。</text:p>
                        </text:list-item>
                        <text:list-item>
                          <text:p text:style-name="P509">水分子 的 動量 極端 無限趨近於 零。</text:p>
                        </text:list-item>
                        <text:list-item>
                          <text:p text:style-name="P509">水分子 的 動量個體群 數量 無限趨近於 零。</text:p>
                        </text:list-item>
                        <text:list-item>
                          <text:p text:style-name="P508">動能個體群 十分 稀缺、寂靜。</text:p>
                        </text:list-item>
                      </text:list>
                    </text:list-item>
                    <text:list-item>
                      <text:p text:style-name="P519">簡單舉例，不穩定 的 水分子 是 太極。</text:p>
                      <text:list>
                        <text:list-item>
                          <text:p text:style-name="P519">溪流、漩渦 的 水分子。</text:p>
                        </text:list-item>
                        <text:list-item>
                          <text:p text:style-name="P508">動能個體群 十分 繁雜、活潑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bookmark-start text:name="預測未來"/>預測未來<text:bookmark-end text:name="預測未來"/><text:span text:style-name="T18">、預知未來、預言</text:span></text:p>
          <text:list>
            <text:list-item>
              <text:p text:style-name="P22"><text:span text:style-name="T18">簡單來說 就是 非</text:span>監<text:span text:style-name="T18">督式學習、分析、</text:span>測<text:span text:style-name="T18">試</text:span> 溪流<text:span text:style-name="T18"> 的 一切。</text:span></text:p>
              <text:list>
                <text:list-item>
                  <text:p text:style-name="P103">該一切 是 狀態、石頭分布、動能分布圖、溪流寬窄圖。</text:p>
                </text:list-item>
                <text:list-item>
                  <text:p text:style-name="P103">透過 &lt;?2&gt;法則 預測，未來 的 某一特定 時刻 的 水分子 的 動能。</text:p>
                </text:list-item>
                <text:list-item>
                  <text:p text:style-name="P103">相對 簡單、輕鬆 的 預測 是 大趨勢、大動向。</text:p>
                  <text:list>
                    <text:list-item>
                      <text:p text:style-name="P132">簡單舉例，已知在 某一特定水分子 距離 一公尺 的 位置 有 一塊石頭。</text:p>
                      <text:list>
                        <text:list-item>
                          <text:p text:style-name="P133">即可 輕鬆 判斷、斷言、預測、預言 水分子 移動 一公尺 之後。</text:p>
                        </text:list-item>
                        <text:list-item>
                          <text:p text:style-name="P133">水分子 的 動能 會有 轉捩點、大趨勢、勢不可擋的事件 發生。</text:p>
                        </text:list-item>
                        <text:list-item>
                          <text:p text:style-name="P134">動能個體 當然 難以判斷。</text:p>
                        </text:list-item>
                        <text:list-item>
                          <text:p text:style-name="P134">原因很明顯，動能個體 根本 沒有 感測系統 能夠 感測到 該石頭。</text:p>
                        </text:list-item>
                        <text:list-item>
                          <text:p text:style-name="P134">根本不知道 該石頭 的 存在，理所當然 預言。</text:p>
                        </text:list-item>
                        <text:list-item>
                          <text:p text:style-name="P134">反過來說，只要 知道 該石頭 的 存在，就能夠 預言。</text:p>
                          <text:list>
                            <text:list-item>
                              <text:p text:style-name="P134">動能個體 要知道 該石頭，必須要 <text:span text:style-name="T339">&lt;?1&gt;個體 轉換成 &lt;?2&gt;個體。</text:span></text:p>
                            </text:list-item>
                            <text:list-item>
                              <text:p text:style-name="P134">該&lt;?<text:span text:style-name="T340">2&gt;個體 </text:span>具備 &lt;?<text:span text:style-name="T339">2&gt;感測系統（視覺系統、記憶機制）。</text:span></text:p>
                            </text:list-item>
                            <text:list-item>
                              <text:p text:style-name="P214">交互作用系統（簡單舉例：四肢、翅膀）是 非必要。</text:p>
                            </text:list-item>
                          </text:list>
                        </text:list-item>
                        <text:list-item>
                          <text:p text:style-name="P489">只要能夠做到 就能 成為 預言家，並且 把 預言內容 寫進 預言書。</text:p>
                        </text:list-item>
                        <text:list-item>
                          <text:p text:style-name="P489">另外 水分子 是否 會跟 該石頭 交互作用 也是 有機率性。</text:p>
                          <text:list>
                            <text:list-item>
                              <text:p text:style-name="P489">沒有 任何 動量個體 能夠 保證 該水分子 一定會 碰到 該石頭。</text:p>
                            </text:list-item>
                            <text:list-item>
                              <text:p text:style-name="P640"><text:span text:style-name="T228">使用 </text:span><text:span text:style-name="T148">&lt;?</text:span><text:span text:style-name="T153">2&gt;法則</text:span><text:span text:style-name="T231"> </text:span><text:span text:style-name="T228">預測再完美，實際上 仍有 例外 機率。</text:span></text:p>
                              <text:list>
                                <text:list-item>
                                  <text:p text:style-name="P640"><text:span text:style-name="T228">所謂的 </text:span><text:span text:style-name="T148">0%、</text:span><text:span text:style-name="T154">100% 機率，只不過 是 尚未 統計到 例外 而已。</text:span></text:p>
                                </text:list-item>
                              </text:list>
                            </text:list-item>
                            <text:list-item>
                              <text:p text:style-name="P489">如果 沒有 碰到 該石頭，後面 的 預言 有機率 連鎖反應 失效。</text:p>
                            </text:list-item>
                            <text:list-item>
                              <text:p text:style-name="P490">如果 沒有 碰到 該石頭，後面 的 預言 有機率 魯棒性 有效。</text:p>
                            </text:list-item>
                            <text:list-item>
                              <text:p text:style-name="P490">水分子 的 動能個體群 之間 也會 持續 交互作用。</text:p>
                            </text:list-item>
                            <text:list-item>
                              <text:p text:style-name="P490">水分子群 之間 也會 持續 交互作用。</text:p>
                            </text:list-item>
                            <text:list-item>
                              <text:p text:style-name="P490">水分子 和 石頭 的 距離 越遠，機率 越低。</text:p>
                            </text:list-item>
                            <text:list-item>
                              <text:p text:style-name="P490">實際上 溪流 的 石頭 有大有小、有多有少、有密有鬆。</text:p>
                            </text:list-item>
                            <text:list-item>
                              <text:p text:style-name="P490">不是 每一塊 石頭 都會碰到。不是 每一塊 石頭 都不會 碰到。</text:p>
                            </text:list-item>
                            <text:list-item>
                              <text:p text:style-name="P490">石頭寬度 對 溪流寬度 的 佔比 越高，機率 越高。</text:p>
                            </text:list-item>
                            <text:list-item>
                              <text:p text:style-name="P490">極端例子是 石頭寬度 = 溪流寬度，水分子 噴濺而行、天翻地覆。</text:p>
                            </text:list-item>
                            <text:list-item>
                              <text:p text:style-name="P490">溪流 有機率 出現 個體 飲水、過溪、游泳、洗澡、炸魚、電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1"><text:span text:style-name="T8">透過 &lt;?</text:span><text:span text:style-name="T9">3&gt;法則</text:span><text:span text:style-name="T155"> 預測、</text:span><text:span text:style-name="T9">預言</text:span><text:span text:style-name="T155"> 未來</text:span><text:span text:style-name="T232">。</text:span></text:p>
              <text:list>
                <text:list-item>
                  <text:p text:style-name="P641"><text:span text:style-name="T155">&lt;?</text:span><text:span text:style-name="T156">2&gt;個體 預言 &lt;_?3_&gt;個體 的 流程</text:span><text:span text:style-name="T233">。</text:span></text:p>
                  <text:list>
                    <text:list-item>
                      <text:p text:style-name="P38"><text:span text:style-name="T155">&lt;?</text:span><text:span text:style-name="T156">2&gt;</text:span><text:span text:style-name="T36">個體</text:span><text:span text:style-name="T156"> </text:span><text:span text:style-name="T36">把 </text:span><text:span text:style-name="T44">一部分、全部 的 </text:span><text:span text:style-name="T45">肉質層、意識層</text:span><text:span text:style-name="T233"> 轉換</text:span><text:span text:style-name="T45">成</text:span><text:span text:style-name="T233"> </text:span><text:span text:style-name="T156">&lt;?3&gt;</text:span><text:span text:style-name="T36">個體</text:span><text:span text:style-name="T156">。</text:span></text:p>
                      <text:list>
                        <text:list-item>
                          <text:p text:style-name="P642"><text:span text:style-name="T155">&lt;?</text:span><text:span text:style-name="T156">2&gt;個體 透過 本能、傳承、科技，實作 </text:span><text:span text:style-name="T157">&lt;?2&gt;個體、&lt;?3&gt;個體 轉換。</text:span></text:p>
                        </text:list-item>
                      </text:list>
                    </text:list-item>
                    <text:list-item>
                      <text:p text:style-name="P39"><text:span text:style-name="T36">&lt;?3&gt;個體 </text:span><text:span text:style-name="T156">觀測 </text:span><text:span text:style-name="T36">&lt;_?</text:span><text:span text:style-name="T37">3_&gt;個體、該外在環境、任何想觀測 的</text:span><text:span text:style-name="T158"> 一切</text:span><text:span text:style-name="T37">的一切</text:span><text:span text:style-name="T158">。</text:span></text:p>
                      <text:list>
                        <text:list-item>
                          <text:p text:style-name="P215">簡單舉例：動能個體轉變成&lt;?2&gt;個體，觀測 水分子、溪流、石頭。</text:p>
                        </text:list-item>
                        <text:list-item>
                          <text:p text:style-name="P215">觀察、觀測、統計、歸納、公式化、建立模型、分析、預測、修正。</text:p>
                          <text:list>
                            <text:list-item>
                              <text:p text:style-name="P215">該預測 就是 預言。</text:p>
                            </text:list-item>
                            <text:list-item>
                              <text:p text:style-name="P39"><text:span text:style-name="T37">用</text:span><text:span text:style-name="T158"> &lt;?3&gt;</text:span><text:span text:style-name="T37">個體、&lt;?</text:span><text:span text:style-name="T39">3&gt;法則 的 視角</text:span><text:span text:style-name="T165"> 預測 </text:span><text:span text:style-name="T39">就</text:span><text:span text:style-name="T165">是 &lt;?2&gt;</text:span><text:span text:style-name="T39">個體</text:span><text:span text:style-name="T165"> </text:span><text:span text:style-name="T39">的</text:span><text:span text:style-name="T165"> </text:span><text:span text:style-name="T272">預言</text:span><text:span text:style-name="T165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<text:span text:style-name="T36">該</text:span><text:span text:style-name="T156">&lt;?</text:span><text:span text:style-name="T159">3&gt;</text:span><text:span text:style-name="T38">個體</text:span><text:span text:style-name="T159"> 轉換</text:span><text:span text:style-name="T38">成</text:span><text:span text:style-name="T159"> &lt;?2&gt;</text:span><text:span text:style-name="T38">個體</text:span><text:span text:style-name="T159">。</text:span></text:p>
                      <text:list>
                        <text:list-item>
                          <text:p text:style-name="P643"><text:span text:style-name="T156">透過 本能、傳承、科技 攜帶 記憶、紀錄、痕跡 到 該&lt;?</text:span><text:span text:style-name="T160">2&gt;個體</text:span><text:span text:style-name="T156">。</text:span></text:p>
                        </text:list-item>
                        <text:list-item>
                          <text:p text:style-name="P40"><text:span text:style-name="T36">傳承 給 其他&lt;?2&gt;個體，透過 語言、文字、符號、象徵、</text:span><text:span text:style-name="T156">預言</text:span><text:span text:style-name="T36">書</text:span><text:span text:style-name="T156">。</text:span></text:p>
                        </text:list-item>
                        <text:list-item>
                          <text:p text:style-name="P40"><text:span text:style-name="T36">為了 個體群 的 生存，用來</text:span><text:span text:style-name="T156"> 干涉未來。</text:span></text:p>
                          <text:list>
                            <text:list-item>
                              <text:p text:style-name="P216">簡單舉例，已知 有 一塊石頭 極有可能 把 水分子 衝到 岸上。</text:p>
                            </text:list-item>
                            <text:list-item>
                              <text:p text:style-name="P217">水分子 到達 岸上 之後，動能 瞬間 無限趨近於零。</text:p>
                            </text:list-item>
                            <text:list-item>
                              <text:p text:style-name="P217">持續在 岸上 的 水分子 會 逐漸 蒸發。</text:p>
                            </text:list-item>
                            <text:list-item>
                              <text:p text:style-name="P217">為了 避免 發生，動能個體群 必須 共振、共鳴 遠離 該石頭。</text:p>
                            </text:list-item>
                            <text:list-item>
                              <text:p text:style-name="P41"><text:span text:style-name="T36">動能個體群 使用</text:span><text:span text:style-name="T156"> 群體力量 </text:span><text:span text:style-name="T36">降低（跟 該石頭交互作用的）機率</text:span><text:span text:style-name="T156">。</text:span></text:p>
                            </text:list-item>
                          </text:list>
                        </text:list-item>
                        <text:list-item>
                          <text:p text:style-name="P217">為了 個體 的 私慾、共犯結構，用來 干涉未來。</text:p>
                          <text:list>
                            <text:list-item>
                              <text:p text:style-name="P217">該個體（群）為了 一己之私，誘導 動能個體群 共振、共鳴。</text:p>
                            </text:list-item>
                            <text:list-item>
                              <text:p text:style-name="P217">達到 該個體 所期望 的 未來，謀求 自身 的 最大利益。</text:p>
                            </text:list-item>
                            <text:list-item>
                              <text:p text:style-name="P217">即便 該未來 會 滅絕 其他 動能個體群 的 一切 也 在所不惜。</text:p>
                            </text:list-item>
                            <text:list-item>
                              <text:p text:style-name="P644"><text:span text:style-name="T156">&lt;_?</text:span><text:span text:style-name="T162">3_</text:span><text:span text:style-name="T156">&gt;個體、&lt;?</text:span><text:span text:style-name="T161">3&gt;個體（群）有機率 干涉、殲滅 該個體（群）。</text:span></text:p>
                              <text:list>
                                <text:list-item>
                                  <text:p text:style-name="P645"><text:span text:style-name="T156">實際上，&lt;_?</text:span><text:span text:style-name="T162">3_</text:span><text:span text:style-name="T156">&gt;個體、&lt;?</text:span><text:span text:style-name="T161">3&gt;個體（群）極有可能 正在 監控。</text:span></text:p>
                                </text:list-item>
                                <text:list-item>
                                  <text:p text:style-name="P646"><text:span text:style-name="T156">&lt;?</text:span><text:span text:style-name="T161">3&gt;個體（群）極有可能 正在 監控 </text:span><text:span text:style-name="T156">&lt;_?</text:span><text:span text:style-name="T162">3_</text:span><text:span text:style-name="T156">&gt;個體</text:span><text:span text:style-name="T163"> 的 一切。</text:span></text:p>
                                </text:list-item>
                                <text:list-item>
                                  <text:p text:style-name="P646"><text:span text:style-name="T156">&lt;?</text:span><text:span text:style-name="T161">3&gt;個體（群）極有可能 正在 監控 </text:span><text:span text:style-name="T156">&lt;?</text:span><text:span text:style-name="T164">2</text:span><text:span text:style-name="T156">&gt;個體（群）</text:span><text:span text:style-name="T163">。</text:span></text:p>
                                </text:list-item>
                                <text:list-item>
                                  <text:p text:style-name="P647"><text:span text:style-name="T156">&lt;?</text:span><text:span text:style-name="T161">3&gt;個體（群）極有可能 早已知道 </text:span><text:span text:style-name="T156">本書 的 存在、內容</text:span><text:span text:style-name="T163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48"><text:span text:style-name="T8">透過 </text:span><text:span text:style-name="T148">第一</text:span><text:span text:style-name="T202">層</text:span><text:span text:style-name="T270">級</text:span><text:span text:style-name="T9">法則</text:span><text:span text:style-name="T155">（以上）預測、</text:span><text:span text:style-name="T9">預言</text:span><text:span text:style-name="T155"> 未來</text:span><text:span text:style-name="T163">。</text:span></text:p>
            </text:list-item>
          </text:list>
        </text:list-item>
        <text:list-item>
          <text:p text:style-name="P22"><text:bookmark-start text:name="改變未來"/>改變未來<text:bookmark-end text:name="改變未來"/><text:span text:style-name="T18">、干涉未來</text:span></text:p>
          <text:list>
            <text:list-item>
              <text:p text:style-name="P135">未來 可以 改變</text:p>
              <text:list>
                <text:list-item>
                  <text:p text:style-name="P135">透過 &lt;?<text:span text:style-name="T345">2&gt;個體群 的 群體力量。</text:span></text:p>
                </text:list-item>
                <text:list-item>
                  <text:p text:style-name="P374"><text:span text:style-name="T70">透過 &lt;_?</text:span><text:span text:style-name="T91">3_&gt;個體 的 內部機制。</text:span></text:p>
                </text:list-item>
                <text:list-item>
                  <text:p text:style-name="P374"><text:span text:style-name="T70">透過 &lt;?</text:span><text:span text:style-name="T91">3&gt;個體群、</text:span><text:span text:style-name="T70">&lt;?</text:span><text:span text:style-name="T91">3&gt;法則。</text:span></text:p>
                </text:list-item>
                <text:list-item>
                  <text:p text:style-name="P375"><text:span text:style-name="T70">透過 &lt;?</text:span><text:span text:style-name="T91">n&gt; ~ </text:span><text:span text:style-name="T70">&lt;?</text:span><text:span text:style-name="T91">4&gt; 個體群、法則。</text:span></text:p>
                </text:list-item>
              </text:list>
            </text:list-item>
            <text:list-item>
              <text:p text:style-name="P22"><text:span text:style-name="T18">干涉、改變 未來，極為 粗暴、</text:span>原始 <text:span text:style-name="T18">的 </text:span>做法 是 搬<text:span text:style-name="T18">一顆</text:span>石頭 放進 溪<text:span text:style-name="T18">流 </text:span>裡<text:span text:style-name="T18">面</text:span>。</text:p>
            </text:list-item>
            <text:list-item>
              <text:p text:style-name="P103">實際上、實務上 必須 極精密控制、非監督式學習、微調。</text:p>
            </text:list-item>
            <text:list-item>
              <text:p text:style-name="P136">&lt;?<text:span text:style-name="T342">3&gt;個體 能 輕鬆、簡單、彈指之間 改變 &lt;_?3_&gt;個體、</text:span>&lt;?<text:span text:style-name="T341">2&gt;個體群 的 未來。</text:span></text:p>
              <text:list>
                <text:list-item>
                  <text:p text:style-name="P136">簡單舉例，彈飛水分子（群）、把石頭放入溪流當中、把石頭移到岸邊。</text:p>
                </text:list-item>
                <text:list-item>
                  <text:p text:style-name="P137">彈飛水分子（群）對於 該溪流 來說，是 突波型 改變。</text:p>
                </text:list-item>
                <text:list-item>
                  <text:p text:style-name="P138">放入石頭、移出石頭 對於 該溪流 來說，是 批量型 改變。</text:p>
                </text:list-item>
                <text:list-item>
                  <text:p text:style-name="P139">對於 &lt;_?<text:span text:style-name="T343">3_&gt;個體 的 </text:span>動能個體群 來說，這些 都是 天崩地裂 的 改變。</text:p>
                  <text:list>
                    <text:list-item>
                      <text:p text:style-name="P139">簡單舉例，該改變 是 萬物法則、定律、定理、反應 完全崩壞 的 改變。</text:p>
                    </text:list-item>
                  </text:list>
                </text:list-item>
              </text:list>
            </text:list-item>
            <text:list-item>
              <text:p text:style-name="P103">&lt;?<text:span text:style-name="T341">2&gt;個體群 也能 改變未來，透過 群體力量、共識、共振、共鳴。</text:span></text:p>
            </text:list-item>
            <text:list-item>
              <text:p text:style-name="P24"><text:span text:style-name="T346">我們</text:span><text:span text:style-name="T56">、</text:span><text:span text:style-name="T18">&lt;?</text:span><text:span text:style-name="T57">2&gt;個體群</text:span><text:span text:style-name="T344"> 是 生命</text:span><text:span text:style-name="T273">共同</text:span><text:span text:style-name="T344">體。</text:span></text:p>
              <text:list>
                <text:list-item>
                  <text:p text:style-name="P140">極端 原始、無知、短視、愚蠢、愚昧 的&lt;?<text:span text:style-name="T344">2&gt;個體群 才會</text:span> 內戰、互搶資源。</text:p>
                </text:list-item>
                <text:list-item>
                  <text:p text:style-name="P140">水分子 被沖刷 到 岸上，動能個體群 也 無法 存在、存活、生存、生活。</text:p>
                </text:list-item>
              </text:list>
            </text:list-item>
          </text:list>
        </text:list-item>
        <text:list-item>
          <text:p text:style-name="P22"><text:bookmark-start text:name="時間"/>時間<text:bookmark-end text:name="時間"/></text:p>
          <text:list>
            <text:list-item>
              <text:list>
                <text:list-item>
                  <text:p text:style-name="P25">時間 不是 錯覺。</text:p>
                </text:list-item>
                <text:list-item>
                  <text:p text:style-name="P179">時間 是 儲量。</text:p>
                </text:list-item>
                <text:list-item>
                  <text:p text:style-name="P180">時間 是 有限資源。</text:p>
                </text:list-item>
                <text:list-item>
                  <text:p text:style-name="P179">時間 不是 剛體。</text:p>
                </text:list-item>
                <text:list-item>
                  <text:p text:style-name="P179">時間 的 變化、流逝 不是 穩態、線性。</text:p>
                  <text:list>
                    <text:list-item>
                      <text:p text:style-name="P181">時間的變化 是 儲量的增減。</text:p>
                    </text:list-item>
                    <text:list-item>
                      <text:p text:style-name="P182">時間的變化 強烈相依於 系統的特性。</text:p>
                    </text:list-item>
                    <text:list-item>
                      <text:p text:style-name="P182">時間 的 上限 是 該系統 能夠蘊含 的 儲量 上限。</text:p>
                      <text:list>
                        <text:list-item>
                          <text:p text:style-name="P182">簡單舉例，上發條的玩具 所能 儲存 的 儲量 有上限。</text:p>
                          <text:list>
                            <text:list-item>
                              <text:p text:style-name="P182">儲存 超過上限 的 儲能 只會 弄壞 該玩具。</text:p>
                            </text:list-item>
                            <text:list-item>
                              <text:p text:style-name="P182">該玩具 是 該系統。</text:p>
                            </text:list-item>
                            <text:list-item>
                              <text:p text:style-name="P182">該玩具的運行 是 時間的流逝。</text:p>
                            </text:list-item>
                            <text:list-item>
                              <text:p text:style-name="P182">該玩具的動能個體的變化 是 &lt;?<text:span text:style-name="T311">2&gt;個體的變化。</text:span></text:p>
                            </text:list-item>
                            <text:list-item>
                              <text:p text:style-name="P182">該玩具 越消耗 儲能，時間流逝 越快。</text:p>
                            </text:list-item>
                            <text:list-item>
                              <text:p text:style-name="P182">儲能 的 消耗曲線 不是 穩態、線性。</text:p>
                            </text:list-item>
                            <text:list-item>
                              <text:p text:style-name="P376"><text:span text:style-name="T87">儲能 的 消耗曲線 不是 9</text:span><text:span text:style-name="T88">0度上、90度下 的 方波</text:span><text:span text:style-name="T87">。</text:span></text:p>
                            </text:list-item>
                            <text:list-item>
                              <text:p text:style-name="P183">儲能 的 消耗曲線 是 該系統 的 輸出曲線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4">&lt;?<text:span text:style-name="T310">2&gt;個體 極難感受到、根本感受不到 時間 的 變化、消耗曲線。</text:span></text:p>
                      <text:list>
                        <text:list-item>
                          <text:p text:style-name="P185">&lt;?<text:span text:style-name="T310">2&gt;個體 本能、直覺 的 認為 時間 是 線性、穩態 的 存在。</text:span></text:p>
                        </text:list-item>
                        <text:list-item>
                          <text:p text:style-name="P186">更加 本能、直覺 的 &lt;?<text:span text:style-name="T310">2&gt;個體 認為 時間 是 剛體。</text:span></text:p>
                        </text:list-item>
                        <text:list-item>
                          <text:p text:style-name="P187">原因很明顯，&lt;?<text:span text:style-name="T310">2&gt;個體 使用 &lt;?2&gt;法則 極度難以 量測 時間 變化。</text:span></text:p>
                          <text:list>
                            <text:list-item>
                              <text:p text:style-name="P188">人類 想到 的 方法 是將 物體 加速到 趨近光速 來 感受。</text:p>
                            </text:list-item>
                            <text:list-item>
                              <text:p text:style-name="P189">本書 建議 觀測 時間變化 的方法是 透過 <text:span text:style-name="T312">&lt;?3&gt;個體、</text:span>&lt;?3&gt;法則。</text:p>
                            </text:list-item>
                          </text:list>
                        </text:list-item>
                        <text:list-item>
                          <text:p text:style-name="P190">原因很明顯，&lt;?<text:span text:style-name="T310">2&gt;個體 的 變化 強烈相依於 時間 的 變化。</text:span></text:p>
                        </text:list-item>
                        <text:list-item>
                          <text:p text:style-name="P190">原因很明顯，&lt;?<text:span text:style-name="T310">2&gt;個體 的 大腦肉質層的變化 強烈相依於 時間變化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9"><text:bookmark-start text:name="光速"/>光速<text:bookmark-end text:name="光速"/></text:p>
          <text:list>
            <text:list-item>
              <text:p text:style-name="P179">&lt;_?<text:span text:style-name="T313">3_&gt;個體 不是 剛體。</text:span></text:p>
            </text:list-item>
            <text:list-item>
              <text:p text:style-name="P179">&lt;_?<text:span text:style-name="T313">3_&gt;個體 極有可能 不是 使用 材質特性均勻一致 的 完美材料 構成的 個體。</text:span></text:p>
            </text:list-item>
            <text:list-item>
              <text:p text:style-name="P179">&lt;_?<text:span text:style-name="T313">3_&gt;個體 極有可能 不是 均勻分布 的 個體。</text:span></text:p>
            </text:list-item>
            <text:list-item>
              <text:p text:style-name="P377"><text:span text:style-name="T87">只要 科技 足夠，材質特性 達標</text:span><text:span text:style-name="T89">，&lt;?2&gt;個體 </text:span><text:span text:style-name="T87">的 傳導速率 有機率 大於 光速。</text:span></text:p>
              <text:list>
                <text:list-item>
                  <text:p text:style-name="P377"><text:span text:style-name="T87">此處 的 傳導 是 直接 透過 &lt;_?</text:span><text:span text:style-name="T90">3_&gt;個體 傳導。</text:span></text:p>
                </text:list-item>
                <text:list-item>
                  <text:p text:style-name="P378"><text:span text:style-name="T87">此處 的 傳導 是 直接 作用在 &lt;_?</text:span><text:span text:style-name="T90">3_&gt;個體 上面 傳導。</text:span></text:p>
                </text:list-item>
                <text:list-item>
                  <text:p text:style-name="P378"><text:span text:style-name="T87">此處 的 傳導 不是 作用在 &lt;?</text:span><text:span text:style-name="T90">2&gt;個體 上面 傳導。</text:span></text:p>
                </text:list-item>
              </text:list>
            </text:list-item>
            <text:list-item>
              <text:p text:style-name="P379"><text:span text:style-name="T87">材質特性 太惡劣</text:span><text:span text:style-name="T89">，&lt;?2&gt;個體 在</text:span><text:span text:style-name="T87"> 傳導 過程 有機率 直接 卡死、動彈不得。</text:span></text:p>
            </text:list-item>
          </text:list>
        </text:list-item>
        <text:list-item>
          <text:p text:style-name="P218"><text:bookmark-start text:name="絕對零度"/>絕對零度<text:bookmark-end text:name="絕對零度"/></text:p>
          <text:list>
            <text:list-item>
              <text:p text:style-name="P380"><text:span text:style-name="T90">有機率 是 </text:span><text:span text:style-name="T87">&lt;_?</text:span><text:span text:style-name="T89">3_&gt;個體</text:span><text:span text:style-name="T90"> 的（體溫調控機制 判定 正常範圍 的 下限）</text:span><text:span text:style-name="T89">體溫。</text:span></text:p>
            </text:list-item>
          </text:list>
        </text:list-item>
        <text:list-item>
          <text:p text:style-name="P380"><text:bookmark-start text:name="過去、預言、遙視 與 未來、反預言、反遙視"/><text:span text:style-name="T89">過去、預言、遙視 與 未來、</text:span><text:bookmark-start text:name="反預言、反遙視"/><text:span text:style-name="T89">反預言、反遙視</text:span><text:bookmark-end text:name="過去、預言、遙視 與 未來、反預言、反遙視"/><text:bookmark-end text:name="反預言、反遙視"/></text:p>
          <text:list>
            <text:list-item>
              <text:p text:style-name="P381"><text:span text:style-name="T89">預言 是 個體 透過 </text:span><text:span text:style-name="T104">&lt;_?</text:span><text:span text:style-name="T105">3_&gt; ~ &lt;_?1_&gt; 法則 觀測、推算、演算、建模、模擬、預測 未來。</text:span></text:p>
            </text:list-item>
            <text:list-item>
              <text:p text:style-name="P382"><text:span text:style-name="T105">遙視 是 個體 </text:span><text:span text:style-name="T89">透過 </text:span><text:span text:style-name="T104">&lt;_?</text:span><text:span text:style-name="T105">3_&gt; ~ &lt;_?1_&gt; 法則 觀測、感測 過去、當下、未來 的 某一特定區域。</text:span></text:p>
            </text:list-item>
            <text:list-item>
              <text:p text:style-name="P219">預言 是 遙視 的 進階版。</text:p>
              <text:list>
                <text:list-item>
                  <text:p text:style-name="P219">遙視 只有 觀測 某一特定時段、某一特定區域。</text:p>
                  <text:list>
                    <text:list-item>
                      <text:p text:style-name="P219">遙視 是 直接 觀測 其他&lt;?3&gt;個體。</text:p>
                    </text:list-item>
                    <text:list-item>
                      <text:p text:style-name="P383"><text:span text:style-name="T105">明顯例子 是 假定 &lt;_?</text:span><text:span text:style-name="T108">3_&gt;個體、</text:span><text:span text:style-name="T105">其他&lt;?3&gt;個體 都是 &lt;?</text:span><text:span text:style-name="T109">3&gt;河川 的 水分子。</text:span></text:p>
                      <text:list>
                        <text:list-item>
                          <text:p text:style-name="P231">水分子 是 H2O。</text:p>
                        </text:list-item>
                        <text:list-item>
                          <text:p text:style-name="P383"><text:span text:style-name="T105">&lt;_?</text:span><text:span text:style-name="T108">3_&gt;個體 是 水分子。</text:span></text:p>
                        </text:list-item>
                        <text:list-item>
                          <text:p text:style-name="P383"><text:span text:style-name="T108">上游 的 </text:span><text:span text:style-name="T105">&lt;?3&gt;個體 是 水分子。</text:span></text:p>
                        </text:list-item>
                        <text:list-item>
                          <text:p text:style-name="P383"><text:span text:style-name="T108">下游 的 </text:span><text:span text:style-name="T105">&lt;?3&gt;個體 是 水分子。</text:span></text:p>
                        </text:list-item>
                        <text:list-item>
                          <text:p text:style-name="P383"><text:span text:style-name="T105">&lt;?</text:span><text:span text:style-name="T109">3&gt;河川 由 一大群 </text:span><text:span text:style-name="T105">&lt;?3&gt;個體 組成。</text:span></text:p>
                        </text:list-item>
                        <text:list-item>
                          <text:p text:style-name="P383"><text:span text:style-name="T105">&lt;_?</text:span><text:span text:style-name="T108">3_&gt;個體 是 </text:span><text:span text:style-name="T105">&lt;?</text:span><text:span text:style-name="T109">3&gt;河川 裡面 的 其中一個 水分子。</text:span></text:p>
                        </text:list-item>
                        <text:list-item>
                          <text:p text:style-name="P384"><text:span text:style-name="T105">&lt;?</text:span><text:span text:style-name="T109">3&gt;河川 的 </text:span><text:span text:style-name="T105">&lt;?3&gt;個體</text:span><text:span text:style-name="T109"> 持續不斷 從 上游 往 下游 流動。</text:span></text:p>
                        </text:list-item>
                        <text:list-item>
                          <text:p text:style-name="P385"><text:span text:style-name="T109">實際上，遙視 某一特定時間 是 遙視 不同 </text:span><text:span text:style-name="T105">&lt;?3&gt;個體。</text:span></text:p>
                          <text:list>
                            <text:list-item>
                              <text:p text:style-name="P220">遙視 不是 人類 認為、認定 的 遙視、預知 未來。</text:p>
                            </text:list-item>
                            <text:list-item>
                              <text:p text:style-name="P386"><text:span text:style-name="T105">遙視 是 觀測 &lt;_?</text:span><text:span text:style-name="T108">3_&gt;個體、其他</text:span><text:span text:style-name="T105">&lt;?3&gt;個體。</text:span></text:p>
                            </text:list-item>
                            <text:list-item>
                              <text:p text:style-name="P387"><text:span text:style-name="T105">預言 是 找出 </text:span><text:span text:style-name="T108">擬合相似度 最高</text:span><text:span text:style-name="T105"> 的 &lt;?3&gt;個體，然後 觀測 該&lt;?3&gt;個體。</text:span></text:p>
                              <text:list>
                                <text:list-item>
                                  <text:p text:style-name="P387"><text:span text:style-name="T108">擬合相似度 是 當下的某一特定</text:span><text:span text:style-name="T105">&lt;?3&gt;個體、</text:span><text:span text:style-name="T108">未來的</text:span><text:span text:style-name="T105">&lt;_?</text:span><text:span text:style-name="T108">3_&gt;個體</text:span><text:span text:style-name="T105"> 一切 相似度。</text:span></text:p>
                                </text:list-item>
                                <text:list-item>
                                  <text:p text:style-name="P232">擬合相似度 是 估測值、預測值。</text:p>
                                  <text:list>
                                    <text:list-item>
                                      <text:p text:style-name="P387"><text:span text:style-name="T108">原因很明顯，未來的</text:span><text:span text:style-name="T105">&lt;_?</text:span><text:span text:style-name="T108">3_&gt;個體 </text:span><text:span text:style-name="T105">的 一切 是 估測值、預測值。</text:span></text:p>
                                    </text:list-item>
                                    <text:list-item>
                                      <text:p text:style-name="P388"><text:span text:style-name="T108">當下的該</text:span><text:span text:style-name="T105">&lt;?3&gt;個體 的 一切 是 已知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89"><text:span text:style-name="T105">觀測 該&lt;?3&gt;個體 的 原因很明顯，認定 該&lt;?3&gt;個體 是 未來的&lt;_?</text:span><text:span text:style-name="T108">3_&gt;個體</text:span><text:span text:style-name="T105">。</text:span></text:p>
                                  <text:list>
                                    <text:list-item>
                                      <text:p text:style-name="P221">明顯例子 是 生產汽車 的 流水線 工廠。</text:p>
                                      <text:list>
                                        <text:list-item>
                                          <text:p text:style-name="P222">觀測 上一輛車 的 製作過程。</text:p>
                                        </text:list-item>
                                        <text:list-item>
                                          <text:p text:style-name="P222">預言 下一輛車 的 製作過程。</text:p>
                                        </text:list-item>
                                        <text:list-item>
                                          <text:p text:style-name="P223">整個過程 十分龐大，預言者 只要 觀測、預言 感興趣的部分、時段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24">明顯例子 是 生產汽車 的 流水線 工廠 有10000個生產線。</text:p>
                                      <text:list>
                                        <text:list-item>
                                          <text:p text:style-name="P225">預言者 已知 要生產 的 汽車 款式。</text:p>
                                        </text:list-item>
                                        <text:list-item>
                                          <text:p text:style-name="P226">該汽車款式 不一定 是在 該工廠 生產。</text:p>
                                          <text:list>
                                            <text:list-item>
                                              <text:p text:style-name="P226">該汽車款式 不一定 會在 10000個生產線 當中 生產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7">預言者 要做的是，尋找出 生產 該汽車款式，可能性最高 的生產線。</text:p>
                                        </text:list-item>
                                        <text:list-item>
                                          <text:p text:style-name="P228">預言者 要做的是，尋找出 生產 該汽車款式，相似性最高 的車款。</text:p>
                                        </text:list-item>
                                        <text:list-item>
                                          <text:p text:style-name="P229">觀測 可能性最高 的 生產線，預言 該汽車款式 即將 經歷的過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90"><text:span text:style-name="T105">已知 &lt;_?</text:span><text:span text:style-name="T108">3_&gt;個體 當下 的 狀態、軌跡、運動、震盪、自旋、能量、儲量。</text:span></text:p>
                                </text:list-item>
                                <text:list-item>
                                  <text:p text:style-name="P390"><text:span text:style-name="T105">使用 </text:span><text:span text:style-name="T108">&lt;_?</text:span><text:span text:style-name="T110">3_&gt; ~ &lt;_?1_&gt; 法則</text:span><text:span text:style-name="T105"> 推測出 &lt;_?</text:span><text:span text:style-name="T108">3_&gt;個體 即將到達 的 狀態、位置。</text:span></text:p>
                                </text:list-item>
                                <text:list-item>
                                  <text:p text:style-name="P391"><text:span text:style-name="T105">認定 當下 在 該位置 的 某一特定&lt;?3&gt;個體 是 &lt;_?</text:span><text:span text:style-name="T108">3_&gt;個體 未來 狀態。</text:span></text:p>
                                  <text:list>
                                    <text:list-item>
                                      <text:p text:style-name="P233">位置 是 某一特定指標、某一特定座標。</text:p>
                                      <text:list>
                                        <text:list-item>
                                          <text:p text:style-name="P234">明顯例子 是 空間的位置 是 空間座標。</text:p>
                                        </text:list-item>
                                        <text:list-item>
                                          <text:p text:style-name="P233">明顯例子 是 時間的位置 是 時間座標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83"><text:span text:style-name="T105">遙視 過去 是 觀測 上游&lt;?</text:span><text:span text:style-name="T108">3&gt;個體</text:span><text:span text:style-name="T105">。</text:span></text:p>
                          <text:list>
                            <text:list-item>
                              <text:p text:style-name="P392"><text:span text:style-name="T108">上游</text:span><text:span text:style-name="T105">&lt;?3&gt;個體 是 </text:span><text:span text:style-name="T108">上游 的 </text:span><text:span text:style-name="T105">&lt;?3&gt;個體。</text:span></text:p>
                            </text:list-item>
                            <text:list-item>
                              <text:p text:style-name="P393"><text:span text:style-name="T105">遙視者 認定 </text:span><text:span text:style-name="T108">該&lt;</text:span><text:span text:style-name="T105">?</text:span><text:span text:style-name="T108">3&gt;個體 跟 曾經的</text:span><text:span text:style-name="T105">&lt;_?</text:span><text:span text:style-name="T108">3_&gt;個體 一模一樣。</text:span></text:p>
                              <text:list>
                                <text:list-item>
                                  <text:p text:style-name="P394"><text:span text:style-name="T108">明顯例子 是 </text:span><text:span text:style-name="T105">&lt;_?</text:span><text:span text:style-name="T108">3_&gt;個體曾經 碰到石頭，該&lt;</text:span><text:span text:style-name="T105">?</text:span><text:span text:style-name="T108">3&gt;個體即將 碰到同一塊石頭。</text:span></text:p>
                                  <text:list>
                                    <text:list-item>
                                      <text:p text:style-name="P395"><text:span text:style-name="T108">遙視過去 是 推測、估測、建模、模擬，不是 絕對、</text:span><text:span text:style-name="T111">100% 曾經發生過。</text:span></text:p>
                                      <text:list>
                                        <text:list-item>
                                          <text:p text:style-name="P235">原因很明顯，石頭 不是 剛體。</text:p>
                                        </text:list-item>
                                        <text:list-item>
                                          <text:p text:style-name="P394"><text:span text:style-name="T108">原因很明顯，</text:span><text:span text:style-name="T105">&lt;_?</text:span><text:span text:style-name="T108">3_&gt;個體 和 該&lt;</text:span><text:span text:style-name="T105">?</text:span><text:span text:style-name="T108">3&gt;個體 不可能 一切 一模一樣。</text:span></text:p>
                                        </text:list-item>
                                        <text:list-item>
                                          <text:p text:style-name="P394"><text:span text:style-name="T108">只是 相比於 其他&lt;</text:span><text:span text:style-name="T105">?</text:span><text:span text:style-name="T108">3&gt;個體 來說，該&lt;</text:span><text:span text:style-name="T105">?</text:span><text:span text:style-name="T108">3&gt;個體 的 擬合相似度最高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96"><text:span text:style-name="T108">然後 對 該</text:span><text:span text:style-name="T105">&lt;?</text:span><text:span text:style-name="T108">3&gt;個體 進行 觀測，遙視者 有 更高 信心度 做推測、認定。</text:span></text:p>
                                  <text:list>
                                    <text:list-item>
                                      <text:p text:style-name="P397"><text:span text:style-name="T108">推測、認定 該&lt;</text:span><text:span text:style-name="T105">?</text:span><text:span text:style-name="T108">3&gt;個體 正在發生 的 一切，</text:span><text:span text:style-name="T105">&lt;_?</text:span><text:span text:style-name="T108">3_&gt;個體 曾經發生過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98"><text:span text:style-name="T105">遙視 當下的當下 是 觀測 &lt;_?</text:span><text:span text:style-name="T108">3_&gt;個體</text:span><text:span text:style-name="T105">。</text:span></text:p>
                          <text:list>
                            <text:list-item>
                              <text:p text:style-name="P398"><text:span text:style-name="T108">遙視者 透過 &lt;_?</text:span><text:span text:style-name="T110">3_&gt; ~ &lt;_?1_&gt; 法則 遙視 </text:span><text:span text:style-name="T105">&lt;_?</text:span><text:span text:style-name="T108">3_&gt;個體。</text:span><text:span text:style-name="T279">&lt;_?</text:span><text:span text:style-name="T280">n_&gt; ~ &lt;_?u_&gt; 法則</text:span></text:p>
                              <text:list>
                                <text:list-item>
                                  <text:p text:style-name="P230">遙視 某一特定區域。</text:p>
                                </text:list-item>
                              </text:list>
                            </text:list-item>
                            <text:list-item>
                              <text:p text:style-name="P230">遙視 當下的當下 相對簡單。</text:p>
                            </text:list-item>
                          </text:list>
                        </text:list-item>
                        <text:list-item>
                          <text:p text:style-name="P399"><text:span text:style-name="T105">遙視 未來 是 觀測 下游&lt;?</text:span><text:span text:style-name="T108">3&gt;個體</text:span><text:span text:style-name="T105">。</text:span></text:p>
                          <text:list>
                            <text:list-item>
                              <text:p text:style-name="P399"><text:span text:style-name="T105">下</text:span><text:span text:style-name="T108">游</text:span><text:span text:style-name="T105">&lt;?3&gt;個體 是 下</text:span><text:span text:style-name="T108">游 的 </text:span><text:span text:style-name="T105">&lt;?3&gt;個體。</text:span></text:p>
                            </text:list-item>
                            <text:list-item>
                              <text:p text:style-name="P399"><text:span text:style-name="T105">遙視者 認定 </text:span><text:span text:style-name="T108">該&lt;</text:span><text:span text:style-name="T105">?</text:span><text:span text:style-name="T108">3&gt;個體 跟 即將的</text:span><text:span text:style-name="T105">&lt;_?</text:span><text:span text:style-name="T108">3_&gt;個體 一模一樣。</text:span></text:p>
                              <text:list>
                                <text:list-item>
                                  <text:p text:style-name="P399"><text:span text:style-name="T108">明顯例子 是 </text:span><text:span text:style-name="T105">&lt;_?</text:span><text:span text:style-name="T108">3_&gt;個體即將 碰到石頭，該&lt;</text:span><text:span text:style-name="T105">?</text:span><text:span text:style-name="T108">3&gt;個體曾經 碰到同一塊石頭。</text:span></text:p>
                                  <text:list>
                                    <text:list-item>
                                      <text:p text:style-name="P400"><text:span text:style-name="T108">遙視未來 是 推測、估測、建模、模擬，不是 絕對、</text:span><text:span text:style-name="T111">100% 不能改變。</text:span></text:p>
                                      <text:list>
                                        <text:list-item>
                                          <text:p text:style-name="P236">原因很明顯，石頭 不是 剛體。</text:p>
                                        </text:list-item>
                                        <text:list-item>
                                          <text:p text:style-name="P401"><text:span text:style-name="T108">原因很明顯，</text:span><text:span text:style-name="T105">&lt;_?</text:span><text:span text:style-name="T108">3_&gt;個體 和 該&lt;</text:span><text:span text:style-name="T105">?</text:span><text:span text:style-name="T108">3&gt;個體 不可能 一切 一模一樣。</text:span></text:p>
                                        </text:list-item>
                                        <text:list-item>
                                          <text:p text:style-name="P402"><text:span text:style-name="T108">只是 相比於 其他&lt;</text:span><text:span text:style-name="T105">?</text:span><text:span text:style-name="T108">3&gt;個體 來說，該&lt;</text:span><text:span text:style-name="T105">?</text:span><text:span text:style-name="T108">3&gt;個體 的 擬合相似度最高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03"><text:span text:style-name="T108">然後 對 該</text:span><text:span text:style-name="T105">&lt;?</text:span><text:span text:style-name="T108">3&gt;個體 進行 觀測，遙視者 有 更高 信心度 做推測、認定。</text:span></text:p>
                                  <text:list>
                                    <text:list-item>
                                      <text:p text:style-name="P403"><text:span text:style-name="T108">推測、認定 該&lt;</text:span><text:span text:style-name="T105">?</text:span><text:span text:style-name="T108">3&gt;個體 正在發生 的 一切，</text:span><text:span text:style-name="T105">&lt;_?</text:span><text:span text:style-name="T108">3_&gt;個體 即將發生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04"><text:span text:style-name="T105">預言 要先 觀測 其他</text:span><text:span text:style-name="T108">&lt;</text:span><text:span text:style-name="T105">?</text:span><text:span text:style-name="T108">3&gt;個體</text:span><text:span text:style-name="T105">，然後 演算、模擬 找出 </text:span><text:span text:style-name="T108">擬合相似度最高 的 &lt;</text:span><text:span text:style-name="T105">?</text:span><text:span text:style-name="T108">3&gt;個體</text:span><text:span text:style-name="T105">。</text:span></text:p>
                  <text:list>
                    <text:list-item>
                      <text:p text:style-name="P404"><text:span text:style-name="T105">然後 觀察、觀測、正規化、修正、預測 未來 的 &lt;_?</text:span><text:span text:style-name="T108">3_&gt;個體。</text:span></text:p>
                      <text:list>
                        <text:list-item>
                          <text:p text:style-name="P404"><text:span text:style-name="T105">正規化、修正 的 原因很明顯，該</text:span><text:span text:style-name="T108">&lt;</text:span><text:span text:style-name="T105">?</text:span><text:span text:style-name="T108">3&gt;個體、</text:span><text:span text:style-name="T105">&lt;_?</text:span><text:span text:style-name="T108">3_&gt;個體 不可能 一模一樣。</text:span></text:p>
                        </text:list-item>
                        <text:list-item>
                          <text:p text:style-name="P404"><text:span text:style-name="T108">所以 要做 </text:span><text:span text:style-name="T105">正規化、修正、</text:span><text:span text:style-name="T108">轉換矩陣，讓 觀測、預言 的 穩態誤差最小。</text:span></text:p>
                        </text:list-item>
                        <text:list-item>
                          <text:p text:style-name="P405"><text:span text:style-name="T108">明顯例子 是 </text:span><text:span text:style-name="T105">&lt;_?</text:span><text:span text:style-name="T108">3_&gt;個體 和 該&lt;</text:span><text:span text:style-name="T105">?</text:span><text:span text:style-name="T108">3&gt;個體 擬合相似度 最高。</text:span></text:p>
                          <text:list>
                            <text:list-item>
                              <text:p text:style-name="P717"><text:span text:style-name="T105">&lt;_?</text:span><text:span text:style-name="T108">3_&gt;個體、該&lt;</text:span><text:span text:style-name="T105">?</text:span><text:span text:style-name="T108">3&gt;個體 是 同一個 電動車 車輛款式。</text:span></text:p>
                            </text:list-item>
                            <text:list-item>
                              <text:p text:style-name="P718"><text:span text:style-name="T105">&lt;_?</text:span><text:span text:style-name="T108">3_&gt;個體 是 經典版電動車。</text:span></text:p>
                            </text:list-item>
                            <text:list-item>
                              <text:p text:style-name="P719"><text:span text:style-name="T108">該&lt;</text:span><text:span text:style-name="T105">?</text:span><text:span text:style-name="T108">3&gt;個體 是 豪華版電動車。</text:span></text:p>
                            </text:list-item>
                            <text:list-item>
                              <text:p text:style-name="P237">預言者 觀測 的 生產過程，必須對 豪華版電動車 的 豪華配件，進行 校正。</text:p>
                            </text:list-item>
                            <text:list-item>
                              <text:p text:style-name="P238">預言者 校正 之後，才能獲得 更精準的 經典版電動車 生產過程、瞬態、快照。</text:p>
                            </text:list-item>
                          </text:list>
                        </text:list-item>
                        <text:list-item>
                          <text:p text:style-name="P406"><text:span text:style-name="T108">明顯例子 是 </text:span><text:span text:style-name="T105">&lt;_?</text:span><text:span text:style-name="T108">3_&gt;個體 和 該&lt;</text:span><text:span text:style-name="T105">?</text:span><text:span text:style-name="T108">3&gt;個體 擬合相似度 最高。</text:span></text:p>
                          <text:list>
                            <text:list-item>
                              <text:p text:style-name="P720"><text:span text:style-name="T105">&lt;_?</text:span><text:span text:style-name="T108">3_&gt;個體、該&lt;</text:span><text:span text:style-name="T105">?</text:span><text:span text:style-name="T108">3&gt;個體 是 同一個 電動車 車輛款式、車輛等級。</text:span></text:p>
                            </text:list-item>
                            <text:list-item>
                              <text:p text:style-name="P720"><text:span text:style-name="T105">&lt;_?</text:span><text:span text:style-name="T108">3_&gt;個體、該&lt;</text:span><text:span text:style-name="T105">?</text:span><text:span text:style-name="T108">3&gt;個體 都是 豪華版電動車。</text:span></text:p>
                            </text:list-item>
                            <text:list-item>
                              <text:p text:style-name="P721"><text:span text:style-name="T108">但是 該豪華版電動車 </text:span><text:span text:style-name="T120">的 生產線 在 裝配車輪 的 時候，有0.01%會誤動作。</text:span></text:p>
                              <text:list>
                                <text:list-item>
                                  <text:p text:style-name="P241">該誤動作 會造成 汽車 左前方的車輪 沒有 裝上，只裝上 三個車輪。</text:p>
                                  <text:list>
                                    <text:list-item>
                                      <text:p text:style-name="P241">該誤動作 之後，該車輪會掉到地上，然後 該車輪 被 掃地機器人 回收。</text:p>
                                    </text:list-item>
                                  </text:list>
                                </text:list-item>
                                <text:list-item>
                                  <text:p text:style-name="P242">有四個車輪的汽車、只有三個車輪的汽車 的 重心 不同。</text:p>
                                  <text:list>
                                    <text:list-item>
                                      <text:p text:style-name="P242">假定 有四個車輪的汽車 的 重心 在 汽車 的 正中央。</text:p>
                                      <text:list>
                                        <text:list-item>
                                          <text:p text:style-name="P242">則 只有三個車輪的汽車 的 重心 在 汽車 的 右後方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3">導致 只有三個車輪的汽車 往 右後方 傾斜。</text:p>
                                </text:list-item>
                                <text:list-item>
                                  <text:p text:style-name="P244">假定 生產線 沒有 感測、修正 汽車 的 姿態。</text:p>
                                  <text:list>
                                    <text:list-item>
                                      <text:p text:style-name="P245">有四個車輪的汽車 能夠裝的配件，只有三個車輪的汽車 有機率 裝不上。</text:p>
                                      <text:list>
                                        <text:list-item>
                                          <text:p text:style-name="P246">原因很明顯，位置偏調。</text:p>
                                        </text:list-item>
                                        <text:list-item>
                                          <text:p text:style-name="P246">明顯例子 是 汽車的姿態 太過傾斜，汽車的方向盤 裝不上去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44">生產過程 的 錯誤、誤差、差異 會 越來越多，不斷累積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22"><text:span text:style-name="T120">假定 </text:span><text:span text:style-name="T105">&lt;_?</text:span><text:span text:style-name="T108">3_&gt;個體 在 生產過程 已經 發生 </text:span><text:span text:style-name="T120">該誤動作。</text:span></text:p>
                            </text:list-item>
                            <text:list-item>
                              <text:p text:style-name="P723"><text:span text:style-name="T120">假定 預言者 在 生產線下游 找到 </text:span><text:span text:style-name="T121">已經發生該誤動作 的 </text:span><text:span text:style-name="T120">汽車群</text:span><text:span text:style-name="T121">。</text:span></text:p>
                            </text:list-item>
                            <text:list-item>
                              <text:p text:style-name="P248">預言者 藉由 統計 可以知道 某一特定工作站 出現 的 現象。</text:p>
                              <text:list>
                                <text:list-item>
                                  <text:p text:style-name="P248">工作站 的 明顯例子 是 裝上 汽車的方向盤 的 工作站。</text:p>
                                </text:list-item>
                                <text:list-item>
                                  <text:p text:style-name="P724"><text:span text:style-name="T66">藉由 </text:span><text:span text:style-name="T121">統計結果，預言者 得知 該現象 的 發生機率。</text:span></text:p>
                                </text:list-item>
                                <text:list-item>
                                  <text:p text:style-name="P247">假定 該誤動作的下游汽車群 有 10000輛。</text:p>
                                  <text:list>
                                    <text:list-item>
                                      <text:p text:style-name="P725"><text:span text:style-name="T120">其中 1000輛 </text:span><text:span text:style-name="T121">汽車的方向盤 裝不上。</text:span></text:p>
                                    </text:list-item>
                                    <text:list-item>
                                      <text:p text:style-name="P725"><text:span text:style-name="T120">其中 </text:span><text:span text:style-name="T122">9</text:span><text:span text:style-name="T120">000輛 </text:span><text:span text:style-name="T121">汽車的方向盤 有裝上。</text:span></text:p>
                                    </text:list-item>
                                    <text:list-item>
                                      <text:p text:style-name="P725"><text:span text:style-name="T121">預言者 透過 統計 可知，</text:span><text:span text:style-name="T122">裝上</text:span><text:span text:style-name="T121">汽車的方向盤的機率 是 </text:span><text:span text:style-name="T122">90%</text:span><text:span text:style-name="T121">。</text:span></text:p>
                                    </text:list-item>
                                    <text:list-item>
                                      <text:p text:style-name="P726"><text:span text:style-name="T121">預言者 有 90% 的 把握，</text:span><text:span text:style-name="T105">&lt;_?</text:span><text:span text:style-name="T108">3_&gt;個體 在 未來 會裝上</text:span><text:span text:style-name="T121"> 汽車的方向盤。</text:span></text:p>
                                    </text:list-item>
                                    <text:list-item>
                                      <text:p text:style-name="P249">預言者 會在 預言書 上面寫，未來 即將發生 裝上汽車的方向盤 事件。</text:p>
                                    </text:list-item>
                                    <text:list-item>
                                      <text:p text:style-name="P249">&lt;_?<text:span text:style-name="T351">3_&gt;個體 蘊含的 &lt;?2&gt;個體 有機率 改變 未來。</text:span></text:p>
                                      <text:list>
                                        <text:list-item>
                                          <text:p text:style-name="P250">明顯例子 是 &lt;?<text:span text:style-name="T351">2&gt;個體 產生 共識、共振、共鳴、指向性、群體力量。</text:span></text:p>
                                          <text:list>
                                            <text:list-item>
                                              <text:p text:style-name="P250"><text:span text:style-name="T351">共識越高，</text:span>&lt;_?<text:span text:style-name="T351">3_&gt;個體 就有 更高的機率 裝上 汽車的方向盤。</text:span></text:p>
                                            </text:list-item>
                                            <text:list-item>
                                              <text:p text:style-name="P251">&lt;?<text:span text:style-name="T351">2&gt;個體 共識越高，</text:span>&lt;_?<text:span text:style-name="T351">3_&gt;個體 裝上汽車的方向盤 機率越高。</text:span></text:p>
                                            </text:list-item>
                                            <text:list-item>
                                              <text:p text:style-name="P251">&lt;?<text:span text:style-name="T351">2&gt;個體 共識越高，</text:span>&lt;_?<text:span text:style-name="T351">3_&gt;個體 發生某一特定事件 機率越高。</text:span></text:p>
                                            </text:list-item>
                                            <text:list-item>
                                              <text:p text:style-name="P252">該事件 是 &lt;?<text:span text:style-name="T351">2&gt;個體 想要 </text:span>&lt;_?<text:span text:style-name="T351">3_&gt;個體發生 的 事件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53">明顯例子 是 人類<text:span text:style-name="T351">個體 蘊含 動能個體。</text:span></text:p>
                                          <text:list>
                                            <text:list-item>
                                              <text:p text:style-name="P269">動能個體 產生 共識、共鳴、共振、指向性、作用力、群體力量。</text:p>
                                            </text:list-item>
                                            <text:list-item>
                                              <text:p text:style-name="P254"><text:span text:style-name="T351">動能個體 共識越高，</text:span>人類<text:span text:style-name="T352">個體 正常走路、不會平地摔 機率越高。</text:span></text:p>
                                            </text:list-item>
                                            <text:list-item>
                                              <text:p text:style-name="P255"><text:span text:style-name="T351">動能個體 共識越高，</text:span>人類<text:span text:style-name="T351">個體 發生某一特定事件 機率越高。</text:span></text:p>
                                            </text:list-item>
                                            <text:list-item>
                                              <text:p text:style-name="P256">該<text:span text:style-name="T351">某一特定</text:span>事件 是 <text:span text:style-name="T351">動能個體 想要 </text:span>人類<text:span text:style-name="T351">個體發生 的 事件。</text:span></text:p>
                                            </text:list-item>
                                            <text:list-item>
                                              <text:p text:style-name="P257">明顯例子 是 <text:span text:style-name="T351">動能個體 想要 </text:span>人類<text:span text:style-name="T351">個體發生 </text:span>正常走路 事件。</text:p>
                                            </text:list-item>
                                            <text:list-item>
                                              <text:p text:style-name="P258"><text:span text:style-name="T351">動能個體 共識越低，</text:span>人類<text:span text:style-name="T351">個體正常走路 機率越低。</text:span></text:p>
                                            </text:list-item>
                                            <text:list-item>
                                              <text:p text:style-name="P259">明顯例子 是 <text:span text:style-name="T351">動能個體共識太低，導致 </text:span>人類個體 手腳顫抖。</text:p>
                                            </text:list-item>
                                            <text:list-item>
                                              <text:p text:style-name="P651"><text:span text:style-name="T235">動能個體的</text:span><text:span text:style-name="T171">共識越低</text:span><text:span text:style-name="T235">，正常走路</text:span><text:span text:style-name="T228"> 機率越低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27"><text:span text:style-name="T121">實際上，預言者 不會 觀測 10000個 &lt;?</text:span><text:span text:style-name="T123">3&gt;個體</text:span><text:span text:style-name="T121">，然後 才 寫進 預言書。</text:span></text:p>
                                </text:list-item>
                                <text:list-item>
                                  <text:p text:style-name="P260">實際上，預言者 不會 觀測 同一個事件 10000次，然後 才 寫進 預言書。</text:p>
                                  <text:list>
                                    <text:list-item>
                                      <text:p text:style-name="P261">預言者 有機率 遙視、觀測1次，然後 就 寫進 預言書。</text:p>
                                      <text:list>
                                        <text:list-item>
                                          <text:p text:style-name="P260">原因很明顯，預言者 有機率 不能 控制 遙視 的 一切。</text:p>
                                        </text:list-item>
                                        <text:list-item>
                                          <text:p text:style-name="P262">原因很明顯，預言者 有機率 是 被動、被迫 遙視。</text:p>
                                        </text:list-item>
                                        <text:list-item>
                                          <text:p text:style-name="P262">原因很明顯，預言者 有機率 無法、不能 主動 遙視。</text:p>
                                        </text:list-item>
                                        <text:list-item>
                                          <text:p text:style-name="P263">原因很明顯，預言者 有機率 每次 遙視 的 場景 都不同。</text:p>
                                        </text:list-item>
                                        <text:list-item>
                                          <text:p text:style-name="P264">原因很明顯，預言者 有機率 不能挑選想要 遙視 的 &lt;?<text:span text:style-name="T350">3&gt;個體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60">實際上，預言者 可以 透過 計算 汽車重心位置、工作站的裝配程序。</text:p>
                                  <text:list>
                                    <text:list-item>
                                      <text:p text:style-name="P728"><text:span text:style-name="T121">直接 透過 數學、科學、科技、工具、建模，推測出 發生機率 是 </text:span><text:span text:style-name="T122">90%</text:span><text:span text:style-name="T121">。</text:span></text:p>
                                    </text:list-item>
                                    <text:list-item>
                                      <text:p text:style-name="P728"><text:span text:style-name="T121">完全不需要 觀測、觀察 其他&lt;?</text:span><text:span text:style-name="T124">3&gt;個體。</text:span></text:p>
                                    </text:list-item>
                                    <text:list-item>
                                      <text:p text:style-name="P729"><text:span text:style-name="T121">預言者 越善用 &lt;_?</text:span><text:span text:style-name="T125">3_&gt; ~ </text:span><text:span text:style-name="T121">&lt;_?</text:span><text:span text:style-name="T125">1_&gt; 法則，推測 越精準、越輕鬆、越自然。</text:span></text:p>
                                    </text:list-item>
                                    <text:list-item>
                                      <text:p text:style-name="P265">數學、科學、科技、工具、建模 比 觀測、觀察，還要 省時間、省資源。</text:p>
                                      <text:list>
                                        <text:list-item>
                                          <text:p text:style-name="P266">數學、科學、科技、工具、建模 還能 打造出 偽工具、偽數學工具。</text:p>
                                          <text:list>
                                            <text:list-item>
                                              <text:p text:style-name="P266">防範於未然、強化文明反脆弱性、增強文明對未來變化的抵抗力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67">止步於 實際觀測 的 文明，極端容易 被殲滅。</text:p>
                                          <text:list>
                                            <text:list-item>
                                              <text:p text:style-name="P268">明顯例子 是 該文明 因為 預期外的變化，而 被殲滅。</text:p>
                                            </text:list-item>
                                            <text:list-item>
                                              <text:p text:style-name="P730"><text:span text:style-name="T121">明顯例子 是 該文明 觀測到 下游&lt;?</text:span><text:span text:style-name="T126">3&gt;個體 每次都有裝上 車輪</text:span><text:span text:style-name="T121">。</text:span></text:p>
                                            </text:list-item>
                                            <text:list-item>
                                              <text:p text:style-name="P731"><text:span text:style-name="T121">導致 該文明 直覺認定 裝上車輪 是 </text:span><text:span text:style-name="T127">100% 會發生 的 事件。</text:span></text:p>
                                            </text:list-item>
                                            <text:list-item>
                                              <text:p text:style-name="P270">結果 &lt;_?3_&gt;個體 是 第一個 沒有 裝上 車輪 的 &lt;?3&gt;個體。</text:p>
                                            </text:list-item>
                                            <text:list-item>
                                              <text:p text:style-name="P407"><text:span text:style-name="T127">明顯例子 是 </text:span><text:span text:style-name="T121">下游&lt;?</text:span><text:span text:style-name="T126">3&gt;個體 從來沒有發生 隕石 滅絕 該文明。</text:span></text:p>
                                            </text:list-item>
                                            <text:list-item>
                                              <text:p text:style-name="P407"><text:span text:style-name="T126">所以 該文明 認定 </text:span><text:span text:style-name="T127">&lt;_?3_&gt;個體 也不會發生 隕石 滅絕 該文明。</text:span></text:p>
                                            </text:list-item>
                                            <text:list-item>
                                              <text:p text:style-name="P271">導致 該文明 沒有 設計、製造、測試 反制 隕石來襲 的 工具。</text:p>
                                            </text:list-item>
                                            <text:list-item>
                                              <text:p text:style-name="P272">導致 隕石 即將 砸中 該文明，該文明 只能 不抬頭往上看。</text:p>
                                            </text:list-item>
                                            <text:list-item>
                                              <text:p text:style-name="P273">導致 該文明的個體 在 驚恐、憤怒、絕望 當中，被隕石 滅絕。</text:p>
                                            </text:list-item>
                                            <text:list-item>
                                              <text:p text:style-name="P408"><text:span text:style-name="T127">假定 該文明 有發展 </text:span><text:span text:style-name="T121">&lt;_?</text:span><text:span text:style-name="T125">3_&gt; ~ </text:span><text:span text:style-name="T121">&lt;_?</text:span><text:span text:style-name="T125">1_&gt; 法則 的 偽數學工具。</text:span></text:p>
                                            </text:list-item>
                                            <text:list-item>
                                              <text:p text:style-name="P409"><text:span text:style-name="T127">該文明 有機率 推算出，隕石 有機率 </text:span><text:span text:style-name="T126">滅絕 該文明，並且 反制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74">統計 只是對 過去 進行 統計，不代表 未來。</text:p>
                                      <text:list>
                                        <text:list-item>
                                          <text:p text:style-name="P732"><text:span text:style-name="T126">統計出來的機率是</text:span><text:span text:style-name="T66">p%，不代表 未來 永遠都是 p%。</text:span></text:p>
                                          <text:list>
                                            <text:list-item>
                                              <text:p text:style-name="P732"><text:span text:style-name="T126">統計出來的機率是1</text:span><text:span text:style-name="T66">00%，不代表 未來 永遠都是 100%。</text:span></text:p>
                                            </text:list-item>
                                            <text:list-item>
                                              <text:p text:style-name="P732"><text:span text:style-name="T126">統計出來的機率是</text:span><text:span text:style-name="T66">0%，不代表 未來 永遠都是 0%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33"><text:span text:style-name="T66">預言 只是對 其他&lt;?</text:span><text:span text:style-name="T129">3&gt;個體 進行 遙視、觀測、統計，不代表 未來。</text:span></text:p>
                                      <text:list>
                                        <text:list-item>
                                          <text:p text:style-name="P734"><text:span text:style-name="T66">預言 只是使用 偽數學工具 對 &lt;_?</text:span><text:span text:style-name="T129">3_&gt;個體 進行 推算、建模、估測。</text:span></text:p>
                                        </text:list-item>
                                        <text:list-item>
                                          <text:p text:style-name="P734"><text:span text:style-name="T129">遙視 </text:span><text:span text:style-name="T66">其他&lt;?</text:span><text:span text:style-name="T129">3&gt;個體 是 必經之路。</text:span></text:p>
                                        </text:list-item>
                                        <text:list-item>
                                          <text:p text:style-name="P275">隨著 文明發展，遙視 有機率 逐漸被 數學工具、偽數學工具 取代。</text:p>
                                          <text:list>
                                            <text:list-item>
                                              <text:p text:style-name="P275">原因很明顯，遙視 會花 時間、資源、勞動力、專注力。</text:p>
                                            </text:list-item>
                                            <text:list-item>
                                              <text:p text:style-name="P735"><text:span text:style-name="T129">原因很明顯，遙視 是 非監督式學習 其他&lt;?</text:span><text:span text:style-name="T130">3&gt;個體。</text:span></text:p>
                                            </text:list-item>
                                            <text:list-item>
                                              <text:p text:style-name="P410"><text:span text:style-name="T129">遙視 是 觀測 即將、正在、已經 發生在 其他&lt;?</text:span><text:span text:style-name="T130">3&gt;個體 的 一切。</text:span></text:p>
                                            </text:list-item>
                                            <text:list-item>
                                              <text:p text:style-name="P276">數學工具、偽數學工具 可以直接 帶入 數學模型，快速計算。</text:p>
                                            </text:list-item>
                                            <text:list-item>
                                              <text:p text:style-name="P277">數學工具、偽數學工具 可以直接 推算出 從未發生過 的 事件。</text:p>
                                            </text:list-item>
                                            <text:list-item>
                                              <text:p text:style-name="P278">從未發生過 是 透過統計得知發生機率為0%、還沒被觀測到。</text:p>
                                            </text:list-item>
                                            <text:list-item>
                                              <text:p text:style-name="P736"><text:span text:style-name="T129">還沒被觀測到 是 曾經、正在、即將 發生在其他&lt;?</text:span><text:span text:style-name="T130">3&gt;個體。</text:span></text:p>
                                            </text:list-item>
                                            <text:list-item>
                                              <text:p text:style-name="P737"><text:span text:style-name="T129">還沒被觀測到 是 &lt;?</text:span><text:span text:style-name="T131">2</text:span><text:span text:style-name="T130">&gt;個體 還沒 觀測到、感知到、認知到。</text:span></text:p>
                                            </text:list-item>
                                            <text:list-item>
                                              <text:p text:style-name="P738"><text:span text:style-name="T130">明顯例子 是 </text:span><text:span text:style-name="T129">隨著 文明發展，大量人工計算 逐漸被 電腦 取代。</text:span></text:p>
                                            </text:list-item>
                                            <text:list-item>
                                              <text:p text:style-name="P279">大量人工計算 是 企業 聘僱 一群數學優異的人。</text:p>
                                            </text:list-item>
                                            <text:list-item>
                                              <text:p text:style-name="P739"><text:span text:style-name="T129">大量人工計算 是 一群人做數學題目，最多</text:span><text:span text:style-name="T66">相</text:span><text:span text:style-name="T129">同的答案視為正解。</text:span></text:p>
                                            </text:list-item>
                                            <text:list-item>
                                              <text:p text:style-name="P280">數學問題 的 明顯例子 是 生產成本、營收、風險管理 估算。</text:p>
                                            </text:list-item>
                                            <text:list-item>
                                              <text:p text:style-name="P411"><text:span text:style-name="T129">明顯例子 是</text:span><text:span text:style-name="T132">80%的人回答1，20%的人回答0，企業把1視為正解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81">數學工具、偽數學工具、科學、科學應用 越優良，預言精準度 越高。</text:p>
                                          <text:list>
                                            <text:list-item>
                                              <text:p text:style-name="P281">文明的反脆弱性 越高。</text:p>
                                            </text:list-item>
                                            <text:list-item>
                                              <text:p text:style-name="P740"><text:span text:style-name="T66">推測、推算、</text:span><text:span text:style-name="T108">建模、估測 的 結果</text:span><text:span text:style-name="T129"> 不代表 </text:span><text:span text:style-name="T66">&lt;_?</text:span><text:span text:style-name="T129">3_&gt;個體 的 未來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41"><text:span text:style-name="T66">預言家 預言 100%會發生的事件，不一定 會發生在 &lt;_?</text:span><text:span text:style-name="T128">3_&gt;個體。</text:span></text:p>
                                        </text:list-item>
                                        <text:list-item>
                                          <text:p text:style-name="P282">預言家 預言 0%會發生的事件，不一定 不會發生在 &lt;_?3_&gt;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2"><text:span text:style-name="T108">預言未來 是 推測、估測、建模、模擬，不是 絕對、</text:span><text:span text:style-name="T111">100% 不能改變。</text:span></text:p>
                      <text:list>
                        <text:list-item>
                          <text:p text:style-name="P239">原因很明顯，石頭 不是 剛體。</text:p>
                        </text:list-item>
                        <text:list-item>
                          <text:p text:style-name="P413"><text:span text:style-name="T108">原因很明顯，</text:span><text:span text:style-name="T105">&lt;_?</text:span><text:span text:style-name="T108">3_&gt;個體 和 該&lt;</text:span><text:span text:style-name="T105">?</text:span><text:span text:style-name="T108">3&gt;個體 不可能 一切 一模一樣。</text:span></text:p>
                        </text:list-item>
                        <text:list-item>
                          <text:p text:style-name="P413"><text:span text:style-name="T108">只是 相比於 其他&lt;</text:span><text:span text:style-name="T105">?</text:span><text:span text:style-name="T108">3&gt;個體 來說，該&lt;</text:span><text:span text:style-name="T105">?</text:span><text:span text:style-name="T108">3&gt;個體 的 擬合相似度最高。</text:span></text:p>
                        </text:list-item>
                      </text:list>
                    </text:list-item>
                    <text:list-item>
                      <text:p text:style-name="P239">預言 越未來，事件規模 要 越大。</text:p>
                      <text:list>
                        <text:list-item>
                          <text:p text:style-name="P414"><text:span text:style-name="T108">明顯例子 是 某一特定石頭</text:span><text:span text:style-name="T116">的寬度</text:span><text:span text:style-name="T108"> 佔有 &lt;?</text:span><text:span text:style-name="T112">3&gt;</text:span><text:span text:style-name="T108">河流寬度 的</text:span><text:span text:style-name="T114">p</text:span><text:span text:style-name="T112">%。</text:span></text:p>
                          <text:list>
                            <text:list-item>
                              <text:p text:style-name="P415"><text:span text:style-name="T108">石頭 </text:span><text:span text:style-name="T117">是 </text:span><text:span text:style-name="T108">&lt;?</text:span><text:span text:style-name="T112">3&gt;</text:span><text:span text:style-name="T108">石頭個體。</text:span></text:p>
                            </text:list-item>
                            <text:list-item>
                              <text:p text:style-name="P416"><text:span text:style-name="T105">&lt;_?</text:span><text:span text:style-name="T108">3_&gt;個體 在 上游。</text:span></text:p>
                            </text:list-item>
                            <text:list-item>
                              <text:p text:style-name="P416"><text:span text:style-name="T105">&lt;_?</text:span><text:span text:style-name="T108">3_&gt;個體 從 上游 往 下游 移動。</text:span></text:p>
                            </text:list-item>
                            <text:list-item>
                              <text:p text:style-name="P240">該石頭 在 下游。</text:p>
                            </text:list-item>
                            <text:list-item>
                              <text:p text:style-name="P417"><text:span text:style-name="T112">事件發生率 越高，</text:span><text:span text:style-name="T115">p</text:span><text:span text:style-name="T112">越大。</text:span></text:p>
                            </text:list-item>
                            <text:list-item>
                              <text:p text:style-name="P742"><text:span text:style-name="T115">p</text:span><text:span text:style-name="T112">越大，事件發生率 越高，預言家 的 正確率 越高。</text:span></text:p>
                            </text:list-item>
                            <text:list-item>
                              <text:p text:style-name="P283">p越小，事件發生率 越低，預言家 的 正確率 越低。</text:p>
                            </text:list-item>
                            <text:list-item>
                              <text:p text:style-name="P418"><text:span text:style-name="T105">&lt;_?</text:span><text:span text:style-name="T108">3_&gt;個體、該石頭 之間 相隔距離 是</text:span><text:span text:style-name="T113">t</text:span><text:span text:style-name="T112">公分。</text:span></text:p>
                            </text:list-item>
                            <text:list-item>
                              <text:p text:style-name="P419"><text:span text:style-name="T118">進行預言的時間、事件觸發時間 相隔 越短，t</text:span><text:span text:style-name="T112">越小。</text:span></text:p>
                            </text:list-item>
                            <text:list-item>
                              <text:p text:style-name="P420"><text:span text:style-name="T118">t</text:span><text:span text:style-name="T112">越大，雜訊 越多，數學模型模擬難度 越高，預言家 的 正確率 越低。</text:span></text:p>
                            </text:list-item>
                            <text:list-item>
                              <text:p text:style-name="P421"><text:span text:style-name="T118">t</text:span><text:span text:style-name="T112">越小，雜訊 越少，數學模型模擬難度 越低，預言家 的 正確率 越高。</text:span></text:p>
                            </text:list-item>
                            <text:list-item>
                              <text:p text:style-name="P743"><text:span text:style-name="T112">p越大、</text:span><text:span text:style-name="T118">t</text:span><text:span text:style-name="T66">越</text:span><text:span text:style-name="T112">小</text:span><text:span text:style-name="T66">，</text:span><text:span text:style-name="T112">模擬難度 越低，預言家 的 正確率 越高。</text:span></text:p>
                              <text:list>
                                <text:list-item>
                                  <text:p text:style-name="P744"><text:span text:style-name="T112">p越大、</text:span><text:span text:style-name="T118">t</text:span><text:span text:style-name="T66">越</text:span><text:span text:style-name="T112">小</text:span><text:span text:style-name="T66">，</text:span><text:span text:style-name="T112">不代表 事件發生率 越高。</text:span></text:p>
                                  <text:list>
                                    <text:list-item>
                                      <text:p text:style-name="P744"><text:span text:style-name="T112">明顯例子 是 </text:span><text:span text:style-name="T119">p% = 99.99%，t公分 = 0.01公分</text:span></text:p>
                                      <text:list>
                                        <text:list-item>
                                          <text:p text:style-name="P284">&lt;_?3_&gt;個體 在 石頭以外的0.01% 的 位置，沒有碰到石頭 的 通過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43"><text:span text:style-name="T112">p越小、</text:span><text:span text:style-name="T118">t</text:span><text:span text:style-name="T112">越大，模擬難度 越高，預言家 的 正確率 越低。</text:span></text:p>
                              <text:list>
                                <text:list-item>
                                  <text:p text:style-name="P745"><text:span text:style-name="T112">p越小、</text:span><text:span text:style-name="T118">t</text:span><text:span text:style-name="T112">越大，不代表 事件發生率 越低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85">預言者 至少要 具備 遙視 的 本能、傳承。</text:p>
                </text:list-item>
              </text:list>
            </text:list-item>
            <text:list-item>
              <text:p text:style-name="P422"><text:span text:style-name="T89">未來人類 有機率 發展出 常駐型、範圍型 反預言、反遙視 科學、科技、工具、裝置、系統</text:span><text:span text:style-name="T104">。</text:span></text:p>
              <text:list>
                <text:list-item>
                  <text:p text:style-name="P286">未來 是 未來的當下的 的 簡稱。</text:p>
                </text:list-item>
              </text:list>
            </text:list-item>
            <text:list-item>
              <text:p text:style-name="P313">原因很明顯，就 本書 所知的過去人類 預言 都在 紫徽聖人 出世沒多久 嘎然而止、突然停止。</text:p>
              <text:list>
                <text:list-item>
                  <text:p text:style-name="P423"><text:span text:style-name="T104">過去</text:span><text:span text:style-name="T89"> 是 </text:span><text:span text:style-name="T104">過去</text:span><text:span text:style-name="T89">的當下的 的 簡稱。</text:span></text:p>
                </text:list-item>
                <text:list-item>
                  <text:p text:style-name="P424"><text:span text:style-name="T104">假定 過去人類 預言 </text:span><text:span text:style-name="T106">真實存在。</text:span></text:p>
                </text:list-item>
                <text:list-item>
                  <text:p text:style-name="P314">假定 過去人類 預言 的 紫徽聖人 真實存在。</text:p>
                </text:list-item>
                <text:list-item>
                  <text:p text:style-name="P425"><text:span text:style-name="T104">本書 推測 在 紫徽聖人 出來沒多久，未來人類還沒發展出 成熟的 </text:span><text:span text:style-name="T89">反預言、反遙視 工具。</text:span></text:p>
                  <text:list>
                    <text:list-item>
                      <text:p text:style-name="P315">過去人類 還能夠 預言 紫徽聖人 出來之後，影響 場景、景象、程度、範圍、震撼力。</text:p>
                    </text:list-item>
                  </text:list>
                </text:list-item>
                <text:list-item>
                  <text:p text:style-name="P426"><text:span text:style-name="T104">本書 推測 在 紫徽聖人 出來一段時間後，未來人類 發展出 成熟的 </text:span><text:span text:style-name="T89">反預言、反遙視 工具。</text:span></text:p>
                  <text:list>
                    <text:list-item>
                      <text:p text:style-name="P746"><text:span text:style-name="T89">本書 推測 </text:span><text:span text:style-name="T104">一段時間 是 紫徽聖人 出來之後，</text:span><text:span text:style-name="T107">0年 ~ </text:span><text:span text:style-name="T66">20年 之間</text:span><text:span text:style-name="T104">。</text:span></text:p>
                      <text:list>
                        <text:list-item>
                          <text:p text:style-name="P747"><text:span text:style-name="T66">20年內 </text:span><text:span text:style-name="T104">未來人類 有機率 發展出 成熟的 </text:span><text:span text:style-name="T89">反預言、反遙視 工具，反制 </text:span><text:span text:style-name="T104">過去人類。</text:span></text:p>
                        </text:list-item>
                      </text:list>
                    </text:list-item>
                    <text:list-item>
                      <text:p text:style-name="P427"><text:span text:style-name="T89">導致 </text:span><text:span text:style-name="T104">過去人類 不能、無法、極端難以 透過 &lt;_?</text:span><text:span text:style-name="T105">3_&gt; ~ &lt;_?1_&gt; 法則 預言、遙視。</text:span></text:p>
                    </text:list-item>
                    <text:list-item>
                      <text:p text:style-name="P287">反預言、反遙視 科學、科技、工具、裝置、系統 逐漸成熟，導致 過去人類 無法預言。</text:p>
                    </text:list-item>
                    <text:list-item>
                      <text:p text:style-name="P288">所以 過去人類 才會 停止預言，並且 表達 更未來的 未來之事 要問 後人，世道輪迴。</text:p>
                      <text:list>
                        <text:list-item>
                          <text:p text:style-name="P289">更未來 是 紫徽聖人 出世 之後 的 未來。</text:p>
                        </text:list-item>
                        <text:list-item>
                          <text:p text:style-name="P428"><text:span text:style-name="T89">更未來 是 未來人類 </text:span><text:span text:style-name="T104">發展出 成熟的 </text:span><text:span text:style-name="T89">反預言、反遙視 科學、科技、工具 的 未來。</text:span></text:p>
                        </text:list-item>
                        <text:list-item>
                          <text:p text:style-name="P290">本書 推測 紫徽聖人 出世 之後，世界 沒有 末日，只是 預言家 觀測、感測 不到。</text:p>
                        </text:list-item>
                        <text:list-item>
                          <text:p text:style-name="P291">原因很明顯，未來人類 透過 反預言、反遙視 科學、科技、工具，反制 預言家。</text:p>
                          <text:list>
                            <text:list-item>
                              <text:p text:style-name="P292">原因很明顯，任意、隨意 遙視、預言 都是 偷窺罪、未來法律要懲罰的罪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3">未來人類 有機率 已經、正在、即將 大量 遙視、偷窺、窺視、監控 過去人類、所有物種。</text:p>
            </text:list-item>
            <text:list-item>
              <text:p text:style-name="P294">有 遙視、預言 本能、傳承 的 人類、其他物種 有機率 已經、正在、即將 遙視、偷窺 人類。</text:p>
              <text:list>
                <text:list-item>
                  <text:p text:style-name="P295">對於 該人類、該物種，人類 的 一切 秘密、機密、隱私 有機率不是 秘密、機密、隱私。</text:p>
                </text:list-item>
              </text:list>
            </text:list-item>
            <text:list-item>
              <text:p text:style-name="P295">其他&lt;?<text:span text:style-name="T353">3&gt;個體的&lt;?2&gt;個體 能夠 透過 肉質層、意識層 進入、擾動、干涉 &lt;_?3_&gt;個體。</text:span></text:p>
              <text:list>
                <text:list-item>
                  <text:p text:style-name="P296"><text:span text:style-name="T353">&lt;_?3_&gt;個體的&lt;?2&gt;個體 能夠 透過 肉質層、意識層 進入、擾動、干涉 </text:span>其他&lt;?<text:span text:style-name="T353">3&gt;個體。</text:span></text:p>
                </text:list-item>
                <text:list-item>
                  <text:p text:style-name="P297">假定 &lt;?<text:span text:style-name="T353">3&gt;個體、神 沒有 進行 管理、管制、控制，所有</text:span>&lt;?<text:span text:style-name="T353">3&gt;個體 會產生 極端混亂 現象。</text:span></text:p>
                  <text:list>
                    <text:list-item>
                      <text:p text:style-name="P298">明顯例子 是 <text:span text:style-name="T354">生產汽車 的 流水線 工廠。</text:span></text:p>
                      <text:list>
                        <text:list-item>
                          <text:p text:style-name="P299"><text:span text:style-name="T353">&lt;?2&gt;文明 派遣大量&lt;?2&gt;個體到 上游</text:span>&lt;?<text:span text:style-name="T353">3&gt;個體，進行 入侵、佔領、搶奪資源。</text:span></text:p>
                        </text:list-item>
                      </text:list>
                    </text:list-item>
                    <text:list-item>
                      <text:p text:style-name="P300">明顯例子 是 &lt;_?<text:span text:style-name="T355">3_&gt;個體的人類 派遣大量軍人到 上游</text:span>&lt;?<text:span text:style-name="T353">3&gt;個體，進行 入侵、佔領。</text:span></text:p>
                      <text:list>
                        <text:list-item>
                          <text:p text:style-name="P300"><text:span text:style-name="T355">上游</text:span>&lt;?<text:span text:style-name="T353">3&gt;個體的人類 還在 石器時代，極端容易遭到 入侵、佔領、搶奪資源。</text:span></text:p>
                        </text:list-item>
                        <text:list-item>
                          <text:p text:style-name="P301">對於 &lt;_?<text:span text:style-name="T355">3_&gt;個體的人類 來說，沒有 祖父悖論、倫理道德問題、沒有血脈關係。</text:span></text:p>
                          <text:list>
                            <text:list-item>
                              <text:p text:style-name="P302"><text:span text:style-name="T355">上游</text:span>&lt;?<text:span text:style-name="T353">3&gt;個體的人類 只是 正好 擁有 一模一樣 的 血脈。</text:span></text:p>
                            </text:list-item>
                          </text:list>
                        </text:list-item>
                        <text:list-item>
                          <text:p text:style-name="P302">&lt;_?<text:span text:style-name="T355">3_&gt;個體、上游</text:span>&lt;?<text:span text:style-name="T353">3&gt;個體 是 不同個體。</text:span></text:p>
                          <text:list>
                            <text:list-item>
                              <text:p text:style-name="P303">對於 &lt;_?<text:span text:style-name="T355">3_&gt;個體的人類 來說，上游</text:span>&lt;?<text:span text:style-name="T353">3&gt;個體 是 美洲大陸。</text:span></text:p>
                            </text:list-item>
                            <text:list-item>
                              <text:p text:style-name="P303">對於 &lt;_?<text:span text:style-name="T355">3_&gt;個體的人類 來說，上游</text:span>&lt;?<text:span text:style-name="T353">3&gt;個體的人類 是 印地安人。</text:span></text:p>
                            </text:list-item>
                            <text:list-item>
                              <text:p text:style-name="P303">對於 &lt;_?<text:span text:style-name="T355">3_&gt;個體的人類 來說，上游</text:span>&lt;?<text:span text:style-name="T353">3&gt;個體的文明 是 能夠焚書的馬雅文明。</text:span></text:p>
                            </text:list-item>
                            <text:list-item>
                              <text:p text:style-name="P304">對於 &lt;_?<text:span text:style-name="T355">3_&gt;個體的人類 來說，他們自己 是 神聖、至高無上 的 存在。</text:span></text:p>
                            </text:list-item>
                            <text:list-item>
                              <text:p text:style-name="P305">對於 &lt;_?<text:span text:style-name="T355">3_&gt;個體的人類 來說，上游</text:span>&lt;?<text:span text:style-name="T353">3&gt;個體 只是在 歷史重演。</text:span></text:p>
                              <text:list>
                                <text:list-item>
                                  <text:p text:style-name="P305">該人類 認定 <text:span text:style-name="T355">上游</text:span>&lt;?<text:span text:style-name="T353">3&gt;個體 是 </text:span>沒有任何意義的存在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6">&lt;_?<text:span text:style-name="T355">3_&gt;個體的人類 到處 時光旅行。</text:span></text:p>
                      <text:list>
                        <text:list-item>
                          <text:p text:style-name="P306">時光旅行 不是 人類認定的 時光旅行。</text:p>
                        </text:list-item>
                        <text:list-item>
                          <text:p text:style-name="P31"><text:span text:style-name="T18">&lt;_?</text:span><text:span text:style-name="T58">3_&gt;個體 </text:span>不存在 時光旅行。</text:p>
                          <text:list>
                            <text:list-item>
                              <text:p text:style-name="P307">&lt;_?<text:span text:style-name="T355">3_&gt;個體的人類 透過 肉質層、意識層 到 其他</text:span>&lt;?<text:span text:style-name="T353">3&gt;個體 旅遊、交流、侵略。</text:span></text:p>
                            </text:list-item>
                          </text:list>
                        </text:list-item>
                        <text:list-item>
                          <text:p text:style-name="P32"><text:span text:style-name="T18">&lt;_?</text:span><text:span text:style-name="T58">3_&gt;個體 </text:span><text:span text:style-name="T356">存在 &lt;?3&gt;</text:span><text:span text:style-name="T58">個體</text:span><text:span text:style-name="T356">旅行。</text:span></text:p>
                          <text:list>
                            <text:list-item>
                              <text:p text:style-name="P316">&lt;?3&gt;個體旅行 是 &lt;?3&gt;個體際旅行、往返&lt;?3&gt;個體之間的旅行。</text:p>
                            </text:list-item>
                            <text:list-item>
                              <text:p text:style-name="P429"><text:span text:style-name="T133">&lt;?2&gt;個體 </text:span><text:span text:style-name="T89">從 某一特定</text:span><text:span text:style-name="T133">&lt;?3&gt;個體 到 另一個&lt;?3&gt;個體 旅行。</text:span></text:p>
                              <text:list>
                                <text:list-item>
                                  <text:p text:style-name="P317">人類認定的時光旅行。</text:p>
                                </text:list-item>
                              </text:list>
                            </text:list-item>
                            <text:list-item>
                              <text:p text:style-name="P430"><text:span text:style-name="T133">&lt;?2&gt;個體 在</text:span><text:span text:style-name="T89"> 某一特定</text:span><text:span text:style-name="T133">&lt;?3&gt;個體 旅行。</text:span></text:p>
                              <text:list>
                                <text:list-item>
                                  <text:p text:style-name="P317">人類認定的空間穿越。</text:p>
                                </text:list-item>
                                <text:list-item>
                                  <text:p text:style-name="P318">空間穿越 也是 透過 &lt;?3&gt;個體旅行原理 進行 旅行。</text:p>
                                  <text:list>
                                    <text:list-item>
                                      <text:p text:style-name="P319">&lt;?3&gt;個體旅行原理 是 &lt;?3&gt;個體際旅行原理、&lt;?3&gt;個體旅行的原理。</text:p>
                                    </text:list-item>
                                    <text:list-item>
                                      <text:p text:style-name="P319">&lt;?3&gt;個體旅行原理 是 &lt;?3&gt;旅行的原理、&lt;?3&gt;旅行原理。</text:p>
                                    </text:list-item>
                                    <text:list-item>
                                      <text:p text:style-name="P431"><text:span text:style-name="T133">&lt;?3&gt;旅行原理 是 &lt;?</text:span><text:span text:style-name="T134">3&gt;~&lt;?1&gt; 肉質層法則、意識層法則。</text:span><text:span text:style-name="T281">&lt;_?</text:span><text:span text:style-name="T282">n_</text:span><text:span text:style-name="T283">&gt;~&lt;</text:span><text:span text:style-name="T282">_</text:span><text:span text:style-name="T283">?u</text:span><text:span text:style-name="T282">_</text:span><text:span text:style-name="T283">&gt;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32"><text:span text:style-name="T133">時空穿越、時間穿越、空間穿越 </text:span><text:span text:style-name="T135">的</text:span><text:span text:style-name="T133">旅行原理 相同，差別只在於。</text:span></text:p>
                                  <text:list>
                                    <text:list-item>
                                      <text:p text:style-name="P320">時空穿越 是 往返 不同 &lt;?3&gt;個體的旅行。</text:p>
                                    </text:list-item>
                                    <text:list-item>
                                      <text:p text:style-name="P318">時間穿越 是 往返 不同 &lt;?3&gt;個體的旅行。</text:p>
                                    </text:list-item>
                                    <text:list-item>
                                      <text:p text:style-name="P318">空間穿越 是 往返 相同 &lt;?3&gt;個體的旅行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8">&lt;_?<text:span text:style-name="T355">3_&gt;個體的人類認定的未來人 是 下游</text:span>&lt;?<text:span text:style-name="T353">3&gt;個體的人類個體。</text:span></text:p>
                      <text:list>
                        <text:list-item>
                          <text:p text:style-name="P309">&lt;_?<text:span text:style-name="T355">3_&gt;個體的人類認定的過去人 是 上游</text:span>&lt;?<text:span text:style-name="T353">3&gt;個體的人類個體。</text:span></text:p>
                        </text:list-item>
                        <text:list-item>
                          <text:p text:style-name="P310">&lt;_?<text:span text:style-name="T355">3_&gt;個體的人類認定的空間穿越 是 &lt;_?3_&gt;個體（本身）的人類個體。</text:span></text:p>
                        </text:list-item>
                      </text:list>
                    </text:list-item>
                    <text:list-item>
                      <text:p text:style-name="P311">&lt;_?<text:span text:style-name="T355">3_&gt;個體的人類 有機率到處 時光旅行、大肆侵略、搶奪資源、擾亂預定生產流程。</text:span></text:p>
                    </text:list-item>
                    <text:list-item>
                      <text:p text:style-name="P312">其他&lt;?<text:span text:style-name="T355">3&gt;個體的人類 有機率到處 時光旅行、大肆侵略、搶奪資源、擾亂預定生產流程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3"><text:bookmark-start text:name="占星術"/><text:span text:style-name="T228">占星術</text:span><text:bookmark-end text:name="占星術"/><text:span text:style-name="T228"> </text:span><text:span text:style-name="T43">預言</text:span></text:p>
          <text:list>
            <text:list-item>
              <text:p text:style-name="P538">占星術 是 觀星術。</text:p>
              <text:list>
                <text:list-item>
                  <text:p text:style-name="P44"><text:span text:style-name="T228">占星術 是 </text:span><text:span text:style-name="T237">被動型 </text:span><text:span text:style-name="T46">觀測、預測、預言 技術</text:span><text:span text:style-name="T237">。</text:span></text:p>
                </text:list-item>
              </text:list>
            </text:list-item>
            <text:list-item>
              <text:p text:style-name="P45"><text:span text:style-name="T228">透過 觀測 </text:span><text:span text:style-name="T34">&lt;_?</text:span><text:span text:style-name="T40">3_&gt;</text:span><text:span text:style-name="T46">個體 蘊含的 空間、時間、行星級</text:span><text:span text:style-name="T40">&lt;?</text:span><text:span text:style-name="T41">2&gt;個體</text:span><text:span text:style-name="T46">、恆</text:span><text:span text:style-name="T237">星</text:span><text:span text:style-name="T46">級</text:span><text:span text:style-name="T40">&lt;?</text:span><text:span text:style-name="T41">2&gt;個</text:span><text:span text:style-name="T184">體 </text:span><text:span text:style-name="T41">的一切</text:span><text:span text:style-name="T43">，預言</text:span><text:span text:style-name="T228">。</text:span></text:p>
              <text:list>
                <text:list-item>
                  <text:p text:style-name="P652"><text:span text:style-name="T228">明顯例子，</text:span><text:span text:style-name="T184">太陽系裡面的行星狀態、</text:span><text:span text:style-name="T228">太陽系外面的黑洞狀態、</text:span><text:span text:style-name="T184">太陽系外面的其他恆星狀態。</text:span></text:p>
                  <text:list>
                    <text:list-item>
                      <text:p text:style-name="P321">作用 越近，影響 越大。</text:p>
                      <text:list>
                        <text:list-item>
                          <text:p text:style-name="P433"><text:span text:style-name="T144">作用 是 </text:span><text:span text:style-name="T319">被觀測物、</text:span><text:span text:style-name="T89">&lt;_?</text:span><text:span text:style-name="T136">3_&gt;</text:span><text:span text:style-name="T319">個體、要進行預言的</text:span><text:span text:style-name="T136">&lt;?2&gt;</text:span><text:span text:style-name="T319">個體 之間的 作用、交互作用。</text:span></text:p>
                        </text:list-item>
                        <text:list-item>
                          <text:p text:style-name="P433"><text:span text:style-name="T144">假定 使用占星術的</text:span><text:span text:style-name="T136">&lt;?2&gt;</text:span><text:span text:style-name="T319">個體 無法使用 本能、傳承 觀測 作用。</text:span></text:p>
                          <text:list>
                            <text:list-item>
                              <text:p text:style-name="P434"><text:span text:style-name="T319">假定 </text:span><text:span text:style-name="T144">使用占星術的</text:span><text:span text:style-name="T136">&lt;?2&gt;</text:span><text:span text:style-name="T319">個體 無法使用 本能、傳承 觀測 距離。</text:span></text:p>
                            </text:list-item>
                            <text:list-item>
                              <text:p text:style-name="P435"><text:span text:style-name="T144">使用占星術的</text:span><text:span text:style-name="T136">&lt;?2&gt;</text:span><text:span text:style-name="T319">個體 只能透過 星體 位置、亮度 進行 非監督式學習、預測。</text:span></text:p>
                              <text:list>
                                <text:list-item>
                                  <text:p text:style-name="P589">同樣亮度，不同星體，有不同結果。</text:p>
                                </text:list-item>
                                <text:list-item>
                                  <text:p text:style-name="P589">間接型映射。</text:p>
                                </text:list-item>
                                <text:list-item>
                                  <text:p text:style-name="P589">星體、該星體亮度、該星體平面位置 隱含著 該星體距離、該星體作用 訊息。</text:p>
                                </text:list-item>
                                <text:list-item>
                                  <text:p text:style-name="P436"><text:span text:style-name="T144">使用占星術的</text:span><text:span text:style-name="T136">&lt;?2&gt;</text:span><text:span text:style-name="T319">個體 透過 星體、該星體亮度、該星體平面位置。</text:span></text:p>
                                  <text:list>
                                    <text:list-item>
                                      <text:p text:style-name="P437"><text:span text:style-name="T319">反推出 </text:span><text:span text:style-name="T89">&lt;_?</text:span><text:span text:style-name="T136">3_&gt;</text:span><text:span text:style-name="T319">個體 狀態、機制、運作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37"><text:span text:style-name="T319">假定 </text:span><text:span text:style-name="T144">使用占星術的</text:span><text:span text:style-name="T136">&lt;?2&gt;</text:span><text:span text:style-name="T319">個體 能夠使用 本能、傳承 觀測 距離。</text:span></text:p>
                              <text:list>
                                <text:list-item>
                                  <text:p text:style-name="P322">距離、作用 成反比。</text:p>
                                  <text:list>
                                    <text:list-item>
                                      <text:p text:style-name="P653"><text:span text:style-name="T184">距離 是 </text:span><text:span text:style-name="T237">要進行預言的</text:span><text:span text:style-name="T172">&lt;?2&gt;</text:span><text:span text:style-name="T237">個體、被觀測個體 之間的 距離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438"><text:span text:style-name="T144">使用占星術的</text:span><text:span text:style-name="T136">&lt;?2&gt;</text:span><text:span text:style-name="T319">個體 透過 星體、該星體亮度、該星體平面位置、距離。</text:span></text:p>
                                  <text:list>
                                    <text:list-item>
                                      <text:p text:style-name="P653"><text:span text:style-name="T237">反推出 </text:span><text:span text:style-name="T148">&lt;_?</text:span><text:span text:style-name="T172">3_&gt;</text:span><text:span text:style-name="T237">個體 狀態、機制、運作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39"><text:span text:style-name="T144">假定 使用占星術的</text:span><text:span text:style-name="T136">&lt;?2&gt;</text:span><text:span text:style-name="T319">個體 能使用 本能、傳承 觀測 作用、交互作用。</text:span></text:p>
                          <text:list>
                            <text:list-item>
                              <text:p text:style-name="P440"><text:span text:style-name="T144">該</text:span><text:span text:style-name="T136">&lt;?2&gt;</text:span><text:span text:style-name="T319">個體 能夠直接透過 該作用，反推出 </text:span><text:span text:style-name="T89">&lt;_?</text:span><text:span text:style-name="T136">3_&gt;</text:span><text:span text:style-name="T319">個體 狀態、機制、運作。</text:span></text:p>
                            </text:list-item>
                            <text:list-item>
                              <text:p text:style-name="P441"><text:span text:style-name="T144">該</text:span><text:span text:style-name="T136">&lt;?2&gt;</text:span><text:span text:style-name="T319">個體 能夠直接透過 該作用，進行 建立數學模型、預測、預言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4"><text:span text:style-name="T184">原因很明顯，</text:span><text:span text:style-name="T172">&lt;?</text:span><text:span text:style-name="T184">2&gt;個體 越宏大，該</text:span><text:span text:style-name="T172">&lt;?</text:span><text:span text:style-name="T184">2&gt;個體 跟 </text:span><text:span text:style-name="T148">&lt;_?</text:span><text:span text:style-name="T172">3_&gt;</text:span><text:span text:style-name="T237">個體 交互作用、變化 越明顯。</text:span></text:p>
                  <text:list>
                    <text:list-item>
                      <text:p text:style-name="P654"><text:span text:style-name="T184">其他</text:span><text:span text:style-name="T172">&lt;?</text:span><text:span text:style-name="T184">2&gt;個體 越容易 觀測到 該交互作用、該變化、該感測</text:span><text:span text:style-name="T237">。</text:span></text:p>
                    </text:list-item>
                    <text:list-item>
                      <text:p text:style-name="P655"><text:span text:style-name="T184">其他</text:span><text:span text:style-name="T172">&lt;?</text:span><text:span text:style-name="T184">2&gt;個體 </text:span><text:span text:style-name="T237">透過被動方式 觀測、預測、預言 </text:span><text:span text:style-name="T148">&lt;_?</text:span><text:span text:style-name="T172">3_&gt;</text:span><text:span text:style-name="T237">個體 的 狀態、機制、運作。</text:span></text:p>
                    </text:list-item>
                  </text:list>
                </text:list-item>
                <text:list-item>
                  <text:p text:style-name="P590">明顯例子，某一特定動能個體 觀測 蘊含極大宗量的動能個體 的 狀態、變化、交互作用。</text:p>
                  <text:list>
                    <text:list-item>
                      <text:p text:style-name="P591">被觀測個體蘊含的宗量越大，越容易 觀測、預測、預言 人類個體的呼吸系統 的 狀態。</text:p>
                      <text:list>
                        <text:list-item>
                          <text:p text:style-name="P592">透過 蘊含極大宗量的動能個體，反推出 該呼吸系統 正在 吸氣、閉氣、吐氣。</text:p>
                          <text:list>
                            <text:list-item>
                              <text:p text:style-name="P592">透過 經驗法則，得知 呼吸系統 在 換氣 的 前置、進行、後置 動作。</text:p>
                            </text:list-item>
                          </text:list>
                        </text:list-item>
                        <text:list-item>
                          <text:p text:style-name="P539">動能個體 觀測到 呼吸系統 的 前置動作 之後，預言 換氣 即將發生。</text:p>
                        </text:list-item>
                      </text:list>
                    </text:list-item>
                    <text:list-item>
                      <text:p text:style-name="P593">動能個體 透過 經驗法則，預言 動能個體群 的 一系列 變化、傾向、趨勢。</text:p>
                    </text:list-item>
                    <text:list-item>
                      <text:p text:style-name="P594">明顯例子，觀測 黑洞、恆星 的 狀態、位置、交互作用、變化、蘊含宗量、反蘊含宗量。</text:p>
                      <text:list>
                        <text:list-item>
                          <text:p text:style-name="P692"><text:span text:style-name="T237">觀測之後，</text:span><text:span text:style-name="T172">&lt;?</text:span><text:span text:style-name="T185">2&gt;個體 </text:span><text:span text:style-name="T237">進行 預言。</text:span></text:p>
                        </text:list-item>
                        <text:list-item>
                          <text:p text:style-name="P595">占星術 有機率非監督式學習，產出 自己的 資料庫、說明書、診斷書。</text:p>
                          <text:list>
                            <text:list-item>
                              <text:p text:style-name="P596">占星術 有機率進行 映射式、快速查表法 預言。</text:p>
                            </text:list-item>
                            <text:list-item>
                              <text:p text:style-name="P597">映射 是 多對一、一對多、多對多 映射。</text:p>
                            </text:list-item>
                            <text:list-item>
                              <text:p text:style-name="P595">明顯例子，易經、八卦、卦象。</text:p>
                            </text:list-item>
                          </text:list>
                        </text:list-item>
                        <text:list-item>
                          <text:p text:style-name="P595">人類 觀測不到 黑洞。</text:p>
                          <text:list>
                            <text:list-item>
                              <text:p text:style-name="P595">人類 退而求其次，觀測 太陽系裡面的行星、太陽系外面的恆星，進行 預言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0">明顯例子，動能個體 透過 肺部的動能個體群 的 狀態，預言 呼吸系統 是 換氣動作。</text:p>
              <text:list>
                <text:list-item>
                  <text:p text:style-name="P656"><text:span text:style-name="T228">動能個體 </text:span><text:span text:style-name="T369">↔</text:span><text:span text:style-name="T236"> 人類個體。</text:span></text:p>
                  <text:list>
                    <text:list-item>
                      <text:p text:style-name="P656"><text:span text:style-name="T228">動能個體 </text:span><text:span text:style-name="T369">↔</text:span><text:span text:style-name="T236"> </text:span><text:span text:style-name="T228">人類個體。</text:span></text:p>
                    </text:list-item>
                    <text:list-item>
                      <text:p text:style-name="P656"><text:span text:style-name="T228">肺部的動能個體群 </text:span><text:span text:style-name="T369">↔</text:span><text:span text:style-name="T228"> 太陽系的狀態、其他恆星的狀態。</text:span></text:p>
                    </text:list-item>
                    <text:list-item>
                      <text:p text:style-name="P657"><text:span text:style-name="T228">呼吸系統 </text:span><text:span text:style-name="T369">↔</text:span><text:span text:style-name="T228"> </text:span><text:span text:style-name="T148">&lt;_?</text:span><text:span text:style-name="T172">3_&gt;</text:span><text:span text:style-name="T237">個體的 內部系統、交互作用系統。</text:span></text:p>
                    </text:list-item>
                    <text:list-item>
                      <text:p text:style-name="P657"><text:span text:style-name="T237">換氣動作 </text:span><text:span text:style-name="T369">↔</text:span><text:span text:style-name="T228"> </text:span><text:span text:style-name="T148">&lt;_?</text:span><text:span text:style-name="T172">3_&gt;</text:span><text:span text:style-name="T237">個體的內部機制。</text:span></text:p>
                    </text:list-item>
                    <text:list-item>
                      <text:p text:style-name="P658"><text:span text:style-name="T237">非監督式學習 </text:span><text:span text:style-name="T369">↔</text:span><text:span text:style-name="T228"> 非監督式學習。</text:span></text:p>
                    </text:list-item>
                    <text:list-item>
                      <text:p text:style-name="P658"><text:span text:style-name="T228">經驗法則 </text:span><text:span text:style-name="T369">↔</text:span><text:span text:style-name="T228"> 經驗法則。</text:span></text:p>
                    </text:list-item>
                    <text:list-item>
                      <text:p text:style-name="P659"><text:span text:style-name="T237">動能個體 預言 動能個體群 的 一系列 變化、傾向、趨勢 </text:span><text:span text:style-name="T369">↔</text:span><text:span text:style-name="T228"> <text:s/>人類個體 預言 未來。</text:span></text:p>
                    </text:list-item>
                  </text:list>
                </text:list-item>
                <text:list-item>
                  <text:p text:style-name="P540">換氣動作 是 呼吸系統 的 吸氣動作、吐氣動作。</text:p>
                </text:list-item>
                <text:list-item>
                  <text:p text:style-name="P541">換氣動作 是 一系列、週期循環、有脈絡、可預測、可非監督式學習 的 動作。</text:p>
                </text:list-item>
                <text:list-item>
                  <text:p text:style-name="P541">動能個體 透過 經驗法則，得知 呼吸系統 在 換氣 的 前置、進行、後置 動作。</text:p>
                  <text:list>
                    <text:list-item>
                      <text:p text:style-name="P541">動能個體 觀測到 呼吸系統 的 前置動作 之後，預言 換氣 即將發生。</text:p>
                    </text:list-item>
                  </text:list>
                </text:list-item>
                <text:list-item>
                  <text:p text:style-name="P542">動能個體 透過 經驗法則，預言 動能個體群 的 一系列 變化、傾向、趨勢。</text:p>
                </text:list-item>
              </text:list>
            </text:list-item>
            <text:list-item>
              <text:p text:style-name="P542">占星術 是 映射法。</text:p>
              <text:list>
                <text:list-item>
                  <text:p text:style-name="P542">從 果 推測 因。</text:p>
                  <text:list>
                    <text:list-item>
                      <text:p text:style-name="P543">一個果 有機率有 多種可能的 因。</text:p>
                      <text:list>
                        <text:list-item>
                          <text:p text:style-name="P543">明顯例子，人類個體 跌倒。</text:p>
                          <text:list>
                            <text:list-item>
                              <text:p text:style-name="P544">多種可能的 因 是 平地摔、踢到石頭、被其他個體推倒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5">一個果 有機率有 各種各樣的 因。</text:p>
                      <text:list>
                        <text:list-item>
                          <text:p text:style-name="P545">明顯例子，人類個體 跌倒。</text:p>
                          <text:list>
                            <text:list-item>
                              <text:p text:style-name="P544">各種各樣的 因 是 人類個體 重心不穩、恍神、腳步跨太大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42">從 因 推測 未來的果。</text:p>
                      <text:list>
                        <text:list-item>
                          <text:p text:style-name="P542">因 是 本質。</text:p>
                        </text:list-item>
                        <text:list-item>
                          <text:p text:style-name="P542">果 是 現象。</text:p>
                        </text:list-item>
                        <text:list-item>
                          <text:p text:style-name="P546">明顯例子，人類個體 跌倒。</text:p>
                          <text:list>
                            <text:list-item>
                              <text:p text:style-name="P547">未來的果 是 該人類個體 默默爬起來、一邊咒罵一邊站起、一邊哭一邊站起。</text:p>
                            </text:list-item>
                            <text:list-item>
                              <text:p text:style-name="P547">未來的果 是 該人類個體 左手撐地站起、右手撐地站起、背部撐地站起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42">明顯例子，占星術 是 看到 某一特定、某些 人類個體 跌倒。</text:p>
                  <text:list>
                    <text:list-item>
                      <text:p text:style-name="P548">從 過去的歷史資料 反推出、推測出，多種可能的、各種各樣的 因。</text:p>
                    </text:list-item>
                    <text:list-item>
                      <text:p text:style-name="P549">從 過去的歷史資料 反推出、推測出，多種可能的、各種各樣的 未來的果。</text:p>
                    </text:list-item>
                  </text:list>
                </text:list-item>
                <text:list-item>
                  <text:p text:style-name="P550">明顯例子，占星術 是 看到 某一特定、某些 星體 的 一切。</text:p>
                  <text:list>
                    <text:list-item>
                      <text:p text:style-name="P551">星體 是 衛星、行星、恆星、彗星、流星。<text:span text:style-name="T275">（只要本能、傳承夠高，黑洞、</text:span><text:span text:style-name="T289">&lt;?</text:span><text:span text:style-name="T290">3&gt;</text:span><text:span text:style-name="T293">個體</text:span><text:span text:style-name="T275">）</text:span></text:p>
                    </text:list-item>
                    <text:list-item>
                      <text:p text:style-name="P550">星體 是 能夠 被 該個體 觀測、非監督式學習 的 個體。</text:p>
                      <text:list>
                        <text:list-item>
                          <text:p text:style-name="P550">占星術 只要 感測、非監督式學習。</text:p>
                        </text:list-item>
                        <text:list-item>
                          <text:p text:style-name="P550">占星術 不需要 交互作用。<text:span text:style-name="T275">（易經、八卦 有機率 跟其他個體 交互作用）</text:span></text:p>
                        </text:list-item>
                      </text:list>
                    </text:list-item>
                    <text:list-item>
                      <text:p text:style-name="P550">一切 是 位置、方位、狀態、狀態轉移、相對位置、相對關係。</text:p>
                      <text:list>
                        <text:list-item>
                          <text:p text:style-name="P550">明顯例子，太陽系 的 行星連珠 現象。</text:p>
                          <text:list>
                            <text:list-item>
                              <text:p text:style-name="P550">該個體 根據 歷史紀載、統計、非監督式學習，反推出 未來會發生的事件 類型。</text:p>
                              <text:list>
                                <text:list-item>
                                  <text:p text:style-name="P550">事件類型 越模糊、越廣泛，成功率 越高。</text:p>
                                </text:list-item>
                              </text:list>
                            </text:list-item>
                            <text:list-item>
                              <text:p text:style-name="P550">明顯例子，人類個體 站在 小巷子 裡面。</text:p>
                              <text:list>
                                <text:list-item>
                                  <text:p text:style-name="P550">該人類個體 推測 下一個 經過 巷口 的 人類個體 的 性別。</text:p>
                                </text:list-item>
                                <text:list-item>
                                  <text:p text:style-name="P550">假定，不考慮 經過時間。</text:p>
                                </text:list-item>
                                <text:list-item>
                                  <text:p text:style-name="P552">成<text:span text:style-name="T148">功率 是 </text:span>該人類個體猜測的性別的人口數量<text:span text:style-name="T192"> / 總人口數</text:span><text:span text:style-name="T359">。</text:span></text:p>
                                  <text:list>
                                    <text:list-item>
                                      <text:p text:style-name="P552">明顯例子，假定 人類個體 有<text:span text:style-name="T148"> </text:span><text:span text:style-name="T193">10000</text:span>種性別。</text:p>
                                      <text:list>
                                        <text:list-item>
                                          <text:p text:style-name="P553">該人類個體 猜測的 性別 是<text:span text:style-name="T148"> 第</text:span><text:span text:style-name="T194">10000種性</text:span><text:span text:style-name="T360">別。</text:span></text:p>
                                        </text:list-item>
                                        <text:list-item>
                                          <text:p text:style-name="P553">假定，該性別 的 人口 是<text:span text:style-name="T148"> </text:span><text:span text:style-name="T195">10000個 人類個體</text:span><text:span text:style-name="T361">。</text:span></text:p>
                                        </text:list-item>
                                        <text:list-item>
                                          <text:p text:style-name="P554">假定，總人口數 是<text:span text:style-name="T148"> </text:span><text:span text:style-name="T195">100000000個 人類個體</text:span><text:span text:style-name="T361">。</text:span></text:p>
                                        </text:list-item>
                                        <text:list-item>
                                          <text:p text:style-name="P555">成<text:span text:style-name="T148">功率 是 </text:span><text:span text:style-name="T195">10000 / 100000000。</text:span></text:p>
                                        </text:list-item>
                                        <text:list-item>
                                          <text:p text:style-name="P323">假定，該人類個體 觀測到 巷口 附近的 性別比例，成功率 會更高。</text:p>
                                        </text:list-item>
                                        <text:list-item>
                                          <text:p text:style-name="P323">成功率 100%，不代表 一定 成功。</text:p>
                                          <text:list>
                                            <text:list-item>
                                              <text:p text:style-name="P324">明顯例子，巷口 附近 只有 一種性別。</text:p>
                                            </text:list-item>
                                            <text:list-item>
                                              <text:p text:style-name="P324">正好有 其他性別 的 人類個體，從 遠方 經過 巷口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56">該人類個體 推測 下一個 經過 巷口 的 人類個體 的 名字長度。</text:p>
                                  <text:list>
                                    <text:list-item>
                                      <text:p text:style-name="P557">成<text:span text:style-name="T148">功率 是 </text:span>該人類個體猜測的名字長度的人口數量<text:span text:style-name="T192"> / 總人口數</text:span><text:span text:style-name="T359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58">該人類個體 推測 下一個 經過 巷口 的 人類個體 的 姓氏。</text:p>
                                  <text:list>
                                    <text:list-item>
                                      <text:p text:style-name="P559">成<text:span text:style-name="T148">功率 是 </text:span>該人類個體猜測的姓氏的人口數量<text:span text:style-name="T192"> / 總人口數</text:span><text:span text:style-name="T359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0">個體 觀測到的 一切、現象 是 表層、雲霧。</text:p>
                      <text:list>
                        <text:list-item>
                          <text:p text:style-name="P550">該個體 使用 非監督式學習，藉由 發生的現象 反推出 未來的果。</text:p>
                        </text:list-item>
                        <text:list-item>
                          <text:p text:style-name="P561">占星術 是 結合、紀錄 非監督式學習、星體的一切、當下的果、未來的果 的 科技。</text:p>
                          <text:list>
                            <text:list-item>
                              <text:p text:style-name="P561">占星術 是 統計、現象學。</text:p>
                            </text:list-item>
                            <text:list-item>
                              <text:p text:style-name="P561">占星術 是 非監督式學習。</text:p>
                            </text:list-item>
                            <text:list-item>
                              <text:p text:style-name="P561">占星術 是 機率、查表法。</text:p>
                            </text:list-item>
                          </text:list>
                        </text:list-item>
                        <text:list-item>
                          <text:p text:style-name="P562">明顯例子，假定，日食 <text:span text:style-name="T148">出現</text:span><text:span text:style-name="T196">100000000</text:span><text:span text:style-name="T362">次，其</text:span><text:span text:style-name="T196">中10000</text:span><text:span text:style-name="T362">次出現 國家大事。</text:span></text:p>
                          <text:list>
                            <text:list-item>
                              <text:p text:style-name="P563">個體 觀測到 出現 日食 之後，輕鬆推測出 國家大事現象發生率<text:span text:style-name="T148"> 是</text:span><text:span text:style-name="T197">0.</text:span><text:span text:style-name="T199">0</text:span><text:span text:style-name="T197">1%</text:span><text:span text:style-name="T363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4">占星術 是 以 星體 為 軸心、中心思想，往外擴散。</text:p>
                      <text:list>
                        <text:list-item>
                          <text:p text:style-name="P564">星體 是 原點、核心、座標系。</text:p>
                        </text:list-item>
                        <text:list-item>
                          <text:p text:style-name="P564">事件、現象、本質 是 點、線、面、投影、映射。</text:p>
                        </text:list-item>
                        <text:list-item>
                          <text:p text:style-name="P564">從 星體、星體的一切 非監督式學習、映射、查表，其他 事件、現象、本質。</text:p>
                        </text:list-item>
                      </text:list>
                    </text:list-item>
                    <text:list-item>
                      <text:p text:style-name="P561">占星術 是 黑盒子 的 科技。</text:p>
                      <text:list>
                        <text:list-item>
                          <text:p text:style-name="P561">占星術 不需要 知道、瞭解 內部運作。</text:p>
                          <text:list>
                            <text:list-item>
                              <text:p text:style-name="P561">占星術 不需要 知道、瞭解，內部運作 的 一切。</text:p>
                            </text:list-item>
                            <text:list-item>
                              <text:p text:style-name="P561">占星術 不需要 知道、瞭解 輸入、輸出 的 相關性、關聯性、因果性。</text:p>
                            </text:list-item>
                            <text:list-item>
                              <text:p text:style-name="P565">占星術 不需要 知道、瞭解 是什麼 造成 輸入 本身、現象 發生。</text:p>
                            </text:list-item>
                            <text:list-item>
                              <text:p text:style-name="P566">占星術 不需要 知道、瞭解，發生 輸入 本身、現象 的 果。</text:p>
                            </text:list-item>
                            <text:list-item>
                              <text:p text:style-name="P567">占星術 不需要 知道、瞭解 因。</text:p>
                            </text:list-item>
                            <text:list-item>
                              <text:p text:style-name="P568">占星術 只需要 知道、瞭解，曾經、已經、即將 發生 什麼樣的 輸入 現象。</text:p>
                            </text:list-item>
                            <text:list-item>
                              <text:p text:style-name="P568">占星術 只需要 知道、瞭解，曾經、已經、即將 發生 什麼樣的 輸出 現象。</text:p>
                            </text:list-item>
                            <text:list-item>
                              <text:p text:style-name="P567">占星術 只需要 知道、瞭解 果。</text:p>
                            </text:list-item>
                          </text:list>
                        </text:list-item>
                        <text:list-item>
                          <text:p text:style-name="P561">占星術 只需要 知道、瞭解 輸入、輸出 的 關係。</text:p>
                          <text:list>
                            <text:list-item>
                              <text:p text:style-name="P561">輸入 是 星體 本身、方位、位置、運動、（從地球望出去）跟其他星體的關係。</text:p>
                            </text:list-item>
                            <text:list-item>
                              <text:p text:style-name="P561">輸出 是 地球、地球文明、地球地磁、地球周遭的星體 發生 的任何 事、運動。</text:p>
                              <text:list>
                                <text:list-item>
                                  <text:p text:style-name="P569">地球周遭的星體 的 明顯例子，太陽風暴、日食、太陽伴星擾動。</text:p>
                                </text:list-item>
                                <text:list-item>
                                  <text:p text:style-name="P570">事、運動 的 明顯例子，衛星失聯、國家大事、太陽系攝動。<text:span text:style-name="T358">（大滅絕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1">使用 占星術 的 個體 有機率不會認知到 輸入、輸出 之間 有 黑盒子 存在。</text:p>
                        </text:list-item>
                        <text:list-item>
                          <text:p text:style-name="P571">使用 占星術 的 個體 有機率認知到 輸入、輸出 之間 有 黑盒子 存在。</text:p>
                          <text:list>
                            <text:list-item>
                              <text:p text:style-name="P571">該個體 有機率認定 不需要瞭解黑盒子。</text:p>
                              <text:list>
                                <text:list-item>
                                  <text:p text:style-name="P571">原因很明顯，該個體 透過 非監督式學習，就能做到 預測、預言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2">使用 占星術 的 個體 有機率無法瞭解黑盒子。</text:p>
                          <text:list>
                            <text:list-item>
                              <text:p text:style-name="P572">明顯例子，該個體 的 本能、傳承 不夠高。</text:p>
                            </text:list-item>
                            <text:list-item>
                              <text:p text:style-name="P572">明顯例子，石器時代的 人類個體 的 本能、傳承，無法瞭解 太空船。</text:p>
                            </text:list-item>
                          </text:list>
                        </text:list-item>
                        <text:list-item>
                          <text:p text:style-name="P573">使用 占星術 的 個體 有機率瞭解黑盒子，變成 灰盒子、白盒子，但是機密不外傳。</text:p>
                          <text:list>
                            <text:list-item>
                              <text:p text:style-name="P573">該作法 有機率造成 占星術 降低、退化、斷鏈。</text:p>
                            </text:list-item>
                            <text:list-item>
                              <text:p text:style-name="P574">占星術、易經、任何學門 要 蓬勃發展，只需要 活性化。</text:p>
                              <text:list>
                                <text:list-item>
                                  <text:p text:style-name="P575">只需要 活性化，占星術、易經、任何學門 都能 蓬勃發展。</text:p>
                                </text:list-item>
                                <text:list-item>
                                  <text:p text:style-name="P574">活性化 的 顯性特徵 是 互相交流、團隊合作、良性循環、紀載、紀錄。</text:p>
                                </text:list-item>
                                <text:list-item>
                                  <text:p text:style-name="P576">活性化 的 顯性特徵 是 心靈平靜、你就是我、良性活動、無私、公開。</text:p>
                                  <text:list>
                                    <text:list-item>
                                      <text:p text:style-name="P576">良性活動 是 良性競賽、良性競爭、良性成長環境。</text:p>
                                    </text:list-item>
                                    <text:list-item>
                                      <text:p text:style-name="P577">良性活動 的 明顯例子，園遊會。</text:p>
                                      <text:list>
                                        <text:list-item>
                                          <text:p text:style-name="P577">學生 在 園遊會 開設 店家。</text:p>
                                        </text:list-item>
                                        <text:list-item>
                                          <text:p text:style-name="P576">競賽、學習、共同享受歡樂、學生同時成為授與受的身分、沉浸其中。</text:p>
                                        </text:list-item>
                                        <text:list-item>
                                          <text:p text:style-name="P576">明顯例子，沉浸在 良性活動 的人類個體的大腦，有機率 發出<text:span text:style-name="T364">θ</text:span>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1">占星術 的 反映射。<text:span text:style-name="T294">（貝氏定理）</text:span></text:p>
                      <text:list>
                        <text:list-item>
                          <text:p text:style-name="P578">反映射 是 反現象。</text:p>
                        </text:list-item>
                        <text:list-item>
                          <text:p text:style-name="P579">明顯例子，假定，國家大事 <text:span text:style-name="T148">出現</text:span><text:span text:style-name="T196">100000000</text:span><text:span text:style-name="T198">0000</text:span><text:span text:style-name="T362">次，其</text:span><text:span text:style-name="T196">中10000</text:span><text:span text:style-name="T198">0000</text:span><text:span text:style-name="T362">次出現 日食。</text:span></text:p>
                          <text:list>
                            <text:list-item>
                              <text:p text:style-name="P579">假定，日食 <text:span text:style-name="T148">出現</text:span><text:span text:style-name="T196">100000000</text:span><text:span text:style-name="T362">次，其</text:span><text:span text:style-name="T196">中 10000</text:span><text:span text:style-name="T362">次出現 國家大事。</text:span></text:p>
                              <text:list>
                                <text:list-item>
                                  <text:p text:style-name="P580">該<text:span text:style-name="T196">10000</text:span><text:span text:style-name="T362">次 是 國家大事</text:span> <text:span text:style-name="T148">出現</text:span><text:span text:style-name="T196">100000000</text:span><text:span text:style-name="T198">0000</text:span><text:span text:style-name="T362">次，其中的</text:span><text:span text:style-name="T196">10000</text:span><text:span text:style-name="T362">次。</text:span></text:p>
                                </text:list-item>
                              </text:list>
                            </text:list-item>
                            <text:list-item>
                              <text:p text:style-name="P581">該個體 觀測到 出現 日食 之後，推測出 國家大事現象發生率<text:span text:style-name="T148"> 是 </text:span><text:span text:style-name="T197">0.</text:span><text:span text:style-name="T199">0</text:span><text:span text:style-name="T197">1%</text:span><text:span text:style-name="T363">。</text:span></text:p>
                            </text:list-item>
                            <text:list-item>
                              <text:p text:style-name="P582">該個體 有機率沒有認知到，出現 國家大事 之後，日食現象發生率 是<text:span text:style-name="T225">0.01%</text:span>。</text:p>
                            </text:list-item>
                          </text:list>
                        </text:list-item>
                        <text:list-item>
                          <text:p text:style-name="P583">占星術 有機率從 已知的、過去的 其他 事件、現象、本質，歸納出 星體的一切。</text:p>
                          <text:list>
                            <text:list-item>
                              <text:p text:style-name="P584">明顯例子，國家大事 <text:span text:style-name="T148">出現</text:span><text:span text:style-name="T196">10000</text:span><text:span text:style-name="T198">0000</text:span><text:span text:style-name="T201">00</text:span><text:span text:style-name="T362">次，其</text:span><text:span text:style-name="T196">中10000</text:span><text:span text:style-name="T198">0000</text:span><text:span text:style-name="T362">次出現 日食。</text:span></text:p>
                              <text:list>
                                <text:list-item>
                                  <text:p text:style-name="P585">該個體 認知到，出現 國家大事 之後，日食現象發生率 <text:span text:style-name="T148">是</text:span><text:span text:style-name="T200">1</text:span><text:span text:style-name="T225">%</text:span>。</text:p>
                                </text:list-item>
                                <text:list-item>
                                  <text:p text:style-name="P586">該個體 有機率原本沒有認知到，國家大事、日食 有機率有 關聯性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6"><text:bookmark-start text:name="易經"/><text:span text:style-name="T228">易經</text:span><text:bookmark-end text:name="易經"/><text:span text:style-name="T228"> </text:span><text:span text:style-name="T43">預言</text:span></text:p>
          <text:list>
            <text:list-item>
              <text:p text:style-name="P609">易經、八卦 是 卦象。</text:p>
              <text:list>
                <text:list-item>
                  <text:p text:style-name="P47"><text:span text:style-name="T252">易經</text:span><text:span text:style-name="T47">、八卦</text:span><text:span text:style-name="T252"> 是 </text:span><text:span text:style-name="T237">主動型 </text:span><text:span text:style-name="T46">觀測、預測、預言 技術</text:span><text:span text:style-name="T237">。</text:span></text:p>
                </text:list-item>
              </text:list>
            </text:list-item>
            <text:list-item>
              <text:p text:style-name="P693"><text:span text:style-name="T237">占星術、八卦、易經 的 預言 都是對</text:span><text:span text:style-name="T172"> &lt;_?</text:span><text:span text:style-name="T186">3_&gt;個</text:span><text:span text:style-name="T253">體</text:span><text:span text:style-name="T237"> 診斷、把脈、判斷、推估、建模、預測。</text:span></text:p>
              <text:list>
                <text:list-item>
                  <text:p text:style-name="P598">透過 非監督式學習、觀測顯性特徵。</text:p>
                </text:list-item>
                <text:list-item>
                  <text:p text:style-name="P694"><text:span text:style-name="T237">占星術 是</text:span><text:span text:style-name="T172"> 其他&lt;?2&gt;</text:span><text:span text:style-name="T237">個體 主動輸入訊號，觀測 </text:span><text:span text:style-name="T172">&lt;_?</text:span><text:span text:style-name="T186">3_&gt;個</text:span><text:span text:style-name="T253">體 的 </text:span><text:span text:style-name="T237">響應、輸出、反應、反射。</text:span></text:p>
                  <text:list>
                    <text:list-item>
                      <text:p text:style-name="P695"><text:span text:style-name="T237">要進行預言 的 該</text:span><text:span text:style-name="T172">&lt;?2&gt;</text:span><text:span text:style-name="T237">個體 不主動輸入訊號。</text:span></text:p>
                    </text:list-item>
                    <text:list-item>
                      <text:p text:style-name="P696"><text:span text:style-name="T172">其他&lt;?2&gt;</text:span><text:span text:style-name="T237">個體蘊含的宗量 越大，對 </text:span><text:span text:style-name="T172">&lt;_?</text:span><text:span text:style-name="T186">3_&gt;個</text:span><text:span text:style-name="T253">體 影響 越大、越明顯、越顯著。</text:span></text:p>
                      <text:list>
                        <text:list-item>
                          <text:p text:style-name="P697"><text:span text:style-name="T237">要進行預言 的 該</text:span><text:span text:style-name="T172">&lt;?2&gt;</text:span><text:span text:style-name="T237">個體 越容易 觀測、診斷、把脈、判斷、推估、建模、預言。</text:span></text:p>
                        </text:list-item>
                        <text:list-item>
                          <text:p text:style-name="P698"><text:span text:style-name="T172">其他&lt;?2&gt;</text:span><text:span text:style-name="T237">個體蘊含的宗量 越大 的 明顯例子，黑洞、恆星 的 質量、轉速、重力波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99"><text:span text:style-name="T237">八卦、易經 是</text:span><text:span text:style-name="T172"> 該&lt;?2&gt;</text:span><text:span text:style-name="T237">個體 主動輸入訊號，觀測 </text:span><text:span text:style-name="T172">&lt;_?</text:span><text:span text:style-name="T186">3_&gt;個</text:span><text:span text:style-name="T253">體 的 </text:span><text:span text:style-name="T237">響應、輸出、反應、反射。</text:span></text:p>
                  <text:list>
                    <text:list-item>
                      <text:p text:style-name="P700"><text:span text:style-name="T172">該&lt;?2&gt;</text:span><text:span text:style-name="T237">個體 是 要進行預言 的 該</text:span><text:span text:style-name="T172">&lt;?2&gt;</text:span><text:span text:style-name="T237">個體。</text:span></text:p>
                    </text:list-item>
                  </text:list>
                </text:list-item>
              </text:list>
            </text:list-item>
            <text:list-item>
              <text:p text:style-name="P660"><text:span text:style-name="T228">透過 易經、八卦，預言 </text:span><text:span text:style-name="T237">一切的一切、過去歷史的發展、當下其他個體的發展、未來發展。</text:span></text:p>
              <text:list>
                <text:list-item>
                  <text:p text:style-name="P4"><text:span text:style-name="T14">透過 </text:span><text:span text:style-name="T54">振動、震盪、</text:span><text:span text:style-name="T14">頻率</text:span><text:span text:style-name="T54">，觀測 </text:span><text:span text:style-name="T33">&lt;_?</text:span><text:span text:style-name="T32">3_&gt;</text:span><text:span text:style-name="T53">個體 本身、終極本質、終極現象、終極現象現象</text:span><text:span text:style-name="T15">。</text:span></text:p>
                  <text:list>
                    <text:list-item>
                      <text:p text:style-name="P661"><text:span text:style-name="T237">終極本質 是 </text:span><text:span text:style-name="T222">0、1。</text:span></text:p>
                      <text:list>
                        <text:list-item>
                          <text:p text:style-name="P350">0 是 虛無。</text:p>
                        </text:list-item>
                        <text:list-item>
                          <text:p text:style-name="P351">1 是 存在。</text:p>
                        </text:list-item>
                      </text:list>
                    </text:list-item>
                    <text:list-item>
                      <text:p text:style-name="P661"><text:span text:style-name="T237">終極現象 是 </text:span><text:span text:style-name="T223">上緣觸發</text:span><text:span text:style-name="T221">現象</text:span><text:span text:style-name="T223">、</text:span><text:span text:style-name="T224">下</text:span><text:span text:style-name="T223">緣觸發</text:span><text:span text:style-name="T221">現象。</text:span></text:p>
                    </text:list-item>
                    <text:list-item>
                      <text:p text:style-name="P661"><text:span text:style-name="T237">終極現象現象 是 </text:span><text:span text:style-name="T221">震動現象。</text:span></text:p>
                    </text:list-item>
                  </text:list>
                </text:list-item>
                <text:list-item>
                  <text:p text:style-name="P662"><text:span text:style-name="T237">振動、震盪、頻率 輸入到 </text:span><text:span text:style-name="T148">&lt;_?</text:span><text:span text:style-name="T172">3_&gt;</text:span><text:span text:style-name="T237">個體（本身），</text:span><text:span text:style-name="T148">&lt;_?</text:span><text:span text:style-name="T172">3_&gt;</text:span><text:span text:style-name="T237">個體（本身）產生 系統響應。</text:span></text:p>
                  <text:list>
                    <text:list-item>
                      <text:p text:style-name="P663"><text:span text:style-name="T237">輸入 是 </text:span><text:span text:style-name="T172">&lt;?2&gt;個</text:span><text:span text:style-name="T237">體主動輸入、</text:span><text:span text:style-name="T148">&lt;_?</text:span><text:span text:style-name="T172">3_&gt;</text:span><text:span text:style-name="T237">個體（本身）自然輸入（自然響應）。</text:span></text:p>
                    </text:list-item>
                    <text:list-item>
                      <text:p text:style-name="P442"><text:span text:style-name="T136">&lt;?2&gt;個</text:span><text:span text:style-name="T319">體主動輸入 是 使用 </text:span><text:span text:style-name="T136">&lt;?</text:span><text:span text:style-name="T138">2&gt; </text:span><text:span text:style-name="T320">法則、本能、傳承 輸入 波 到 </text:span><text:span text:style-name="T136">&lt;_?3_&gt;</text:span><text:span text:style-name="T319">個體（本身）。</text:span></text:p>
                      <text:list>
                        <text:list-item>
                          <text:p text:style-name="P442"><text:span text:style-name="T319">明顯例子，</text:span><text:span text:style-name="T136">&lt;?2&gt;個</text:span><text:span text:style-name="T319">體（本身）變化、週期性變化、突波變化、方波變化、斜波變化。</text:span></text:p>
                        </text:list-item>
                      </text:list>
                    </text:list-item>
                    <text:list-item>
                      <text:p text:style-name="P664"><text:span text:style-name="T172">&lt;?2&gt;個</text:span><text:span text:style-name="T237">體主動輸入 是 使用 </text:span><text:span text:style-name="T172">&lt;?</text:span><text:span text:style-name="T173">3&gt; </text:span><text:span text:style-name="T238">法則、本能、傳承 輸入 波 到 </text:span><text:span text:style-name="T148">&lt;_?</text:span><text:span text:style-name="T172">3_&gt;</text:span><text:span text:style-name="T237">個體（本身）。</text:span></text:p>
                      <text:list>
                        <text:list-item>
                          <text:p text:style-name="P664"><text:span text:style-name="T237">明顯例子，讓 空間</text:span><text:span text:style-name="T172">個</text:span><text:span text:style-name="T237">體 產生 變化、週期性變化、突波變化、方波變化、斜波變化。</text:span></text:p>
                        </text:list-item>
                      </text:list>
                    </text:list-item>
                    <text:list-item>
                      <text:p text:style-name="P665"><text:span text:style-name="T239">透過 </text:span><text:span text:style-name="T148">&lt;_?</text:span><text:span text:style-name="T172">3_&gt;</text:span><text:span text:style-name="T237">個體（本身）當下的 狀態、脈動、自然態變化、系統響應，進行 預言。</text:span></text:p>
                    </text:list-item>
                  </text:list>
                </text:list-item>
                <text:list-item>
                  <text:p text:style-name="P666"><text:span text:style-name="T237">透過 系統響應，</text:span><text:span text:style-name="T172">&lt;?2&gt;個</text:span><text:span text:style-name="T237">體 反推出 </text:span><text:span text:style-name="T148">&lt;_?</text:span><text:span text:style-name="T172">3_&gt;</text:span><text:span text:style-name="T237">個體（本身）的 狀態。</text:span></text:p>
                </text:list-item>
                <text:list-item>
                  <text:p text:style-name="P667"><text:span text:style-name="T237">透過 </text:span><text:span text:style-name="T148">&lt;_?</text:span><text:span text:style-name="T172">3_&gt;</text:span><text:span text:style-name="T237">個體（本身）的 狀態，</text:span><text:span text:style-name="T172">&lt;?2&gt;個</text:span><text:span text:style-name="T237">體 反推出 一切的一切、未來發展。</text:span></text:p>
                  <text:list>
                    <text:list-item>
                      <text:p text:style-name="P443"><text:span text:style-name="T319">狀態 是 肉質層、意識層、脈動、健康、肌肉個體、其他</text:span><text:span text:style-name="T136">&lt;?</text:span><text:span text:style-name="T137">a&gt;</text:span><text:span text:style-name="T136">個</text:span><text:span text:style-name="T319">體、</text:span><text:span text:style-name="T136">其他&lt;?a&gt;</text:span><text:span text:style-name="T319">個體 狀態。</text:span></text:p>
                      <text:list>
                        <text:list-item>
                          <text:p text:style-name="P599">明顯例子，肉質層狀態 是 肉質層紋路、肉質鬆緊度、自然態脈動、振動頻譜 狀態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0">明顯例子，<text:span text:style-name="T148">&lt;?</text:span><text:span text:style-name="T189">2&gt;個體 敲擊</text:span><text:span text:style-name="T357"> </text:span>音叉。</text:p>
              <text:list>
                <text:list-item>
                  <text:p text:style-name="P600">音叉 振動 空氣、茶杯、窗戶。</text:p>
                </text:list-item>
                <text:list-item>
                  <text:p text:style-name="P601"><text:span text:style-name="T148">&lt;?</text:span><text:span text:style-name="T189">2&gt;個體 觀測 </text:span>空氣、茶杯、窗戶 的 振動狀態<text:span text:style-name="T189">，反推出 </text:span>空氣、茶杯、窗戶 本質、現象。</text:p>
                </text:list-item>
              </text:list>
            </text:list-item>
            <text:list-item>
              <text:p text:style-name="P602">明顯例子，中醫 透過 把脈，預言 一切的一切、過去狀態、當下狀態、未來狀態發展。</text:p>
              <text:list>
                <text:list-item>
                  <text:p text:style-name="P666"><text:span text:style-name="T237">把脈 是 觀測、感測、非監督式學習 脈搏的 振動</text:span><text:span text:style-name="T228">、震盪、頻率。</text:span></text:p>
                </text:list-item>
                <text:list-item>
                  <text:p text:style-name="P666"><text:span text:style-name="T237">振動、震盪、頻率 輸入到 </text:span><text:span text:style-name="T172">人類</text:span><text:span text:style-name="T237">個體（本身），</text:span><text:span text:style-name="T172">人類</text:span><text:span text:style-name="T237">個體（本身）產生 系統響應。</text:span></text:p>
                  <text:list>
                    <text:list-item>
                      <text:p text:style-name="P663"><text:span text:style-name="T237">輸入 是 動能</text:span><text:span text:style-name="T172">個</text:span><text:span text:style-name="T237">體主動輸入、</text:span><text:span text:style-name="T172">人類</text:span><text:span text:style-name="T237">個體（本身）自然輸入（自然響應）。</text:span></text:p>
                    </text:list-item>
                    <text:list-item>
                      <text:p text:style-name="P444"><text:span text:style-name="T319">動能</text:span><text:span text:style-name="T136">個</text:span><text:span text:style-name="T319">體主動輸入 是 使用 </text:span><text:span text:style-name="T136">&lt;?</text:span><text:span text:style-name="T138">1&gt; </text:span><text:span text:style-name="T320">法則、本能、傳承 輸入 波 到 </text:span><text:span text:style-name="T136">人類</text:span><text:span text:style-name="T319">個體（本身）。</text:span></text:p>
                      <text:list>
                        <text:list-item>
                          <text:p text:style-name="P445"><text:span text:style-name="T319">明顯例子，動能</text:span><text:span text:style-name="T136">個</text:span><text:span text:style-name="T319">體（本身）變化、週期性變化、突波變化、方波變化、斜波變化。</text:span></text:p>
                        </text:list-item>
                      </text:list>
                    </text:list-item>
                    <text:list-item>
                      <text:p text:style-name="P446"><text:span text:style-name="T319">動能</text:span><text:span text:style-name="T136">個</text:span><text:span text:style-name="T319">體主動輸入 是 使用 </text:span><text:span text:style-name="T136">&lt;?</text:span><text:span text:style-name="T138">2&gt; </text:span><text:span text:style-name="T320">法則、本能、傳承 輸入 波 到 </text:span><text:span text:style-name="T136">人類</text:span><text:span text:style-name="T319">個體（本身）。</text:span></text:p>
                      <text:list>
                        <text:list-item>
                          <text:p text:style-name="P446"><text:span text:style-name="T319">明顯例子，讓 肌肉</text:span><text:span text:style-name="T136">個</text:span><text:span text:style-name="T319">體 產生 變化、週期性變化、突波變化、方波變化、斜波變化。</text:span></text:p>
                        </text:list-item>
                      </text:list>
                    </text:list-item>
                    <text:list-item>
                      <text:p text:style-name="P668"><text:span text:style-name="T239">透過 </text:span><text:span text:style-name="T172">人類</text:span><text:span text:style-name="T237">個體（本身）當下的 狀態、脈搏、自然態變化、系統響應，進行 預言。</text:span></text:p>
                    </text:list-item>
                  </text:list>
                </text:list-item>
                <text:list-item>
                  <text:p text:style-name="P666"><text:span text:style-name="T237">透過 系統響應，動能</text:span><text:span text:style-name="T172">個</text:span><text:span text:style-name="T237">體 反推出 </text:span><text:span text:style-name="T172">人類</text:span><text:span text:style-name="T237">個體（本身）的 狀態。</text:span></text:p>
                </text:list-item>
                <text:list-item>
                  <text:p text:style-name="P669"><text:span text:style-name="T237">透過 </text:span><text:span text:style-name="T172">人類</text:span><text:span text:style-name="T237">個體（本身）的 狀態，動能</text:span><text:span text:style-name="T172">個</text:span><text:span text:style-name="T237">體 反推出 一切的一切、未來狀態發展。</text:span></text:p>
                  <text:list>
                    <text:list-item>
                      <text:p text:style-name="P670"><text:span text:style-name="T237">狀態 是 肉質層、意識層、脈搏、健康、肌肉個體、其他動能個體、</text:span><text:span text:style-name="T172">其他&lt;?a&gt;</text:span><text:span text:style-name="T237">個體 狀態。</text:span></text:p>
                      <text:list>
                        <text:list-item>
                          <text:p text:style-name="P603">明顯例子，肉質層狀態 是 肉質層紋路、肉質鬆緊度、自然態脈搏、振動頻譜 狀態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4">易經、八卦 是 真值表、布林圖。</text:p>
              <text:list>
                <text:list-item>
                  <text:p text:style-name="P671"><text:span text:style-name="T172">&lt;?</text:span><text:span text:style-name="T173">2&gt;個體 </text:span><text:span text:style-name="T237">透過 易經、八卦，快速 映射、查找、查表 </text:span><text:span text:style-name="T148">&lt;_?</text:span><text:span text:style-name="T172">3_&gt;</text:span><text:span text:style-name="T237">個體 相對應 的 狀態。</text:span></text:p>
                  <text:list>
                    <text:list-item>
                      <text:p text:style-name="P672"><text:span text:style-name="T172">&lt;_?3_&gt;</text:span><text:span text:style-name="T237">個體 有 多種狀態。</text:span></text:p>
                      <text:list>
                        <text:list-item>
                          <text:p text:style-name="P447"><text:span text:style-name="T321">劃分為</text:span><text:span text:style-name="T139"> 2</text:span><text:span text:style-name="T141">^a</text:span><text:span text:style-name="T139"> 種 </text:span><text:span text:style-name="T321">狀態、輸出、響應。</text:span></text:p>
                          <text:list>
                            <text:list-item>
                              <text:p text:style-name="P748"><text:span text:style-name="T139">2</text:span><text:span text:style-name="T141">^a 是 </text:span><text:span text:style-name="T142">2、4、8、16、32、64、128、256、512、1024、2048、4096、8192。</text:span></text:p>
                            </text:list-item>
                            <text:list-item>
                              <text:p text:style-name="P749"><text:span text:style-name="T139">使用2</text:span><text:span text:style-name="T143">^a</text:span><text:span text:style-name="T321">的 原因很明顯，</text:span><text:span text:style-name="T136">&lt;_?3_&gt;</text:span><text:span text:style-name="T319">個體 是 </text:span><text:span text:style-name="T136">&lt;?</text:span><text:span text:style-name="T140">3&gt;數位</text:span><text:span text:style-name="T319">系統。</text:span></text:p>
                              <text:list>
                                <text:list-item>
                                  <text:p text:style-name="P750"><text:span text:style-name="T136">&lt;_?3_&gt;</text:span><text:span text:style-name="T319">個體 的 終極本質 </text:span><text:span text:style-name="T136">是 0、1</text:span><text:span text:style-name="T319">。</text:span><text:span text:style-name="T284">（</text:span><text:span text:style-name="T287">虛無、</text:span><text:span text:style-name="T288">存在</text:span><text:span text:style-name="T284">）</text:span></text:p>
                                </text:list-item>
                              </text:list>
                            </text:list-item>
                            <text:list-item>
                              <text:p text:style-name="P673"><text:span text:style-name="T178">a</text:span><text:span text:style-name="T241">越大，</text:span><text:span text:style-name="T240">狀態、輸出、響應 劃分越細，反推出的過程 越精準。</text:span></text:p>
                              <text:list>
                                <text:list-item>
                                  <text:p text:style-name="P610">判斷難度 越高，誤判率 越高，判斷正確率 越低，判斷精準度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72"><text:span text:style-name="T237">易經、八卦 簡單化分為</text:span><text:span text:style-name="T172"> </text:span><text:span text:style-name="T174">64</text:span><text:span text:style-name="T240">種 狀態、輸出、響應。</text:span></text:p>
                        </text:list-item>
                      </text:list>
                    </text:list-item>
                    <text:list-item>
                      <text:p text:style-name="P605">過程、輸出 是 多對一。</text:p>
                      <text:list>
                        <text:list-item>
                          <text:p text:style-name="P605">一個過程 映射 一個輸出。</text:p>
                          <text:list>
                            <text:list-item>
                              <text:p text:style-name="P605">一個過程 有 一個輸出。</text:p>
                            </text:list-item>
                          </text:list>
                        </text:list-item>
                        <text:list-item>
                          <text:p text:style-name="P605">一個輸出 映射 多個過程。</text:p>
                          <text:list>
                            <text:list-item>
                              <text:p text:style-name="P605">一個輸出 有 多個可能的過程。</text:p>
                            </text:list-item>
                            <text:list-item>
                              <text:p text:style-name="P606">一個輸出 是 其中一個過程的 輸出。</text:p>
                            </text:list-item>
                            <text:list-item>
                              <text:p text:style-name="P606">一個輸出 是 某一特定過程的 輸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4"><text:span text:style-name="T237">明顯例子</text:span><text:span text:style-name="T172">，第一個人類個體 是 駕駛汽車的司機，第二個人類個體 是 進行預測的行人。</text:span></text:p>
                      <text:list>
                        <text:list-item>
                          <text:p text:style-name="P675"><text:span text:style-name="T172">司機個體 駕駛 汽車，從 A點 行經 B</text:span><text:span text:style-name="T237">點。</text:span></text:p>
                        </text:list-item>
                        <text:list-item>
                          <text:p text:style-name="P676"><text:span text:style-name="T237">行人個體 觀測到，</text:span><text:span text:style-name="T172">汽車行經B</text:span><text:span text:style-name="T237">點 的 現象。</text:span></text:p>
                        </text:list-item>
                        <text:list-item>
                          <text:p text:style-name="P677"><text:span text:style-name="T237">行人個體 透過地圖，反推出 </text:span><text:span text:style-name="T172">汽車 所有</text:span><text:span text:style-name="T181">的 可能行經路線。</text:span></text:p>
                        </text:list-item>
                        <text:list-item>
                          <text:p text:style-name="P327"><text:span text:style-name="T237">B點 是 &lt;?</text:span><text:span text:style-name="T242">2&gt;個體 觀測到的結果。</text:span></text:p>
                        </text:list-item>
                        <text:list-item>
                          <text:p text:style-name="P328"><text:span text:style-name="T237">&lt;?</text:span><text:span text:style-name="T242">2&gt;個體 有機率反推出 </text:span><text:span text:style-name="T237">A點。</text:span></text:p>
                          <text:list>
                            <text:list-item>
                              <text:p text:style-name="P328"><text:span text:style-name="T242">反推出 </text:span><text:span text:style-name="T237">A點 之後，</text:span><text:span text:style-name="T328">行人個體 反推出的</text:span><text:span text:style-name="T237"> </text:span><text:span text:style-name="T244">可能行經路線，正確率 更高。</text:span></text:p>
                            </text:list-item>
                            <text:list-item>
                              <text:p text:style-name="P329"><text:span text:style-name="T244">行經 B點 的 道路越少，</text:span><text:span text:style-name="T237">&lt;?</text:span><text:span text:style-name="T242">2&gt;個體 反推出 </text:span><text:span text:style-name="T237">A點 的機率 越高。</text:span></text:p>
                              <text:list>
                                <text:list-item>
                                  <text:p text:style-name="P329"><text:span text:style-name="T237">明顯例子，B點 到 A點 沒有叉路，</text:span><text:span text:style-name="T244">可能行經路線 是 1條，正確率 100%。</text:span></text:p>
                                  <text:list>
                                    <text:list-item>
                                      <text:p text:style-name="P330"><text:span text:style-name="T237">B點、A點之間的 道路 是 </text:span><text:span text:style-name="T245">I字型道路、</text:span><text:span text:style-name="T237">P</text:span><text:span text:style-name="T245">字型道路、</text:span><text:span text:style-name="T237">R</text:span><text:span text:style-name="T245">字型道路</text:span><text:span text:style-name="T244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31"><text:span text:style-name="T237">明顯例子，B點 到 A點 是Y字型路，</text:span><text:span text:style-name="T244">可能行經路線 是 1條，正確率 </text:span><text:span text:style-name="T245">50%。</text:span></text:p>
                                  <text:list>
                                    <text:list-item>
                                      <text:p text:style-name="P331"><text:span text:style-name="T245">A點 在 Y字型路 的 左、右 其中一側</text:span><text:span text:style-name="T24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32"><text:span text:style-name="T244">道路 越複雜，</text:span><text:span text:style-name="T329">判斷難度 越高，誤判率 越高，正確率 越低，判斷精準度 越低。</text:span></text:p>
                            </text:list-item>
                            <text:list-item>
                              <text:p text:style-name="P333"><text:span text:style-name="T329">行人視角 越微觀</text:span><text:span text:style-name="T244">，</text:span><text:span text:style-name="T246">a</text:span><text:span text:style-name="T330"> 越大，</text:span><text:span text:style-name="T329">地圖解析度 越高</text:span><text:span text:style-name="T331">，</text:span><text:span text:style-name="T329">道路節點 越多。</text:span></text:p>
                              <text:list>
                                <text:list-item>
                                  <text:p text:style-name="P349"><text:span text:style-name="T240">a 是 </text:span><text:span text:style-name="T228">a^2 種 </text:span><text:span text:style-name="T329">狀態、輸出、響應</text:span><text:span text:style-name="T228"> 的 a</text:span><text:span text:style-name="T326">。</text:span></text:p>
                                </text:list-item>
                                <text:list-item>
                                  <text:p text:style-name="P611">道路節點 是 整個 交通系統、道路系統、地圖上有標示 的 道路節點。</text:p>
                                  <text:list>
                                    <text:list-item>
                                      <text:p text:style-name="P612">地圖上沒有標示 的 道路節點 是 該行人個體的 盲點、未知的未知。</text:p>
                                    </text:list-item>
                                    <text:list-item>
                                      <text:p text:style-name="P334"><text:span text:style-name="T329">地圖解析度 越高，地圖上有標示 的 道路節點 </text:span><text:span text:style-name="T334">越多，地圖 越繁雜。</text:span></text:p>
                                    </text:list-item>
                                    <text:list-item>
                                      <text:p text:style-name="P335"><text:span text:style-name="T329">地圖解析度 越低，區塊、方塊、馬賽克 越大，有標示的道路節點 </text:span><text:span text:style-name="T334">越少。</text:span></text:p>
                                    </text:list-item>
                                    <text:list-item>
                                      <text:p text:style-name="P336"><text:span text:style-name="T334">明顯例子，低解析度，</text:span><text:span text:style-name="T249">10000</text:span><text:span text:style-name="T335">個道路節點 劃分成</text:span><text:span text:style-name="T249">1個</text:span><text:span text:style-name="T335">道路節點。</text:span></text:p>
                                    </text:list-item>
                                    <text:list-item>
                                      <text:p text:style-name="P336"><text:span text:style-name="T334">明顯例子，低解</text:span><text:span text:style-name="T248">析度，</text:span><text:span text:style-name="T249">10000個道路節點 視為1</text:span><text:span text:style-name="T335">個道路節點。</text:span></text:p>
                                    </text:list-item>
                                    <text:list-item>
                                      <text:p text:style-name="P337"><text:span text:style-name="T334">明顯例子，低解析度</text:span><text:span text:style-name="T248">，</text:span><text:span text:style-name="T249">10000</text:span><text:span text:style-name="T335">個道路節點 視為</text:span><text:span text:style-name="T249">1個</text:span><text:span text:style-name="T335">道路節點模組。</text:span></text:p>
                                    </text:list-item>
                                    <text:list-item>
                                      <text:p text:style-name="P338"><text:span text:style-name="T334">明顯例子，最高解析度，</text:span><text:span text:style-name="T249">10000</text:span><text:span text:style-name="T335">個道路節點 劃分成</text:span><text:span text:style-name="T249">10000</text:span><text:span text:style-name="T335">個道路節點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339"><text:span text:style-name="T329">節點 是 分叉點、分岔路口、</text:span><text:span text:style-name="T333">出發點、該行人個體沒有觀測到的其他行經點</text:span><text:span text:style-name="T329">。</text:span></text:p>
                                  <text:list>
                                    <text:list-item>
                                      <text:p text:style-name="P340"><text:span text:style-name="T329">出發點 是 </text:span><text:span text:style-name="T247">B點、C點、D點、E點、F點、G點、H點、I點、J點、K點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13">判斷難度 越高，誤判率 越高，正確率 越低。</text:p>
                                </text:list-item>
                                <text:list-item>
                                  <text:p text:style-name="P614">狀態、輸出、響應 劃分越細，反推出的過程 越精準。</text:p>
                                </text:list-item>
                              </text:list>
                            </text:list-item>
                            <text:list-item>
                              <text:p text:style-name="P333"><text:span text:style-name="T329">行人視角 越宏觀</text:span><text:span text:style-name="T332">，</text:span><text:span text:style-name="T246">a</text:span><text:span text:style-name="T330"> 越小，</text:span><text:span text:style-name="T329">地圖解析度 越低</text:span><text:span text:style-name="T331">，</text:span><text:span text:style-name="T329">道路節點 越少。</text:span></text:p>
                              <text:list>
                                <text:list-item>
                                  <text:p text:style-name="P613">判斷難度 越低，誤判率 越低，正確率 越高。</text:p>
                                </text:list-item>
                                <text:list-item>
                                  <text:p text:style-name="P615">狀態、輸出、響應 劃分越寬，反推出的過程 越不精準。</text:p>
                                </text:list-item>
                                <text:list-item>
                                  <text:p text:style-name="P341"><text:span text:style-name="T334">明顯例子，低解析度</text:span><text:span text:style-name="T248">，</text:span><text:span text:style-name="T249">10000個道路節點 視為1個</text:span><text:span text:style-name="T335">道路節點模組。</text:span></text:p>
                                  <text:list>
                                    <text:list-item>
                                      <text:p text:style-name="P616">行人個體 有機率反推出 汽車是從 該道路節點模組 出發。</text:p>
                                      <text:list>
                                        <text:list-item>
                                          <text:p text:style-name="P342"><text:span text:style-name="T335">無法反推出 汽車是從 </text:span><text:span text:style-name="T249">10000個道路節點 的 哪一個節點 出發。</text:span></text:p>
                                          <text:list>
                                            <text:list-item>
                                              <text:p text:style-name="P343"><text:span text:style-name="T249">10000個道路節點 是 </text:span><text:span text:style-name="T335">該道路節點模組裡面的</text:span><text:span text:style-name="T249">10000個道路節點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44"><text:span text:style-name="T334">明顯例子，</text:span><text:span text:style-name="T242">&lt;?</text:span><text:span text:style-name="T243">2&gt;個體 有機率從 取得 易經、八卦 的 卦象。</text:span></text:p>
                                      <text:list>
                                        <text:list-item>
                                          <text:p text:style-name="P345"><text:span text:style-name="T242">&lt;?</text:span><text:span text:style-name="T243">2&gt;個體 </text:span><text:span text:style-name="T335">無法反推出 </text:span><text:span text:style-name="T242">卦象 的 命名、描述、註釋</text:span><text:span text:style-name="T249">。</text:span></text:p>
                                          <text:list>
                                            <text:list-item>
                                              <text:p text:style-name="P617">無法反推出 是 無法更進一步、無法提高解析度、無法放大細節。</text:p>
                                            </text:list-item>
                                            <text:list-item>
                                              <text:p text:style-name="P617">原因很明顯，地圖 不夠 細緻、精緻、高解析度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45"><text:span text:style-name="T242">&lt;?</text:span><text:span text:style-name="T243">2&gt;個體 只能主觀推估 輸出、響應、卦象 哪一個</text:span><text:span text:style-name="T242"> 命名、描述</text:span><text:span text:style-name="T249">。</text:span></text:p>
                                        </text:list-item>
                                        <text:list-item>
                                          <text:p text:style-name="P346"><text:span text:style-name="T242">&lt;?</text:span><text:span text:style-name="T243">2&gt;個體 只能主觀推測 輸出、響應、卦象 哪一個</text:span><text:span text:style-name="T242"> 命名、描述</text:span><text:span text:style-name="T249">。</text:span></text:p>
                                        </text:list-item>
                                        <text:list-item>
                                          <text:p text:style-name="P346"><text:span text:style-name="T242">&lt;?</text:span><text:span text:style-name="T243">2&gt;個體 只能主觀認定 輸出、響應、卦象 哪一個</text:span><text:span text:style-name="T242"> 命名、描述</text:span><text:span text:style-name="T249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47"><text:span text:style-name="T242">&lt;?</text:span><text:span text:style-name="T243">2&gt;個體 </text:span><text:span text:style-name="T370">↔</text:span><text:span text:style-name="T243"> </text:span><text:span text:style-name="T242">&lt;_?</text:span><text:span text:style-name="T237">3_&gt;</text:span><text:span text:style-name="T328">個體。</text:span></text:p>
                          <text:list>
                            <text:list-item>
                              <text:p text:style-name="P347"><text:span text:style-name="T242">司機個體</text:span><text:span text:style-name="T243"> </text:span><text:span text:style-name="T370">↔</text:span><text:span text:style-name="T242"> </text:span><text:span text:style-name="T228">&lt;_?</text:span><text:span text:style-name="T237">3_&gt;</text:span><text:span text:style-name="T328">個體 的 內部機制。</text:span></text:p>
                            </text:list-item>
                            <text:list-item>
                              <text:p text:style-name="P752"><text:span text:style-name="T237">行人個體</text:span><text:span text:style-name="T180"> </text:span><text:span text:style-name="T370">↔</text:span><text:span text:style-name="T237"> </text:span><text:span text:style-name="T172">&lt;?</text:span><text:span text:style-name="T179">2&gt;個體。</text:span></text:p>
                            </text:list-item>
                            <text:list-item>
                              <text:p text:style-name="P678"><text:span text:style-name="T172">A點 行經 B點 </text:span><text:span text:style-name="T370">↔</text:span><text:span text:style-name="T237"> </text:span><text:span text:style-name="T148">&lt;_?</text:span><text:span text:style-name="T172">3_&gt;</text:span><text:span text:style-name="T237">個體 的 狀態轉移、輸出變化、響應變化。</text:span></text:p>
                            </text:list-item>
                            <text:list-item>
                              <text:p text:style-name="P679"><text:span text:style-name="T179">B點</text:span><text:span text:style-name="T180"> </text:span><text:span text:style-name="T370">↔</text:span><text:span text:style-name="T237"> 輸出、響應。</text:span></text:p>
                            </text:list-item>
                            <text:list-item>
                              <text:p text:style-name="P347"><text:span text:style-name="T242">地圖</text:span><text:span text:style-name="T243"> </text:span><text:span text:style-name="T370">↔</text:span><text:span text:style-name="T242"> 易經、八卦。</text:span></text:p>
                            </text:list-item>
                            <text:list-item>
                              <text:p text:style-name="P680"><text:span text:style-name="T172">汽車 所有</text:span><text:span text:style-name="T181">的 可能行經路線</text:span><text:span text:style-name="T180"> </text:span><text:span text:style-name="T370">↔</text:span><text:span text:style-name="T179"> 易經、八卦、卦象 的 命名、描述、註釋。</text:span></text:p>
                            </text:list-item>
                            <text:list-item>
                              <text:p text:style-name="P348"><text:span text:style-name="T335">道路節點模組</text:span><text:span text:style-name="T243"> </text:span><text:span text:style-name="T370">↔</text:span><text:span text:style-name="T242"> 卦象。</text:span></text:p>
                            </text:list-item>
                            <text:list-item>
                              <text:p text:style-name="P348"><text:span text:style-name="T335">道路節點</text:span><text:span text:style-name="T243"> </text:span><text:span text:style-name="T370">↔</text:span><text:span text:style-name="T242"> 易經、八卦、卦象 的 命名、描述、註釋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06">明顯例子，手機、電腦、數位產品、恩尼格碼密碼機。</text:p>
                    </text:list-item>
                  </text:list>
                </text:list-item>
                <text:list-item>
                  <text:p text:style-name="P681"><text:span text:style-name="T237">對於 易經、八卦 來說，</text:span><text:span text:style-name="T148">&lt;_?</text:span><text:span text:style-name="T172">3_&gt;</text:span><text:span text:style-name="T237">個體 視為、等效於 </text:span><text:span text:style-name="T172">&lt;?</text:span><text:span text:style-name="T175">3&gt;</text:span><text:span text:style-name="T237">電路系統。</text:span></text:p>
                  <text:list>
                    <text:list-item>
                      <text:p text:style-name="P682"><text:span text:style-name="T237">透過 非監督式學習，把 </text:span><text:span text:style-name="T148">&lt;_?</text:span><text:span text:style-name="T172">3_&gt;</text:span><text:span text:style-name="T237">個體 內部機制、輸出 映射關係，歸納到 易經、八卦。</text:span></text:p>
                    </text:list-item>
                    <text:list-item>
                      <text:p text:style-name="P48"><text:span text:style-name="T237">易經</text:span><text:span text:style-name="T46">、八卦、卦象</text:span><text:span text:style-name="T237"> 是 </text:span><text:span text:style-name="T46">真值表的映射關係、快速</text:span><text:span text:style-name="T237">查表法</text:span><text:span text:style-name="T46">、資料庫、說明書、診斷書</text:span><text:span text:style-name="T237">。</text:span></text:p>
                      <text:list>
                        <text:list-item>
                          <text:p text:style-name="P607">易經、八卦、卦象 本身 只是 真值表、用來快速查表法的工具、資料庫、說明書。</text:p>
                          <text:list>
                            <text:list-item>
                              <text:p text:style-name="P683"><text:span text:style-name="T172">&lt;?</text:span><text:span text:style-name="T182">2&gt;個體 要透過 本身、工具、外在環境 進行</text:span><text:span text:style-name="T250"> 輸入、觀測、紀錄、推測、建模。</text:span></text:p>
                            </text:list-item>
                            <text:list-item>
                              <text:p text:style-name="P684"><text:span text:style-name="T250">觀測 完成 之後，</text:span><text:span text:style-name="T172">&lt;?</text:span><text:span text:style-name="T182">2&gt;個體 查閱 </text:span><text:span text:style-name="T237">易經、八卦、卦象，反推出 一切的一切。</text:span></text:p>
                              <text:list>
                                <text:list-item>
                                  <text:p text:style-name="P325">查閱 是 翻閱、閱讀、查表。</text:p>
                                </text:list-item>
                                <text:list-item>
                                  <text:p text:style-name="P685"><text:span text:style-name="T172">一切</text:span><text:span text:style-name="T237">的一切</text:span><text:span text:style-name="T172"> 是 </text:span><text:span text:style-name="T148">&lt;_?</text:span><text:span text:style-name="T172">3_&gt;</text:span><text:span text:style-name="T237">個體 的 機制、運作、動作、狀態、本質、現象。</text:span></text:p>
                                </text:list-item>
                                <text:list-item>
                                  <text:p text:style-name="P685"><text:span text:style-name="T172">一切</text:span><text:span text:style-name="T237">的一切</text:span><text:span text:style-name="T172"> 是 該&lt;?</text:span><text:span text:style-name="T182">2&gt;個體 主動、被動、被迫 觀測</text:span><text:span text:style-name="T237">&lt;</text:span><text:span text:style-name="T183">?n&gt;~&lt;?u</text:span><text:span text:style-name="T251">&gt;個體 </text:span><text:span text:style-name="T237">的一切</text:span><text:span text:style-name="T251">。</text:span></text:p>
                                </text:list-item>
                                <text:list-item>
                                  <text:p text:style-name="P685"><text:span text:style-name="T172">一切</text:span><text:span text:style-name="T237">的一切</text:span><text:span text:style-name="T172"> 是 </text:span><text:span text:style-name="T237">所有的 &lt;</text:span><text:span text:style-name="T183">?n&gt;~&lt;?u</text:span><text:span text:style-name="T251">&gt;個體 </text:span><text:span text:style-name="T237">的一切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86"><text:span text:style-name="T172">&lt;?</text:span><text:span text:style-name="T182">2&gt;個</text:span><text:span text:style-name="T250">體 要透過 本能、傳承 進行 輸入、觀測、紀錄、推測、建模、預測、預言。</text:span></text:p>
                          <text:list>
                            <text:list-item>
                              <text:p text:style-name="P687"><text:span text:style-name="T172">&lt;?</text:span><text:span text:style-name="T182">2&gt;個體 要透過 本能、傳承 進行 非監督式學習。</text:span></text:p>
                            </text:list-item>
                            <text:list-item>
                              <text:p text:style-name="P687"><text:span text:style-name="T172">&lt;?</text:span><text:span text:style-name="T182">2&gt;個</text:span><text:span text:style-name="T250">體 要透過 肉質層、意識層 進行 輸入、觀測、紀錄、推測、建模、預測。</text:span></text:p>
                            </text:list-item>
                            <text:list-item>
                              <text:p text:style-name="P688"><text:span text:style-name="T172">&lt;?</text:span><text:span text:style-name="T182">2&gt;個</text:span><text:span text:style-name="T250">體 要透過 本身、工具、外在環境 進行 輸入、觀測、紀錄、推測、建模。</text:span></text:p>
                            </text:list-item>
                          </text:list>
                        </text:list-item>
                        <text:list-item>
                          <text:p text:style-name="P686"><text:span text:style-name="T237">從 輸出、響應，反推出 </text:span><text:span text:style-name="T148">&lt;_?</text:span><text:span text:style-name="T172">3_&gt;</text:span><text:span text:style-name="T237">個體 已經、正在、即將運行 的 機制、動作。</text:span></text:p>
                          <text:list>
                            <text:list-item>
                              <text:p text:style-name="P608">明顯例子，呼吸系統 已經、正在、即將運行 吸氣、閉氣、吐氣 動作。</text:p>
                            </text:list-item>
                            <text:list-item>
                              <text:p text:style-name="P689"><text:span text:style-name="T237">明顯例子，呼吸系統 已經、正在、即將運行 保</text:span><text:span text:style-name="T172">有（x%）</text:span><text:span text:style-name="T237">含氣量的 狀態。</text:span></text:p>
                              <text:list>
                                <text:list-item>
                                  <text:p text:style-name="P701"><text:span text:style-name="T172">1</text:span><text:span text:style-name="T148">00% &gt;= x% &gt;= 0%</text:span><text:span text:style-name="T228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90"><text:span text:style-name="T237">透過 經驗法則，反推出 過去、當下、未來 一切的一切</text:span><text:span text:style-name="T176">。</text:span></text:p>
                          <text:list>
                            <text:list-item>
                              <text:p text:style-name="P690"><text:span text:style-name="T237">一切的一切 是 </text:span><text:span text:style-name="T148">&lt;_?</text:span><text:span text:style-name="T172">3_&gt;</text:span><text:span text:style-name="T237">個體</text:span><text:span text:style-name="T172">、&lt;?</text:span><text:span text:style-name="T177">2&gt;個體、</text:span><text:span text:style-name="T172">&lt;?</text:span><text:span text:style-name="T176">n&gt;~&lt;?u&gt;個體、太陽系、力 的 一切。</text:span></text:p>
                              <text:list>
                                <text:list-item>
                                  <text:p text:style-name="P326">明顯例子，吸氣動作，該人類個體、肌肉個體、動能個體、動能個體變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87">皇極經世。</text:p>
                  <text:list>
                    <text:list-item>
                      <text:p text:style-name="P588">元會運世。</text:p>
                    </text:list-item>
                    <text:list-item>
                      <text:p text:style-name="P702"><text:span text:style-name="T256">明顯例子，</text:span><text:span text:style-name="T190">人類個體</text:span><text:span text:style-name="T228">的</text:span><text:span text:style-name="T256">呼吸系統</text:span><text:span text:style-name="T228">的 </text:span><text:span text:style-name="T256">週期性變化</text:span><text:span text:style-name="T228">。</text:span></text:p>
                    </text:list-item>
                  </text:list>
                </text:list-item>
              </text:list>
            </text:list-item>
            <text:list-item>
              <text:p text:style-name="P703"><text:span text:style-name="T327">易經 </text:span><text:span text:style-name="T371">↔</text:span><text:span text:style-name="T336"> </text:span><text:span text:style-name="T327">占星術。</text:span></text:p>
              <text:list>
                <text:list-item>
                  <text:p text:style-name="P703"><text:span text:style-name="T327">主動式 </text:span><text:span text:style-name="T372">↔</text:span><text:span text:style-name="T337"> 被動式。</text:span></text:p>
                </text:list-item>
                <text:list-item>
                  <text:p text:style-name="P691"><text:span text:style-name="T237">振動、震盪、頻率</text:span><text:span text:style-name="T228"> </text:span><text:span text:style-name="T372">↔</text:span><text:span text:style-name="T254">（蘊含極大宗量的）其</text:span><text:span text:style-name="T187">他</text:span><text:span text:style-name="T188">&lt;?a&gt;個</text:span><text:span text:style-name="T255">體。</text:span><text:span text:style-name="T277">（對於觀測個體來說，</text:span><text:span text:style-name="T278">極大宗量</text:span><text:span text:style-name="T277">）</text:span></text:p>
                </text:list-item>
                <text:list-item>
                  <text:p text:style-name="P703"><text:span text:style-name="T327">微觀 </text:span><text:span text:style-name="T373">↔</text:span><text:span text:style-name="T336"> 宏觀。</text:span></text:p>
                </text:list-item>
                <text:list-item>
                  <text:p text:style-name="P618">一葉知秋 <text:span text:style-name="T368">↔</text:span> 一日知秋。<text:span text:style-name="T275">（日 是 個體從地球觀測 太陽軌跡，反推出 當下的季節是秋季）</text:span></text:p>
                </text:list-item>
                <text:list-item>
                  <text:p text:style-name="P619">非監督式學習 <text:span text:style-name="T368">↔</text:span> 非監督式學習。</text:p>
                </text:list-item>
                <text:list-item>
                  <text:p text:style-name="P620">經驗法則、真值表、布林圖、快速查表法 <text:span text:style-name="T368">↔</text:span> 經驗法則。</text:p>
                </text:list-item>
                <text:list-item>
                  <text:p text:style-name="P448"><text:span text:style-name="T322">肉質層、意識層 </text:span><text:span text:style-name="T375">↔</text:span><text:span text:style-name="T323"> 肉質層。</text:span><text:span text:style-name="T291">（透過</text:span><text:span text:style-name="T285"> &lt;?</text:span><text:span text:style-name="T286">n&gt;~&lt;?u&gt; </text:span><text:span text:style-name="T292">肉質層、意識層</text:span><text:span text:style-name="T291">）</text:span><text:span text:style-name="T295">↔</text:span><text:span text:style-name="T291">（透過</text:span><text:span text:style-name="T285"> &lt;?</text:span><text:span text:style-name="T286">2&gt;</text:span><text:span text:style-name="T292">肉質層</text:span><text:span text:style-name="T291">）</text:span></text:p>
                </text:list-item>
                <text:list-item>
                  <text:p text:style-name="P704"><text:span text:style-name="T257">第一層級法則 </text:span><text:span text:style-name="T374">↔</text:span><text:span text:style-name="T258"> 第零層級法則。</text:span></text:p>
                </text:list-item>
              </text:list>
            </text:list-item>
            <text:list-item>
              <text:p text:style-name="P621">河圖、洛書</text:p>
              <text:list>
                <text:list-item>
                  <text:p text:style-name="P621">明顯例子，點 的位置 是 磁鐵 的位置。</text:p>
                  <text:list>
                    <text:list-item>
                      <text:p text:style-name="P704"><text:span text:style-name="T258">假定，黑點 是 磁鐵</text:span><text:span text:style-name="T191">N</text:span><text:span text:style-name="T258">極。</text:span></text:p>
                      <text:list>
                        <text:list-item>
                          <text:p text:style-name="P705"><text:span text:style-name="T258">白點 是 磁鐵</text:span><text:span text:style-name="T191">S</text:span><text:span text:style-name="T258">極。</text:span></text:p>
                        </text:list-item>
                        <text:list-item>
                          <text:p text:style-name="P622">形成 磁場渦流。</text:p>
                        </text:list-item>
                      </text:list>
                    </text:list-item>
                    <text:list-item>
                      <text:p text:style-name="P622">河圖、洛書，中心 上方 放置 固態的 導磁物質。</text:p>
                      <text:list>
                        <text:list-item>
                          <text:p text:style-name="P705"><text:span text:style-name="T258">導磁物質 是 </text:span><text:span text:style-name="T204">a</text:span><text:span text:style-name="T258">維十字狀、互相垂直的</text:span><text:span text:style-name="T191">（</text:span><text:span text:style-name="T204">a-1</text:span><text:span text:style-name="T191">）</text:span><text:span text:style-name="T258">個十字圖。</text:span></text:p>
                          <text:list>
                            <text:list-item>
                              <text:p text:style-name="P710"><text:span text:style-name="T191">n </text:span><text:span text:style-name="T148">&gt;= a &gt;= 2</text:span><text:span text:style-name="T228">。</text:span></text:p>
                            </text:list-item>
                            <text:list-item>
                              <text:p text:style-name="P705"><text:span text:style-name="T258">明顯</text:span><text:span text:style-name="T191">例子，</text:span><text:span text:style-name="T206">2維</text:span><text:span text:style-name="T259">十字狀 是 十字圖、一個十字圖。</text:span></text:p>
                            </text:list-item>
                            <text:list-item>
                              <text:p text:style-name="P706"><text:span text:style-name="T259">明顯例子</text:span><text:span text:style-name="T206">，3維</text:span><text:span text:style-name="T259">十字狀 是 互相垂直的 兩個 十字圖。</text:span></text:p>
                            </text:list-item>
                          </text:list>
                        </text:list-item>
                        <text:list-item>
                          <text:p text:style-name="P623">導磁物質 是 同質、均質 物質。</text:p>
                          <text:list>
                            <text:list-item>
                              <text:p text:style-name="P623">同質 是 相同材質、相同材料特性。</text:p>
                            </text:list-item>
                            <text:list-item>
                              <text:p text:style-name="P623">均質 是 每一個位置的 材料分布相同、密度相同。</text:p>
                              <text:list>
                                <text:list-item>
                                  <text:p text:style-name="P624">該導磁物質的 形狀 是 每一個邊長 相同 長度。</text:p>
                                </text:list-item>
                                <text:list-item>
                                  <text:p text:style-name="P625">該導磁物質的 形狀 是 對稱形狀。</text:p>
                                </text:list-item>
                                <text:list-item>
                                  <text:p text:style-name="P707"><text:span text:style-name="T258">該導磁物質的 重心 在 </text:span><text:span text:style-name="T204">a</text:span><text:span text:style-name="T258">維十字狀的 中心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27">導磁物質的 中心 對齊於 河圖、洛書的 中心。</text:p>
                        </text:list-item>
                      </text:list>
                    </text:list-item>
                    <text:list-item>
                      <text:p text:style-name="P626">河圖、洛書，上方 放置 液態的 導磁物質。</text:p>
                      <text:list>
                        <text:list-item>
                          <text:p text:style-name="P628"><text:span text:style-name="T65">&lt;?2&gt;</text:span>個體 直接 觀測 <text:span text:style-name="T148">（N-</text:span><text:span text:style-name="T214">1</text:span><text:span text:style-name="T148">）</text:span>圖像。</text:p>
                          <text:list>
                            <text:list-item>
                              <text:p text:style-name="P352">假定，&lt;?2&gt;個體 存在、生存、生活 在 3維空間。</text:p>
                              <text:list>
                                <text:list-item>
                                  <text:p text:style-name="P352">N = 3。</text:p>
                                </text:list-item>
                                <text:list-item>
                                  <text:p text:style-name="P449"><text:span text:style-name="T146">&lt;?2&gt;個體 直接 觀測 </text:span><text:span text:style-name="T147">2</text:span><text:span text:style-name="T146">維圖像。</text:span></text:p>
                                </text:list-item>
                                <text:list-item>
                                  <text:p text:style-name="P352">搭配 查表法、經驗法則、非監督式學習，映射 相對應的 事件、發生機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3">明顯例子，聲流學、磁流學、布朗運動。</text:p>
                        </text:list-item>
                      </text:list>
                    </text:list-item>
                    <text:list-item>
                      <text:p text:style-name="P352">河圖、洛書，上方 放置 氣態的 導磁物質。</text:p>
                      <text:list>
                        <text:list-item>
                          <text:p text:style-name="P352">&lt;?2&gt;個體 直接 觀測 N維圖像。</text:p>
                          <text:list>
                            <text:list-item>
                              <text:p text:style-name="P352">假定，&lt;?2&gt;個體 存在、生存、生活 在 3維空間。</text:p>
                              <text:list>
                                <text:list-item>
                                  <text:p text:style-name="P352">N = 3。</text:p>
                                </text:list-item>
                                <text:list-item>
                                  <text:p text:style-name="P352">&lt;?2&gt;個體 直接 觀測 3維圖像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52">搭配 查表法、經驗法則、非監督式學習，映射 相對應的 事件、發生機率。</text:p>
                        </text:list-item>
                      </text:list>
                    </text:list-item>
                    <text:list-item>
                      <text:p text:style-name="P706"><text:span text:style-name="T259">磁場渦流、導磁物</text:span><text:span text:style-name="T206">質、&lt;?</text:span><text:span text:style-name="T207">3&gt;個</text:span><text:span text:style-name="T260">體</text:span><text:span text:style-name="T259"> 交互作用。</text:span></text:p>
                      <text:list>
                        <text:list-item>
                          <text:p text:style-name="P706"><text:span text:style-name="T259">磁鐵 </text:span><text:span text:style-name="T206">是 &lt;?</text:span><text:span text:style-name="T208">3&gt;個體、&lt;?2&gt;</text:span><text:span text:style-name="T261">個體 交互作用 的 橋梁、媒介、中介層。</text:span></text:p>
                        </text:list-item>
                        <text:list-item>
                          <text:p text:style-name="P706"><text:span text:style-name="T261">假定，某一特</text:span><text:span text:style-name="T208">定&lt;?</text:span><text:span text:style-name="T213">2&gt;個體</text:span><text:span text:style-name="T269"> 使用 導磁物質。</text:span></text:p>
                        </text:list-item>
                        <text:list-item>
                          <text:p text:style-name="P706"><text:span text:style-name="T261">磁場渦流 映射</text:span><text:span text:style-name="T208"> &lt;?3&gt;個</text:span><text:span text:style-name="T261">體的 狀態。</text:span></text:p>
                          <text:list>
                            <text:list-item>
                              <text:p text:style-name="P708"><text:span text:style-name="T208">假定，該&lt;?</text:span><text:span text:style-name="T212">2&gt;個</text:span><text:span text:style-name="T268">體的 本能、傳承 不夠高，無法 直接觀測到 磁場渦流。</text:span></text:p>
                            </text:list-item>
                            <text:list-item>
                              <text:p text:style-name="P708"><text:span text:style-name="T208">該&lt;?</text:span><text:span text:style-name="T212">2&gt;個</text:span><text:span text:style-name="T268">體 透過 導磁物質 間接觀測到 該磁場渦流。</text:span></text:p>
                            </text:list-item>
                          </text:list>
                        </text:list-item>
                        <text:list-item>
                          <text:p text:style-name="P706"><text:span text:style-name="T208">該&lt;?</text:span><text:span text:style-name="T209">2&gt;個</text:span><text:span text:style-name="T262">體 透過 查表法、經驗法則、非監督式學習，映射、預測、預言 未來。</text:span></text:p>
                          <text:list>
                            <text:list-item>
                              <text:p text:style-name="P629">查表法 的 明顯例子，查閱 易經、卦象。</text:p>
                              <text:list>
                                <text:list-item>
                                  <text:p text:style-name="P629">得到 某一特定卦象，映射出 某一特定種類的 未來。</text:p>
                                  <text:list>
                                    <text:list-item>
                                      <text:p text:style-name="P629">統計、紀錄。</text:p>
                                    </text:list-item>
                                    <text:list-item>
                                      <text:p text:style-name="P629">每一次 預測，都是 增加一筆 實驗數據、統計資料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29">經驗法則 是 歷史經驗、歷史事件、統計資料。</text:p>
                              <text:list>
                                <text:list-item>
                                  <text:p text:style-name="P706"><text:span text:style-name="T262">經驗法則 是 事件發生之前，卦象 →</text:span><text:span text:style-name="T264"> 未來發生的事件。</text:span></text:p>
                                </text:list-item>
                                <text:list-item>
                                  <text:p text:style-name="P630">經驗法則 是 事件發生之後，紀錄、統計 卦象、事件種類。</text:p>
                                  <text:list>
                                    <text:list-item>
                                      <text:p text:style-name="P630">明顯例子，類神經網路。</text:p>
                                      <text:list>
                                        <text:list-item>
                                          <text:p text:style-name="P706"><text:span text:style-name="T264">測試 之前，</text:span><text:span text:style-name="T265">預測 →</text:span><text:span text:style-name="T266"> 類神經網路的辨識結果</text:span><text:span text:style-name="T264">。</text:span></text:p>
                                        </text:list-item>
                                        <text:list-item>
                                          <text:p text:style-name="P630">測試 之後，修正 權重、架構。</text:p>
                                          <text:list>
                                            <text:list-item>
                                              <text:p text:style-name="P631">預測 成功，修正 權重，加強 信心度。</text:p>
                                            </text:list-item>
                                            <text:list-item>
                                              <text:p text:style-name="P630">預測 失敗，修正 權重，降低 失敗率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06"><text:span text:style-name="T264">修正 的時候，要避免</text:span><text:span text:style-name="T211"> </text:span><text:span text:style-name="T205">過擬合 現象 發生</text:span><text:span text:style-name="T264">。</text:span></text:p>
                                          <text:list>
                                            <text:list-item>
                                              <text:p text:style-name="P706"><text:span text:style-name="T264">過擬合 是 </text:span><text:span text:style-name="T205">over-fitting</text:span><text:span text:style-name="T267">。</text:span></text:p>
                                            </text:list-item>
                                            <text:list-item>
                                              <text:p text:style-name="P630">修正 不是 每一次 都要 對 卦象表，修正、校正、檢查。</text:p>
                                            </text:list-item>
                                            <text:list-item>
                                              <text:p text:style-name="P630">卦象表 是 查表法、查表法的映射來源、真值表。</text:p>
                                            </text:list-item>
                                            <text:list-item>
                                              <text:p text:style-name="P630">修正 是 定期、不定期、週期性 對 掛象表，修正、校正、檢查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29">明顯例子，占星術。</text:p>
                              <text:list>
                                <text:list-item>
                                  <text:p text:style-name="P709"><text:span text:style-name="T262">占星術 是 </text:span><text:span text:style-name="T209">&lt;?</text:span><text:span text:style-name="T210">2&gt;個</text:span><text:span text:style-name="T263">體 </text:span><text:span text:style-name="T262">透過 顯性特徵、經驗法則，映射、預測、預言 未來。</text:span></text:p>
                                  <text:list>
                                    <text:list-item>
                                      <text:p text:style-name="P629">顯性特徵 的 明顯例子，星體的 位置、大小、亮度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1" svg:font-family="標楷體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1T22:48:32.091000000</dc:date>
    <meta:editing-duration>P10DT9H17M20S</meta:editing-duration>
    <meta:editing-cycles>5787</meta:editing-cycles>
    <meta:document-statistic meta:table-count="0" meta:image-count="0" meta:object-count="0" meta:page-count="1" meta:paragraph-count="1230" meta:word-count="27205" meta:character-count="35922" meta:non-whitespace-character-count="30998"/>
  </office:meta>
</office:document-meta>
</file>